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75.76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6.8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4.22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000000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0.06pt solid #dfdfdf" fo:background-color="#dddddd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0.06pt solid #dfdfdf" style:cell-protect="none" style:print-content="true" fo:background-color="transparent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dfdfdf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start" fo:margin-left="7.06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cell-protect="none" style:print-content="true" fo:background-color="transparent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>
      <style:table-cell-properties style:cell-protect="none" style:print-content="true" style:text-align-source="fix" style:repeat-content="false" fo:border="0.06pt solid #dfdfdf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7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67">
      <style:table-cell-properties style:text-align-source="fix" style:repeat-content="false" fo:border="none" style:rotation-angle="0"/>
      <style:paragraph-properties fo:text-align="center" fo:margin-left="0mm"/>
    </style:style>
    <style:style style:name="ce42" style:family="table-cell" style:parent-style-name="Default" style:data-style-name="N167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167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 style:data-style-name="N167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51" style:family="table-cell" style:parent-style-name="Default" style:data-style-name="N167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2" style:family="table-cell" style:parent-style-name="Default" style:data-style-name="N16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68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25" style:family="table-cell" style:parent-style-name="Default" style:data-style-name="N167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6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</style:style>
    <style:style style:name="ce228" style:family="table-cell" style:parent-style-name="Default" style:data-style-name="N167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167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78" style:family="table-cell" style:parent-style-name="Default" style:data-style-name="N167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190" style:family="table-cell" style:parent-style-name="Default" style:data-style-name="N168"/>
    <style:style style:name="ce80" style:family="table-cell" style:parent-style-name="Default" style:data-style-name="N168">
      <style:table-cell-properties fo:border="none" style:rotation-angle="0"/>
    </style:style>
    <style:style style:name="ce81" style:family="table-cell" style:parent-style-name="Default" style:data-style-name="N168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68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 style:data-style-name="N168">
      <style:table-cell-properties fo:border-bottom="none" fo:background-color="#cccccc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3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4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9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6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3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47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87" style:family="table-cell" style:parent-style-name="Default" style:data-style-name="N168">
      <style:table-cell-properties style:cell-protect="none" style:print-content="true" fo:background-color="transparent" fo:border="0.06pt solid #dfdfdf"/>
    </style:style>
    <style:style style:name="ce91" style:family="table-cell" style:parent-style-name="Default" style:data-style-name="N168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2" style:family="table-cell" style:parent-style-name="Default" style:data-style-name="N168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68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68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 style:data-style-name="N0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0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68" style:family="table-cell" style:parent-style-name="Default" style:data-style-name="N0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70" style:family="table-cell" style:parent-style-name="Default" style:data-style-name="N0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3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 style:data-style-name="N1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2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 style:data-style-name="N1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 style:data-style-name="N1">
      <style:table-cell-properties fo:border-bottom="0.06pt solid #dfdfdf" fo:background-color="#cccccc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 style:data-style-name="N1">
      <style:table-cell-properties fo:border-bottom="0.06pt solid #dfdfdf" fo:background-color="#dddddd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2" style:family="table-cell" style:parent-style-name="Default" style:data-style-name="N1">
      <style:table-cell-properties fo:border-bottom="0.06pt solid #dfdfdf" fo:background-color="#eeeeee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4" style:family="table-cell" style:parent-style-name="Default" style:data-style-name="N1">
      <style:table-cell-properties fo:border-bottom="0.06pt solid #dfdfdf" style:text-align-source="fix" style:repeat-content="false" fo:background-color="transparent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0" style:family="table-cell" style:parent-style-name="Default" style:data-style-name="N99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1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6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4"/>
      <style:map style:condition="is-true-formula(OR(WEEKDAY([.K$10])=1;WEEKDAY([.K$10])=7))" style:apply-style-name="Weekend" style:base-cell-address="'Gantt Chart'.K14"/>
    </style:style>
    <style:style style:name="ce504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5" style:family="table-cell" style:parent-style-name="Default" style:data-style-name="N99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8"/>
      <style:map style:condition="is-true-formula(OR(WEEKDAY([.K$10])=1;WEEKDAY([.K$10])=7))" style:apply-style-name="Weekend" style:base-cell-address="'Gantt Chart'.K28"/>
    </style:style>
    <style:style style:name="ce5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31"/>
      <style:map style:condition="is-true-formula(OR(WEEKDAY([.K$10])=1;WEEKDAY([.K$10])=7))" style:apply-style-name="Weekend" style:base-cell-address="'Gantt Chart'.K31"/>
    </style:style>
    <style:style style:name="ce513" style:family="table-cell" style:parent-style-name="Default" style:data-style-name="N30">
      <style:table-cell-properties fo:border-bottom="0.99pt solid #dfdfdf" style:text-align-source="fix" style:repeat-content="false" fo:border-left="none" fo:border-right="none" style:rotation-angle="0" fo:border-top="0.99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4" style:family="table-cell" style:parent-style-name="Default" style:data-style-name="N30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5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2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14"/>
      <style:map style:condition="is-true-formula(OR(WEEKDAY([.L$10])=1;WEEKDAY([.L$10])=7))" style:apply-style-name="Weekend" style:base-cell-address="'Gantt Chart'.L14"/>
    </style:style>
    <style:style style:name="ce517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27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14"/>
      <style:map style:condition="is-true-formula(OR(WEEKDAY([.M$10])=1;WEEKDAY([.M$10])=7))" style:apply-style-name="Weekend" style:base-cell-address="'Gantt Chart'.M14"/>
    </style:style>
    <style:style style:name="ce27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14"/>
      <style:map style:condition="is-true-formula(OR(WEEKDAY([.N$10])=1;WEEKDAY([.N$10])=7))" style:apply-style-name="Weekend" style:base-cell-address="'Gantt Chart'.N14"/>
    </style:style>
    <style:style style:name="ce27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14"/>
      <style:map style:condition="is-true-formula(OR(WEEKDAY([.O$10])=1;WEEKDAY([.O$10])=7))" style:apply-style-name="Weekend" style:base-cell-address="'Gantt Chart'.O14"/>
    </style:style>
    <style:style style:name="ce2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14"/>
      <style:map style:condition="is-true-formula(OR(WEEKDAY([.P$10])=1;WEEKDAY([.P$10])=7))" style:apply-style-name="Weekend" style:base-cell-address="'Gantt Chart'.P14"/>
    </style:style>
    <style:style style:name="ce2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14"/>
      <style:map style:condition="is-true-formula(OR(WEEKDAY([.Q$10])=1;WEEKDAY([.Q$10])=7))" style:apply-style-name="Weekend" style:base-cell-address="'Gantt Chart'.Q14"/>
    </style:style>
    <style:style style:name="ce2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14"/>
      <style:map style:condition="is-true-formula(OR(WEEKDAY([.R$10])=1;WEEKDAY([.R$10])=7))" style:apply-style-name="Weekend" style:base-cell-address="'Gantt Chart'.R14"/>
    </style:style>
    <style:style style:name="ce2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14"/>
      <style:map style:condition="is-true-formula(OR(WEEKDAY([.S$10])=1;WEEKDAY([.S$10])=7))" style:apply-style-name="Weekend" style:base-cell-address="'Gantt Chart'.S14"/>
    </style:style>
    <style:style style:name="ce2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14"/>
      <style:map style:condition="is-true-formula(OR(WEEKDAY([.T$10])=1;WEEKDAY([.T$10])=7))" style:apply-style-name="Weekend" style:base-cell-address="'Gantt Chart'.T14"/>
    </style:style>
    <style:style style:name="ce2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14"/>
      <style:map style:condition="is-true-formula(OR(WEEKDAY([.U$10])=1;WEEKDAY([.U$10])=7))" style:apply-style-name="Weekend" style:base-cell-address="'Gantt Chart'.U14"/>
    </style:style>
    <style:style style:name="ce2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14"/>
      <style:map style:condition="is-true-formula(OR(WEEKDAY([.V$10])=1;WEEKDAY([.V$10])=7))" style:apply-style-name="Weekend" style:base-cell-address="'Gantt Chart'.V14"/>
    </style:style>
    <style:style style:name="ce2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14"/>
      <style:map style:condition="is-true-formula(OR(WEEKDAY([.W$10])=1;WEEKDAY([.W$10])=7))" style:apply-style-name="Weekend" style:base-cell-address="'Gantt Chart'.W14"/>
    </style:style>
    <style:style style:name="ce2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14"/>
      <style:map style:condition="is-true-formula(OR(WEEKDAY([.X$10])=1;WEEKDAY([.X$10])=7))" style:apply-style-name="Weekend" style:base-cell-address="'Gantt Chart'.X14"/>
    </style:style>
    <style:style style:name="ce2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14"/>
      <style:map style:condition="is-true-formula(OR(WEEKDAY([.Y$10])=1;WEEKDAY([.Y$10])=7))" style:apply-style-name="Weekend" style:base-cell-address="'Gantt Chart'.Y14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14"/>
      <style:map style:condition="is-true-formula(OR(WEEKDAY([.Z$10])=1;WEEKDAY([.Z$10])=7))" style:apply-style-name="Weekend" style:base-cell-address="'Gantt Chart'.Z14"/>
    </style:style>
    <style:style style:name="ce2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14"/>
      <style:map style:condition="is-true-formula(OR(WEEKDAY([.AA$10])=1;WEEKDAY([.AA$10])=7))" style:apply-style-name="Weekend" style:base-cell-address="'Gantt Chart'.AA14"/>
    </style:style>
    <style:style style:name="ce2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14"/>
      <style:map style:condition="is-true-formula(OR(WEEKDAY([.AB$10])=1;WEEKDAY([.AB$10])=7))" style:apply-style-name="Weekend" style:base-cell-address="'Gantt Chart'.AB14"/>
    </style:style>
    <style:style style:name="ce2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14"/>
      <style:map style:condition="is-true-formula(OR(WEEKDAY([.AC$10])=1;WEEKDAY([.AC$10])=7))" style:apply-style-name="Weekend" style:base-cell-address="'Gantt Chart'.AC14"/>
    </style:style>
    <style:style style:name="ce2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14"/>
      <style:map style:condition="is-true-formula(OR(WEEKDAY([.AD$10])=1;WEEKDAY([.AD$10])=7))" style:apply-style-name="Weekend" style:base-cell-address="'Gantt Chart'.AD14"/>
    </style:style>
    <style:style style:name="ce2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14"/>
      <style:map style:condition="is-true-formula(OR(WEEKDAY([.AE$10])=1;WEEKDAY([.AE$10])=7))" style:apply-style-name="Weekend" style:base-cell-address="'Gantt Chart'.AE14"/>
    </style:style>
    <style:style style:name="ce2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14"/>
      <style:map style:condition="is-true-formula(OR(WEEKDAY([.AF$10])=1;WEEKDAY([.AF$10])=7))" style:apply-style-name="Weekend" style:base-cell-address="'Gantt Chart'.AF14"/>
    </style:style>
    <style:style style:name="ce2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14"/>
      <style:map style:condition="is-true-formula(OR(WEEKDAY([.AG$10])=1;WEEKDAY([.AG$10])=7))" style:apply-style-name="Weekend" style:base-cell-address="'Gantt Chart'.AG14"/>
    </style:style>
    <style:style style:name="ce2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14"/>
      <style:map style:condition="is-true-formula(OR(WEEKDAY([.AH$10])=1;WEEKDAY([.AH$10])=7))" style:apply-style-name="Weekend" style:base-cell-address="'Gantt Chart'.AH14"/>
    </style:style>
    <style:style style:name="ce2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14"/>
      <style:map style:condition="is-true-formula(OR(WEEKDAY([.AI$10])=1;WEEKDAY([.AI$10])=7))" style:apply-style-name="Weekend" style:base-cell-address="'Gantt Chart'.AI14"/>
    </style:style>
    <style:style style:name="ce2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14"/>
      <style:map style:condition="is-true-formula(OR(WEEKDAY([.AJ$10])=1;WEEKDAY([.AJ$10])=7))" style:apply-style-name="Weekend" style:base-cell-address="'Gantt Chart'.AJ14"/>
    </style:style>
    <style:style style:name="ce3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14"/>
      <style:map style:condition="is-true-formula(OR(WEEKDAY([.AK$10])=1;WEEKDAY([.AK$10])=7))" style:apply-style-name="Weekend" style:base-cell-address="'Gantt Chart'.AK14"/>
    </style:style>
    <style:style style:name="ce3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14"/>
      <style:map style:condition="is-true-formula(OR(WEEKDAY([.AL$10])=1;WEEKDAY([.AL$10])=7))" style:apply-style-name="Weekend" style:base-cell-address="'Gantt Chart'.AL14"/>
    </style:style>
    <style:style style:name="ce3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14"/>
      <style:map style:condition="is-true-formula(OR(WEEKDAY([.AM$10])=1;WEEKDAY([.AM$10])=7))" style:apply-style-name="Weekend" style:base-cell-address="'Gantt Chart'.AM14"/>
    </style:style>
    <style:style style:name="ce3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14"/>
      <style:map style:condition="is-true-formula(OR(WEEKDAY([.AN$10])=1;WEEKDAY([.AN$10])=7))" style:apply-style-name="Weekend" style:base-cell-address="'Gantt Chart'.AN14"/>
    </style:style>
    <style:style style:name="ce3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14"/>
      <style:map style:condition="is-true-formula(OR(WEEKDAY([.AO$10])=1;WEEKDAY([.AO$10])=7))" style:apply-style-name="Weekend" style:base-cell-address="'Gantt Chart'.AO14"/>
    </style:style>
    <style:style style:name="ce3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14"/>
      <style:map style:condition="is-true-formula(OR(WEEKDAY([.AP$10])=1;WEEKDAY([.AP$10])=7))" style:apply-style-name="Weekend" style:base-cell-address="'Gantt Chart'.AP14"/>
    </style:style>
    <style:style style:name="ce3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14"/>
      <style:map style:condition="is-true-formula(OR(WEEKDAY([.AQ$10])=1;WEEKDAY([.AQ$10])=7))" style:apply-style-name="Weekend" style:base-cell-address="'Gantt Chart'.AQ14"/>
    </style:style>
    <style:style style:name="ce3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14"/>
      <style:map style:condition="is-true-formula(OR(WEEKDAY([.AR$10])=1;WEEKDAY([.AR$10])=7))" style:apply-style-name="Weekend" style:base-cell-address="'Gantt Chart'.AR14"/>
    </style:style>
    <style:style style:name="ce3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14"/>
      <style:map style:condition="is-true-formula(OR(WEEKDAY([.AS$10])=1;WEEKDAY([.AS$10])=7))" style:apply-style-name="Weekend" style:base-cell-address="'Gantt Chart'.AS14"/>
    </style:style>
    <style:style style:name="ce3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14"/>
      <style:map style:condition="is-true-formula(OR(WEEKDAY([.AT$10])=1;WEEKDAY([.AT$10])=7))" style:apply-style-name="Weekend" style:base-cell-address="'Gantt Chart'.AT14"/>
    </style:style>
    <style:style style:name="ce3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14"/>
      <style:map style:condition="is-true-formula(OR(WEEKDAY([.AU$10])=1;WEEKDAY([.AU$10])=7))" style:apply-style-name="Weekend" style:base-cell-address="'Gantt Chart'.AU14"/>
    </style:style>
    <style:style style:name="ce3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14"/>
      <style:map style:condition="is-true-formula(OR(WEEKDAY([.AV$10])=1;WEEKDAY([.AV$10])=7))" style:apply-style-name="Weekend" style:base-cell-address="'Gantt Chart'.AV14"/>
    </style:style>
    <style:style style:name="ce3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14"/>
      <style:map style:condition="is-true-formula(OR(WEEKDAY([.AW$10])=1;WEEKDAY([.AW$10])=7))" style:apply-style-name="Weekend" style:base-cell-address="'Gantt Chart'.AW14"/>
    </style:style>
    <style:style style:name="ce3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14"/>
      <style:map style:condition="is-true-formula(OR(WEEKDAY([.AX$10])=1;WEEKDAY([.AX$10])=7))" style:apply-style-name="Weekend" style:base-cell-address="'Gantt Chart'.AX14"/>
    </style:style>
    <style:style style:name="ce3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14"/>
      <style:map style:condition="is-true-formula(OR(WEEKDAY([.AY$10])=1;WEEKDAY([.AY$10])=7))" style:apply-style-name="Weekend" style:base-cell-address="'Gantt Chart'.AY14"/>
    </style:style>
    <style:style style:name="ce3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14"/>
      <style:map style:condition="is-true-formula(OR(WEEKDAY([.AZ$10])=1;WEEKDAY([.AZ$10])=7))" style:apply-style-name="Weekend" style:base-cell-address="'Gantt Chart'.AZ14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563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4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0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14"/>
      <style:map style:condition="is-true-formula(OR(WEEKDAY([.BA$10])=1;WEEKDAY([.BA$10])=7))" style:apply-style-name="Weekend" style:base-cell-address="'Gantt Chart'.BA14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8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1" style:family="table-cell" style:parent-style-name="Default">
      <style:table-cell-properties fo:border-bottom="0.06pt solid #dfdfdf" fo:background-color="#eeeeee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57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4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14"/>
      <style:map style:condition="is-true-formula(OR(WEEKDAY([.BB$10])=1;WEEKDAY([.BB$10])=7))" style:apply-style-name="Weekend" style:base-cell-address="'Gantt Chart'.BB14"/>
    </style:style>
    <style:style style:name="ce325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14"/>
      <style:map style:condition="is-true-formula(OR(WEEKDAY([.BC$10])=1;WEEKDAY([.BC$10])=7))" style:apply-style-name="Weekend" style:base-cell-address="'Gantt Chart'.BC14"/>
    </style:style>
    <style:style style:name="ce326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14"/>
      <style:map style:condition="is-true-formula(OR(WEEKDAY([.BD$10])=1;WEEKDAY([.BD$10])=7))" style:apply-style-name="Weekend" style:base-cell-address="'Gantt Chart'.BD14"/>
    </style:style>
    <style:style style:name="ce327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14"/>
      <style:map style:condition="is-true-formula(OR(WEEKDAY([.BE$10])=1;WEEKDAY([.BE$10])=7))" style:apply-style-name="Weekend" style:base-cell-address="'Gantt Chart'.BE14"/>
    </style:style>
    <style:style style:name="ce328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14"/>
      <style:map style:condition="is-true-formula(OR(WEEKDAY([.BF$10])=1;WEEKDAY([.BF$10])=7))" style:apply-style-name="Weekend" style:base-cell-address="'Gantt Chart'.BF14"/>
    </style:style>
    <style:style style:name="ce329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14"/>
      <style:map style:condition="is-true-formula(OR(WEEKDAY([.BG$10])=1;WEEKDAY([.BG$10])=7))" style:apply-style-name="Weekend" style:base-cell-address="'Gantt Chart'.BG14"/>
    </style:style>
    <style:style style:name="ce330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14"/>
      <style:map style:condition="is-true-formula(OR(WEEKDAY([.BH$10])=1;WEEKDAY([.BH$10])=7))" style:apply-style-name="Weekend" style:base-cell-address="'Gantt Chart'.BH14"/>
    </style:style>
    <style:style style:name="ce331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14"/>
      <style:map style:condition="is-true-formula(OR(WEEKDAY([.BI$10])=1;WEEKDAY([.BI$10])=7))" style:apply-style-name="Weekend" style:base-cell-address="'Gantt Chart'.BI14"/>
    </style:style>
    <style:style style:name="ce332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14"/>
      <style:map style:condition="is-true-formula(OR(WEEKDAY([.BJ$10])=1;WEEKDAY([.BJ$10])=7))" style:apply-style-name="Weekend" style:base-cell-address="'Gantt Chart'.BJ14"/>
    </style:style>
    <style:style style:name="ce333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14"/>
      <style:map style:condition="is-true-formula(OR(WEEKDAY([.BK$10])=1;WEEKDAY([.BK$10])=7))" style:apply-style-name="Weekend" style:base-cell-address="'Gantt Chart'.BK14"/>
    </style:style>
    <style:style style:name="ce334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14"/>
      <style:map style:condition="is-true-formula(OR(WEEKDAY([.BL$10])=1;WEEKDAY([.BL$10])=7))" style:apply-style-name="Weekend" style:base-cell-address="'Gantt Chart'.BL14"/>
    </style:style>
    <style:style style:name="ce335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14"/>
      <style:map style:condition="is-true-formula(OR(WEEKDAY([.BM$10])=1;WEEKDAY([.BM$10])=7))" style:apply-style-name="Weekend" style:base-cell-address="'Gantt Chart'.BM14"/>
    </style:style>
    <style:style style:name="ce336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14"/>
      <style:map style:condition="is-true-formula(OR(WEEKDAY([.BN$10])=1;WEEKDAY([.BN$10])=7))" style:apply-style-name="Weekend" style:base-cell-address="'Gantt Chart'.BN14"/>
    </style:style>
    <style:style style:name="ce337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14"/>
      <style:map style:condition="is-true-formula(OR(WEEKDAY([.BO$10])=1;WEEKDAY([.BO$10])=7))" style:apply-style-name="Weekend" style:base-cell-address="'Gantt Chart'.BO14"/>
    </style:style>
    <style:style style:name="ce338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14"/>
      <style:map style:condition="is-true-formula(OR(WEEKDAY([.BP$10])=1;WEEKDAY([.BP$10])=7))" style:apply-style-name="Weekend" style:base-cell-address="'Gantt Chart'.BP14"/>
    </style:style>
    <style:style style:name="ce339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14"/>
      <style:map style:condition="is-true-formula(OR(WEEKDAY([.BQ$10])=1;WEEKDAY([.BQ$10])=7))" style:apply-style-name="Weekend" style:base-cell-address="'Gantt Chart'.BQ14"/>
    </style:style>
    <style:style style:name="ce340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14"/>
      <style:map style:condition="is-true-formula(OR(WEEKDAY([.BR$10])=1;WEEKDAY([.BR$10])=7))" style:apply-style-name="Weekend" style:base-cell-address="'Gantt Chart'.BR14"/>
    </style:style>
    <style:style style:name="ce341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14"/>
      <style:map style:condition="is-true-formula(OR(WEEKDAY([.BS$10])=1;WEEKDAY([.BS$10])=7))" style:apply-style-name="Weekend" style:base-cell-address="'Gantt Chart'.BS14"/>
    </style:style>
    <style:style style:name="ce342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14"/>
      <style:map style:condition="is-true-formula(OR(WEEKDAY([.BT$10])=1;WEEKDAY([.BT$10])=7))" style:apply-style-name="Weekend" style:base-cell-address="'Gantt Chart'.BT14"/>
    </style:style>
    <style:style style:name="ce343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14"/>
      <style:map style:condition="is-true-formula(OR(WEEKDAY([.BU$10])=1;WEEKDAY([.BU$10])=7))" style:apply-style-name="Weekend" style:base-cell-address="'Gantt Chart'.BU14"/>
    </style:style>
    <style:style style:name="ce344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14"/>
      <style:map style:condition="is-true-formula(OR(WEEKDAY([.BV$10])=1;WEEKDAY([.BV$10])=7))" style:apply-style-name="Weekend" style:base-cell-address="'Gantt Chart'.BV14"/>
    </style:style>
    <style:style style:name="ce345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14"/>
      <style:map style:condition="is-true-formula(OR(WEEKDAY([.BW$10])=1;WEEKDAY([.BW$10])=7))" style:apply-style-name="Weekend" style:base-cell-address="'Gantt Chart'.BW14"/>
    </style:style>
    <style:style style:name="ce346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14"/>
      <style:map style:condition="is-true-formula(OR(WEEKDAY([.BX$10])=1;WEEKDAY([.BX$10])=7))" style:apply-style-name="Weekend" style:base-cell-address="'Gantt Chart'.BX14"/>
    </style:style>
    <style:style style:name="ce347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14"/>
      <style:map style:condition="is-true-formula(OR(WEEKDAY([.BY$10])=1;WEEKDAY([.BY$10])=7))" style:apply-style-name="Weekend" style:base-cell-address="'Gantt Chart'.BY14"/>
    </style:style>
    <style:style style:name="ce348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14"/>
      <style:map style:condition="is-true-formula(OR(WEEKDAY([.BZ$10])=1;WEEKDAY([.BZ$10])=7))" style:apply-style-name="Weekend" style:base-cell-address="'Gantt Chart'.BZ14"/>
    </style:style>
    <style:style style:name="ce349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14"/>
      <style:map style:condition="is-true-formula(OR(WEEKDAY([.CA$10])=1;WEEKDAY([.CA$10])=7))" style:apply-style-name="Weekend" style:base-cell-address="'Gantt Chart'.CA14"/>
    </style:style>
    <style:style style:name="ce350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14"/>
      <style:map style:condition="is-true-formula(OR(WEEKDAY([.CB$10])=1;WEEKDAY([.CB$10])=7))" style:apply-style-name="Weekend" style:base-cell-address="'Gantt Chart'.CB14"/>
    </style:style>
    <style:style style:name="ce351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14"/>
      <style:map style:condition="is-true-formula(OR(WEEKDAY([.CC$10])=1;WEEKDAY([.CC$10])=7))" style:apply-style-name="Weekend" style:base-cell-address="'Gantt Chart'.CC14"/>
    </style:style>
    <style:style style:name="ce352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14"/>
      <style:map style:condition="is-true-formula(OR(WEEKDAY([.CD$10])=1;WEEKDAY([.CD$10])=7))" style:apply-style-name="Weekend" style:base-cell-address="'Gantt Chart'.CD14"/>
    </style:style>
    <style:style style:name="ce353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14"/>
      <style:map style:condition="is-true-formula(OR(WEEKDAY([.CE$10])=1;WEEKDAY([.CE$10])=7))" style:apply-style-name="Weekend" style:base-cell-address="'Gantt Chart'.CE14"/>
    </style:style>
    <style:style style:name="ce354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14"/>
      <style:map style:condition="is-true-formula(OR(WEEKDAY([.CF$10])=1;WEEKDAY([.CF$10])=7))" style:apply-style-name="Weekend" style:base-cell-address="'Gantt Chart'.CF14"/>
    </style:style>
    <style:style style:name="ce355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14"/>
      <style:map style:condition="is-true-formula(OR(WEEKDAY([.CG$10])=1;WEEKDAY([.CG$10])=7))" style:apply-style-name="Weekend" style:base-cell-address="'Gantt Chart'.CG14"/>
    </style:style>
    <style:style style:name="ce356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14"/>
      <style:map style:condition="is-true-formula(OR(WEEKDAY([.CH$10])=1;WEEKDAY([.CH$10])=7))" style:apply-style-name="Weekend" style:base-cell-address="'Gantt Chart'.CH14"/>
    </style:style>
    <style:style style:name="ce357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14"/>
      <style:map style:condition="is-true-formula(OR(WEEKDAY([.CI$10])=1;WEEKDAY([.CI$10])=7))" style:apply-style-name="Weekend" style:base-cell-address="'Gantt Chart'.CI14"/>
    </style:style>
    <style:style style:name="ce358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14"/>
      <style:map style:condition="is-true-formula(OR(WEEKDAY([.CJ$10])=1;WEEKDAY([.CJ$10])=7))" style:apply-style-name="Weekend" style:base-cell-address="'Gantt Chart'.CJ14"/>
    </style:style>
    <style:style style:name="ce359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14"/>
      <style:map style:condition="is-true-formula(OR(WEEKDAY([.CK$10])=1;WEEKDAY([.CK$10])=7))" style:apply-style-name="Weekend" style:base-cell-address="'Gantt Chart'.CK14"/>
    </style:style>
    <style:style style:name="ce360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14"/>
      <style:map style:condition="is-true-formula(OR(WEEKDAY([.CL$10])=1;WEEKDAY([.CL$10])=7))" style:apply-style-name="Weekend" style:base-cell-address="'Gantt Chart'.CL14"/>
    </style:style>
    <style:style style:name="ce361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14"/>
      <style:map style:condition="is-true-formula(OR(WEEKDAY([.CM$10])=1;WEEKDAY([.CM$10])=7))" style:apply-style-name="Weekend" style:base-cell-address="'Gantt Chart'.CM14"/>
    </style:style>
    <style:style style:name="ce362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14"/>
      <style:map style:condition="is-true-formula(OR(WEEKDAY([.CN$10])=1;WEEKDAY([.CN$10])=7))" style:apply-style-name="Weekend" style:base-cell-address="'Gantt Chart'.CN14"/>
    </style:style>
    <style:style style:name="ce363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14"/>
      <style:map style:condition="is-true-formula(OR(WEEKDAY([.CO$10])=1;WEEKDAY([.CO$10])=7))" style:apply-style-name="Weekend" style:base-cell-address="'Gantt Chart'.CO14"/>
    </style:style>
    <style:style style:name="ce364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14"/>
      <style:map style:condition="is-true-formula(OR(WEEKDAY([.CP$10])=1;WEEKDAY([.CP$10])=7))" style:apply-style-name="Weekend" style:base-cell-address="'Gantt Chart'.CP14"/>
    </style:style>
    <style:style style:name="ce365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14"/>
      <style:map style:condition="is-true-formula(OR(WEEKDAY([.CQ$10])=1;WEEKDAY([.CQ$10])=7))" style:apply-style-name="Weekend" style:base-cell-address="'Gantt Chart'.CQ14"/>
    </style:style>
    <style:style style:name="ce366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14"/>
      <style:map style:condition="is-true-formula(OR(WEEKDAY([.CR$10])=1;WEEKDAY([.CR$10])=7))" style:apply-style-name="Weekend" style:base-cell-address="'Gantt Chart'.CR14"/>
    </style:style>
    <style:style style:name="ce367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14"/>
      <style:map style:condition="is-true-formula(OR(WEEKDAY([.CS$10])=1;WEEKDAY([.CS$10])=7))" style:apply-style-name="Weekend" style:base-cell-address="'Gantt Chart'.CS14"/>
    </style:style>
    <style:style style:name="ce368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14"/>
      <style:map style:condition="is-true-formula(OR(WEEKDAY([.CT$10])=1;WEEKDAY([.CT$10])=7))" style:apply-style-name="Weekend" style:base-cell-address="'Gantt Chart'.CT14"/>
    </style:style>
    <style:style style:name="ce369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14"/>
      <style:map style:condition="is-true-formula(OR(WEEKDAY([.CU$10])=1;WEEKDAY([.CU$10])=7))" style:apply-style-name="Weekend" style:base-cell-address="'Gantt Chart'.CU14"/>
    </style:style>
    <style:style style:name="ce370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14"/>
      <style:map style:condition="is-true-formula(OR(WEEKDAY([.CV$10])=1;WEEKDAY([.CV$10])=7))" style:apply-style-name="Weekend" style:base-cell-address="'Gantt Chart'.CV14"/>
    </style:style>
    <style:style style:name="ce371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14"/>
      <style:map style:condition="is-true-formula(OR(WEEKDAY([.CW$10])=1;WEEKDAY([.CW$10])=7))" style:apply-style-name="Weekend" style:base-cell-address="'Gantt Chart'.CW14"/>
    </style:style>
    <style:style style:name="ce372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14"/>
      <style:map style:condition="is-true-formula(OR(WEEKDAY([.CX$10])=1;WEEKDAY([.CX$10])=7))" style:apply-style-name="Weekend" style:base-cell-address="'Gantt Chart'.CX14"/>
    </style:style>
    <style:style style:name="ce373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14"/>
      <style:map style:condition="is-true-formula(OR(WEEKDAY([.CY$10])=1;WEEKDAY([.CY$10])=7))" style:apply-style-name="Weekend" style:base-cell-address="'Gantt Chart'.CY14"/>
    </style:style>
    <style:style style:name="ce374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14"/>
      <style:map style:condition="is-true-formula(OR(WEEKDAY([.CZ$10])=1;WEEKDAY([.CZ$10])=7))" style:apply-style-name="Weekend" style:base-cell-address="'Gantt Chart'.CZ14"/>
    </style:style>
    <style:style style:name="ce375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14"/>
      <style:map style:condition="is-true-formula(OR(WEEKDAY([.DA$10])=1;WEEKDAY([.DA$10])=7))" style:apply-style-name="Weekend" style:base-cell-address="'Gantt Chart'.DA14"/>
    </style:style>
    <style:style style:name="ce376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14"/>
      <style:map style:condition="is-true-formula(OR(WEEKDAY([.DB$10])=1;WEEKDAY([.DB$10])=7))" style:apply-style-name="Weekend" style:base-cell-address="'Gantt Chart'.DB14"/>
    </style:style>
    <style:style style:name="ce377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14"/>
      <style:map style:condition="is-true-formula(OR(WEEKDAY([.DC$10])=1;WEEKDAY([.DC$10])=7))" style:apply-style-name="Weekend" style:base-cell-address="'Gantt Chart'.DC14"/>
    </style:style>
    <style:style style:name="ce378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14"/>
      <style:map style:condition="is-true-formula(OR(WEEKDAY([.DD$10])=1;WEEKDAY([.DD$10])=7))" style:apply-style-name="Weekend" style:base-cell-address="'Gantt Chart'.DD14"/>
    </style:style>
    <style:style style:name="ce379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14"/>
      <style:map style:condition="is-true-formula(OR(WEEKDAY([.DE$10])=1;WEEKDAY([.DE$10])=7))" style:apply-style-name="Weekend" style:base-cell-address="'Gantt Chart'.DE14"/>
    </style:style>
    <style:style style:name="ce380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14"/>
      <style:map style:condition="is-true-formula(OR(WEEKDAY([.DF$10])=1;WEEKDAY([.DF$10])=7))" style:apply-style-name="Weekend" style:base-cell-address="'Gantt Chart'.DF14"/>
    </style:style>
    <style:style style:name="ce381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14"/>
      <style:map style:condition="is-true-formula(OR(WEEKDAY([.DG$10])=1;WEEKDAY([.DG$10])=7))" style:apply-style-name="Weekend" style:base-cell-address="'Gantt Chart'.DG14"/>
    </style:style>
    <style:style style:name="ce382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14"/>
      <style:map style:condition="is-true-formula(OR(WEEKDAY([.DH$10])=1;WEEKDAY([.DH$10])=7))" style:apply-style-name="Weekend" style:base-cell-address="'Gantt Chart'.DH14"/>
    </style:style>
    <style:style style:name="ce383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14"/>
      <style:map style:condition="is-true-formula(OR(WEEKDAY([.DI$10])=1;WEEKDAY([.DI$10])=7))" style:apply-style-name="Weekend" style:base-cell-address="'Gantt Chart'.DI14"/>
    </style:style>
    <style:style style:name="ce384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14"/>
      <style:map style:condition="is-true-formula(OR(WEEKDAY([.DJ$10])=1;WEEKDAY([.DJ$10])=7))" style:apply-style-name="Weekend" style:base-cell-address="'Gantt Chart'.DJ14"/>
    </style:style>
    <style:style style:name="ce385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14"/>
      <style:map style:condition="is-true-formula(OR(WEEKDAY([.DK$10])=1;WEEKDAY([.DK$10])=7))" style:apply-style-name="Weekend" style:base-cell-address="'Gantt Chart'.DK14"/>
    </style:style>
    <style:style style:name="ce386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14"/>
      <style:map style:condition="is-true-formula(OR(WEEKDAY([.DL$10])=1;WEEKDAY([.DL$10])=7))" style:apply-style-name="Weekend" style:base-cell-address="'Gantt Chart'.DL14"/>
    </style:style>
    <style:style style:name="ce387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14"/>
      <style:map style:condition="is-true-formula(OR(WEEKDAY([.DM$10])=1;WEEKDAY([.DM$10])=7))" style:apply-style-name="Weekend" style:base-cell-address="'Gantt Chart'.DM14"/>
    </style:style>
    <style:style style:name="ce388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14"/>
      <style:map style:condition="is-true-formula(OR(WEEKDAY([.DN$10])=1;WEEKDAY([.DN$10])=7))" style:apply-style-name="Weekend" style:base-cell-address="'Gantt Chart'.DN14"/>
    </style:style>
    <style:style style:name="ce389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14"/>
      <style:map style:condition="is-true-formula(OR(WEEKDAY([.DO$10])=1;WEEKDAY([.DO$10])=7))" style:apply-style-name="Weekend" style:base-cell-address="'Gantt Chart'.DO14"/>
    </style:style>
    <style:style style:name="ce390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14"/>
      <style:map style:condition="is-true-formula(OR(WEEKDAY([.DP$10])=1;WEEKDAY([.DP$10])=7))" style:apply-style-name="Weekend" style:base-cell-address="'Gantt Chart'.DP14"/>
    </style:style>
    <style:style style:name="ce391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14"/>
      <style:map style:condition="is-true-formula(OR(WEEKDAY([.DQ$10])=1;WEEKDAY([.DQ$10])=7))" style:apply-style-name="Weekend" style:base-cell-address="'Gantt Chart'.DQ14"/>
    </style:style>
    <style:style style:name="ce392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14"/>
      <style:map style:condition="is-true-formula(OR(WEEKDAY([.DR$10])=1;WEEKDAY([.DR$10])=7))" style:apply-style-name="Weekend" style:base-cell-address="'Gantt Chart'.DR14"/>
    </style:style>
    <style:style style:name="ce393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14"/>
      <style:map style:condition="is-true-formula(OR(WEEKDAY([.DS$10])=1;WEEKDAY([.DS$10])=7))" style:apply-style-name="Weekend" style:base-cell-address="'Gantt Chart'.DS14"/>
    </style:style>
    <style:style style:name="ce394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14"/>
      <style:map style:condition="is-true-formula(OR(WEEKDAY([.DT$10])=1;WEEKDAY([.DT$10])=7))" style:apply-style-name="Weekend" style:base-cell-address="'Gantt Chart'.DT14"/>
    </style:style>
    <style:style style:name="ce395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14"/>
      <style:map style:condition="is-true-formula(OR(WEEKDAY([.DU$10])=1;WEEKDAY([.DU$10])=7))" style:apply-style-name="Weekend" style:base-cell-address="'Gantt Chart'.DU14"/>
    </style:style>
    <style:style style:name="ce396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14"/>
      <style:map style:condition="is-true-formula(OR(WEEKDAY([.DV$10])=1;WEEKDAY([.DV$10])=7))" style:apply-style-name="Weekend" style:base-cell-address="'Gantt Chart'.DV14"/>
    </style:style>
    <style:style style:name="ce397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14"/>
      <style:map style:condition="is-true-formula(OR(WEEKDAY([.DW$10])=1;WEEKDAY([.DW$10])=7))" style:apply-style-name="Weekend" style:base-cell-address="'Gantt Chart'.DW14"/>
    </style:style>
    <style:style style:name="ce398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14"/>
      <style:map style:condition="is-true-formula(OR(WEEKDAY([.DX$10])=1;WEEKDAY([.DX$10])=7))" style:apply-style-name="Weekend" style:base-cell-address="'Gantt Chart'.DX14"/>
    </style:style>
    <style:style style:name="ce399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14"/>
      <style:map style:condition="is-true-formula(OR(WEEKDAY([.DY$10])=1;WEEKDAY([.DY$10])=7))" style:apply-style-name="Weekend" style:base-cell-address="'Gantt Chart'.DY14"/>
    </style:style>
    <style:style style:name="ce400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14"/>
      <style:map style:condition="is-true-formula(OR(WEEKDAY([.DZ$10])=1;WEEKDAY([.DZ$10])=7))" style:apply-style-name="Weekend" style:base-cell-address="'Gantt Chart'.DZ14"/>
    </style:style>
    <style:style style:name="ce401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14"/>
      <style:map style:condition="is-true-formula(OR(WEEKDAY([.EA$10])=1;WEEKDAY([.EA$10])=7))" style:apply-style-name="Weekend" style:base-cell-address="'Gantt Chart'.EA14"/>
    </style:style>
    <style:style style:name="ce402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14"/>
      <style:map style:condition="is-true-formula(OR(WEEKDAY([.EB$10])=1;WEEKDAY([.EB$10])=7))" style:apply-style-name="Weekend" style:base-cell-address="'Gantt Chart'.EB14"/>
    </style:style>
    <style:style style:name="ce403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14"/>
      <style:map style:condition="is-true-formula(OR(WEEKDAY([.EC$10])=1;WEEKDAY([.EC$10])=7))" style:apply-style-name="Weekend" style:base-cell-address="'Gantt Chart'.EC14"/>
    </style:style>
    <style:style style:name="ce404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14"/>
      <style:map style:condition="is-true-formula(OR(WEEKDAY([.ED$10])=1;WEEKDAY([.ED$10])=7))" style:apply-style-name="Weekend" style:base-cell-address="'Gantt Chart'.ED14"/>
    </style:style>
    <style:style style:name="ce405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14"/>
      <style:map style:condition="is-true-formula(OR(WEEKDAY([.EE$10])=1;WEEKDAY([.EE$10])=7))" style:apply-style-name="Weekend" style:base-cell-address="'Gantt Chart'.EE14"/>
    </style:style>
    <style:style style:name="ce406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14"/>
      <style:map style:condition="is-true-formula(OR(WEEKDAY([.EF$10])=1;WEEKDAY([.EF$10])=7))" style:apply-style-name="Weekend" style:base-cell-address="'Gantt Chart'.EF14"/>
    </style:style>
    <style:style style:name="ce407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14"/>
      <style:map style:condition="is-true-formula(OR(WEEKDAY([.EG$10])=1;WEEKDAY([.EG$10])=7))" style:apply-style-name="Weekend" style:base-cell-address="'Gantt Chart'.EG14"/>
    </style:style>
    <style:style style:name="ce408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14"/>
      <style:map style:condition="is-true-formula(OR(WEEKDAY([.EH$10])=1;WEEKDAY([.EH$10])=7))" style:apply-style-name="Weekend" style:base-cell-address="'Gantt Chart'.EH14"/>
    </style:style>
    <style:style style:name="ce409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14"/>
      <style:map style:condition="is-true-formula(OR(WEEKDAY([.EI$10])=1;WEEKDAY([.EI$10])=7))" style:apply-style-name="Weekend" style:base-cell-address="'Gantt Chart'.EI14"/>
    </style:style>
    <style:style style:name="ce410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14"/>
      <style:map style:condition="is-true-formula(OR(WEEKDAY([.EJ$10])=1;WEEKDAY([.EJ$10])=7))" style:apply-style-name="Weekend" style:base-cell-address="'Gantt Chart'.EJ14"/>
    </style:style>
    <style:style style:name="ce411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14"/>
      <style:map style:condition="is-true-formula(OR(WEEKDAY([.EK$10])=1;WEEKDAY([.EK$10])=7))" style:apply-style-name="Weekend" style:base-cell-address="'Gantt Chart'.EK14"/>
    </style:style>
    <style:style style:name="ce412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14"/>
      <style:map style:condition="is-true-formula(OR(WEEKDAY([.EL$10])=1;WEEKDAY([.EL$10])=7))" style:apply-style-name="Weekend" style:base-cell-address="'Gantt Chart'.EL14"/>
    </style:style>
    <style:style style:name="ce413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14"/>
      <style:map style:condition="is-true-formula(OR(WEEKDAY([.EM$10])=1;WEEKDAY([.EM$10])=7))" style:apply-style-name="Weekend" style:base-cell-address="'Gantt Chart'.EM14"/>
    </style:style>
    <style:style style:name="ce414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14"/>
      <style:map style:condition="is-true-formula(OR(WEEKDAY([.EN$10])=1;WEEKDAY([.EN$10])=7))" style:apply-style-name="Weekend" style:base-cell-address="'Gantt Chart'.EN14"/>
    </style:style>
    <style:style style:name="ce415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14"/>
      <style:map style:condition="is-true-formula(OR(WEEKDAY([.EO$10])=1;WEEKDAY([.EO$10])=7))" style:apply-style-name="Weekend" style:base-cell-address="'Gantt Chart'.EO14"/>
    </style:style>
    <style:style style:name="ce416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14"/>
      <style:map style:condition="is-true-formula(OR(WEEKDAY([.EP$10])=1;WEEKDAY([.EP$10])=7))" style:apply-style-name="Weekend" style:base-cell-address="'Gantt Chart'.EP14"/>
    </style:style>
    <style:style style:name="ce417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14"/>
      <style:map style:condition="is-true-formula(OR(WEEKDAY([.EQ$10])=1;WEEKDAY([.EQ$10])=7))" style:apply-style-name="Weekend" style:base-cell-address="'Gantt Chart'.EQ14"/>
    </style:style>
    <style:style style:name="ce418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14"/>
      <style:map style:condition="is-true-formula(OR(WEEKDAY([.ER$10])=1;WEEKDAY([.ER$10])=7))" style:apply-style-name="Weekend" style:base-cell-address="'Gantt Chart'.ER14"/>
    </style:style>
    <style:style style:name="ce419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14"/>
      <style:map style:condition="is-true-formula(OR(WEEKDAY([.ES$10])=1;WEEKDAY([.ES$10])=7))" style:apply-style-name="Weekend" style:base-cell-address="'Gantt Chart'.ES14"/>
    </style:style>
    <style:style style:name="ce420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14"/>
      <style:map style:condition="is-true-formula(OR(WEEKDAY([.ET$10])=1;WEEKDAY([.ET$10])=7))" style:apply-style-name="Weekend" style:base-cell-address="'Gantt Chart'.ET14"/>
    </style:style>
    <style:style style:name="ce421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14"/>
      <style:map style:condition="is-true-formula(OR(WEEKDAY([.EU$10])=1;WEEKDAY([.EU$10])=7))" style:apply-style-name="Weekend" style:base-cell-address="'Gantt Chart'.EU14"/>
    </style:style>
    <style:style style:name="ce422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14"/>
      <style:map style:condition="is-true-formula(OR(WEEKDAY([.EV$10])=1;WEEKDAY([.EV$10])=7))" style:apply-style-name="Weekend" style:base-cell-address="'Gantt Chart'.EV14"/>
    </style:style>
    <style:style style:name="ce423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14"/>
      <style:map style:condition="is-true-formula(OR(WEEKDAY([.EW$10])=1;WEEKDAY([.EW$10])=7))" style:apply-style-name="Weekend" style:base-cell-address="'Gantt Chart'.EW14"/>
    </style:style>
    <style:style style:name="ce424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14"/>
      <style:map style:condition="is-true-formula(OR(WEEKDAY([.EX$10])=1;WEEKDAY([.EX$10])=7))" style:apply-style-name="Weekend" style:base-cell-address="'Gantt Chart'.EX14"/>
    </style:style>
    <style:style style:name="ce425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14"/>
      <style:map style:condition="is-true-formula(OR(WEEKDAY([.EY$10])=1;WEEKDAY([.EY$10])=7))" style:apply-style-name="Weekend" style:base-cell-address="'Gantt Chart'.EY14"/>
    </style:style>
    <style:style style:name="ce426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14"/>
      <style:map style:condition="is-true-formula(OR(WEEKDAY([.EZ$10])=1;WEEKDAY([.EZ$10])=7))" style:apply-style-name="Weekend" style:base-cell-address="'Gantt Chart'.EZ14"/>
    </style:style>
    <style:style style:name="ce427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14"/>
      <style:map style:condition="is-true-formula(OR(WEEKDAY([.FA$10])=1;WEEKDAY([.FA$10])=7))" style:apply-style-name="Weekend" style:base-cell-address="'Gantt Chart'.FA14"/>
    </style:style>
    <style:style style:name="ce428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14"/>
      <style:map style:condition="is-true-formula(OR(WEEKDAY([.FB$10])=1;WEEKDAY([.FB$10])=7))" style:apply-style-name="Weekend" style:base-cell-address="'Gantt Chart'.FB14"/>
    </style:style>
    <style:style style:name="ce429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14"/>
      <style:map style:condition="is-true-formula(OR(WEEKDAY([.FC$10])=1;WEEKDAY([.FC$10])=7))" style:apply-style-name="Weekend" style:base-cell-address="'Gantt Chart'.FC14"/>
    </style:style>
    <style:style style:name="ce430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14"/>
      <style:map style:condition="is-true-formula(OR(WEEKDAY([.FD$10])=1;WEEKDAY([.FD$10])=7))" style:apply-style-name="Weekend" style:base-cell-address="'Gantt Chart'.FD14"/>
    </style:style>
    <style:style style:name="ce431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14"/>
      <style:map style:condition="is-true-formula(OR(WEEKDAY([.FE$10])=1;WEEKDAY([.FE$10])=7))" style:apply-style-name="Weekend" style:base-cell-address="'Gantt Chart'.FE14"/>
    </style:style>
    <style:style style:name="ce432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14"/>
      <style:map style:condition="is-true-formula(OR(WEEKDAY([.FF$10])=1;WEEKDAY([.FF$10])=7))" style:apply-style-name="Weekend" style:base-cell-address="'Gantt Chart'.FF14"/>
    </style:style>
    <style:style style:name="ce433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14"/>
      <style:map style:condition="is-true-formula(OR(WEEKDAY([.FG$10])=1;WEEKDAY([.FG$10])=7))" style:apply-style-name="Weekend" style:base-cell-address="'Gantt Chart'.FG14"/>
    </style:style>
    <style:style style:name="ce434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14"/>
      <style:map style:condition="is-true-formula(OR(WEEKDAY([.FH$10])=1;WEEKDAY([.FH$10])=7))" style:apply-style-name="Weekend" style:base-cell-address="'Gantt Chart'.FH14"/>
    </style:style>
    <style:style style:name="ce435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14"/>
      <style:map style:condition="is-true-formula(OR(WEEKDAY([.FI$10])=1;WEEKDAY([.FI$10])=7))" style:apply-style-name="Weekend" style:base-cell-address="'Gantt Chart'.FI14"/>
    </style:style>
    <style:style style:name="ce436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14"/>
      <style:map style:condition="is-true-formula(OR(WEEKDAY([.FJ$10])=1;WEEKDAY([.FJ$10])=7))" style:apply-style-name="Weekend" style:base-cell-address="'Gantt Chart'.FJ14"/>
    </style:style>
    <style:style style:name="ce437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14"/>
      <style:map style:condition="is-true-formula(OR(WEEKDAY([.FK$10])=1;WEEKDAY([.FK$10])=7))" style:apply-style-name="Weekend" style:base-cell-address="'Gantt Chart'.FK14"/>
    </style:style>
    <style:style style:name="ce438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14"/>
      <style:map style:condition="is-true-formula(OR(WEEKDAY([.FL$10])=1;WEEKDAY([.FL$10])=7))" style:apply-style-name="Weekend" style:base-cell-address="'Gantt Chart'.FL14"/>
    </style:style>
    <style:style style:name="ce439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14"/>
      <style:map style:condition="is-true-formula(OR(WEEKDAY([.FM$10])=1;WEEKDAY([.FM$10])=7))" style:apply-style-name="Weekend" style:base-cell-address="'Gantt Chart'.FM14"/>
    </style:style>
    <style:style style:name="ce440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14"/>
      <style:map style:condition="is-true-formula(OR(WEEKDAY([.FN$10])=1;WEEKDAY([.FN$10])=7))" style:apply-style-name="Weekend" style:base-cell-address="'Gantt Chart'.FN14"/>
    </style:style>
    <style:style style:name="ce441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14"/>
      <style:map style:condition="is-true-formula(OR(WEEKDAY([.FO$10])=1;WEEKDAY([.FO$10])=7))" style:apply-style-name="Weekend" style:base-cell-address="'Gantt Chart'.FO14"/>
    </style:style>
    <style:style style:name="ce442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14"/>
      <style:map style:condition="is-true-formula(OR(WEEKDAY([.FP$10])=1;WEEKDAY([.FP$10])=7))" style:apply-style-name="Weekend" style:base-cell-address="'Gantt Chart'.FP14"/>
    </style:style>
    <style:style style:name="ce443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14"/>
      <style:map style:condition="is-true-formula(OR(WEEKDAY([.FQ$10])=1;WEEKDAY([.FQ$10])=7))" style:apply-style-name="Weekend" style:base-cell-address="'Gantt Chart'.FQ14"/>
    </style:style>
    <style:style style:name="ce444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14"/>
      <style:map style:condition="is-true-formula(OR(WEEKDAY([.FR$10])=1;WEEKDAY([.FR$10])=7))" style:apply-style-name="Weekend" style:base-cell-address="'Gantt Chart'.FR14"/>
    </style:style>
    <style:style style:name="ce445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14"/>
      <style:map style:condition="is-true-formula(OR(WEEKDAY([.FS$10])=1;WEEKDAY([.FS$10])=7))" style:apply-style-name="Weekend" style:base-cell-address="'Gantt Chart'.FS14"/>
    </style:style>
    <style:style style:name="ce446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14"/>
      <style:map style:condition="is-true-formula(OR(WEEKDAY([.FT$10])=1;WEEKDAY([.FT$10])=7))" style:apply-style-name="Weekend" style:base-cell-address="'Gantt Chart'.FT14"/>
    </style:style>
    <style:style style:name="ce447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14"/>
      <style:map style:condition="is-true-formula(OR(WEEKDAY([.FU$10])=1;WEEKDAY([.FU$10])=7))" style:apply-style-name="Weekend" style:base-cell-address="'Gantt Chart'.FU14"/>
    </style:style>
    <style:style style:name="ce448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14"/>
      <style:map style:condition="is-true-formula(OR(WEEKDAY([.FV$10])=1;WEEKDAY([.FV$10])=7))" style:apply-style-name="Weekend" style:base-cell-address="'Gantt Chart'.FV14"/>
    </style:style>
    <style:style style:name="ce449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14"/>
      <style:map style:condition="is-true-formula(OR(WEEKDAY([.FW$10])=1;WEEKDAY([.FW$10])=7))" style:apply-style-name="Weekend" style:base-cell-address="'Gantt Chart'.FW14"/>
    </style:style>
    <style:style style:name="ce450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14"/>
      <style:map style:condition="is-true-formula(OR(WEEKDAY([.FX$10])=1;WEEKDAY([.FX$10])=7))" style:apply-style-name="Weekend" style:base-cell-address="'Gantt Chart'.FX14"/>
    </style:style>
    <style:style style:name="ce451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14"/>
      <style:map style:condition="is-true-formula(OR(WEEKDAY([.FY$10])=1;WEEKDAY([.FY$10])=7))" style:apply-style-name="Weekend" style:base-cell-address="'Gantt Chart'.FY14"/>
    </style:style>
    <style:style style:name="ce452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14"/>
      <style:map style:condition="is-true-formula(OR(WEEKDAY([.FZ$10])=1;WEEKDAY([.FZ$10])=7))" style:apply-style-name="Weekend" style:base-cell-address="'Gantt Chart'.FZ14"/>
    </style:style>
    <style:style style:name="ce453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14"/>
      <style:map style:condition="is-true-formula(OR(WEEKDAY([.GA$10])=1;WEEKDAY([.GA$10])=7))" style:apply-style-name="Weekend" style:base-cell-address="'Gantt Chart'.GA14"/>
    </style:style>
    <style:style style:name="ce454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14"/>
      <style:map style:condition="is-true-formula(OR(WEEKDAY([.GB$10])=1;WEEKDAY([.GB$10])=7))" style:apply-style-name="Weekend" style:base-cell-address="'Gantt Chart'.GB14"/>
    </style:style>
    <style:style style:name="ce455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14"/>
      <style:map style:condition="is-true-formula(OR(WEEKDAY([.GC$10])=1;WEEKDAY([.GC$10])=7))" style:apply-style-name="Weekend" style:base-cell-address="'Gantt Chart'.GC14"/>
    </style:style>
    <style:style style:name="ce456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14"/>
      <style:map style:condition="is-true-formula(OR(WEEKDAY([.GD$10])=1;WEEKDAY([.GD$10])=7))" style:apply-style-name="Weekend" style:base-cell-address="'Gantt Chart'.GD14"/>
    </style:style>
    <style:style style:name="ce457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14"/>
      <style:map style:condition="is-true-formula(OR(WEEKDAY([.GE$10])=1;WEEKDAY([.GE$10])=7))" style:apply-style-name="Weekend" style:base-cell-address="'Gantt Chart'.GE14"/>
    </style:style>
    <style:style style:name="ce458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14"/>
      <style:map style:condition="is-true-formula(OR(WEEKDAY([.GF$10])=1;WEEKDAY([.GF$10])=7))" style:apply-style-name="Weekend" style:base-cell-address="'Gantt Chart'.GF14"/>
    </style:style>
    <style:style style:name="ce459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14"/>
      <style:map style:condition="is-true-formula(OR(WEEKDAY([.GG$10])=1;WEEKDAY([.GG$10])=7))" style:apply-style-name="Weekend" style:base-cell-address="'Gantt Chart'.GG14"/>
    </style:style>
    <style:style style:name="ce460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14"/>
      <style:map style:condition="is-true-formula(OR(WEEKDAY([.GH$10])=1;WEEKDAY([.GH$10])=7))" style:apply-style-name="Weekend" style:base-cell-address="'Gantt Chart'.GH14"/>
    </style:style>
    <style:style style:name="ce461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14"/>
      <style:map style:condition="is-true-formula(OR(WEEKDAY([.GI$10])=1;WEEKDAY([.GI$10])=7))" style:apply-style-name="Weekend" style:base-cell-address="'Gantt Chart'.GI14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715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16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71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721" style:family="table-cell" style:parent-style-name="Default">
      <style:table-cell-properties fo:border-bottom="0.06pt solid #dfdfdf" fo:background-color="#eeeeee" fo:border-left="none" fo:border-right="none" fo:border-top="0.06pt solid #dfdfdf"/>
    </style:style>
    <style:style style:name="ce72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724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725" style:family="table-cell" style:parent-style-name="Default">
      <style:table-cell-properties fo:background-color="#ddddd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7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29" style:family="table-cell" style:parent-style-name="Default">
      <style:table-cell-properties fo:background-color="#eeeeee"/>
    </style:style>
    <style:style style:name="ce730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3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34"/>
        <table:table-column table:style-name="co4" table:default-cell-style-name="ce39"/>
        <table:table-column table:style-name="co6" table:default-cell-style-name="ce190"/>
        <table:table-column table:style-name="co7" table:default-cell-style-name="ce95"/>
        <table:table-column table:style-name="co8" table:default-cell-style-name="ce95"/>
        <table:table-column table:style-name="co8" table:default-cell-style-name="ce34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34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ave Mirror</text:p>
          </table:table-cell>
          <table:covered-table-cell table:style-name="ce34" table:content-validation-name="val1"/>
          <table:table-cell table:content-validation-name="val1" table:number-columns-repeated="2"/>
          <table:table-cell table:style-name="ce69" table:content-validation-name="val1" table:formula="of:=[.G10]" office:value-type="percentage" office:value="1.28571428571429" calcext:value-type="percentage">
            <text:p>12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Lycée George Brassens</text:p>
          </table:table-cell>
          <table:covered-table-cell table:style-name="ce34" table:content-validation-name="val1"/>
          <table:table-cell table:style-name="ce38" table:content-validation-name="val1"/>
          <table:table-cell table:content-validation-name="val1"/>
          <table:table-cell table:style-name="ce34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167" table:content-validation-name="val1" office:value-type="string" calcext:value-type="string" table:number-columns-spanned="2" table:number-rows-spanned="1">
            <text:p>Manager : PAUSE Julien</text:p>
          </table:table-cell>
          <table:covered-table-cell table:content-validation-name="val1"/>
          <table:table-cell table:style-name="ce40" table:content-validation-name="val1" table:formula="of:=TODAY()" office:value-type="date" office:date-value="2018-09-24" calcext:value-type="date" table:number-columns-spanned="4" table:number-rows-spanned="1">
            <text:p>lundi 24 septembre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content-validation-name="val1" office:value-type="string" calcext:value-type="string">
            <text:p>FERRERE Guillyann, GRONDIN Guillaume, RALAMBOARIVONY Teddy</text:p>
          </table:table-cell>
          <table:table-cell table:content-validation-name="val1"/>
          <table:table-cell table:style-name="ce38" table:content-validation-name="val1"/>
          <table:table-cell table:content-validation-name="val1"/>
          <table:table-cell table:style-name="ce34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6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ORG.LIBREOFFICE.WEEKNUM_OOO([.K10];1);&quot;&quot;)" office:value-type="float" office:value="35" calcext:value-type="float">
            <text:p>35</text:p>
          </table:table-cell>
          <table:table-cell table:style-name="ce119" table:content-validation-name="val1" table:formula="of:=IF(WEEKDAY([.L10])=2;ORG.LIBREOFFICE.WEEKNUM_OOO([.L10];1);&quot;&quot;)">
            <text:p/>
          </table:table-cell>
          <table:table-cell table:style-name="ce119" table:content-validation-name="val1" table:formula="of:=IF(WEEKDAY([.M10])=2;ORG.LIBREOFFICE.WEEKNUM_OOO([.M10];1);&quot;&quot;)">
            <text:p/>
          </table:table-cell>
          <table:table-cell table:style-name="ce119" table:content-validation-name="val1" table:formula="of:=IF(WEEKDAY([.N10])=2;ORG.LIBREOFFICE.WEEKNUM_OOO([.N10];1);&quot;&quot;)">
            <text:p/>
          </table:table-cell>
          <table:table-cell table:style-name="ce119" table:content-validation-name="val1" table:formula="of:=IF(WEEKDAY([.O10])=2;ORG.LIBREOFFICE.WEEKNUM_OOO([.O10];1);&quot;&quot;)">
            <text:p/>
          </table:table-cell>
          <table:table-cell table:style-name="ce119" table:content-validation-name="val1" table:formula="of:=IF(WEEKDAY([.P10])=2;ORG.LIBREOFFICE.WEEKNUM_OOO([.P10];1);&quot;&quot;)">
            <text:p/>
          </table:table-cell>
          <table:table-cell table:style-name="ce119" table:content-validation-name="val1" table:formula="of:=IF(WEEKDAY([.Q10])=2;ORG.LIBREOFFICE.WEEKNUM_OOO([.Q10];1);&quot;&quot;)">
            <text:p/>
          </table:table-cell>
          <table:table-cell table:style-name="ce119" table:content-validation-name="val1" table:formula="of:=IF(WEEKDAY([.R10])=2;ORG.LIBREOFFICE.WEEKNUM_OOO([.R10];1);&quot;&quot;)" office:value-type="float" office:value="36" calcext:value-type="float">
            <text:p>36</text:p>
          </table:table-cell>
          <table:table-cell table:style-name="ce119" table:content-validation-name="val1" table:formula="of:=IF(WEEKDAY([.S10])=2;ORG.LIBREOFFICE.WEEKNUM_OOO([.S10];1);&quot;&quot;)">
            <text:p/>
          </table:table-cell>
          <table:table-cell table:style-name="ce119" table:content-validation-name="val1" table:formula="of:=IF(WEEKDAY([.T10])=2;ORG.LIBREOFFICE.WEEKNUM_OOO([.T10];1);&quot;&quot;)">
            <text:p/>
          </table:table-cell>
          <table:table-cell table:style-name="ce119" table:content-validation-name="val1" table:formula="of:=IF(WEEKDAY([.U10])=2;ORG.LIBREOFFICE.WEEKNUM_OOO([.U10];1);&quot;&quot;)">
            <text:p/>
          </table:table-cell>
          <table:table-cell table:style-name="ce119" table:content-validation-name="val1" table:formula="of:=IF(WEEKDAY([.V10])=2;ORG.LIBREOFFICE.WEEKNUM_OOO([.V10];1);&quot;&quot;)">
            <text:p/>
          </table:table-cell>
          <table:table-cell table:style-name="ce119" table:content-validation-name="val1" table:formula="of:=IF(WEEKDAY([.W10])=2;ORG.LIBREOFFICE.WEEKNUM_OOO([.W10];1);&quot;&quot;)">
            <text:p/>
          </table:table-cell>
          <table:table-cell table:style-name="ce119" table:content-validation-name="val1" table:formula="of:=IF(WEEKDAY([.X10])=2;ORG.LIBREOFFICE.WEEKNUM_OOO([.X10];1);&quot;&quot;)">
            <text:p/>
          </table:table-cell>
          <table:table-cell table:style-name="ce119" table:content-validation-name="val1" table:formula="of:=IF(WEEKDAY([.Y10])=2;ORG.LIBREOFFICE.WEEKNUM_OOO([.Y10];1);&quot;&quot;)" office:value-type="float" office:value="37" calcext:value-type="float">
            <text:p>37</text:p>
          </table:table-cell>
          <table:table-cell table:style-name="ce119" table:content-validation-name="val1" table:formula="of:=IF(WEEKDAY([.Z10])=2;ORG.LIBREOFFICE.WEEKNUM_OOO([.Z10];1);&quot;&quot;)">
            <text:p/>
          </table:table-cell>
          <table:table-cell table:style-name="ce119" table:content-validation-name="val1" table:formula="of:=IF(WEEKDAY([.AA10])=2;ORG.LIBREOFFICE.WEEKNUM_OOO([.AA10];1);&quot;&quot;)">
            <text:p/>
          </table:table-cell>
          <table:table-cell table:style-name="ce119" table:content-validation-name="val1" table:formula="of:=IF(WEEKDAY([.AB10])=2;ORG.LIBREOFFICE.WEEKNUM_OOO([.AB10];1);&quot;&quot;)">
            <text:p/>
          </table:table-cell>
          <table:table-cell table:style-name="ce119" table:content-validation-name="val1" table:formula="of:=IF(WEEKDAY([.AC10])=2;ORG.LIBREOFFICE.WEEKNUM_OOO([.AC10];1);&quot;&quot;)">
            <text:p/>
          </table:table-cell>
          <table:table-cell table:style-name="ce119" table:content-validation-name="val1" table:formula="of:=IF(WEEKDAY([.AD10])=2;ORG.LIBREOFFICE.WEEKNUM_OOO([.AD10];1);&quot;&quot;)">
            <text:p/>
          </table:table-cell>
          <table:table-cell table:style-name="ce119" table:content-validation-name="val1" table:formula="of:=IF(WEEKDAY([.AE10])=2;ORG.LIBREOFFICE.WEEKNUM_OOO([.AE10];1);&quot;&quot;)">
            <text:p/>
          </table:table-cell>
          <table:table-cell table:style-name="ce119" table:content-validation-name="val1" table:formula="of:=IF(WEEKDAY([.AF10])=2;ORG.LIBREOFFICE.WEEKNUM_OOO([.AF10];1);&quot;&quot;)" office:value-type="float" office:value="38" calcext:value-type="float">
            <text:p>38</text:p>
          </table:table-cell>
          <table:table-cell table:style-name="ce119" table:content-validation-name="val1" table:formula="of:=IF(WEEKDAY([.AG10])=2;ORG.LIBREOFFICE.WEEKNUM_OOO([.AG10];1);&quot;&quot;)">
            <text:p/>
          </table:table-cell>
          <table:table-cell table:style-name="ce119" table:content-validation-name="val1" table:formula="of:=IF(WEEKDAY([.AH10])=2;ORG.LIBREOFFICE.WEEKNUM_OOO([.AH10];1);&quot;&quot;)">
            <text:p/>
          </table:table-cell>
          <table:table-cell table:style-name="ce119" table:content-validation-name="val1" table:formula="of:=IF(WEEKDAY([.AI10])=2;ORG.LIBREOFFICE.WEEKNUM_OOO([.AI10];1);&quot;&quot;)">
            <text:p/>
          </table:table-cell>
          <table:table-cell table:style-name="ce119" table:content-validation-name="val1" table:formula="of:=IF(WEEKDAY([.AJ10])=2;ORG.LIBREOFFICE.WEEKNUM_OOO([.AJ10];1);&quot;&quot;)">
            <text:p/>
          </table:table-cell>
          <table:table-cell table:style-name="ce119" table:content-validation-name="val1" table:formula="of:=IF(WEEKDAY([.AK10])=2;ORG.LIBREOFFICE.WEEKNUM_OOO([.AK10];1);&quot;&quot;)">
            <text:p/>
          </table:table-cell>
          <table:table-cell table:style-name="ce119" table:content-validation-name="val1" table:formula="of:=IF(WEEKDAY([.AL10])=2;ORG.LIBREOFFICE.WEEKNUM_OOO([.AL10];1);&quot;&quot;)">
            <text:p/>
          </table:table-cell>
          <table:table-cell table:style-name="ce119" table:content-validation-name="val1" table:formula="of:=IF(WEEKDAY([.AM10])=2;ORG.LIBREOFFICE.WEEKNUM_OOO([.AM10];1);&quot;&quot;)" office:value-type="float" office:value="39" calcext:value-type="float">
            <text:p>39</text:p>
          </table:table-cell>
          <table:table-cell table:style-name="ce119" table:content-validation-name="val1" table:formula="of:=IF(WEEKDAY([.AN10])=2;ORG.LIBREOFFICE.WEEKNUM_OOO([.AN10];1);&quot;&quot;)">
            <text:p/>
          </table:table-cell>
          <table:table-cell table:style-name="ce119" table:content-validation-name="val1" table:formula="of:=IF(WEEKDAY([.AO10])=2;ORG.LIBREOFFICE.WEEKNUM_OOO([.AO10];1);&quot;&quot;)">
            <text:p/>
          </table:table-cell>
          <table:table-cell table:style-name="ce119" table:content-validation-name="val1" table:formula="of:=IF(WEEKDAY([.AP10])=2;ORG.LIBREOFFICE.WEEKNUM_OOO([.AP10];1);&quot;&quot;)">
            <text:p/>
          </table:table-cell>
          <table:table-cell table:style-name="ce119" table:content-validation-name="val1" table:formula="of:=IF(WEEKDAY([.AQ10])=2;ORG.LIBREOFFICE.WEEKNUM_OOO([.AQ10];1);&quot;&quot;)">
            <text:p/>
          </table:table-cell>
          <table:table-cell table:style-name="ce119" table:content-validation-name="val1" table:formula="of:=IF(WEEKDAY([.AR10])=2;ORG.LIBREOFFICE.WEEKNUM_OOO([.AR10];1);&quot;&quot;)">
            <text:p/>
          </table:table-cell>
          <table:table-cell table:style-name="ce119" table:content-validation-name="val1" table:formula="of:=IF(WEEKDAY([.AS10])=2;ORG.LIBREOFFICE.WEEKNUM_OOO([.AS10];1);&quot;&quot;)">
            <text:p/>
          </table:table-cell>
          <table:table-cell table:style-name="ce119" table:content-validation-name="val1" table:formula="of:=IF(WEEKDAY([.AT10])=2;ORG.LIBREOFFICE.WEEKNUM_OOO([.AT10];1);&quot;&quot;)" office:value-type="float" office:value="40" calcext:value-type="float">
            <text:p>40</text:p>
          </table:table-cell>
          <table:table-cell table:style-name="ce119" table:content-validation-name="val1" table:formula="of:=IF(WEEKDAY([.AU10])=2;ORG.LIBREOFFICE.WEEKNUM_OOO([.AU10];1);&quot;&quot;)">
            <text:p/>
          </table:table-cell>
          <table:table-cell table:style-name="ce119" table:content-validation-name="val1" table:formula="of:=IF(WEEKDAY([.AV10])=2;ORG.LIBREOFFICE.WEEKNUM_OOO([.AV10];1);&quot;&quot;)">
            <text:p/>
          </table:table-cell>
          <table:table-cell table:style-name="ce119" table:content-validation-name="val1" table:formula="of:=IF(WEEKDAY([.AW10])=2;ORG.LIBREOFFICE.WEEKNUM_OOO([.AW10];1);&quot;&quot;)">
            <text:p/>
          </table:table-cell>
          <table:table-cell table:style-name="ce119" table:content-validation-name="val1" table:formula="of:=IF(WEEKDAY([.AX10])=2;ORG.LIBREOFFICE.WEEKNUM_OOO([.AX10];1);&quot;&quot;)">
            <text:p/>
          </table:table-cell>
          <table:table-cell table:style-name="ce119" table:content-validation-name="val1" table:formula="of:=IF(WEEKDAY([.AY10])=2;ORG.LIBREOFFICE.WEEKNUM_OOO([.AY10];1);&quot;&quot;)">
            <text:p/>
          </table:table-cell>
          <table:table-cell table:style-name="ce119" table:content-validation-name="val1" table:formula="of:=IF(WEEKDAY([.AZ10])=2;ORG.LIBREOFFICE.WEEKNUM_OOO([.AZ10];1);&quot;&quot;)">
            <text:p/>
          </table:table-cell>
          <table:table-cell table:style-name="ce119" table:content-validation-name="val1" table:formula="of:=IF(WEEKDAY([.BA10])=2;ORG.LIBREOFFICE.WEEKNUM_OOO([.BA10];1);&quot;&quot;)" office:value-type="float" office:value="41" calcext:value-type="float">
            <text:p>41</text:p>
          </table:table-cell>
          <table:table-cell table:style-name="ce119" table:content-validation-name="val1" table:formula="of:=IF(WEEKDAY([.BB10])=2;ORG.LIBREOFFICE.WEEKNUM_OOO([.BB10];1);&quot;&quot;)">
            <text:p/>
          </table:table-cell>
          <table:table-cell table:style-name="ce119" table:content-validation-name="val1" table:formula="of:=IF(WEEKDAY([.BC10])=2;ORG.LIBREOFFICE.WEEKNUM_OOO([.BC10];1);&quot;&quot;)">
            <text:p/>
          </table:table-cell>
          <table:table-cell table:style-name="ce119" table:content-validation-name="val1" table:formula="of:=IF(WEEKDAY([.BD10])=2;ORG.LIBREOFFICE.WEEKNUM_OOO([.BD10];1);&quot;&quot;)">
            <text:p/>
          </table:table-cell>
          <table:table-cell table:style-name="ce119" table:content-validation-name="val1" table:formula="of:=IF(WEEKDAY([.BE10])=2;ORG.LIBREOFFICE.WEEKNUM_OOO([.BE10];1);&quot;&quot;)">
            <text:p/>
          </table:table-cell>
          <table:table-cell table:style-name="ce119" table:content-validation-name="val1" table:formula="of:=IF(WEEKDAY([.BF10])=2;ORG.LIBREOFFICE.WEEKNUM_OOO([.BF10];1);&quot;&quot;)">
            <text:p/>
          </table:table-cell>
          <table:table-cell table:style-name="ce119" table:content-validation-name="val1" table:formula="of:=IF(WEEKDAY([.BG10])=2;ORG.LIBREOFFICE.WEEKNUM_OOO([.BG10];1);&quot;&quot;)">
            <text:p/>
          </table:table-cell>
          <table:table-cell table:style-name="ce119" table:content-validation-name="val1" table:formula="of:=IF(WEEKDAY([.BH10])=2;ORG.LIBREOFFICE.WEEKNUM_OOO([.BH10];1);&quot;&quot;)" office:value-type="float" office:value="42" calcext:value-type="float">
            <text:p>42</text:p>
          </table:table-cell>
          <table:table-cell table:style-name="ce119" table:content-validation-name="val1" table:formula="of:=IF(WEEKDAY([.BI10])=2;ORG.LIBREOFFICE.WEEKNUM_OOO([.BI10];1);&quot;&quot;)">
            <text:p/>
          </table:table-cell>
          <table:table-cell table:style-name="ce119" table:content-validation-name="val1" table:formula="of:=IF(WEEKDAY([.BJ10])=2;ORG.LIBREOFFICE.WEEKNUM_OOO([.BJ10];1);&quot;&quot;)">
            <text:p/>
          </table:table-cell>
          <table:table-cell table:style-name="ce119" table:content-validation-name="val1" table:formula="of:=IF(WEEKDAY([.BK10])=2;ORG.LIBREOFFICE.WEEKNUM_OOO([.BK10];1);&quot;&quot;)">
            <text:p/>
          </table:table-cell>
          <table:table-cell table:style-name="ce119" table:content-validation-name="val1" table:formula="of:=IF(WEEKDAY([.BL10])=2;ORG.LIBREOFFICE.WEEKNUM_OOO([.BL10];1);&quot;&quot;)">
            <text:p/>
          </table:table-cell>
          <table:table-cell table:style-name="ce119" table:content-validation-name="val1" table:formula="of:=IF(WEEKDAY([.BM10])=2;ORG.LIBREOFFICE.WEEKNUM_OOO([.BM10];1);&quot;&quot;)">
            <text:p/>
          </table:table-cell>
          <table:table-cell table:style-name="ce119" table:content-validation-name="val1" table:formula="of:=IF(WEEKDAY([.BN10])=2;ORG.LIBREOFFICE.WEEKNUM_OOO([.BN10];1);&quot;&quot;)">
            <text:p/>
          </table:table-cell>
          <table:table-cell table:style-name="ce119" table:content-validation-name="val1" table:formula="of:=IF(WEEKDAY([.BO10])=2;ORG.LIBREOFFICE.WEEKNUM_OOO([.BO10];1);&quot;&quot;)" office:value-type="float" office:value="43" calcext:value-type="float">
            <text:p>43</text:p>
          </table:table-cell>
          <table:table-cell table:style-name="ce119" table:content-validation-name="val1" table:formula="of:=IF(WEEKDAY([.BP10])=2;ORG.LIBREOFFICE.WEEKNUM_OOO([.BP10];1);&quot;&quot;)">
            <text:p/>
          </table:table-cell>
          <table:table-cell table:style-name="ce119" table:content-validation-name="val1" table:formula="of:=IF(WEEKDAY([.BQ10])=2;ORG.LIBREOFFICE.WEEKNUM_OOO([.BQ10];1);&quot;&quot;)">
            <text:p/>
          </table:table-cell>
          <table:table-cell table:style-name="ce119" table:content-validation-name="val1" table:formula="of:=IF(WEEKDAY([.BR10])=2;ORG.LIBREOFFICE.WEEKNUM_OOO([.BR10];1);&quot;&quot;)">
            <text:p/>
          </table:table-cell>
          <table:table-cell table:style-name="ce119" table:content-validation-name="val1" table:formula="of:=IF(WEEKDAY([.BS10])=2;ORG.LIBREOFFICE.WEEKNUM_OOO([.BS10];1);&quot;&quot;)">
            <text:p/>
          </table:table-cell>
          <table:table-cell table:style-name="ce119" table:content-validation-name="val1" table:formula="of:=IF(WEEKDAY([.BT10])=2;ORG.LIBREOFFICE.WEEKNUM_OOO([.BT10];1);&quot;&quot;)">
            <text:p/>
          </table:table-cell>
          <table:table-cell table:style-name="ce119" table:content-validation-name="val1" table:formula="of:=IF(WEEKDAY([.BU10])=2;ORG.LIBREOFFICE.WEEKNUM_OOO([.BU10];1);&quot;&quot;)">
            <text:p/>
          </table:table-cell>
          <table:table-cell table:style-name="ce119" table:content-validation-name="val1" table:formula="of:=IF(WEEKDAY([.BV10])=2;ORG.LIBREOFFICE.WEEKNUM_OOO([.BV10];1);&quot;&quot;)" office:value-type="float" office:value="44" calcext:value-type="float">
            <text:p>44</text:p>
          </table:table-cell>
          <table:table-cell table:style-name="ce119" table:content-validation-name="val1" table:formula="of:=IF(WEEKDAY([.BW10])=2;ORG.LIBREOFFICE.WEEKNUM_OOO([.BW10];1);&quot;&quot;)">
            <text:p/>
          </table:table-cell>
          <table:table-cell table:style-name="ce119" table:content-validation-name="val1" table:formula="of:=IF(WEEKDAY([.BX10])=2;ORG.LIBREOFFICE.WEEKNUM_OOO([.BX10];1);&quot;&quot;)">
            <text:p/>
          </table:table-cell>
          <table:table-cell table:style-name="ce119" table:content-validation-name="val1" table:formula="of:=IF(WEEKDAY([.BY10])=2;ORG.LIBREOFFICE.WEEKNUM_OOO([.BY10];1);&quot;&quot;)">
            <text:p/>
          </table:table-cell>
          <table:table-cell table:style-name="ce119" table:content-validation-name="val1" table:formula="of:=IF(WEEKDAY([.BZ10])=2;ORG.LIBREOFFICE.WEEKNUM_OOO([.BZ10];1);&quot;&quot;)">
            <text:p/>
          </table:table-cell>
          <table:table-cell table:style-name="ce119" table:content-validation-name="val1" table:formula="of:=IF(WEEKDAY([.CA10])=2;ORG.LIBREOFFICE.WEEKNUM_OOO([.CA10];1);&quot;&quot;)">
            <text:p/>
          </table:table-cell>
          <table:table-cell table:style-name="ce119" table:content-validation-name="val1" table:formula="of:=IF(WEEKDAY([.CB10])=2;ORG.LIBREOFFICE.WEEKNUM_OOO([.CB10];1);&quot;&quot;)">
            <text:p/>
          </table:table-cell>
          <table:table-cell table:style-name="ce119" table:content-validation-name="val1" table:formula="of:=IF(WEEKDAY([.CC10])=2;ORG.LIBREOFFICE.WEEKNUM_OOO([.CC10];1);&quot;&quot;)" office:value-type="float" office:value="45" calcext:value-type="float">
            <text:p>45</text:p>
          </table:table-cell>
          <table:table-cell table:style-name="ce119" table:content-validation-name="val1" table:formula="of:=IF(WEEKDAY([.CD10])=2;ORG.LIBREOFFICE.WEEKNUM_OOO([.CD10];1);&quot;&quot;)">
            <text:p/>
          </table:table-cell>
          <table:table-cell table:style-name="ce119" table:content-validation-name="val1" table:formula="of:=IF(WEEKDAY([.CE10])=2;ORG.LIBREOFFICE.WEEKNUM_OOO([.CE10];1);&quot;&quot;)">
            <text:p/>
          </table:table-cell>
          <table:table-cell table:style-name="ce119" table:content-validation-name="val1" table:formula="of:=IF(WEEKDAY([.CF10])=2;ORG.LIBREOFFICE.WEEKNUM_OOO([.CF10];1);&quot;&quot;)">
            <text:p/>
          </table:table-cell>
          <table:table-cell table:style-name="ce119" table:content-validation-name="val1" table:formula="of:=IF(WEEKDAY([.CG10])=2;ORG.LIBREOFFICE.WEEKNUM_OOO([.CG10];1);&quot;&quot;)">
            <text:p/>
          </table:table-cell>
          <table:table-cell table:style-name="ce119" table:content-validation-name="val1" table:formula="of:=IF(WEEKDAY([.CH10])=2;ORG.LIBREOFFICE.WEEKNUM_OOO([.CH10];1);&quot;&quot;)">
            <text:p/>
          </table:table-cell>
          <table:table-cell table:style-name="ce119" table:content-validation-name="val1" table:formula="of:=IF(WEEKDAY([.CI10])=2;ORG.LIBREOFFICE.WEEKNUM_OOO([.CI10];1);&quot;&quot;)">
            <text:p/>
          </table:table-cell>
          <table:table-cell table:style-name="ce119" table:content-validation-name="val1" table:formula="of:=IF(WEEKDAY([.CJ10])=2;ORG.LIBREOFFICE.WEEKNUM_OOO([.CJ10];1);&quot;&quot;)" office:value-type="float" office:value="46" calcext:value-type="float">
            <text:p>46</text:p>
          </table:table-cell>
          <table:table-cell table:style-name="ce119" table:content-validation-name="val1" table:formula="of:=IF(WEEKDAY([.CK10])=2;ORG.LIBREOFFICE.WEEKNUM_OOO([.CK10];1);&quot;&quot;)">
            <text:p/>
          </table:table-cell>
          <table:table-cell table:style-name="ce119" table:content-validation-name="val1" table:formula="of:=IF(WEEKDAY([.CL10])=2;ORG.LIBREOFFICE.WEEKNUM_OOO([.CL10];1);&quot;&quot;)">
            <text:p/>
          </table:table-cell>
          <table:table-cell table:style-name="ce119" table:content-validation-name="val1" table:formula="of:=IF(WEEKDAY([.CM10])=2;ORG.LIBREOFFICE.WEEKNUM_OOO([.CM10];1);&quot;&quot;)">
            <text:p/>
          </table:table-cell>
          <table:table-cell table:style-name="ce119" table:content-validation-name="val1" table:formula="of:=IF(WEEKDAY([.CN10])=2;ORG.LIBREOFFICE.WEEKNUM_OOO([.CN10];1);&quot;&quot;)">
            <text:p/>
          </table:table-cell>
          <table:table-cell table:style-name="ce119" table:content-validation-name="val1" table:formula="of:=IF(WEEKDAY([.CO10])=2;ORG.LIBREOFFICE.WEEKNUM_OOO([.CO10];1);&quot;&quot;)">
            <text:p/>
          </table:table-cell>
          <table:table-cell table:style-name="ce119" table:content-validation-name="val1" table:formula="of:=IF(WEEKDAY([.CP10])=2;ORG.LIBREOFFICE.WEEKNUM_OOO([.CP10];1);&quot;&quot;)">
            <text:p/>
          </table:table-cell>
          <table:table-cell table:style-name="ce119" table:content-validation-name="val1" table:formula="of:=IF(WEEKDAY([.CQ10])=2;ORG.LIBREOFFICE.WEEKNUM_OOO([.CQ10];1);&quot;&quot;)" office:value-type="float" office:value="47" calcext:value-type="float">
            <text:p>47</text:p>
          </table:table-cell>
          <table:table-cell table:style-name="ce119" table:content-validation-name="val1" table:formula="of:=IF(WEEKDAY([.CR10])=2;ORG.LIBREOFFICE.WEEKNUM_OOO([.CR10];1);&quot;&quot;)">
            <text:p/>
          </table:table-cell>
          <table:table-cell table:style-name="ce119" table:content-validation-name="val1" table:formula="of:=IF(WEEKDAY([.CS10])=2;ORG.LIBREOFFICE.WEEKNUM_OOO([.CS10];1);&quot;&quot;)">
            <text:p/>
          </table:table-cell>
          <table:table-cell table:style-name="ce119" table:content-validation-name="val1" table:formula="of:=IF(WEEKDAY([.CT10])=2;ORG.LIBREOFFICE.WEEKNUM_OOO([.CT10];1);&quot;&quot;)">
            <text:p/>
          </table:table-cell>
          <table:table-cell table:style-name="ce119" table:content-validation-name="val1" table:formula="of:=IF(WEEKDAY([.CU10])=2;ORG.LIBREOFFICE.WEEKNUM_OOO([.CU10];1);&quot;&quot;)">
            <text:p/>
          </table:table-cell>
          <table:table-cell table:style-name="ce119" table:content-validation-name="val1" table:formula="of:=IF(WEEKDAY([.CV10])=2;ORG.LIBREOFFICE.WEEKNUM_OOO([.CV10];1);&quot;&quot;)">
            <text:p/>
          </table:table-cell>
          <table:table-cell table:style-name="ce119" table:content-validation-name="val1" table:formula="of:=IF(WEEKDAY([.CW10])=2;ORG.LIBREOFFICE.WEEKNUM_OOO([.CW10];1);&quot;&quot;)">
            <text:p/>
          </table:table-cell>
          <table:table-cell table:style-name="ce119" table:content-validation-name="val1" table:formula="of:=IF(WEEKDAY([.CX10])=2;ORG.LIBREOFFICE.WEEKNUM_OOO([.CX10];1);&quot;&quot;)" office:value-type="float" office:value="48" calcext:value-type="float">
            <text:p>48</text:p>
          </table:table-cell>
          <table:table-cell table:style-name="ce119" table:content-validation-name="val1" table:formula="of:=IF(WEEKDAY([.CY10])=2;ORG.LIBREOFFICE.WEEKNUM_OOO([.CY10];1);&quot;&quot;)">
            <text:p/>
          </table:table-cell>
          <table:table-cell table:style-name="ce119" table:content-validation-name="val1" table:formula="of:=IF(WEEKDAY([.CZ10])=2;ORG.LIBREOFFICE.WEEKNUM_OOO([.CZ10];1);&quot;&quot;)">
            <text:p/>
          </table:table-cell>
          <table:table-cell table:style-name="ce119" table:content-validation-name="val1" table:formula="of:=IF(WEEKDAY([.DA10])=2;ORG.LIBREOFFICE.WEEKNUM_OOO([.DA10];1);&quot;&quot;)">
            <text:p/>
          </table:table-cell>
          <table:table-cell table:style-name="ce119" table:content-validation-name="val1" table:formula="of:=IF(WEEKDAY([.DB10])=2;ORG.LIBREOFFICE.WEEKNUM_OOO([.DB10];1);&quot;&quot;)">
            <text:p/>
          </table:table-cell>
          <table:table-cell table:style-name="ce119" table:content-validation-name="val1" table:formula="of:=IF(WEEKDAY([.DC10])=2;ORG.LIBREOFFICE.WEEKNUM_OOO([.DC10];1);&quot;&quot;)">
            <text:p/>
          </table:table-cell>
          <table:table-cell table:style-name="ce119" table:content-validation-name="val1" table:formula="of:=IF(WEEKDAY([.DD10])=2;ORG.LIBREOFFICE.WEEKNUM_OOO([.DD10];1);&quot;&quot;)">
            <text:p/>
          </table:table-cell>
          <table:table-cell table:style-name="ce119" table:content-validation-name="val1" table:formula="of:=IF(WEEKDAY([.DE10])=2;ORG.LIBREOFFICE.WEEKNUM_OOO([.DE10];1);&quot;&quot;)" office:value-type="float" office:value="49" calcext:value-type="float">
            <text:p>49</text:p>
          </table:table-cell>
          <table:table-cell table:style-name="ce119" table:content-validation-name="val1" table:formula="of:=IF(WEEKDAY([.DF10])=2;ORG.LIBREOFFICE.WEEKNUM_OOO([.DF10];1);&quot;&quot;)">
            <text:p/>
          </table:table-cell>
          <table:table-cell table:style-name="ce119" table:content-validation-name="val1" table:formula="of:=IF(WEEKDAY([.DG10])=2;ORG.LIBREOFFICE.WEEKNUM_OOO([.DG10];1);&quot;&quot;)">
            <text:p/>
          </table:table-cell>
          <table:table-cell table:style-name="ce119" table:content-validation-name="val1" table:formula="of:=IF(WEEKDAY([.DH10])=2;ORG.LIBREOFFICE.WEEKNUM_OOO([.DH10];1);&quot;&quot;)">
            <text:p/>
          </table:table-cell>
          <table:table-cell table:style-name="ce119" table:content-validation-name="val1" table:formula="of:=IF(WEEKDAY([.DI10])=2;ORG.LIBREOFFICE.WEEKNUM_OOO([.DI10];1);&quot;&quot;)">
            <text:p/>
          </table:table-cell>
          <table:table-cell table:style-name="ce119" table:content-validation-name="val1" table:formula="of:=IF(WEEKDAY([.DJ10])=2;ORG.LIBREOFFICE.WEEKNUM_OOO([.DJ10];1);&quot;&quot;)">
            <text:p/>
          </table:table-cell>
          <table:table-cell table:style-name="ce119" table:content-validation-name="val1" table:formula="of:=IF(WEEKDAY([.DK10])=2;ORG.LIBREOFFICE.WEEKNUM_OOO([.DK10];1);&quot;&quot;)">
            <text:p/>
          </table:table-cell>
          <table:table-cell table:style-name="ce119" table:content-validation-name="val1" table:formula="of:=IF(WEEKDAY([.DL10])=2;ORG.LIBREOFFICE.WEEKNUM_OOO([.DL10];1);&quot;&quot;)" office:value-type="float" office:value="50" calcext:value-type="float">
            <text:p>50</text:p>
          </table:table-cell>
          <table:table-cell table:style-name="ce119" table:content-validation-name="val1" table:formula="of:=IF(WEEKDAY([.DM10])=2;ORG.LIBREOFFICE.WEEKNUM_OOO([.DM10];1);&quot;&quot;)">
            <text:p/>
          </table:table-cell>
          <table:table-cell table:style-name="ce119" table:content-validation-name="val1" table:formula="of:=IF(WEEKDAY([.DN10])=2;ORG.LIBREOFFICE.WEEKNUM_OOO([.DN10];1);&quot;&quot;)">
            <text:p/>
          </table:table-cell>
          <table:table-cell table:style-name="ce119" table:content-validation-name="val1" table:formula="of:=IF(WEEKDAY([.DO10])=2;ORG.LIBREOFFICE.WEEKNUM_OOO([.DO10];1);&quot;&quot;)">
            <text:p/>
          </table:table-cell>
          <table:table-cell table:style-name="ce119" table:content-validation-name="val1" table:formula="of:=IF(WEEKDAY([.DP10])=2;ORG.LIBREOFFICE.WEEKNUM_OOO([.DP10];1);&quot;&quot;)">
            <text:p/>
          </table:table-cell>
          <table:table-cell table:style-name="ce119" table:content-validation-name="val1" table:formula="of:=IF(WEEKDAY([.DQ10])=2;ORG.LIBREOFFICE.WEEKNUM_OOO([.DQ10];1);&quot;&quot;)">
            <text:p/>
          </table:table-cell>
          <table:table-cell table:style-name="ce119" table:content-validation-name="val1" table:formula="of:=IF(WEEKDAY([.DR10])=2;ORG.LIBREOFFICE.WEEKNUM_OOO([.DR10];1);&quot;&quot;)">
            <text:p/>
          </table:table-cell>
          <table:table-cell table:style-name="ce119" table:content-validation-name="val1" table:formula="of:=IF(WEEKDAY([.DS10])=2;ORG.LIBREOFFICE.WEEKNUM_OOO([.DS10];1);&quot;&quot;)" office:value-type="float" office:value="51" calcext:value-type="float">
            <text:p>51</text:p>
          </table:table-cell>
          <table:table-cell table:style-name="ce119" table:content-validation-name="val1" table:formula="of:=IF(WEEKDAY([.DT10])=2;ORG.LIBREOFFICE.WEEKNUM_OOO([.DT10];1);&quot;&quot;)">
            <text:p/>
          </table:table-cell>
          <table:table-cell table:style-name="ce119" table:content-validation-name="val1" table:formula="of:=IF(WEEKDAY([.DU10])=2;ORG.LIBREOFFICE.WEEKNUM_OOO([.DU10];1);&quot;&quot;)">
            <text:p/>
          </table:table-cell>
          <table:table-cell table:style-name="ce119" table:content-validation-name="val1" table:formula="of:=IF(WEEKDAY([.DV10])=2;ORG.LIBREOFFICE.WEEKNUM_OOO([.DV10];1);&quot;&quot;)">
            <text:p/>
          </table:table-cell>
          <table:table-cell table:style-name="ce119" table:content-validation-name="val1" table:formula="of:=IF(WEEKDAY([.DW10])=2;ORG.LIBREOFFICE.WEEKNUM_OOO([.DW10];1);&quot;&quot;)">
            <text:p/>
          </table:table-cell>
          <table:table-cell table:style-name="ce119" table:content-validation-name="val1" table:formula="of:=IF(WEEKDAY([.DX10])=2;ORG.LIBREOFFICE.WEEKNUM_OOO([.DX10];1);&quot;&quot;)">
            <text:p/>
          </table:table-cell>
          <table:table-cell table:style-name="ce119" table:content-validation-name="val1" table:formula="of:=IF(WEEKDAY([.DY10])=2;ORG.LIBREOFFICE.WEEKNUM_OOO([.DY10];1);&quot;&quot;)">
            <text:p/>
          </table:table-cell>
          <table:table-cell table:style-name="ce119" table:content-validation-name="val1" table:formula="of:=IF(WEEKDAY([.DZ10])=2;ORG.LIBREOFFICE.WEEKNUM_OOO([.DZ10];1);&quot;&quot;)" office:value-type="float" office:value="52" calcext:value-type="float">
            <text:p>52</text:p>
          </table:table-cell>
          <table:table-cell table:style-name="ce119" table:content-validation-name="val1" table:formula="of:=IF(WEEKDAY([.EA10])=2;ORG.LIBREOFFICE.WEEKNUM_OOO([.EA10];1);&quot;&quot;)">
            <text:p/>
          </table:table-cell>
          <table:table-cell table:style-name="ce119" table:content-validation-name="val1" table:formula="of:=IF(WEEKDAY([.EB10])=2;ORG.LIBREOFFICE.WEEKNUM_OOO([.EB10];1);&quot;&quot;)">
            <text:p/>
          </table:table-cell>
          <table:table-cell table:style-name="ce119" table:content-validation-name="val1" table:formula="of:=IF(WEEKDAY([.EC10])=2;ORG.LIBREOFFICE.WEEKNUM_OOO([.EC10];1);&quot;&quot;)">
            <text:p/>
          </table:table-cell>
          <table:table-cell table:style-name="ce119" table:content-validation-name="val1" table:formula="of:=IF(WEEKDAY([.ED10])=2;ORG.LIBREOFFICE.WEEKNUM_OOO([.ED10];1);&quot;&quot;)">
            <text:p/>
          </table:table-cell>
          <table:table-cell table:style-name="ce119" table:content-validation-name="val1" table:formula="of:=IF(WEEKDAY([.EE10])=2;ORG.LIBREOFFICE.WEEKNUM_OOO([.EE10];1);&quot;&quot;)">
            <text:p/>
          </table:table-cell>
          <table:table-cell table:style-name="ce119" table:content-validation-name="val1" table:formula="of:=IF(WEEKDAY([.EF10])=2;ORG.LIBREOFFICE.WEEKNUM_OOO([.EF10];1);&quot;&quot;)">
            <text:p/>
          </table:table-cell>
          <table:table-cell table:style-name="ce119" table:content-validation-name="val1" table:formula="of:=IF(WEEKDAY([.EG10])=2;ORG.LIBREOFFICE.WEEKNUM_OOO([.EG10];1);&quot;&quot;)" office:value-type="float" office:value="1" calcext:value-type="float">
            <text:p>01</text:p>
          </table:table-cell>
          <table:table-cell table:style-name="ce119" table:content-validation-name="val1" table:formula="of:=IF(WEEKDAY([.EH10])=2;ORG.LIBREOFFICE.WEEKNUM_OOO([.EH10];1);&quot;&quot;)">
            <text:p/>
          </table:table-cell>
          <table:table-cell table:style-name="ce119" table:content-validation-name="val1" table:formula="of:=IF(WEEKDAY([.EI10])=2;ORG.LIBREOFFICE.WEEKNUM_OOO([.EI10];1);&quot;&quot;)">
            <text:p/>
          </table:table-cell>
          <table:table-cell table:style-name="ce119" table:content-validation-name="val1" table:formula="of:=IF(WEEKDAY([.EJ10])=2;ORG.LIBREOFFICE.WEEKNUM_OOO([.EJ10];1);&quot;&quot;)">
            <text:p/>
          </table:table-cell>
          <table:table-cell table:style-name="ce119" table:content-validation-name="val1" table:formula="of:=IF(WEEKDAY([.EK10])=2;ORG.LIBREOFFICE.WEEKNUM_OOO([.EK10];1);&quot;&quot;)">
            <text:p/>
          </table:table-cell>
          <table:table-cell table:style-name="ce119" table:content-validation-name="val1" table:formula="of:=IF(WEEKDAY([.EL10])=2;ORG.LIBREOFFICE.WEEKNUM_OOO([.EL10];1);&quot;&quot;)">
            <text:p/>
          </table:table-cell>
          <table:table-cell table:style-name="ce119" table:content-validation-name="val1" table:formula="of:=IF(WEEKDAY([.EM10])=2;ORG.LIBREOFFICE.WEEKNUM_OOO([.EM10];1);&quot;&quot;)">
            <text:p/>
          </table:table-cell>
          <table:table-cell table:style-name="ce119" table:content-validation-name="val1" table:formula="of:=IF(WEEKDAY([.EN10])=2;ORG.LIBREOFFICE.WEEKNUM_OOO([.EN10];1);&quot;&quot;)" office:value-type="float" office:value="2" calcext:value-type="float">
            <text:p>02</text:p>
          </table:table-cell>
          <table:table-cell table:style-name="ce119" table:content-validation-name="val1" table:formula="of:=IF(WEEKDAY([.EO10])=2;ORG.LIBREOFFICE.WEEKNUM_OOO([.EO10];1);&quot;&quot;)">
            <text:p/>
          </table:table-cell>
          <table:table-cell table:style-name="ce119" table:content-validation-name="val1" table:formula="of:=IF(WEEKDAY([.EP10])=2;ORG.LIBREOFFICE.WEEKNUM_OOO([.EP10];1);&quot;&quot;)">
            <text:p/>
          </table:table-cell>
          <table:table-cell table:style-name="ce119" table:content-validation-name="val1" table:formula="of:=IF(WEEKDAY([.EQ10])=2;ORG.LIBREOFFICE.WEEKNUM_OOO([.EQ10];1);&quot;&quot;)">
            <text:p/>
          </table:table-cell>
          <table:table-cell table:style-name="ce119" table:content-validation-name="val1" table:formula="of:=IF(WEEKDAY([.ER10])=2;ORG.LIBREOFFICE.WEEKNUM_OOO([.ER10];1);&quot;&quot;)">
            <text:p/>
          </table:table-cell>
          <table:table-cell table:style-name="ce119" table:content-validation-name="val1" table:formula="of:=IF(WEEKDAY([.ES10])=2;ORG.LIBREOFFICE.WEEKNUM_OOO([.ES10];1);&quot;&quot;)">
            <text:p/>
          </table:table-cell>
          <table:table-cell table:style-name="ce119" table:content-validation-name="val1" table:formula="of:=IF(WEEKDAY([.ET10])=2;ORG.LIBREOFFICE.WEEKNUM_OOO([.ET10];1);&quot;&quot;)">
            <text:p/>
          </table:table-cell>
          <table:table-cell table:style-name="ce119" table:content-validation-name="val1" table:formula="of:=IF(WEEKDAY([.EU10])=2;ORG.LIBREOFFICE.WEEKNUM_OOO([.EU10];1);&quot;&quot;)" office:value-type="float" office:value="3" calcext:value-type="float">
            <text:p>03</text:p>
          </table:table-cell>
          <table:table-cell table:style-name="ce119" table:content-validation-name="val1" table:formula="of:=IF(WEEKDAY([.EV10])=2;ORG.LIBREOFFICE.WEEKNUM_OOO([.EV10];1);&quot;&quot;)">
            <text:p/>
          </table:table-cell>
          <table:table-cell table:style-name="ce119" table:content-validation-name="val1" table:formula="of:=IF(WEEKDAY([.EW10])=2;ORG.LIBREOFFICE.WEEKNUM_OOO([.EW10];1);&quot;&quot;)">
            <text:p/>
          </table:table-cell>
          <table:table-cell table:style-name="ce119" table:content-validation-name="val1" table:formula="of:=IF(WEEKDAY([.EX10])=2;ORG.LIBREOFFICE.WEEKNUM_OOO([.EX10];1);&quot;&quot;)">
            <text:p/>
          </table:table-cell>
          <table:table-cell table:style-name="ce119" table:content-validation-name="val1" table:formula="of:=IF(WEEKDAY([.EY10])=2;ORG.LIBREOFFICE.WEEKNUM_OOO([.EY10];1);&quot;&quot;)">
            <text:p/>
          </table:table-cell>
          <table:table-cell table:style-name="ce119" table:content-validation-name="val1" table:formula="of:=IF(WEEKDAY([.EZ10])=2;ORG.LIBREOFFICE.WEEKNUM_OOO([.EZ10];1);&quot;&quot;)">
            <text:p/>
          </table:table-cell>
          <table:table-cell table:style-name="ce119" table:content-validation-name="val1" table:formula="of:=IF(WEEKDAY([.FA10])=2;ORG.LIBREOFFICE.WEEKNUM_OOO([.FA10];1);&quot;&quot;)">
            <text:p/>
          </table:table-cell>
          <table:table-cell table:style-name="ce119" table:content-validation-name="val1" table:formula="of:=IF(WEEKDAY([.FB10])=2;ORG.LIBREOFFICE.WEEKNUM_OOO([.FB10];1);&quot;&quot;)" office:value-type="float" office:value="4" calcext:value-type="float">
            <text:p>04</text:p>
          </table:table-cell>
          <table:table-cell table:style-name="ce119" table:content-validation-name="val1" table:formula="of:=IF(WEEKDAY([.FC10])=2;ORG.LIBREOFFICE.WEEKNUM_OOO([.FC10];1);&quot;&quot;)">
            <text:p/>
          </table:table-cell>
          <table:table-cell table:style-name="ce119" table:content-validation-name="val1" table:formula="of:=IF(WEEKDAY([.FD10])=2;ORG.LIBREOFFICE.WEEKNUM_OOO([.FD10];1);&quot;&quot;)">
            <text:p/>
          </table:table-cell>
          <table:table-cell table:style-name="ce119" table:content-validation-name="val1" table:formula="of:=IF(WEEKDAY([.FE10])=2;ORG.LIBREOFFICE.WEEKNUM_OOO([.FE10];1);&quot;&quot;)">
            <text:p/>
          </table:table-cell>
          <table:table-cell table:style-name="ce119" table:content-validation-name="val1" table:formula="of:=IF(WEEKDAY([.FF10])=2;ORG.LIBREOFFICE.WEEKNUM_OOO([.FF10];1);&quot;&quot;)">
            <text:p/>
          </table:table-cell>
          <table:table-cell table:style-name="ce119" table:content-validation-name="val1" table:formula="of:=IF(WEEKDAY([.FG10])=2;ORG.LIBREOFFICE.WEEKNUM_OOO([.FG10];1);&quot;&quot;)">
            <text:p/>
          </table:table-cell>
          <table:table-cell table:style-name="ce119" table:content-validation-name="val1" table:formula="of:=IF(WEEKDAY([.FH10])=2;ORG.LIBREOFFICE.WEEKNUM_OOO([.FH10];1);&quot;&quot;)">
            <text:p/>
          </table:table-cell>
          <table:table-cell table:style-name="ce119" table:content-validation-name="val1" table:formula="of:=IF(WEEKDAY([.FI10])=2;ORG.LIBREOFFICE.WEEKNUM_OOO([.FI10];1);&quot;&quot;)" office:value-type="float" office:value="5" calcext:value-type="float">
            <text:p>05</text:p>
          </table:table-cell>
          <table:table-cell table:style-name="ce119" table:content-validation-name="val1" table:formula="of:=IF(WEEKDAY([.FJ10])=2;ORG.LIBREOFFICE.WEEKNUM_OOO([.FJ10];1);&quot;&quot;)">
            <text:p/>
          </table:table-cell>
          <table:table-cell table:style-name="ce119" table:content-validation-name="val1" table:formula="of:=IF(WEEKDAY([.FK10])=2;ORG.LIBREOFFICE.WEEKNUM_OOO([.FK10];1);&quot;&quot;)">
            <text:p/>
          </table:table-cell>
          <table:table-cell table:style-name="ce119" table:content-validation-name="val1" table:formula="of:=IF(WEEKDAY([.FL10])=2;ORG.LIBREOFFICE.WEEKNUM_OOO([.FL10];1);&quot;&quot;)">
            <text:p/>
          </table:table-cell>
          <table:table-cell table:style-name="ce119" table:content-validation-name="val1" table:formula="of:=IF(WEEKDAY([.FM10])=2;ORG.LIBREOFFICE.WEEKNUM_OOO([.FM10];1);&quot;&quot;)">
            <text:p/>
          </table:table-cell>
          <table:table-cell table:style-name="ce119" table:content-validation-name="val1" table:formula="of:=IF(WEEKDAY([.FN10])=2;ORG.LIBREOFFICE.WEEKNUM_OOO([.FN10];1);&quot;&quot;)">
            <text:p/>
          </table:table-cell>
          <table:table-cell table:style-name="ce119" table:content-validation-name="val1" table:formula="of:=IF(WEEKDAY([.FO10])=2;ORG.LIBREOFFICE.WEEKNUM_OOO([.FO10];1);&quot;&quot;)">
            <text:p/>
          </table:table-cell>
          <table:table-cell table:style-name="ce119" table:content-validation-name="val1" table:formula="of:=IF(WEEKDAY([.FP10])=2;ORG.LIBREOFFICE.WEEKNUM_OOO([.FP10];1);&quot;&quot;)" office:value-type="float" office:value="6" calcext:value-type="float">
            <text:p>06</text:p>
          </table:table-cell>
          <table:table-cell table:style-name="ce119" table:content-validation-name="val1" table:formula="of:=IF(WEEKDAY([.FQ10])=2;ORG.LIBREOFFICE.WEEKNUM_OOO([.FQ10];1);&quot;&quot;)">
            <text:p/>
          </table:table-cell>
          <table:table-cell table:style-name="ce119" table:content-validation-name="val1" table:formula="of:=IF(WEEKDAY([.FR10])=2;ORG.LIBREOFFICE.WEEKNUM_OOO([.FR10];1);&quot;&quot;)">
            <text:p/>
          </table:table-cell>
          <table:table-cell table:style-name="ce119" table:content-validation-name="val1" table:formula="of:=IF(WEEKDAY([.FS10])=2;ORG.LIBREOFFICE.WEEKNUM_OOO([.FS10];1);&quot;&quot;)">
            <text:p/>
          </table:table-cell>
          <table:table-cell table:style-name="ce119" table:content-validation-name="val1" table:formula="of:=IF(WEEKDAY([.FT10])=2;ORG.LIBREOFFICE.WEEKNUM_OOO([.FT10];1);&quot;&quot;)">
            <text:p/>
          </table:table-cell>
          <table:table-cell table:style-name="ce119" table:content-validation-name="val1" table:formula="of:=IF(WEEKDAY([.FU10])=2;ORG.LIBREOFFICE.WEEKNUM_OOO([.FU10];1);&quot;&quot;)">
            <text:p/>
          </table:table-cell>
          <table:table-cell table:style-name="ce119" table:content-validation-name="val1" table:formula="of:=IF(WEEKDAY([.FV10])=2;ORG.LIBREOFFICE.WEEKNUM_OOO([.FV10];1);&quot;&quot;)">
            <text:p/>
          </table:table-cell>
          <table:table-cell table:style-name="ce119" table:content-validation-name="val1" table:formula="of:=IF(WEEKDAY([.FW10])=2;ORG.LIBREOFFICE.WEEKNUM_OOO([.FW10];1);&quot;&quot;)" office:value-type="float" office:value="7" calcext:value-type="float">
            <text:p>07</text:p>
          </table:table-cell>
          <table:table-cell table:style-name="ce119" table:content-validation-name="val1" table:formula="of:=IF(WEEKDAY([.FX10])=2;ORG.LIBREOFFICE.WEEKNUM_OOO([.FX10];1);&quot;&quot;)">
            <text:p/>
          </table:table-cell>
          <table:table-cell table:style-name="ce119" table:content-validation-name="val1" table:formula="of:=IF(WEEKDAY([.FY10])=2;ORG.LIBREOFFICE.WEEKNUM_OOO([.FY10];1);&quot;&quot;)">
            <text:p/>
          </table:table-cell>
          <table:table-cell table:style-name="ce119" table:content-validation-name="val1" table:formula="of:=IF(WEEKDAY([.FZ10])=2;ORG.LIBREOFFICE.WEEKNUM_OOO([.FZ10];1);&quot;&quot;)">
            <text:p/>
          </table:table-cell>
          <table:table-cell table:style-name="ce119" table:content-validation-name="val1" table:formula="of:=IF(WEEKDAY([.GA10])=2;ORG.LIBREOFFICE.WEEKNUM_OOO([.GA10];1);&quot;&quot;)">
            <text:p/>
          </table:table-cell>
          <table:table-cell table:style-name="ce119" table:content-validation-name="val1" table:formula="of:=IF(WEEKDAY([.GB10])=2;ORG.LIBREOFFICE.WEEKNUM_OOO([.GB10];1);&quot;&quot;)">
            <text:p/>
          </table:table-cell>
          <table:table-cell table:style-name="ce119" table:content-validation-name="val1" table:formula="of:=IF(WEEKDAY([.GC10])=2;ORG.LIBREOFFICE.WEEKNUM_OOO([.GC10];1);&quot;&quot;)">
            <text:p/>
          </table:table-cell>
          <table:table-cell table:style-name="ce119" table:content-validation-name="val1" table:formula="of:=IF(WEEKDAY([.GD10])=2;ORG.LIBREOFFICE.WEEKNUM_OOO([.GD10];1);&quot;&quot;)" office:value-type="float" office:value="8" calcext:value-type="float">
            <text:p>08</text:p>
          </table:table-cell>
          <table:table-cell table:style-name="ce119" table:content-validation-name="val1" table:formula="of:=IF(WEEKDAY([.GE10])=2;ORG.LIBREOFFICE.WEEKNUM_OOO([.GE10];1);&quot;&quot;)">
            <text:p/>
          </table:table-cell>
          <table:table-cell table:style-name="ce119" table:content-validation-name="val1" table:formula="of:=IF(WEEKDAY([.GF10])=2;ORG.LIBREOFFICE.WEEKNUM_OOO([.GF10];1);&quot;&quot;)">
            <text:p/>
          </table:table-cell>
          <table:table-cell table:style-name="ce119" table:content-validation-name="val1" table:formula="of:=IF(WEEKDAY([.GG10])=2;ORG.LIBREOFFICE.WEEKNUM_OOO([.GG10];1);&quot;&quot;)">
            <text:p/>
          </table:table-cell>
          <table:table-cell table:style-name="ce119" table:content-validation-name="val1" table:formula="of:=IF(WEEKDAY([.GH10])=2;ORG.LIBREOFFICE.WEEKNUM_OOO([.GH10];1);&quot;&quot;)">
            <text:p/>
          </table:table-cell>
          <table:table-cell table:style-name="ce119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7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Nom de la tâche</text:p>
          </table:table-cell>
          <table:table-cell table:style-name="ce3" table:content-validation-name="val1" office:value-type="string" calcext:value-type="string">
            <text:p>Ressources</text:p>
          </table:table-cell>
          <table:table-cell table:style-name="ce42" table:content-validation-name="val1" office:value-type="string" calcext:value-type="string">
            <text:p>Début</text:p>
          </table:table-cell>
          <table:table-cell table:style-name="ce56" table:content-validation-name="val1" office:value-type="string" calcext:value-type="string">
            <text:p>Durée</text:p>
          </table:table-cell>
          <table:table-cell table:style-name="ce42" table:content-validation-name="val1" office:value-type="string" calcext:value-type="string">
            <text:p>Fin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Jours</text:p>
          </table:table-cell>
          <table:table-cell table:style-name="ce106" table:content-validation-name="val1" office:value-type="string" calcext:value-type="string">
            <text:p>Jours réalisés</text:p>
          </table:table-cell>
          <table:table-cell table:style-name="ce113" table:content-validation-name="val1" office:value-type="string" calcext:value-type="string">
            <text:p>Jours restants</text:p>
          </table:table-cell>
          <table:table-cell table:style-name="ce120" table:content-validation-name="val1" table:formula="of:=[.K10]" office:value-type="date" office:date-value="2018-08-27" calcext:value-type="date">
            <text:p>août-18</text:p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>
            <text:p/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 office:value-type="date" office:date-value="2018-09-01" calcext:value-type="date">
            <text:p>sept.-18</text:p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>
            <text:p/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>
            <text:p/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>
            <text:p/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 office:value-type="date" office:date-value="2018-10-01" calcext:value-type="date">
            <text:p>oct.-18</text:p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>
            <text:p/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>
            <text:p/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>
            <text:p/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 office:value-type="date" office:date-value="2018-11-01" calcext:value-type="date">
            <text:p>nov.-18</text:p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>
            <text:p/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>
            <text:p/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>
            <text:p/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 office:value-type="date" office:date-value="2018-12-01" calcext:value-type="date">
            <text:p>déc.-18</text:p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>
            <text:p/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>
            <text:p/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>
            <text:p/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 office:value-type="date" office:date-value="2019-01-01" calcext:value-type="date">
            <text:p>janv.-19</text:p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>
            <text:p/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>
            <text:p/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>
            <text:p/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 office:value-type="date" office:date-value="2019-02-01" calcext:value-type="date">
            <text:p>févr.-19</text:p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>
            <text:p/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>
            <text:p/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4" table:content-validation-name="val1" table:number-columns-repeated="3"/>
          <table:table-cell table:style-name="ce43" table:content-validation-name="val1" table:formula="of:=MIN([.D11:.D38])" office:value-type="date" office:date-value="2018-08-27" calcext:value-type="date">
            <text:p>27-août-2018</text:p>
          </table:table-cell>
          <table:table-cell table:style-name="ce57" table:content-validation-name="val1" table:formula="of:=NETWORKDAYS([.D10];[.F10])" office:value-type="float" office:value="21" calcext:value-type="float">
            <text:p>21</text:p>
          </table:table-cell>
          <table:table-cell table:style-name="ce43" table:content-validation-name="val1" table:formula="of:=MAX([.F11:.F38])" office:value-type="date" office:date-value="2018-09-24" calcext:value-type="date">
            <text:p>24-sept.-2018</text:p>
          </table:table-cell>
          <table:table-cell table:style-name="ce82" table:content-validation-name="val1" table:formula="of:=SUMPRODUCT([.G11]+[.G35]+[.G40]+[.G49]+[.G61];[.E11]+[.E35]+[.E40]+[.E49]+[.E61])/SUM([.E11]+[.E35]+[.E40]+[.E49]+[.E61])" office:value-type="percentage" office:value="1.28571428571429" calcext:value-type="percentage">
            <text:p>129%</text:p>
          </table:table-cell>
          <table:table-cell table:style-name="ce99" table:content-validation-name="val1" table:formula="of:=[.F10]-[.D10]+1" office:value-type="float" office:value="29" calcext:value-type="float">
            <text:p>29</text:p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2018-08-27" calcext:value-type="date">
            <text:p>27</text:p>
          </table:table-cell>
          <table:table-cell table:style-name="ce121" table:content-validation-name="val1" table:formula="of:=[.K10]+1" office:value-type="date" office:date-value="2018-08-28" calcext:value-type="date">
            <text:p>28</text:p>
          </table:table-cell>
          <table:table-cell table:style-name="ce121" table:content-validation-name="val1" table:formula="of:=[.L10]+1" office:value-type="date" office:date-value="2018-08-29" calcext:value-type="date">
            <text:p>29</text:p>
          </table:table-cell>
          <table:table-cell table:style-name="ce121" table:content-validation-name="val1" table:formula="of:=[.M10]+1" office:value-type="date" office:date-value="2018-08-30" calcext:value-type="date">
            <text:p>30</text:p>
          </table:table-cell>
          <table:table-cell table:style-name="ce121" table:content-validation-name="val1" table:formula="of:=[.N10]+1" office:value-type="date" office:date-value="2018-08-31" calcext:value-type="date">
            <text:p>31</text:p>
          </table:table-cell>
          <table:table-cell table:style-name="ce121" table:content-validation-name="val1" table:formula="of:=[.O10]+1" office:value-type="date" office:date-value="2018-09-01" calcext:value-type="date">
            <text:p>01</text:p>
          </table:table-cell>
          <table:table-cell table:style-name="ce121" table:content-validation-name="val1" table:formula="of:=[.P10]+1" office:value-type="date" office:date-value="2018-09-02" calcext:value-type="date">
            <text:p>02</text:p>
          </table:table-cell>
          <table:table-cell table:style-name="ce121" table:content-validation-name="val1" table:formula="of:=[.Q10]+1" office:value-type="date" office:date-value="2018-09-03" calcext:value-type="date">
            <text:p>03</text:p>
          </table:table-cell>
          <table:table-cell table:style-name="ce121" table:content-validation-name="val1" table:formula="of:=[.R10]+1" office:value-type="date" office:date-value="2018-09-04" calcext:value-type="date">
            <text:p>04</text:p>
          </table:table-cell>
          <table:table-cell table:style-name="ce121" table:content-validation-name="val1" table:formula="of:=[.S10]+1" office:value-type="date" office:date-value="2018-09-05" calcext:value-type="date">
            <text:p>05</text:p>
          </table:table-cell>
          <table:table-cell table:style-name="ce121" table:content-validation-name="val1" table:formula="of:=[.T10]+1" office:value-type="date" office:date-value="2018-09-06" calcext:value-type="date">
            <text:p>06</text:p>
          </table:table-cell>
          <table:table-cell table:style-name="ce121" table:content-validation-name="val1" table:formula="of:=[.U10]+1" office:value-type="date" office:date-value="2018-09-07" calcext:value-type="date">
            <text:p>07</text:p>
          </table:table-cell>
          <table:table-cell table:style-name="ce121" table:content-validation-name="val1" table:formula="of:=[.V10]+1" office:value-type="date" office:date-value="2018-09-08" calcext:value-type="date">
            <text:p>08</text:p>
          </table:table-cell>
          <table:table-cell table:style-name="ce121" table:content-validation-name="val1" table:formula="of:=[.W10]+1" office:value-type="date" office:date-value="2018-09-09" calcext:value-type="date">
            <text:p>09</text:p>
          </table:table-cell>
          <table:table-cell table:style-name="ce121" table:content-validation-name="val1" table:formula="of:=[.X10]+1" office:value-type="date" office:date-value="2018-09-10" calcext:value-type="date">
            <text:p>10</text:p>
          </table:table-cell>
          <table:table-cell table:style-name="ce121" table:content-validation-name="val1" table:formula="of:=[.Y10]+1" office:value-type="date" office:date-value="2018-09-11" calcext:value-type="date">
            <text:p>11</text:p>
          </table:table-cell>
          <table:table-cell table:style-name="ce121" table:content-validation-name="val1" table:formula="of:=[.Z10]+1" office:value-type="date" office:date-value="2018-09-12" calcext:value-type="date">
            <text:p>12</text:p>
          </table:table-cell>
          <table:table-cell table:style-name="ce121" table:content-validation-name="val1" table:formula="of:=[.AA10]+1" office:value-type="date" office:date-value="2018-09-13" calcext:value-type="date">
            <text:p>13</text:p>
          </table:table-cell>
          <table:table-cell table:style-name="ce121" table:content-validation-name="val1" table:formula="of:=[.AB10]+1" office:value-type="date" office:date-value="2018-09-14" calcext:value-type="date">
            <text:p>14</text:p>
          </table:table-cell>
          <table:table-cell table:style-name="ce121" table:content-validation-name="val1" table:formula="of:=[.AC10]+1" office:value-type="date" office:date-value="2018-09-15" calcext:value-type="date">
            <text:p>15</text:p>
          </table:table-cell>
          <table:table-cell table:style-name="ce121" table:content-validation-name="val1" table:formula="of:=[.AD10]+1" office:value-type="date" office:date-value="2018-09-16" calcext:value-type="date">
            <text:p>16</text:p>
          </table:table-cell>
          <table:table-cell table:style-name="ce121" table:content-validation-name="val1" table:formula="of:=[.AE10]+1" office:value-type="date" office:date-value="2018-09-17" calcext:value-type="date">
            <text:p>17</text:p>
          </table:table-cell>
          <table:table-cell table:style-name="ce121" table:content-validation-name="val1" table:formula="of:=[.AF10]+1" office:value-type="date" office:date-value="2018-09-18" calcext:value-type="date">
            <text:p>18</text:p>
          </table:table-cell>
          <table:table-cell table:style-name="ce121" table:content-validation-name="val1" table:formula="of:=[.AG10]+1" office:value-type="date" office:date-value="2018-09-19" calcext:value-type="date">
            <text:p>19</text:p>
          </table:table-cell>
          <table:table-cell table:style-name="ce121" table:content-validation-name="val1" table:formula="of:=[.AH10]+1" office:value-type="date" office:date-value="2018-09-20" calcext:value-type="date">
            <text:p>20</text:p>
          </table:table-cell>
          <table:table-cell table:style-name="ce121" table:content-validation-name="val1" table:formula="of:=[.AI10]+1" office:value-type="date" office:date-value="2018-09-21" calcext:value-type="date">
            <text:p>21</text:p>
          </table:table-cell>
          <table:table-cell table:style-name="ce121" table:content-validation-name="val1" table:formula="of:=[.AJ10]+1" office:value-type="date" office:date-value="2018-09-22" calcext:value-type="date">
            <text:p>22</text:p>
          </table:table-cell>
          <table:table-cell table:style-name="ce121" table:content-validation-name="val1" table:formula="of:=[.AK10]+1" office:value-type="date" office:date-value="2018-09-23" calcext:value-type="date">
            <text:p>23</text:p>
          </table:table-cell>
          <table:table-cell table:style-name="ce121" table:content-validation-name="val1" table:formula="of:=[.AL10]+1" office:value-type="date" office:date-value="2018-09-24" calcext:value-type="date">
            <text:p>24</text:p>
          </table:table-cell>
          <table:table-cell table:style-name="ce121" table:content-validation-name="val1" table:formula="of:=[.AM10]+1" office:value-type="date" office:date-value="2018-09-25" calcext:value-type="date">
            <text:p>25</text:p>
          </table:table-cell>
          <table:table-cell table:style-name="ce121" table:content-validation-name="val1" table:formula="of:=[.AN10]+1" office:value-type="date" office:date-value="2018-09-26" calcext:value-type="date">
            <text:p>26</text:p>
          </table:table-cell>
          <table:table-cell table:style-name="ce121" table:content-validation-name="val1" table:formula="of:=[.AO10]+1" office:value-type="date" office:date-value="2018-09-27" calcext:value-type="date">
            <text:p>27</text:p>
          </table:table-cell>
          <table:table-cell table:style-name="ce121" table:content-validation-name="val1" table:formula="of:=[.AP10]+1" office:value-type="date" office:date-value="2018-09-28" calcext:value-type="date">
            <text:p>28</text:p>
          </table:table-cell>
          <table:table-cell table:style-name="ce121" table:content-validation-name="val1" table:formula="of:=[.AQ10]+1" office:value-type="date" office:date-value="2018-09-29" calcext:value-type="date">
            <text:p>29</text:p>
          </table:table-cell>
          <table:table-cell table:style-name="ce121" table:content-validation-name="val1" table:formula="of:=[.AR10]+1" office:value-type="date" office:date-value="2018-09-30" calcext:value-type="date">
            <text:p>30</text:p>
          </table:table-cell>
          <table:table-cell table:style-name="ce121" table:content-validation-name="val1" table:formula="of:=[.AS10]+1" office:value-type="date" office:date-value="2018-10-01" calcext:value-type="date">
            <text:p>01</text:p>
          </table:table-cell>
          <table:table-cell table:style-name="ce121" table:content-validation-name="val1" table:formula="of:=[.AT10]+1" office:value-type="date" office:date-value="2018-10-02" calcext:value-type="date">
            <text:p>02</text:p>
          </table:table-cell>
          <table:table-cell table:style-name="ce121" table:content-validation-name="val1" table:formula="of:=[.AU10]+1" office:value-type="date" office:date-value="2018-10-03" calcext:value-type="date">
            <text:p>03</text:p>
          </table:table-cell>
          <table:table-cell table:style-name="ce121" table:content-validation-name="val1" table:formula="of:=[.AV10]+1" office:value-type="date" office:date-value="2018-10-04" calcext:value-type="date">
            <text:p>04</text:p>
          </table:table-cell>
          <table:table-cell table:style-name="ce121" table:content-validation-name="val1" table:formula="of:=[.AW10]+1" office:value-type="date" office:date-value="2018-10-05" calcext:value-type="date">
            <text:p>05</text:p>
          </table:table-cell>
          <table:table-cell table:style-name="ce121" table:content-validation-name="val1" table:formula="of:=[.AX10]+1" office:value-type="date" office:date-value="2018-10-06" calcext:value-type="date">
            <text:p>06</text:p>
          </table:table-cell>
          <table:table-cell table:style-name="ce121" table:content-validation-name="val1" table:formula="of:=[.AY10]+1" office:value-type="date" office:date-value="2018-10-07" calcext:value-type="date">
            <text:p>07</text:p>
          </table:table-cell>
          <table:table-cell table:style-name="ce121" table:content-validation-name="val1" table:formula="of:=[.AZ10]+1" office:value-type="date" office:date-value="2018-10-08" calcext:value-type="date">
            <text:p>08</text:p>
          </table:table-cell>
          <table:table-cell table:style-name="ce121" table:content-validation-name="val1" table:formula="of:=[.BA10]+1" office:value-type="date" office:date-value="2018-10-09" calcext:value-type="date">
            <text:p>09</text:p>
          </table:table-cell>
          <table:table-cell table:style-name="ce121" table:content-validation-name="val1" table:formula="of:=[.BB10]+1" office:value-type="date" office:date-value="2018-10-10" calcext:value-type="date">
            <text:p>10</text:p>
          </table:table-cell>
          <table:table-cell table:style-name="ce121" table:content-validation-name="val1" table:formula="of:=[.BC10]+1" office:value-type="date" office:date-value="2018-10-11" calcext:value-type="date">
            <text:p>11</text:p>
          </table:table-cell>
          <table:table-cell table:style-name="ce121" table:content-validation-name="val1" table:formula="of:=[.BD10]+1" office:value-type="date" office:date-value="2018-10-12" calcext:value-type="date">
            <text:p>12</text:p>
          </table:table-cell>
          <table:table-cell table:style-name="ce121" table:content-validation-name="val1" table:formula="of:=[.BE10]+1" office:value-type="date" office:date-value="2018-10-13" calcext:value-type="date">
            <text:p>13</text:p>
          </table:table-cell>
          <table:table-cell table:style-name="ce121" table:content-validation-name="val1" table:formula="of:=[.BF10]+1" office:value-type="date" office:date-value="2018-10-14" calcext:value-type="date">
            <text:p>14</text:p>
          </table:table-cell>
          <table:table-cell table:style-name="ce121" table:content-validation-name="val1" table:formula="of:=[.BG10]+1" office:value-type="date" office:date-value="2018-10-15" calcext:value-type="date">
            <text:p>15</text:p>
          </table:table-cell>
          <table:table-cell table:style-name="ce121" table:content-validation-name="val1" table:formula="of:=[.BH10]+1" office:value-type="date" office:date-value="2018-10-16" calcext:value-type="date">
            <text:p>16</text:p>
          </table:table-cell>
          <table:table-cell table:style-name="ce121" table:content-validation-name="val1" table:formula="of:=[.BI10]+1" office:value-type="date" office:date-value="2018-10-17" calcext:value-type="date">
            <text:p>17</text:p>
          </table:table-cell>
          <table:table-cell table:style-name="ce121" table:content-validation-name="val1" table:formula="of:=[.BJ10]+1" office:value-type="date" office:date-value="2018-10-18" calcext:value-type="date">
            <text:p>18</text:p>
          </table:table-cell>
          <table:table-cell table:style-name="ce121" table:content-validation-name="val1" table:formula="of:=[.BK10]+1" office:value-type="date" office:date-value="2018-10-19" calcext:value-type="date">
            <text:p>19</text:p>
          </table:table-cell>
          <table:table-cell table:style-name="ce121" table:content-validation-name="val1" table:formula="of:=[.BL10]+1" office:value-type="date" office:date-value="2018-10-20" calcext:value-type="date">
            <text:p>20</text:p>
          </table:table-cell>
          <table:table-cell table:style-name="ce121" table:content-validation-name="val1" table:formula="of:=[.BM10]+1" office:value-type="date" office:date-value="2018-10-21" calcext:value-type="date">
            <text:p>21</text:p>
          </table:table-cell>
          <table:table-cell table:style-name="ce121" table:content-validation-name="val1" table:formula="of:=[.BN10]+1" office:value-type="date" office:date-value="2018-10-22" calcext:value-type="date">
            <text:p>22</text:p>
          </table:table-cell>
          <table:table-cell table:style-name="ce121" table:content-validation-name="val1" table:formula="of:=[.BO10]+1" office:value-type="date" office:date-value="2018-10-23" calcext:value-type="date">
            <text:p>23</text:p>
          </table:table-cell>
          <table:table-cell table:style-name="ce121" table:content-validation-name="val1" table:formula="of:=[.BP10]+1" office:value-type="date" office:date-value="2018-10-24" calcext:value-type="date">
            <text:p>24</text:p>
          </table:table-cell>
          <table:table-cell table:style-name="ce121" table:content-validation-name="val1" table:formula="of:=[.BQ10]+1" office:value-type="date" office:date-value="2018-10-25" calcext:value-type="date">
            <text:p>25</text:p>
          </table:table-cell>
          <table:table-cell table:style-name="ce121" table:content-validation-name="val1" table:formula="of:=[.BR10]+1" office:value-type="date" office:date-value="2018-10-26" calcext:value-type="date">
            <text:p>26</text:p>
          </table:table-cell>
          <table:table-cell table:style-name="ce121" table:content-validation-name="val1" table:formula="of:=[.BS10]+1" office:value-type="date" office:date-value="2018-10-27" calcext:value-type="date">
            <text:p>27</text:p>
          </table:table-cell>
          <table:table-cell table:style-name="ce121" table:content-validation-name="val1" table:formula="of:=[.BT10]+1" office:value-type="date" office:date-value="2018-10-28" calcext:value-type="date">
            <text:p>28</text:p>
          </table:table-cell>
          <table:table-cell table:style-name="ce121" table:content-validation-name="val1" table:formula="of:=[.BU10]+1" office:value-type="date" office:date-value="2018-10-29" calcext:value-type="date">
            <text:p>29</text:p>
          </table:table-cell>
          <table:table-cell table:style-name="ce121" table:content-validation-name="val1" table:formula="of:=[.BV10]+1" office:value-type="date" office:date-value="2018-10-30" calcext:value-type="date">
            <text:p>30</text:p>
          </table:table-cell>
          <table:table-cell table:style-name="ce121" table:content-validation-name="val1" table:formula="of:=[.BW10]+1" office:value-type="date" office:date-value="2018-10-31" calcext:value-type="date">
            <text:p>31</text:p>
          </table:table-cell>
          <table:table-cell table:style-name="ce121" table:content-validation-name="val1" table:formula="of:=[.BX10]+1" office:value-type="date" office:date-value="2018-11-01" calcext:value-type="date">
            <text:p>01</text:p>
          </table:table-cell>
          <table:table-cell table:style-name="ce121" table:content-validation-name="val1" table:formula="of:=[.BY10]+1" office:value-type="date" office:date-value="2018-11-02" calcext:value-type="date">
            <text:p>02</text:p>
          </table:table-cell>
          <table:table-cell table:style-name="ce121" table:content-validation-name="val1" table:formula="of:=[.BZ10]+1" office:value-type="date" office:date-value="2018-11-03" calcext:value-type="date">
            <text:p>03</text:p>
          </table:table-cell>
          <table:table-cell table:style-name="ce121" table:content-validation-name="val1" table:formula="of:=[.CA10]+1" office:value-type="date" office:date-value="2018-11-04" calcext:value-type="date">
            <text:p>04</text:p>
          </table:table-cell>
          <table:table-cell table:style-name="ce121" table:content-validation-name="val1" table:formula="of:=[.CB10]+1" office:value-type="date" office:date-value="2018-11-05" calcext:value-type="date">
            <text:p>05</text:p>
          </table:table-cell>
          <table:table-cell table:style-name="ce121" table:content-validation-name="val1" table:formula="of:=[.CC10]+1" office:value-type="date" office:date-value="2018-11-06" calcext:value-type="date">
            <text:p>06</text:p>
          </table:table-cell>
          <table:table-cell table:style-name="ce121" table:content-validation-name="val1" table:formula="of:=[.CD10]+1" office:value-type="date" office:date-value="2018-11-07" calcext:value-type="date">
            <text:p>07</text:p>
          </table:table-cell>
          <table:table-cell table:style-name="ce121" table:content-validation-name="val1" table:formula="of:=[.CE10]+1" office:value-type="date" office:date-value="2018-11-08" calcext:value-type="date">
            <text:p>08</text:p>
          </table:table-cell>
          <table:table-cell table:style-name="ce121" table:content-validation-name="val1" table:formula="of:=[.CF10]+1" office:value-type="date" office:date-value="2018-11-09" calcext:value-type="date">
            <text:p>09</text:p>
          </table:table-cell>
          <table:table-cell table:style-name="ce121" table:content-validation-name="val1" table:formula="of:=[.CG10]+1" office:value-type="date" office:date-value="2018-11-10" calcext:value-type="date">
            <text:p>10</text:p>
          </table:table-cell>
          <table:table-cell table:style-name="ce121" table:content-validation-name="val1" table:formula="of:=[.CH10]+1" office:value-type="date" office:date-value="2018-11-11" calcext:value-type="date">
            <text:p>11</text:p>
          </table:table-cell>
          <table:table-cell table:style-name="ce121" table:content-validation-name="val1" table:formula="of:=[.CI10]+1" office:value-type="date" office:date-value="2018-11-12" calcext:value-type="date">
            <text:p>12</text:p>
          </table:table-cell>
          <table:table-cell table:style-name="ce121" table:content-validation-name="val1" table:formula="of:=[.CJ10]+1" office:value-type="date" office:date-value="2018-11-13" calcext:value-type="date">
            <text:p>13</text:p>
          </table:table-cell>
          <table:table-cell table:style-name="ce121" table:content-validation-name="val1" table:formula="of:=[.CK10]+1" office:value-type="date" office:date-value="2018-11-14" calcext:value-type="date">
            <text:p>14</text:p>
          </table:table-cell>
          <table:table-cell table:style-name="ce121" table:content-validation-name="val1" table:formula="of:=[.CL10]+1" office:value-type="date" office:date-value="2018-11-15" calcext:value-type="date">
            <text:p>15</text:p>
          </table:table-cell>
          <table:table-cell table:style-name="ce121" table:content-validation-name="val1" table:formula="of:=[.CM10]+1" office:value-type="date" office:date-value="2018-11-16" calcext:value-type="date">
            <text:p>16</text:p>
          </table:table-cell>
          <table:table-cell table:style-name="ce121" table:content-validation-name="val1" table:formula="of:=[.CN10]+1" office:value-type="date" office:date-value="2018-11-17" calcext:value-type="date">
            <text:p>17</text:p>
          </table:table-cell>
          <table:table-cell table:style-name="ce121" table:content-validation-name="val1" table:formula="of:=[.CO10]+1" office:value-type="date" office:date-value="2018-11-18" calcext:value-type="date">
            <text:p>18</text:p>
          </table:table-cell>
          <table:table-cell table:style-name="ce121" table:content-validation-name="val1" table:formula="of:=[.CP10]+1" office:value-type="date" office:date-value="2018-11-19" calcext:value-type="date">
            <text:p>19</text:p>
          </table:table-cell>
          <table:table-cell table:style-name="ce121" table:content-validation-name="val1" table:formula="of:=[.CQ10]+1" office:value-type="date" office:date-value="2018-11-20" calcext:value-type="date">
            <text:p>20</text:p>
          </table:table-cell>
          <table:table-cell table:style-name="ce121" table:content-validation-name="val1" table:formula="of:=[.CR10]+1" office:value-type="date" office:date-value="2018-11-21" calcext:value-type="date">
            <text:p>21</text:p>
          </table:table-cell>
          <table:table-cell table:style-name="ce121" table:content-validation-name="val1" table:formula="of:=[.CS10]+1" office:value-type="date" office:date-value="2018-11-22" calcext:value-type="date">
            <text:p>22</text:p>
          </table:table-cell>
          <table:table-cell table:style-name="ce121" table:content-validation-name="val1" table:formula="of:=[.CT10]+1" office:value-type="date" office:date-value="2018-11-23" calcext:value-type="date">
            <text:p>23</text:p>
          </table:table-cell>
          <table:table-cell table:style-name="ce121" table:content-validation-name="val1" table:formula="of:=[.CU10]+1" office:value-type="date" office:date-value="2018-11-24" calcext:value-type="date">
            <text:p>24</text:p>
          </table:table-cell>
          <table:table-cell table:style-name="ce121" table:content-validation-name="val1" table:formula="of:=[.CV10]+1" office:value-type="date" office:date-value="2018-11-25" calcext:value-type="date">
            <text:p>25</text:p>
          </table:table-cell>
          <table:table-cell table:style-name="ce121" table:content-validation-name="val1" table:formula="of:=[.CW10]+1" office:value-type="date" office:date-value="2018-11-26" calcext:value-type="date">
            <text:p>26</text:p>
          </table:table-cell>
          <table:table-cell table:style-name="ce121" table:content-validation-name="val1" table:formula="of:=[.CX10]+1" office:value-type="date" office:date-value="2018-11-27" calcext:value-type="date">
            <text:p>27</text:p>
          </table:table-cell>
          <table:table-cell table:style-name="ce121" table:content-validation-name="val1" table:formula="of:=[.CY10]+1" office:value-type="date" office:date-value="2018-11-28" calcext:value-type="date">
            <text:p>28</text:p>
          </table:table-cell>
          <table:table-cell table:style-name="ce121" table:content-validation-name="val1" table:formula="of:=[.CZ10]+1" office:value-type="date" office:date-value="2018-11-29" calcext:value-type="date">
            <text:p>29</text:p>
          </table:table-cell>
          <table:table-cell table:style-name="ce121" table:content-validation-name="val1" table:formula="of:=[.DA10]+1" office:value-type="date" office:date-value="2018-11-30" calcext:value-type="date">
            <text:p>30</text:p>
          </table:table-cell>
          <table:table-cell table:style-name="ce121" table:content-validation-name="val1" table:formula="of:=[.DB10]+1" office:value-type="date" office:date-value="2018-12-01" calcext:value-type="date">
            <text:p>01</text:p>
          </table:table-cell>
          <table:table-cell table:style-name="ce121" table:content-validation-name="val1" table:formula="of:=[.DC10]+1" office:value-type="date" office:date-value="2018-12-02" calcext:value-type="date">
            <text:p>02</text:p>
          </table:table-cell>
          <table:table-cell table:style-name="ce121" table:content-validation-name="val1" table:formula="of:=[.DD10]+1" office:value-type="date" office:date-value="2018-12-03" calcext:value-type="date">
            <text:p>03</text:p>
          </table:table-cell>
          <table:table-cell table:style-name="ce121" table:content-validation-name="val1" table:formula="of:=[.DE10]+1" office:value-type="date" office:date-value="2018-12-04" calcext:value-type="date">
            <text:p>04</text:p>
          </table:table-cell>
          <table:table-cell table:style-name="ce121" table:content-validation-name="val1" table:formula="of:=[.DF10]+1" office:value-type="date" office:date-value="2018-12-05" calcext:value-type="date">
            <text:p>05</text:p>
          </table:table-cell>
          <table:table-cell table:style-name="ce121" table:content-validation-name="val1" table:formula="of:=[.DG10]+1" office:value-type="date" office:date-value="2018-12-06" calcext:value-type="date">
            <text:p>06</text:p>
          </table:table-cell>
          <table:table-cell table:style-name="ce121" table:content-validation-name="val1" table:formula="of:=[.DH10]+1" office:value-type="date" office:date-value="2018-12-07" calcext:value-type="date">
            <text:p>07</text:p>
          </table:table-cell>
          <table:table-cell table:style-name="ce121" table:content-validation-name="val1" table:formula="of:=[.DI10]+1" office:value-type="date" office:date-value="2018-12-08" calcext:value-type="date">
            <text:p>08</text:p>
          </table:table-cell>
          <table:table-cell table:style-name="ce121" table:content-validation-name="val1" table:formula="of:=[.DJ10]+1" office:value-type="date" office:date-value="2018-12-09" calcext:value-type="date">
            <text:p>09</text:p>
          </table:table-cell>
          <table:table-cell table:style-name="ce121" table:content-validation-name="val1" table:formula="of:=[.DK10]+1" office:value-type="date" office:date-value="2018-12-10" calcext:value-type="date">
            <text:p>10</text:p>
          </table:table-cell>
          <table:table-cell table:style-name="ce121" table:content-validation-name="val1" table:formula="of:=[.DL10]+1" office:value-type="date" office:date-value="2018-12-11" calcext:value-type="date">
            <text:p>11</text:p>
          </table:table-cell>
          <table:table-cell table:style-name="ce121" table:content-validation-name="val1" table:formula="of:=[.DM10]+1" office:value-type="date" office:date-value="2018-12-12" calcext:value-type="date">
            <text:p>12</text:p>
          </table:table-cell>
          <table:table-cell table:style-name="ce121" table:content-validation-name="val1" table:formula="of:=[.DN10]+1" office:value-type="date" office:date-value="2018-12-13" calcext:value-type="date">
            <text:p>13</text:p>
          </table:table-cell>
          <table:table-cell table:style-name="ce121" table:content-validation-name="val1" table:formula="of:=[.DO10]+1" office:value-type="date" office:date-value="2018-12-14" calcext:value-type="date">
            <text:p>14</text:p>
          </table:table-cell>
          <table:table-cell table:style-name="ce121" table:content-validation-name="val1" table:formula="of:=[.DP10]+1" office:value-type="date" office:date-value="2018-12-15" calcext:value-type="date">
            <text:p>15</text:p>
          </table:table-cell>
          <table:table-cell table:style-name="ce121" table:content-validation-name="val1" table:formula="of:=[.DQ10]+1" office:value-type="date" office:date-value="2018-12-16" calcext:value-type="date">
            <text:p>16</text:p>
          </table:table-cell>
          <table:table-cell table:style-name="ce121" table:content-validation-name="val1" table:formula="of:=[.DR10]+1" office:value-type="date" office:date-value="2018-12-17" calcext:value-type="date">
            <text:p>17</text:p>
          </table:table-cell>
          <table:table-cell table:style-name="ce121" table:content-validation-name="val1" table:formula="of:=[.DS10]+1" office:value-type="date" office:date-value="2018-12-18" calcext:value-type="date">
            <text:p>18</text:p>
          </table:table-cell>
          <table:table-cell table:style-name="ce121" table:content-validation-name="val1" table:formula="of:=[.DT10]+1" office:value-type="date" office:date-value="2018-12-19" calcext:value-type="date">
            <text:p>19</text:p>
          </table:table-cell>
          <table:table-cell table:style-name="ce121" table:content-validation-name="val1" table:formula="of:=[.DU10]+1" office:value-type="date" office:date-value="2018-12-20" calcext:value-type="date">
            <text:p>20</text:p>
          </table:table-cell>
          <table:table-cell table:style-name="ce121" table:content-validation-name="val1" table:formula="of:=[.DV10]+1" office:value-type="date" office:date-value="2018-12-21" calcext:value-type="date">
            <text:p>21</text:p>
          </table:table-cell>
          <table:table-cell table:style-name="ce121" table:content-validation-name="val1" table:formula="of:=[.DW10]+1" office:value-type="date" office:date-value="2018-12-22" calcext:value-type="date">
            <text:p>22</text:p>
          </table:table-cell>
          <table:table-cell table:style-name="ce121" table:content-validation-name="val1" table:formula="of:=[.DX10]+1" office:value-type="date" office:date-value="2018-12-23" calcext:value-type="date">
            <text:p>23</text:p>
          </table:table-cell>
          <table:table-cell table:style-name="ce121" table:content-validation-name="val1" table:formula="of:=[.DY10]+1" office:value-type="date" office:date-value="2018-12-24" calcext:value-type="date">
            <text:p>24</text:p>
          </table:table-cell>
          <table:table-cell table:style-name="ce121" table:content-validation-name="val1" table:formula="of:=[.DZ10]+1" office:value-type="date" office:date-value="2018-12-25" calcext:value-type="date">
            <text:p>25</text:p>
          </table:table-cell>
          <table:table-cell table:style-name="ce121" table:content-validation-name="val1" table:formula="of:=[.EA10]+1" office:value-type="date" office:date-value="2018-12-26" calcext:value-type="date">
            <text:p>26</text:p>
          </table:table-cell>
          <table:table-cell table:style-name="ce121" table:content-validation-name="val1" table:formula="of:=[.EB10]+1" office:value-type="date" office:date-value="2018-12-27" calcext:value-type="date">
            <text:p>27</text:p>
          </table:table-cell>
          <table:table-cell table:style-name="ce121" table:content-validation-name="val1" table:formula="of:=[.EC10]+1" office:value-type="date" office:date-value="2018-12-28" calcext:value-type="date">
            <text:p>28</text:p>
          </table:table-cell>
          <table:table-cell table:style-name="ce121" table:content-validation-name="val1" table:formula="of:=[.ED10]+1" office:value-type="date" office:date-value="2018-12-29" calcext:value-type="date">
            <text:p>29</text:p>
          </table:table-cell>
          <table:table-cell table:style-name="ce121" table:content-validation-name="val1" table:formula="of:=[.EE10]+1" office:value-type="date" office:date-value="2018-12-30" calcext:value-type="date">
            <text:p>30</text:p>
          </table:table-cell>
          <table:table-cell table:style-name="ce121" table:content-validation-name="val1" table:formula="of:=[.EF10]+1" office:value-type="date" office:date-value="2018-12-31" calcext:value-type="date">
            <text:p>31</text:p>
          </table:table-cell>
          <table:table-cell table:style-name="ce121" table:content-validation-name="val1" table:formula="of:=[.EG10]+1" office:value-type="date" office:date-value="2019-01-01" calcext:value-type="date">
            <text:p>01</text:p>
          </table:table-cell>
          <table:table-cell table:style-name="ce121" table:content-validation-name="val1" table:formula="of:=[.EH10]+1" office:value-type="date" office:date-value="2019-01-02" calcext:value-type="date">
            <text:p>02</text:p>
          </table:table-cell>
          <table:table-cell table:style-name="ce121" table:content-validation-name="val1" table:formula="of:=[.EI10]+1" office:value-type="date" office:date-value="2019-01-03" calcext:value-type="date">
            <text:p>03</text:p>
          </table:table-cell>
          <table:table-cell table:style-name="ce121" table:content-validation-name="val1" table:formula="of:=[.EJ10]+1" office:value-type="date" office:date-value="2019-01-04" calcext:value-type="date">
            <text:p>04</text:p>
          </table:table-cell>
          <table:table-cell table:style-name="ce121" table:content-validation-name="val1" table:formula="of:=[.EK10]+1" office:value-type="date" office:date-value="2019-01-05" calcext:value-type="date">
            <text:p>05</text:p>
          </table:table-cell>
          <table:table-cell table:style-name="ce121" table:content-validation-name="val1" table:formula="of:=[.EL10]+1" office:value-type="date" office:date-value="2019-01-06" calcext:value-type="date">
            <text:p>06</text:p>
          </table:table-cell>
          <table:table-cell table:style-name="ce121" table:content-validation-name="val1" table:formula="of:=[.EM10]+1" office:value-type="date" office:date-value="2019-01-07" calcext:value-type="date">
            <text:p>07</text:p>
          </table:table-cell>
          <table:table-cell table:style-name="ce121" table:content-validation-name="val1" table:formula="of:=[.EN10]+1" office:value-type="date" office:date-value="2019-01-08" calcext:value-type="date">
            <text:p>08</text:p>
          </table:table-cell>
          <table:table-cell table:style-name="ce121" table:content-validation-name="val1" table:formula="of:=[.EO10]+1" office:value-type="date" office:date-value="2019-01-09" calcext:value-type="date">
            <text:p>09</text:p>
          </table:table-cell>
          <table:table-cell table:style-name="ce121" table:content-validation-name="val1" table:formula="of:=[.EP10]+1" office:value-type="date" office:date-value="2019-01-10" calcext:value-type="date">
            <text:p>10</text:p>
          </table:table-cell>
          <table:table-cell table:style-name="ce121" table:content-validation-name="val1" table:formula="of:=[.EQ10]+1" office:value-type="date" office:date-value="2019-01-11" calcext:value-type="date">
            <text:p>11</text:p>
          </table:table-cell>
          <table:table-cell table:style-name="ce121" table:content-validation-name="val1" table:formula="of:=[.ER10]+1" office:value-type="date" office:date-value="2019-01-12" calcext:value-type="date">
            <text:p>12</text:p>
          </table:table-cell>
          <table:table-cell table:style-name="ce121" table:content-validation-name="val1" table:formula="of:=[.ES10]+1" office:value-type="date" office:date-value="2019-01-13" calcext:value-type="date">
            <text:p>13</text:p>
          </table:table-cell>
          <table:table-cell table:style-name="ce121" table:content-validation-name="val1" table:formula="of:=[.ET10]+1" office:value-type="date" office:date-value="2019-01-14" calcext:value-type="date">
            <text:p>14</text:p>
          </table:table-cell>
          <table:table-cell table:style-name="ce121" table:content-validation-name="val1" table:formula="of:=[.EU10]+1" office:value-type="date" office:date-value="2019-01-15" calcext:value-type="date">
            <text:p>15</text:p>
          </table:table-cell>
          <table:table-cell table:style-name="ce121" table:content-validation-name="val1" table:formula="of:=[.EV10]+1" office:value-type="date" office:date-value="2019-01-16" calcext:value-type="date">
            <text:p>16</text:p>
          </table:table-cell>
          <table:table-cell table:style-name="ce121" table:content-validation-name="val1" table:formula="of:=[.EW10]+1" office:value-type="date" office:date-value="2019-01-17" calcext:value-type="date">
            <text:p>17</text:p>
          </table:table-cell>
          <table:table-cell table:style-name="ce121" table:content-validation-name="val1" table:formula="of:=[.EX10]+1" office:value-type="date" office:date-value="2019-01-18" calcext:value-type="date">
            <text:p>18</text:p>
          </table:table-cell>
          <table:table-cell table:style-name="ce121" table:content-validation-name="val1" table:formula="of:=[.EY10]+1" office:value-type="date" office:date-value="2019-01-19" calcext:value-type="date">
            <text:p>19</text:p>
          </table:table-cell>
          <table:table-cell table:style-name="ce121" table:content-validation-name="val1" table:formula="of:=[.EZ10]+1" office:value-type="date" office:date-value="2019-01-20" calcext:value-type="date">
            <text:p>20</text:p>
          </table:table-cell>
          <table:table-cell table:style-name="ce121" table:content-validation-name="val1" table:formula="of:=[.FA10]+1" office:value-type="date" office:date-value="2019-01-21" calcext:value-type="date">
            <text:p>21</text:p>
          </table:table-cell>
          <table:table-cell table:style-name="ce121" table:content-validation-name="val1" table:formula="of:=[.FB10]+1" office:value-type="date" office:date-value="2019-01-22" calcext:value-type="date">
            <text:p>22</text:p>
          </table:table-cell>
          <table:table-cell table:style-name="ce121" table:content-validation-name="val1" table:formula="of:=[.FC10]+1" office:value-type="date" office:date-value="2019-01-23" calcext:value-type="date">
            <text:p>23</text:p>
          </table:table-cell>
          <table:table-cell table:style-name="ce121" table:content-validation-name="val1" table:formula="of:=[.FD10]+1" office:value-type="date" office:date-value="2019-01-24" calcext:value-type="date">
            <text:p>24</text:p>
          </table:table-cell>
          <table:table-cell table:style-name="ce121" table:content-validation-name="val1" table:formula="of:=[.FE10]+1" office:value-type="date" office:date-value="2019-01-25" calcext:value-type="date">
            <text:p>25</text:p>
          </table:table-cell>
          <table:table-cell table:style-name="ce121" table:content-validation-name="val1" table:formula="of:=[.FF10]+1" office:value-type="date" office:date-value="2019-01-26" calcext:value-type="date">
            <text:p>26</text:p>
          </table:table-cell>
          <table:table-cell table:style-name="ce121" table:content-validation-name="val1" table:formula="of:=[.FG10]+1" office:value-type="date" office:date-value="2019-01-27" calcext:value-type="date">
            <text:p>27</text:p>
          </table:table-cell>
          <table:table-cell table:style-name="ce121" table:content-validation-name="val1" table:formula="of:=[.FH10]+1" office:value-type="date" office:date-value="2019-01-28" calcext:value-type="date">
            <text:p>28</text:p>
          </table:table-cell>
          <table:table-cell table:style-name="ce121" table:content-validation-name="val1" table:formula="of:=[.FI10]+1" office:value-type="date" office:date-value="2019-01-29" calcext:value-type="date">
            <text:p>29</text:p>
          </table:table-cell>
          <table:table-cell table:style-name="ce121" table:content-validation-name="val1" table:formula="of:=[.FJ10]+1" office:value-type="date" office:date-value="2019-01-30" calcext:value-type="date">
            <text:p>30</text:p>
          </table:table-cell>
          <table:table-cell table:style-name="ce121" table:content-validation-name="val1" table:formula="of:=[.FK10]+1" office:value-type="date" office:date-value="2019-01-31" calcext:value-type="date">
            <text:p>31</text:p>
          </table:table-cell>
          <table:table-cell table:style-name="ce121" table:content-validation-name="val1" table:formula="of:=[.FL10]+1" office:value-type="date" office:date-value="2019-02-01" calcext:value-type="date">
            <text:p>01</text:p>
          </table:table-cell>
          <table:table-cell table:style-name="ce121" table:content-validation-name="val1" table:formula="of:=[.FM10]+1" office:value-type="date" office:date-value="2019-02-02" calcext:value-type="date">
            <text:p>02</text:p>
          </table:table-cell>
          <table:table-cell table:style-name="ce121" table:content-validation-name="val1" table:formula="of:=[.FN10]+1" office:value-type="date" office:date-value="2019-02-03" calcext:value-type="date">
            <text:p>03</text:p>
          </table:table-cell>
          <table:table-cell table:style-name="ce121" table:content-validation-name="val1" table:formula="of:=[.FO10]+1" office:value-type="date" office:date-value="2019-02-04" calcext:value-type="date">
            <text:p>04</text:p>
          </table:table-cell>
          <table:table-cell table:style-name="ce121" table:content-validation-name="val1" table:formula="of:=[.FP10]+1" office:value-type="date" office:date-value="2019-02-05" calcext:value-type="date">
            <text:p>05</text:p>
          </table:table-cell>
          <table:table-cell table:style-name="ce121" table:content-validation-name="val1" table:formula="of:=[.FQ10]+1" office:value-type="date" office:date-value="2019-02-06" calcext:value-type="date">
            <text:p>06</text:p>
          </table:table-cell>
          <table:table-cell table:style-name="ce121" table:content-validation-name="val1" table:formula="of:=[.FR10]+1" office:value-type="date" office:date-value="2019-02-07" calcext:value-type="date">
            <text:p>07</text:p>
          </table:table-cell>
          <table:table-cell table:style-name="ce121" table:content-validation-name="val1" table:formula="of:=[.FS10]+1" office:value-type="date" office:date-value="2019-02-08" calcext:value-type="date">
            <text:p>08</text:p>
          </table:table-cell>
          <table:table-cell table:style-name="ce121" table:content-validation-name="val1" table:formula="of:=[.FT10]+1" office:value-type="date" office:date-value="2019-02-09" calcext:value-type="date">
            <text:p>09</text:p>
          </table:table-cell>
          <table:table-cell table:style-name="ce121" table:content-validation-name="val1" table:formula="of:=[.FU10]+1" office:value-type="date" office:date-value="2019-02-10" calcext:value-type="date">
            <text:p>10</text:p>
          </table:table-cell>
          <table:table-cell table:style-name="ce121" table:content-validation-name="val1" table:formula="of:=[.FV10]+1" office:value-type="date" office:date-value="2019-02-11" calcext:value-type="date">
            <text:p>11</text:p>
          </table:table-cell>
          <table:table-cell table:style-name="ce121" table:content-validation-name="val1" table:formula="of:=[.FW10]+1" office:value-type="date" office:date-value="2019-02-12" calcext:value-type="date">
            <text:p>12</text:p>
          </table:table-cell>
          <table:table-cell table:style-name="ce121" table:content-validation-name="val1" table:formula="of:=[.FX10]+1" office:value-type="date" office:date-value="2019-02-13" calcext:value-type="date">
            <text:p>13</text:p>
          </table:table-cell>
          <table:table-cell table:style-name="ce121" table:content-validation-name="val1" table:formula="of:=[.FY10]+1" office:value-type="date" office:date-value="2019-02-14" calcext:value-type="date">
            <text:p>14</text:p>
          </table:table-cell>
          <table:table-cell table:style-name="ce121" table:content-validation-name="val1" table:formula="of:=[.FZ10]+1" office:value-type="date" office:date-value="2019-02-15" calcext:value-type="date">
            <text:p>15</text:p>
          </table:table-cell>
          <table:table-cell table:style-name="ce121" table:content-validation-name="val1" table:formula="of:=[.GA10]+1" office:value-type="date" office:date-value="2019-02-16" calcext:value-type="date">
            <text:p>16</text:p>
          </table:table-cell>
          <table:table-cell table:style-name="ce121" table:content-validation-name="val1" table:formula="of:=[.GB10]+1" office:value-type="date" office:date-value="2019-02-17" calcext:value-type="date">
            <text:p>17</text:p>
          </table:table-cell>
          <table:table-cell table:style-name="ce121" table:content-validation-name="val1" table:formula="of:=[.GC10]+1" office:value-type="date" office:date-value="2019-02-18" calcext:value-type="date">
            <text:p>18</text:p>
          </table:table-cell>
          <table:table-cell table:style-name="ce121" table:content-validation-name="val1" table:formula="of:=[.GD10]+1" office:value-type="date" office:date-value="2019-02-19" calcext:value-type="date">
            <text:p>19</text:p>
          </table:table-cell>
          <table:table-cell table:style-name="ce121" table:content-validation-name="val1" table:formula="of:=[.GE10]+1" office:value-type="date" office:date-value="2019-02-20" calcext:value-type="date">
            <text:p>20</text:p>
          </table:table-cell>
          <table:table-cell table:style-name="ce121" table:content-validation-name="val1" table:formula="of:=[.GF10]+1" office:value-type="date" office:date-value="2019-02-21" calcext:value-type="date">
            <text:p>21</text:p>
          </table:table-cell>
          <table:table-cell table:style-name="ce121" table:content-validation-name="val1" table:formula="of:=[.GG10]+1" office:value-type="date" office:date-value="2019-02-22" calcext:value-type="date">
            <text:p>22</text:p>
          </table:table-cell>
          <table:table-cell table:style-name="ce121" table:content-validation-name="val1" table:formula="of:=[.GH10]+1" office:value-type="date" office:date-value="2019-02-23" calcext:value-type="date">
            <text:p>23</text:p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4">
          <table:table-cell table:style-name="ce149" table:content-validation-name="val1" office:value-type="float" office:value="1" calcext:value-type="float">
            <text:p>1</text:p>
          </table:table-cell>
          <table:table-cell table:style-name="ce168" table:content-validation-name="val1" office:value-type="string" calcext:value-type="string">
            <text:p>Communication</text:p>
          </table:table-cell>
          <table:table-cell table:style-name="ce168" table:content-validation-name="val1" office:value-type="string" calcext:value-type="string">
            <text:p>EVERYONE</text:p>
          </table:table-cell>
          <table:table-cell table:style-name="ce200" table:content-validation-name="val1" table:formula="of:=MIN([.D12:.D23])" office:value-type="date" office:date-value="2018-08-27" calcext:value-type="date">
            <text:p>27-août-2018</text:p>
          </table:table-cell>
          <table:table-cell table:style-name="ce216" table:content-validation-name="val1" table:formula="of:=NETWORKDAYS([.D11];[.F11])" office:value-type="float" office:value="16" calcext:value-type="float">
            <text:p>16</text:p>
          </table:table-cell>
          <table:table-cell table:style-name="ce225" table:content-validation-name="val1" table:formula="of:=MAX([.F12:.F23])" office:value-type="date" office:date-value="2018-09-17" calcext:value-type="date">
            <text:p>17-sept.-2018</text:p>
          </table:table-cell>
          <table:table-cell table:style-name="ce238" table:content-validation-name="val1" table:formula="of:=SUMPRODUCT([.G12:.G34];[.E12:.E34])/SUM([.E12:.E34])" office:value-type="percentage" office:value="0.785714285714286" calcext:value-type="percentage">
            <text:p>79%</text:p>
          </table:table-cell>
          <table:table-cell table:style-name="ce465" table:content-validation-name="val1" table:formula="of:=[.F11]-[.D11]+1" office:value-type="float" office:value="22" calcext:value-type="float">
            <text:p>22</text:p>
          </table:table-cell>
          <table:table-cell table:style-name="ce477" table:content-validation-name="val1" table:formula="of:=SUM([.I12:.I23])" office:value-type="float" office:value="19" calcext:value-type="float">
            <text:p>19</text:p>
          </table:table-cell>
          <table:table-cell table:style-name="ce489" table:content-validation-name="val1" table:formula="of:=SUM([.J12:.J23])" office:value-type="float" office:value="0" calcext:value-type="float">
            <text:p>0</text:p>
          </table:table-cell>
          <table:table-cell table:style-name="ce500" table:content-validation-name="val1"/>
          <table:table-cell table:style-name="ce514" table:content-validation-name="val1" table:number-columns-repeated="41"/>
          <table:table-cell table:style-name="ce563" table:content-validation-name="val1" table:number-columns-repeated="139"/>
          <table:table-cell table:style-name="ce715" table:content-validation-name="val1" table:number-columns-repeated="690"/>
          <table:table-cell table:style-name="ce724" table:content-validation-name="val1"/>
          <table:table-cell table:style-name="ce731" table:content-validation-name="val1" table:number-columns-repeated="142"/>
        </table:table-row>
        <table:table-row table:style-name="ro8">
          <table:table-cell table:style-name="ce150" table:content-validation-name="val1" office:value-type="string" calcext:value-type="string">
            <text:p>1.1</text:p>
          </table:table-cell>
          <table:table-cell table:style-name="ce169" table:content-validation-name="val1" office:value-type="string" calcext:value-type="string">
            <text:p>Initia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2]&gt;0;WORKDAY([.D12];[.E12]-1); &quot;&quot;)">
            <text:p/>
          </table:table-cell>
          <table:table-cell table:style-name="ce239" table:content-validation-name="val1"/>
          <table:table-cell table:style-name="ce466" table:content-validation-name="val1" table:formula="of:=IF(ISNUMBER([.F12]);[.F12]-[.D12]+1;&quot;&quot;)">
            <text:p/>
          </table:table-cell>
          <table:table-cell table:style-name="ce478" table:content-validation-name="val1" table:formula="of:=IF(ISNUMBER([.E12]);ROUNDDOWN([.E12]*[.G12]);&quot;&quot;)">
            <text:p/>
          </table:table-cell>
          <table:table-cell table:style-name="ce490" table:content-validation-name="val1" table:formula="of:=IF(ISNUMBER([.E12]);[.E12]-[.I12];&quot;&quot;)">
            <text:p/>
          </table:table-cell>
          <table:table-cell table:style-name="ce501" table:content-validation-name="val1"/>
          <table:table-cell table:style-name="ce515" table:content-validation-name="val1" table:number-columns-repeated="41"/>
          <table:table-cell table:style-name="ce564" table:content-validation-name="val1" table:number-columns-repeated="139"/>
          <table:table-cell table:style-name="ce716" table:content-validation-name="val1" table:number-columns-repeated="690"/>
          <table:table-cell table:style-name="ce72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Problématique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8-27" calcext:value-type="date">
            <text:p>27-août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3]&gt;0;WORKDAY([.D13];[.E13]-1); &quot;&quot;)" office:value-type="date" office:date-value="2018-08-27" calcext:value-type="date">
            <text:p>27-août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09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16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2</text:p>
          </table:table-cell>
          <table:table-cell table:style-name="ce23" table:content-validation-name="val1" office:value-type="string" calcext:value-type="string">
            <text:p>Bête à cornes</text:p>
          </table:table-cell>
          <table:table-cell table:style-name="ce184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4]&gt;0;WORKDAY([.D14];[.E14]-1); &quot;&quot;)" office:value-type="date" office:date-value="2018-09-10" calcext:value-type="date">
            <text:p>10-sept.-2018</text:p>
          </table:table-cell>
          <table:table-cell table:style-name="ce213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4]);[.F14]-[.D14]+1;&quot;&quot;)" office:value-type="float" office:value="8" calcext:value-type="float">
            <text:p>8</text:p>
          </table:table-cell>
          <table:table-cell table:style-name="ce109" table:content-validation-name="val1" table:formula="of:=IF(ISNUMBER([.E14]);ROUNDDOWN([.E14]*[.G14]);&quot;&quot;)" office:value-type="float" office:value="6" calcext:value-type="float">
            <text:p>6</text:p>
          </table:table-cell>
          <table:table-cell table:style-name="ce116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269" table:content-validation-name="val1"/>
          <table:table-cell table:style-name="ce275" table:content-validation-name="val1"/>
          <table:table-cell table:style-name="ce276" table:content-validation-name="val1"/>
          <table:table-cell table:style-name="ce277" table:content-validation-name="val1"/>
          <table:table-cell table:style-name="ce278" table:content-validation-name="val1"/>
          <table:table-cell table:style-name="ce279" table:content-validation-name="val1"/>
          <table:table-cell table:style-name="ce280" table:content-validation-name="val1"/>
          <table:table-cell table:style-name="ce281" table:content-validation-name="val1"/>
          <table:table-cell table:style-name="ce282" table:content-validation-name="val1"/>
          <table:table-cell table:style-name="ce283" table:content-validation-name="val1"/>
          <table:table-cell table:style-name="ce284" table:content-validation-name="val1"/>
          <table:table-cell table:style-name="ce285" table:content-validation-name="val1"/>
          <table:table-cell table:style-name="ce286" table:content-validation-name="val1"/>
          <table:table-cell table:style-name="ce287" table:content-validation-name="val1"/>
          <table:table-cell table:style-name="ce288" table:content-validation-name="val1"/>
          <table:table-cell table:style-name="ce289" table:content-validation-name="val1"/>
          <table:table-cell table:style-name="ce290" table:content-validation-name="val1"/>
          <table:table-cell table:style-name="ce291" table:content-validation-name="val1"/>
          <table:table-cell table:style-name="ce292" table:content-validation-name="val1"/>
          <table:table-cell table:style-name="ce293" table:content-validation-name="val1"/>
          <table:table-cell table:style-name="ce294" table:content-validation-name="val1"/>
          <table:table-cell table:style-name="ce295" table:content-validation-name="val1"/>
          <table:table-cell table:style-name="ce296" table:content-validation-name="val1"/>
          <table:table-cell table:style-name="ce297" table:content-validation-name="val1"/>
          <table:table-cell table:style-name="ce298" table:content-validation-name="val1"/>
          <table:table-cell table:style-name="ce299" table:content-validation-name="val1"/>
          <table:table-cell table:style-name="ce300" table:content-validation-name="val1"/>
          <table:table-cell table:style-name="ce301" table:content-validation-name="val1"/>
          <table:table-cell table:style-name="ce302" table:content-validation-name="val1"/>
          <table:table-cell table:style-name="ce303" table:content-validation-name="val1"/>
          <table:table-cell table:style-name="ce304" table:content-validation-name="val1"/>
          <table:table-cell table:style-name="ce305" table:content-validation-name="val1"/>
          <table:table-cell table:style-name="ce306" table:content-validation-name="val1"/>
          <table:table-cell table:style-name="ce307" table:content-validation-name="val1"/>
          <table:table-cell table:style-name="ce308" table:content-validation-name="val1"/>
          <table:table-cell table:style-name="ce309" table:content-validation-name="val1"/>
          <table:table-cell table:style-name="ce310" table:content-validation-name="val1"/>
          <table:table-cell table:style-name="ce311" table:content-validation-name="val1"/>
          <table:table-cell table:style-name="ce312" table:content-validation-name="val1"/>
          <table:table-cell table:style-name="ce313" table:content-validation-name="val1"/>
          <table:table-cell table:style-name="ce314" table:content-validation-name="val1"/>
          <table:table-cell table:style-name="ce315" table:content-validation-name="val1"/>
          <table:table-cell table:style-name="ce320" table:content-validation-name="val1"/>
          <table:table-cell table:style-name="ce324" table:content-validation-name="val1"/>
          <table:table-cell table:style-name="ce325" table:content-validation-name="val1"/>
          <table:table-cell table:style-name="ce326" table:content-validation-name="val1"/>
          <table:table-cell table:style-name="ce327" table:content-validation-name="val1"/>
          <table:table-cell table:style-name="ce328" table:content-validation-name="val1"/>
          <table:table-cell table:style-name="ce329" table:content-validation-name="val1"/>
          <table:table-cell table:style-name="ce330" table:content-validation-name="val1"/>
          <table:table-cell table:style-name="ce331" table:content-validation-name="val1"/>
          <table:table-cell table:style-name="ce332" table:content-validation-name="val1"/>
          <table:table-cell table:style-name="ce333" table:content-validation-name="val1"/>
          <table:table-cell table:style-name="ce334" table:content-validation-name="val1"/>
          <table:table-cell table:style-name="ce335" table:content-validation-name="val1"/>
          <table:table-cell table:style-name="ce336" table:content-validation-name="val1"/>
          <table:table-cell table:style-name="ce337" table:content-validation-name="val1"/>
          <table:table-cell table:style-name="ce338" table:content-validation-name="val1"/>
          <table:table-cell table:style-name="ce339" table:content-validation-name="val1"/>
          <table:table-cell table:style-name="ce340" table:content-validation-name="val1"/>
          <table:table-cell table:style-name="ce341" table:content-validation-name="val1"/>
          <table:table-cell table:style-name="ce342" table:content-validation-name="val1"/>
          <table:table-cell table:style-name="ce343" table:content-validation-name="val1"/>
          <table:table-cell table:style-name="ce344" table:content-validation-name="val1"/>
          <table:table-cell table:style-name="ce345" table:content-validation-name="val1"/>
          <table:table-cell table:style-name="ce346" table:content-validation-name="val1"/>
          <table:table-cell table:style-name="ce347" table:content-validation-name="val1"/>
          <table:table-cell table:style-name="ce348" table:content-validation-name="val1"/>
          <table:table-cell table:style-name="ce349" table:content-validation-name="val1"/>
          <table:table-cell table:style-name="ce350" table:content-validation-name="val1"/>
          <table:table-cell table:style-name="ce351" table:content-validation-name="val1"/>
          <table:table-cell table:style-name="ce352" table:content-validation-name="val1"/>
          <table:table-cell table:style-name="ce353" table:content-validation-name="val1"/>
          <table:table-cell table:style-name="ce354" table:content-validation-name="val1"/>
          <table:table-cell table:style-name="ce355" table:content-validation-name="val1"/>
          <table:table-cell table:style-name="ce356" table:content-validation-name="val1"/>
          <table:table-cell table:style-name="ce357" table:content-validation-name="val1"/>
          <table:table-cell table:style-name="ce358" table:content-validation-name="val1"/>
          <table:table-cell table:style-name="ce359" table:content-validation-name="val1"/>
          <table:table-cell table:style-name="ce360" table:content-validation-name="val1"/>
          <table:table-cell table:style-name="ce361" table:content-validation-name="val1"/>
          <table:table-cell table:style-name="ce362" table:content-validation-name="val1"/>
          <table:table-cell table:style-name="ce363" table:content-validation-name="val1"/>
          <table:table-cell table:style-name="ce364" table:content-validation-name="val1"/>
          <table:table-cell table:style-name="ce365" table:content-validation-name="val1"/>
          <table:table-cell table:style-name="ce366" table:content-validation-name="val1"/>
          <table:table-cell table:style-name="ce367" table:content-validation-name="val1"/>
          <table:table-cell table:style-name="ce368" table:content-validation-name="val1"/>
          <table:table-cell table:style-name="ce369" table:content-validation-name="val1"/>
          <table:table-cell table:style-name="ce370" table:content-validation-name="val1"/>
          <table:table-cell table:style-name="ce371" table:content-validation-name="val1"/>
          <table:table-cell table:style-name="ce372" table:content-validation-name="val1"/>
          <table:table-cell table:style-name="ce373" table:content-validation-name="val1"/>
          <table:table-cell table:style-name="ce374" table:content-validation-name="val1"/>
          <table:table-cell table:style-name="ce375" table:content-validation-name="val1"/>
          <table:table-cell table:style-name="ce376" table:content-validation-name="val1"/>
          <table:table-cell table:style-name="ce377" table:content-validation-name="val1"/>
          <table:table-cell table:style-name="ce378" table:content-validation-name="val1"/>
          <table:table-cell table:style-name="ce379" table:content-validation-name="val1"/>
          <table:table-cell table:style-name="ce380" table:content-validation-name="val1"/>
          <table:table-cell table:style-name="ce381" table:content-validation-name="val1"/>
          <table:table-cell table:style-name="ce382" table:content-validation-name="val1"/>
          <table:table-cell table:style-name="ce383" table:content-validation-name="val1"/>
          <table:table-cell table:style-name="ce384" table:content-validation-name="val1"/>
          <table:table-cell table:style-name="ce385" table:content-validation-name="val1"/>
          <table:table-cell table:style-name="ce386" table:content-validation-name="val1"/>
          <table:table-cell table:style-name="ce387" table:content-validation-name="val1"/>
          <table:table-cell table:style-name="ce388" table:content-validation-name="val1"/>
          <table:table-cell table:style-name="ce389" table:content-validation-name="val1"/>
          <table:table-cell table:style-name="ce390" table:content-validation-name="val1"/>
          <table:table-cell table:style-name="ce391" table:content-validation-name="val1"/>
          <table:table-cell table:style-name="ce392" table:content-validation-name="val1"/>
          <table:table-cell table:style-name="ce393" table:content-validation-name="val1"/>
          <table:table-cell table:style-name="ce394" table:content-validation-name="val1"/>
          <table:table-cell table:style-name="ce395" table:content-validation-name="val1"/>
          <table:table-cell table:style-name="ce396" table:content-validation-name="val1"/>
          <table:table-cell table:style-name="ce397" table:content-validation-name="val1"/>
          <table:table-cell table:style-name="ce398" table:content-validation-name="val1"/>
          <table:table-cell table:style-name="ce399" table:content-validation-name="val1"/>
          <table:table-cell table:style-name="ce400" table:content-validation-name="val1"/>
          <table:table-cell table:style-name="ce401" table:content-validation-name="val1"/>
          <table:table-cell table:style-name="ce402" table:content-validation-name="val1"/>
          <table:table-cell table:style-name="ce403" table:content-validation-name="val1"/>
          <table:table-cell table:style-name="ce404" table:content-validation-name="val1"/>
          <table:table-cell table:style-name="ce405" table:content-validation-name="val1"/>
          <table:table-cell table:style-name="ce406" table:content-validation-name="val1"/>
          <table:table-cell table:style-name="ce407" table:content-validation-name="val1"/>
          <table:table-cell table:style-name="ce408" table:content-validation-name="val1"/>
          <table:table-cell table:style-name="ce409" table:content-validation-name="val1"/>
          <table:table-cell table:style-name="ce410" table:content-validation-name="val1"/>
          <table:table-cell table:style-name="ce411" table:content-validation-name="val1"/>
          <table:table-cell table:style-name="ce412" table:content-validation-name="val1"/>
          <table:table-cell table:style-name="ce413" table:content-validation-name="val1"/>
          <table:table-cell table:style-name="ce414" table:content-validation-name="val1"/>
          <table:table-cell table:style-name="ce415" table:content-validation-name="val1"/>
          <table:table-cell table:style-name="ce416" table:content-validation-name="val1"/>
          <table:table-cell table:style-name="ce417" table:content-validation-name="val1"/>
          <table:table-cell table:style-name="ce418" table:content-validation-name="val1"/>
          <table:table-cell table:style-name="ce419" table:content-validation-name="val1"/>
          <table:table-cell table:style-name="ce420" table:content-validation-name="val1"/>
          <table:table-cell table:style-name="ce421" table:content-validation-name="val1"/>
          <table:table-cell table:style-name="ce422" table:content-validation-name="val1"/>
          <table:table-cell table:style-name="ce423" table:content-validation-name="val1"/>
          <table:table-cell table:style-name="ce424" table:content-validation-name="val1"/>
          <table:table-cell table:style-name="ce425" table:content-validation-name="val1"/>
          <table:table-cell table:style-name="ce426" table:content-validation-name="val1"/>
          <table:table-cell table:style-name="ce427" table:content-validation-name="val1"/>
          <table:table-cell table:style-name="ce428" table:content-validation-name="val1"/>
          <table:table-cell table:style-name="ce429" table:content-validation-name="val1"/>
          <table:table-cell table:style-name="ce430" table:content-validation-name="val1"/>
          <table:table-cell table:style-name="ce431" table:content-validation-name="val1"/>
          <table:table-cell table:style-name="ce432" table:content-validation-name="val1"/>
          <table:table-cell table:style-name="ce433" table:content-validation-name="val1"/>
          <table:table-cell table:style-name="ce434" table:content-validation-name="val1"/>
          <table:table-cell table:style-name="ce435" table:content-validation-name="val1"/>
          <table:table-cell table:style-name="ce436" table:content-validation-name="val1"/>
          <table:table-cell table:style-name="ce437" table:content-validation-name="val1"/>
          <table:table-cell table:style-name="ce438" table:content-validation-name="val1"/>
          <table:table-cell table:style-name="ce439" table:content-validation-name="val1"/>
          <table:table-cell table:style-name="ce440" table:content-validation-name="val1"/>
          <table:table-cell table:style-name="ce441" table:content-validation-name="val1"/>
          <table:table-cell table:style-name="ce442" table:content-validation-name="val1"/>
          <table:table-cell table:style-name="ce443" table:content-validation-name="val1"/>
          <table:table-cell table:style-name="ce444" table:content-validation-name="val1"/>
          <table:table-cell table:style-name="ce445" table:content-validation-name="val1"/>
          <table:table-cell table:style-name="ce446" table:content-validation-name="val1"/>
          <table:table-cell table:style-name="ce447" table:content-validation-name="val1"/>
          <table:table-cell table:style-name="ce448" table:content-validation-name="val1"/>
          <table:table-cell table:style-name="ce449" table:content-validation-name="val1"/>
          <table:table-cell table:style-name="ce450" table:content-validation-name="val1"/>
          <table:table-cell table:style-name="ce451" table:content-validation-name="val1"/>
          <table:table-cell table:style-name="ce452" table:content-validation-name="val1"/>
          <table:table-cell table:style-name="ce453" table:content-validation-name="val1"/>
          <table:table-cell table:style-name="ce454" table:content-validation-name="val1"/>
          <table:table-cell table:style-name="ce455" table:content-validation-name="val1"/>
          <table:table-cell table:style-name="ce456" table:content-validation-name="val1"/>
          <table:table-cell table:style-name="ce457" table:content-validation-name="val1"/>
          <table:table-cell table:style-name="ce458" table:content-validation-name="val1"/>
          <table:table-cell table:style-name="ce459" table:content-validation-name="val1"/>
          <table:table-cell table:style-name="ce460" table:content-validation-name="val1"/>
          <table:table-cell table:style-name="ce461" table:content-validation-name="val1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3</text:p>
          </table:table-cell>
          <table:table-cell table:style-name="ce23" table:content-validation-name="val1" office:value-type="string" calcext:value-type="string">
            <text:p>Diagramme pieuvre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5]&gt;0;WORKDAY([.D15];[.E15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5]);[.F15]-[.D15]+1;&quot;&quot;)" office:value-type="float" office:value="8" calcext:value-type="float">
            <text:p>8</text:p>
          </table:table-cell>
          <table:table-cell table:style-name="ce109" table:content-validation-name="val1" table:formula="of:=IF(ISNUMBER([.E15]);ROUNDDOWN([.E15]*[.G15]);&quot;&quot;)" office:value-type="float" office:value="6" calcext:value-type="float">
            <text:p>6</text:p>
          </table:table-cell>
          <table:table-cell table:style-name="ce116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4</text:p>
          </table:table-cell>
          <table:table-cell table:style-name="ce23" table:content-validation-name="val1" office:value-type="string" calcext:value-type="string">
            <text:p>Cahier des charges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6]&gt;0;WORKDAY([.D16];[.E16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09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16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5</text:p>
          </table:table-cell>
          <table:table-cell table:style-name="ce23" table:content-validation-name="val1" office:value-type="string" calcext:value-type="string">
            <text:p>Diagramme FAST</text:p>
          </table:table-cell>
          <table:table-cell table:style-name="ce184" table:content-validation-name="val1" office:value-type="string" calcext:value-type="string">
            <text:p>FERRERE &amp; PAUS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7]&gt;0;WORKDAY([.D17];[.E17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09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16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6</text:p>
          </table:table-cell>
          <table:table-cell table:style-name="ce23" table:content-validation-name="val1" office:value-type="string" calcext:value-type="string">
            <text:p>Chaîne d'énergie et d'information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8]&gt;0;WORKDAY([.D18];[.E18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09" table:content-validation-name="val1" table:formula="of:=IF(ISNUMBER([.E18]);ROUNDDOWN([.E18]*[.G18]);&quot;&quot;)" office:value-type="float" office:value="1" calcext:value-type="float">
            <text:p>1</text:p>
          </table:table-cell>
          <table:table-cell table:style-name="ce116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1.2</text:p>
          </table:table-cell>
          <table:table-cell table:style-name="ce169" table:content-validation-name="val1" office:value-type="string" calcext:value-type="string">
            <text:p>Diaporama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9]&gt;0;WORKDAY([.D19];[.E19]-1); &quot;&quot;)">
            <text:p/>
          </table:table-cell>
          <table:table-cell table:style-name="ce242" table:content-validation-name="val1"/>
          <table:table-cell table:style-name="ce466" table:content-validation-name="val1" table:formula="of:=IF(ISNUMBER([.F19]);[.F19]-[.D19]+1;&quot;&quot;)">
            <text:p/>
          </table:table-cell>
          <table:table-cell table:style-name="ce478" table:content-validation-name="val1" table:formula="of:=IF(ISNUMBER([.E19]);ROUNDDOWN([.E19]*[.G19]);&quot;&quot;)">
            <text:p/>
          </table:table-cell>
          <table:table-cell table:style-name="ce490" table:content-validation-name="val1" table:formula="of:=IF(ISNUMBER([.E19]);[.E19]-[.I19];&quot;&quot;)">
            <text:p/>
          </table:table-cell>
          <table:table-cell table:style-name="ce504" table:content-validation-name="val1"/>
          <table:table-cell table:style-name="ce517" table:content-validation-name="val1" table:number-columns-repeated="41"/>
          <table:table-cell table:style-name="ce568" table:content-validation-name="val1" table:number-columns-repeated="139"/>
          <table:table-cell table:style-name="ce716" table:content-validation-name="val1" table:number-columns-repeated="690"/>
          <table:table-cell table:style-name="ce727" table:content-validation-name="val1" table:number-columns-repeated="143"/>
        </table:table-row>
        <table:table-row table:style-name="ro8">
          <table:table-cell table:style-name="ce152" table:content-validation-name="val1" office:value-type="string" calcext:value-type="string">
            <text:p>1.2.1</text:p>
          </table:table-cell>
          <table:table-cell table:style-name="ce79" table:content-validation-name="val1" office:value-type="string" calcext:value-type="string">
            <text:p>Introduction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3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5" table:content-validation-name="val1"/>
          <table:table-cell table:style-name="ce518" table:content-validation-name="val1" table:number-columns-repeated="41"/>
          <table:table-cell table:style-name="ce569" table:content-validation-name="val1" table:number-columns-repeated="139"/>
          <table:table-cell table:style-name="ce719" table:content-validation-name="val1" table:number-columns-repeated="690"/>
          <table:table-cell table:style-name="ce728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1</text:p>
          </table:table-cell>
          <table:table-cell table:style-name="ce24" table:content-validation-name="val1" office:value-type="string" calcext:value-type="string">
            <text:p>Première page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1]&gt;0;WORKDAY([.D21];[.E21]-1); &quot;&quot;)" office:value-type="date" office:date-value="2018-09-17" calcext:value-type="date">
            <text:p>17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1]);[.F21]-[.D21]+1;&quot;&quot;)" office:value-type="float" office:value="1" calcext:value-type="float">
            <text:p>1</text:p>
          </table:table-cell>
          <table:table-cell table:style-name="ce109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116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2</text:p>
          </table:table-cell>
          <table:table-cell table:style-name="ce24" table:content-validation-name="val1" office:value-type="string" calcext:value-type="string">
            <text:p>Bête à cornes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2]&gt;0;WORKDAY([.D22];[.E22]-1); &quot;&quot;)" office:value-type="date" office:date-value="2018-09-17" calcext:value-type="date">
            <text:p>17-sept.-2018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2]);[.F22]-[.D22]+1;&quot;&quot;)" office:value-type="float" office:value="1" calcext:value-type="float">
            <text:p>1</text:p>
          </table:table-cell>
          <table:table-cell table:style-name="ce109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116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3</text:p>
          </table:table-cell>
          <table:table-cell table:style-name="ce24" table:content-validation-name="val1" office:value-type="string" calcext:value-type="string">
            <text:p>Diagramme pieuvre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3]&gt;0;WORKDAY([.D23];[.E23]-1); &quot;&quot;)" office:value-type="date" office:date-value="2018-09-17" calcext:value-type="date">
            <text:p>17-sept.-2018</text:p>
          </table:table-cell>
          <table:table-cell table:style-name="ce24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3]);[.F23]-[.D23]+1;&quot;&quot;)" office:value-type="float" office:value="1" calcext:value-type="float">
            <text:p>1</text:p>
          </table:table-cell>
          <table:table-cell table:style-name="ce109" table:content-validation-name="val1" table:formula="of:=IF(ISNUMBER([.E23]);ROUNDDOWN([.E23]*[.G23]);&quot;&quot;)" office:value-type="float" office:value="1" calcext:value-type="float">
            <text:p>1</text:p>
          </table:table-cell>
          <table:table-cell table:style-name="ce116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4</text:p>
          </table:table-cell>
          <table:table-cell table:style-name="ce24" table:content-validation-name="val1" office:value-type="string" calcext:value-type="string">
            <text:p>Cahier des charges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4]&gt;0;WORKDAY([.D24];[.E24]-1); &quot;&quot;)" office:value-type="date" office:date-value="2018-09-17" calcext:value-type="date">
            <text:p>17-sept.-2018</text:p>
          </table:table-cell>
          <table:table-cell table:style-name="ce246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4]);[.F24]-[.D24]+1;&quot;&quot;)" office:value-type="float" office:value="1" calcext:value-type="float">
            <text:p>1</text:p>
          </table:table-cell>
          <table:table-cell table:style-name="ce109" table:content-validation-name="val1" table:formula="of:=IF(ISNUMBER([.E24]);ROUNDDOWN([.E24]*[.G24]);&quot;&quot;)" office:value-type="float" office:value="1" calcext:value-type="float">
            <text:p>1</text:p>
          </table:table-cell>
          <table:table-cell table:style-name="ce116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5</text:p>
          </table:table-cell>
          <table:table-cell table:style-name="ce24" table:content-validation-name="val1" office:value-type="string" calcext:value-type="string">
            <text:p>Diagramme FAST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5]&gt;0;WORKDAY([.D25];[.E25]-1); &quot;&quot;)" office:value-type="date" office:date-value="2018-09-17" calcext:value-type="date">
            <text:p>17-sept.-2018</text:p>
          </table:table-cell>
          <table:table-cell table:style-name="ce24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5]);[.F25]-[.D25]+1;&quot;&quot;)" office:value-type="float" office:value="1" calcext:value-type="float">
            <text:p>1</text:p>
          </table:table-cell>
          <table:table-cell table:style-name="ce109" table:content-validation-name="val1" table:formula="of:=IF(ISNUMBER([.E25]);ROUNDDOWN([.E25]*[.G25]);&quot;&quot;)" office:value-type="float" office:value="1" calcext:value-type="float">
            <text:p>1</text:p>
          </table:table-cell>
          <table:table-cell table:style-name="ce116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6</text:p>
          </table:table-cell>
          <table:table-cell table:style-name="ce24" table:content-validation-name="val1" office:value-type="string" calcext:value-type="string">
            <text:p>Chaîne d'énergie et d'information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6]&gt;0;WORKDAY([.D26];[.E26]-1); &quot;&quot;)" office:value-type="date" office:date-value="2018-09-17" calcext:value-type="date">
            <text:p>17-sept.-2018</text:p>
          </table:table-cell>
          <table:table-cell table:style-name="ce24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6]);[.F26]-[.D26]+1;&quot;&quot;)" office:value-type="float" office:value="1" calcext:value-type="float">
            <text:p>1</text:p>
          </table:table-cell>
          <table:table-cell table:style-name="ce109" table:content-validation-name="val1" table:formula="of:=IF(ISNUMBER([.E26]);ROUNDDOWN([.E26]*[.G26]);&quot;&quot;)" office:value-type="float" office:value="1" calcext:value-type="float">
            <text:p>1</text:p>
          </table:table-cell>
          <table:table-cell table:style-name="ce116" table:content-validation-name="val1" table:formula="of:=IF(ISNUMBER([.E26]);[.E26]-[.I26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2</text:p>
          </table:table-cell>
          <table:table-cell table:style-name="ce79" table:content-validation-name="val1" office:value-type="string" calcext:value-type="string">
            <text:p>Développement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8" table:content-validation-name="val1" table:number-columns-repeated="42"/>
          <table:table-cell table:style-name="ce571" table:content-validation-name="val1" table:number-columns-repeated="139"/>
          <table:table-cell table:style-name="ce721" table:content-validation-name="val1" table:number-columns-repeated="690"/>
          <table:table-cell table:style-name="ce729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2.1</text:p>
          </table:table-cell>
          <table:table-cell table:style-name="ce24" table:content-validation-name="val1" office:value-type="string" calcext:value-type="string">
            <text:p>Motorisation commande moteur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8]&gt;0;WORKDAY([.D28];[.E28]-1); &quot;&quot;)" office:value-type="date" office:date-value="2018-09-17" calcext:value-type="date">
            <text:p>17-sept.-2018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8]);[.F28]-[.D28]+1;&quot;&quot;)" office:value-type="float" office:value="1" calcext:value-type="float">
            <text:p>1</text:p>
          </table:table-cell>
          <table:table-cell table:style-name="ce109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16" table:content-validation-name="val1" table:formula="of:=IF(ISNUMBER([.E28]);[.E28]-[.I28];&quot;&quot;)" office:value-type="float" office:value="1" calcext:value-type="float">
            <text:p>1</text:p>
          </table:table-cell>
          <table:table-cell table:style-name="ce509" table:content-validation-name="val1"/>
          <table:table-cell table:style-name="ce519" table:content-validation-name="val1" table:number-columns-repeated="41"/>
          <table:table-cell table:style-name="ce572" table:content-validation-name="val1" table:number-columns-repeated="139"/>
          <table:table-cell table:style-name="ce722" table:content-validation-name="val1" table:number-columns-repeated="690"/>
          <table:table-cell table:style-name="ce730" table:content-validation-name="val1"/>
          <table:table-cell table:style-name="ce732" table:content-validation-name="val1" table:number-columns-repeated="142"/>
        </table:table-row>
        <table:table-row table:style-name="ro8">
          <table:table-cell table:style-name="ce7" table:content-validation-name="val1" office:value-type="string" calcext:value-type="string">
            <text:p>1.2.2.2</text:p>
          </table:table-cell>
          <table:table-cell table:style-name="ce24" table:content-validation-name="val1" office:value-type="string" calcext:value-type="string">
            <text:p>Transmission cinématique</text:p>
          </table:table-cell>
          <table:table-cell table:style-name="ce186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9]&gt;0;WORKDAY([.D29];[.E29]-1); &quot;&quot;)" office:value-type="date" office:date-value="2018-09-17" calcext:value-type="date">
            <text:p>17-sept.-2018</text:p>
          </table:table-cell>
          <table:table-cell table:style-name="ce25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9]);[.F29]-[.D29]+1;&quot;&quot;)" office:value-type="float" office:value="1" calcext:value-type="float">
            <text:p>1</text:p>
          </table:table-cell>
          <table:table-cell table:style-name="ce109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16" table:content-validation-name="val1" table:formula="of:=IF(ISNUMBER([.E29]);[.E29]-[.I29];&quot;&quot;)" office:value-type="float" office:value="1" calcext:value-type="float">
            <text:p>1</text:p>
          </table:table-cell>
          <table:table-cell table:style-name="ce510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3</text:p>
          </table:table-cell>
          <table:table-cell table:style-name="ce24" table:content-validation-name="val1" office:value-type="string" calcext:value-type="string">
            <text:p>Raspberry Pi</text:p>
          </table:table-cell>
          <table:table-cell table:style-name="ce186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0]&gt;0;WORKDAY([.D30];[.E30]-1); &quot;&quot;)" office:value-type="date" office:date-value="2018-09-17" calcext:value-type="date">
            <text:p>17-sept.-2018</text:p>
          </table:table-cell>
          <table:table-cell table:style-name="ce25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0]);[.F30]-[.D30]+1;&quot;&quot;)" office:value-type="float" office:value="1" calcext:value-type="float">
            <text:p>1</text:p>
          </table:table-cell>
          <table:table-cell table:style-name="ce109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16" table:content-validation-name="val1" table:formula="of:=IF(ISNUMBER([.E30]);[.E30]-[.I30];&quot;&quot;)" office:value-type="float" office:value="1" calcext:value-type="float">
            <text:p>1</text:p>
          </table:table-cell>
          <table:table-cell table:style-name="ce511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4</text:p>
          </table:table-cell>
          <table:table-cell table:style-name="ce24" table:content-validation-name="val1" office:value-type="string" calcext:value-type="string">
            <text:p>Arduino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1]&gt;0;WORKDAY([.D31];[.E31]-1); &quot;&quot;)" office:value-type="date" office:date-value="2018-09-17" calcext:value-type="date">
            <text:p>17-sept.-2018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1]);[.F31]-[.D31]+1;&quot;&quot;)" office:value-type="float" office:value="1" calcext:value-type="float">
            <text:p>1</text:p>
          </table:table-cell>
          <table:table-cell table:style-name="ce109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16" table:content-validation-name="val1" table:formula="of:=IF(ISNUMBER([.E31]);[.E31]-[.I31];&quot;&quot;)" office:value-type="float" office:value="1" calcext:value-type="float">
            <text:p>1</text:p>
          </table:table-cell>
          <table:table-cell table:style-name="ce512" table:content-validation-name="val1"/>
          <table:table-cell table:style-name="ce521" table:content-validation-name="val1" table:number-columns-repeated="41"/>
          <table:table-cell table:style-name="ce57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3</text:p>
          </table:table-cell>
          <table:table-cell table:style-name="ce79" table:content-validation-name="val1" office:value-type="string" calcext:value-type="string">
            <text:p>Conclusion</text:p>
          </table:table-cell>
          <table:table-cell table:style-name="ce185" table:content-validation-name="val1"/>
          <table:table-cell table:style-name="ce45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1</text:p>
          </table:table-cell>
          <table:table-cell table:style-name="ce24" table:content-validation-name="val1" office:value-type="string" calcext:value-type="string">
            <text:p>Conclusion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3]&gt;0;WORKDAY([.D33];[.E33]-1); &quot;&quot;)" office:value-type="date" office:date-value="2018-09-17" calcext:value-type="date">
            <text:p>17-sept.-2018</text:p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3]);[.F33]-[.D33]+1;&quot;&quot;)" office:value-type="float" office:value="1" calcext:value-type="float">
            <text:p>1</text:p>
          </table:table-cell>
          <table:table-cell table:style-name="ce109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16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2</text:p>
          </table:table-cell>
          <table:table-cell table:style-name="ce24" table:content-validation-name="val1" office:value-type="string" calcext:value-type="string">
            <text:p>Biblographi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4]&gt;0;WORKDAY([.D34];[.E34]-1); &quot;&quot;)" office:value-type="date" office:date-value="2018-09-17" calcext:value-type="date">
            <text:p>17-sept.-2018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4]);[.F34]-[.D34]+1;&quot;&quot;)" office:value-type="float" office:value="1" calcext:value-type="float">
            <text:p>1</text:p>
          </table:table-cell>
          <table:table-cell table:style-name="ce109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16" table:content-validation-name="val1" table:formula="of:=IF(ISNUMBER([.E34]);[.E34]-[.I3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2" calcext:value-type="float">
            <text:p>2</text:p>
          </table:table-cell>
          <table:table-cell table:style-name="ce156" table:content-validation-name="val1" office:value-type="string" calcext:value-type="string">
            <text:p>Motorisation commande moteur</text:p>
          </table:table-cell>
          <table:table-cell table:style-name="ce156" table:content-validation-name="val1" office:value-type="string" calcext:value-type="string">
            <text:p>RALAMBOARIVONY</text:p>
          </table:table-cell>
          <table:table-cell table:style-name="ce207" table:content-validation-name="val1" table:formula="of:=MIN([.D36:.D82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35];[.F35])" office:value-type="float" office:value="6" calcext:value-type="float">
            <text:p>6</text:p>
          </table:table-cell>
          <table:table-cell table:style-name="ce232" table:content-validation-name="val1" table:formula="of:=MAX([.F36:.F82])" office:value-type="date" office:date-value="2018-09-24" calcext:value-type="date">
            <text:p>24-sept.-2018</text:p>
          </table:table-cell>
          <table:table-cell table:style-name="ce236" table:content-validation-name="val1" table:formula="of:=SUMPRODUCT([.G36:.G39];[.E36:.E39])/SUM([.E36:.E39])" office:value-type="percentage" office:value="0" calcext:value-type="percentage">
            <text:p>0%</text:p>
          </table:table-cell>
          <table:table-cell table:style-name="ce470" table:content-validation-name="val1" table:formula="of:=[.F35]-[.D35]+1" office:value-type="float" office:value="8" calcext:value-type="float">
            <text:p>8</text:p>
          </table:table-cell>
          <table:table-cell table:style-name="ce482" table:content-validation-name="val1" table:formula="of:=SUM([.I36:.I82])" office:value-type="float" office:value="4" calcext:value-type="float">
            <text:p>4</text:p>
          </table:table-cell>
          <table:table-cell table:style-name="ce482" table:content-validation-name="val1" table:formula="of:=SUM([.J36:.J82])" office:value-type="float" office:value="95" calcext:value-type="float">
            <text:p>95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2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36]&gt;0;WORKDAY([.D36];[.E36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36]);[.F36]-[.D36]+1;&quot;&quot;)">
            <text:p/>
          </table:table-cell>
          <table:table-cell table:style-name="ce478" table:content-validation-name="val1" table:formula="of:=IF(ISNUMBER([.E36]);ROUNDDOWN([.E36]*[.G36]);&quot;&quot;)">
            <text:p/>
          </table:table-cell>
          <table:table-cell table:style-name="ce490" table:content-validation-name="val1" table:formula="of:=IF(ISNUMBER([.E36]);[.E36]-[.I36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1</text:p>
          </table:table-cell>
          <table:table-cell table:style-name="ce176" table:content-validation-name="val1" office:value-type="string" calcext:value-type="string">
            <text:p>Caréctéristique du servomoteur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7]&gt;0;WORKDAY([.D37];[.E37]-1); &quot;&quot;)" office:value-type="date" office:date-value="2018-09-17" calcext:value-type="date">
            <text:p>17-sept.-2018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7]);[.F37]-[.D37]+1;&quot;&quot;)" office:value-type="float" office:value="1" calcext:value-type="float">
            <text:p>1</text:p>
          </table:table-cell>
          <table:table-cell table:style-name="ce109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16" table:content-validation-name="val1" table:formula="of:=IF(ISNUMBER([.E37]);[.E37]-[.I37];&quot;&quot;)" office:value-type="float" office:value="1" calcext:value-type="float">
            <text:p>1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2</text:p>
          </table:table-cell>
          <table:table-cell table:style-name="ce176" table:content-validation-name="val1" office:value-type="string" calcext:value-type="string">
            <text:p>Simulation sur scilab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8]&gt;0;WORKDAY([.D38];[.E38]-1); &quot;&quot;)">
            <text:p/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8]);[.F38]-[.D38]+1;&quot;&quot;)">
            <text:p/>
          </table:table-cell>
          <table:table-cell table:style-name="ce109" table:content-validation-name="val1" table:formula="of:=IF(ISNUMBER([.E38]);ROUNDDOWN([.E38]*[.G38]);&quot;&quot;)">
            <text:p/>
          </table:table-cell>
          <table:table-cell table:style-name="ce116" table:content-validation-name="val1" table:formula="of:=IF(ISNUMBER([.E38]);[.E38]-[.I38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3</text:p>
          </table:table-cell>
          <table:table-cell table:style-name="ce176" table:content-validation-name="val1" office:value-type="string" calcext:value-type="string">
            <text:p>Comparaison avec le cahier des charges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9]&gt;0;WORKDAY([.D39];[.E39]-1); &quot;&quot;)">
            <text:p/>
          </table:table-cell>
          <table:table-cell table:style-name="ce25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9]);[.F39]-[.D39]+1;&quot;&quot;)">
            <text:p/>
          </table:table-cell>
          <table:table-cell table:style-name="ce109" table:content-validation-name="val1" table:formula="of:=IF(ISNUMBER([.E39]);ROUNDDOWN([.E39]*[.G39]);&quot;&quot;)">
            <text:p/>
          </table:table-cell>
          <table:table-cell table:style-name="ce116" table:content-validation-name="val1" table:formula="of:=IF(ISNUMBER([.E39]);[.E39]-[.I39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3" calcext:value-type="float">
            <text:p>3</text:p>
          </table:table-cell>
          <table:table-cell table:style-name="ce156" table:content-validation-name="val1" office:value-type="string" calcext:value-type="string">
            <text:p>Transmission cinématique</text:p>
          </table:table-cell>
          <table:table-cell table:style-name="ce156" table:content-validation-name="val1" office:value-type="string" calcext:value-type="string">
            <text:p>GRONDIN</text:p>
          </table:table-cell>
          <table:table-cell table:style-name="ce207" table:content-validation-name="val1" table:formula="of:=MIN([.D41:.D86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40];[.F40])" office:value-type="float" office:value="6" calcext:value-type="float">
            <text:p>6</text:p>
          </table:table-cell>
          <table:table-cell table:style-name="ce232" table:content-validation-name="val1" table:formula="of:=MAX([.F41:.F86])" office:value-type="date" office:date-value="2018-09-24" calcext:value-type="date">
            <text:p>24-sept.-2018</text:p>
          </table:table-cell>
          <table:table-cell table:style-name="ce255" table:content-validation-name="val1" table:formula="of:=SUMPRODUCT([.G41:.G48];[.E41:.E48])/SUM([.E41:.E48])" office:value-type="percentage" office:value="0.5" calcext:value-type="percentage">
            <text:p>50%</text:p>
          </table:table-cell>
          <table:table-cell table:style-name="ce470" table:content-validation-name="val1" table:formula="of:=[.F40]-[.D40]+1" office:value-type="float" office:value="8" calcext:value-type="float">
            <text:p>8</text:p>
          </table:table-cell>
          <table:table-cell table:style-name="ce482" table:content-validation-name="val1" table:formula="of:=SUM([.I41:.I86])" office:value-type="float" office:value="2" calcext:value-type="float">
            <text:p>2</text:p>
          </table:table-cell>
          <table:table-cell table:style-name="ce482" table:content-validation-name="val1" table:formula="of:=SUM([.J41:.J86])" office:value-type="float" office:value="47" calcext:value-type="float">
            <text:p>47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1]&gt;0;WORKDAY([.D41];[.E41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41]);[.F41]-[.D41]+1;&quot;&quot;)">
            <text:p/>
          </table:table-cell>
          <table:table-cell table:style-name="ce478" table:content-validation-name="val1" table:formula="of:=IF(ISNUMBER([.E41]);ROUNDDOWN([.E41]*[.G41]);&quot;&quot;)">
            <text:p/>
          </table:table-cell>
          <table:table-cell table:style-name="ce490" table:content-validation-name="val1" table:formula="of:=IF(ISNUMBER([.E41]);[.E41]-[.I4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1</text:p>
          </table:table-cell>
          <table:table-cell table:style-name="ce23" table:content-validation-name="val1" office:value-type="string" calcext:value-type="string">
            <text:p>Recupérer informations moteur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2]&gt;0;WORKDAY([.D42];[.E42]-1); &quot;&quot;)" office:value-type="date" office:date-value="2018-09-17" calcext:value-type="date">
            <text:p>17-sept.-2018</text:p>
          </table:table-cell>
          <table:table-cell table:style-name="ce31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2]);[.F42]-[.D42]+1;&quot;&quot;)" office:value-type="float" office:value="1" calcext:value-type="float">
            <text:p>1</text:p>
          </table:table-cell>
          <table:table-cell table:style-name="ce109" table:content-validation-name="val1" table:formula="of:=IF(ISNUMBER([.E42]);ROUNDDOWN([.E42]*[.G42]);&quot;&quot;)" office:value-type="float" office:value="1" calcext:value-type="float">
            <text:p>1</text:p>
          </table:table-cell>
          <table:table-cell table:style-name="ce116" table:content-validation-name="val1" table:formula="of:=IF(ISNUMBER([.E42]);[.E42]-[.I42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2</text:p>
          </table:table-cell>
          <table:table-cell table:style-name="ce23" table:content-validation-name="val1" office:value-type="string" calcext:value-type="string">
            <text:p>Réalisation du croqui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3]&gt;0;WORKDAY([.D43];[.E43]-1); &quot;&quot;)" office:value-type="date" office:date-value="2018-09-17" calcext:value-type="date">
            <text:p>17-sept.-2018</text:p>
          </table:table-cell>
          <table:table-cell table:style-name="ce31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3]);[.F43]-[.D43]+1;&quot;&quot;)" office:value-type="float" office:value="1" calcext:value-type="float">
            <text:p>1</text:p>
          </table:table-cell>
          <table:table-cell table:style-name="ce109" table:content-validation-name="val1" table:formula="of:=IF(ISNUMBER([.E43]);ROUNDDOWN([.E43]*[.G43]);&quot;&quot;)" office:value-type="float" office:value="1" calcext:value-type="float">
            <text:p>1</text:p>
          </table:table-cell>
          <table:table-cell table:style-name="ce116" table:content-validation-name="val1" table:formula="of:=IF(ISNUMBER([.E43]);[.E43]-[.I43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3</text:p>
          </table:table-cell>
          <table:table-cell table:style-name="ce23" table:content-validation-name="val1" office:value-type="string" calcext:value-type="string">
            <text:p>Solidwork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office:value-type="date" office:date-value="2018-09-24" calcext:value-type="date">
            <text:p>24-sept.-2018</text:p>
          </table:table-cell>
          <table:table-cell table:style-name="ce318" table:content-validation-name="val1" office:value-type="percentage" office:value="1" calcext:value-type="percentage">
            <text:p>10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2</text:p>
          </table:table-cell>
          <table:table-cell table:style-name="ce169" table:content-validation-name="val1" office:value-type="string" calcext:value-type="string">
            <text:p>Rotation et inertie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5]&gt;0;WORKDAY([.D45];[.E45]-1); &quot;&quot;)">
            <text:p/>
          </table:table-cell>
          <table:table-cell table:style-name="ce258" table:content-validation-name="val1"/>
          <table:table-cell table:style-name="ce525" table:content-validation-name="val1" table:formula="of:=IF(ISNUMBER([.F45]);[.F45]-[.D45]+1;&quot;&quot;)">
            <text:p/>
          </table:table-cell>
          <table:table-cell table:style-name="ce478" table:content-validation-name="val1" table:formula="of:=IF(ISNUMBER([.E45]);ROUNDDOWN([.E45]*[.G45]);&quot;&quot;)">
            <text:p/>
          </table:table-cell>
          <table:table-cell table:style-name="ce490" table:content-validation-name="val1" table:formula="of:=IF(ISNUMBER([.E45]);[.E45]-[.I45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1</text:p>
          </table:table-cell>
          <table:table-cell table:style-name="ce23" table:content-validation-name="val1" office:value-type="string" calcext:value-type="string">
            <text:p>Modélisation Meca3D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6]&gt;0;WORKDAY([.D46];[.E46]-1); &quot;&quot;)" office:value-type="date" office:date-value="2018-09-17" calcext:value-type="date">
            <text:p>17-sept.-2018</text:p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6]);[.F46]-[.D46]+1;&quot;&quot;)" office:value-type="float" office:value="1" calcext:value-type="float">
            <text:p>1</text:p>
          </table:table-cell>
          <table:table-cell table:style-name="ce109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16" table:content-validation-name="val1" table:formula="of:=IF(ISNUMBER([.E46]);[.E46]-[.I46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2</text:p>
          </table:table-cell>
          <table:table-cell table:style-name="ce23" table:content-validation-name="val1" office:value-type="string" calcext:value-type="string">
            <text:p>Essais sur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7]&gt;0;WORKDAY([.D47];[.E47]-1); &quot;&quot;)" office:value-type="date" office:date-value="2018-09-17" calcext:value-type="date">
            <text:p>17-sept.-2018</text:p>
          </table:table-cell>
          <table:table-cell table:style-name="ce32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7]);[.F47]-[.D47]+1;&quot;&quot;)" office:value-type="float" office:value="1" calcext:value-type="float">
            <text:p>1</text:p>
          </table:table-cell>
          <table:table-cell table:style-name="ce109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16" table:content-validation-name="val1" table:formula="of:=IF(ISNUMBER([.E47]);[.E47]-[.I47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3</text:p>
          </table:table-cell>
          <table:table-cell table:style-name="ce23" table:content-validation-name="val1" office:value-type="string" calcext:value-type="string">
            <text:p>Relever données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8]&gt;0;WORKDAY([.D48];[.E48]-1); &quot;&quot;)" office:value-type="date" office:date-value="2018-09-17" calcext:value-type="date">
            <text:p>17-sept.-2018</text:p>
          </table:table-cell>
          <table:table-cell table:style-name="ce32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8]);[.F48]-[.D48]+1;&quot;&quot;)" office:value-type="float" office:value="1" calcext:value-type="float">
            <text:p>1</text:p>
          </table:table-cell>
          <table:table-cell table:style-name="ce109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16" table:content-validation-name="val1" table:formula="of:=IF(ISNUMBER([.E48]);[.E48]-[.I48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4" calcext:value-type="float">
            <text:p>4</text:p>
          </table:table-cell>
          <table:table-cell table:style-name="ce156" table:content-validation-name="val1" office:value-type="string" calcext:value-type="string">
            <text:p>Raspberry Pi</text:p>
          </table:table-cell>
          <table:table-cell table:style-name="ce156" table:content-validation-name="val1" office:value-type="string" calcext:value-type="string">
            <text:p>PAUSE</text:p>
          </table:table-cell>
          <table:table-cell table:style-name="ce207" table:content-validation-name="val1" table:formula="of:=MIN([.D50:.D89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49];[.F49])" office:value-type="float" office:value="1" calcext:value-type="float">
            <text:p>1</text:p>
          </table:table-cell>
          <table:table-cell table:style-name="ce232" table:content-validation-name="val1" table:formula="of:=MAX([.F50:.F89])" office:value-type="date" office:date-value="2018-09-17" calcext:value-type="date">
            <text:p>17-sept.-2018</text:p>
          </table:table-cell>
          <table:table-cell table:style-name="ce323" table:content-validation-name="val1" table:formula="of:=SUMPRODUCT([.G50:.G60];[.E50:.E60])/SUM([.E50:.E60])" office:value-type="percentage" office:value="0" calcext:value-type="percentage">
            <text:p>0%</text:p>
          </table:table-cell>
          <table:table-cell table:style-name="ce470" table:content-validation-name="val1" table:formula="of:=[.F49]-[.D49]+1" office:value-type="float" office:value="1" calcext:value-type="float">
            <text:p>1</text:p>
          </table:table-cell>
          <table:table-cell table:style-name="ce482" table:content-validation-name="val1" table:formula="of:=SUM([.I50:.I89])" office:value-type="float" office:value="0" calcext:value-type="float">
            <text:p>0</text:p>
          </table:table-cell>
          <table:table-cell table:style-name="ce482" table:content-validation-name="val1" table:formula="of:=SUM([.J50:.J89])" office:value-type="float" office:value="22" calcext:value-type="float">
            <text:p>22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1</text:p>
          </table:table-cell>
          <table:table-cell table:style-name="ce169" table:content-validation-name="val1" office:value-type="string" calcext:value-type="string">
            <text:p>Capturer l'image 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0]&gt;0;WORKDAY([.D50];[.E50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0]);[.F50]-[.D50]+1;&quot;&quot;)">
            <text:p/>
          </table:table-cell>
          <table:table-cell table:style-name="ce478" table:content-validation-name="val1" table:formula="of:=IF(ISNUMBER([.E50]);ROUNDDOWN([.E50]*[.G50]);&quot;&quot;)">
            <text:p/>
          </table:table-cell>
          <table:table-cell table:style-name="ce490" table:content-validation-name="val1" table:formula="of:=IF(ISNUMBER([.E50]);[.E50]-[.I50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1</text:p>
          </table:table-cell>
          <table:table-cell table:style-name="ce23" table:content-validation-name="val1" office:value-type="string" calcext:value-type="string">
            <text:p>Recupérer informations caméra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1]&gt;0;WORKDAY([.D51];[.E51]-1); &quot;&quot;)" office:value-type="date" office:date-value="2018-09-17" calcext:value-type="date">
            <text:p>17-sept.-2018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1]);[.F51]-[.D51]+1;&quot;&quot;)" office:value-type="float" office:value="1" calcext:value-type="float">
            <text:p>1</text:p>
          </table:table-cell>
          <table:table-cell table:style-name="ce109" table:content-validation-name="val1" table:formula="of:=IF(ISNUMBER([.E51]);ROUNDDOWN([.E51]*[.G51]);&quot;&quot;)" office:value-type="float" office:value="0" calcext:value-type="float">
            <text:p>0</text:p>
          </table:table-cell>
          <table:table-cell table:style-name="ce116" table:content-validation-name="val1" table:formula="of:=IF(ISNUMBER([.E51]);[.E51]-[.I51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2</text:p>
          </table:table-cell>
          <table:table-cell table:style-name="ce23" table:content-validation-name="val1" office:value-type="string" calcext:value-type="string">
            <text:p>Montage circuit Camera –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2]&gt;0;WORKDAY([.D52];[.E52]-1); &quot;&quot;)" office:value-type="date" office:date-value="2018-09-17" calcext:value-type="date">
            <text:p>17-sept.-2018</text:p>
          </table:table-cell>
          <table:table-cell table:style-name="ce26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2]);[.F52]-[.D52]+1;&quot;&quot;)" office:value-type="float" office:value="1" calcext:value-type="float">
            <text:p>1</text:p>
          </table:table-cell>
          <table:table-cell table:style-name="ce109" table:content-validation-name="val1" table:formula="of:=IF(ISNUMBER([.E52]);ROUNDDOWN([.E52]*[.G52]);&quot;&quot;)" office:value-type="float" office:value="0" calcext:value-type="float">
            <text:p>0</text:p>
          </table:table-cell>
          <table:table-cell table:style-name="ce116" table:content-validation-name="val1" table:formula="of:=IF(ISNUMBER([.E52]);[.E52]-[.I52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2</text:p>
          </table:table-cell>
          <table:table-cell table:style-name="ce169" table:content-validation-name="val1" office:value-type="string" calcext:value-type="string">
            <text:p>Traitement de l'image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3]&gt;0;WORKDAY([.D53];[.E53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3]);[.F53]-[.D53]+1;&quot;&quot;)">
            <text:p/>
          </table:table-cell>
          <table:table-cell table:style-name="ce478" table:content-validation-name="val1" table:formula="of:=IF(ISNUMBER([.E53]);ROUNDDOWN([.E53]*[.G53]);&quot;&quot;)">
            <text:p/>
          </table:table-cell>
          <table:table-cell table:style-name="ce490" table:content-validation-name="val1" table:formula="of:=IF(ISNUMBER([.E53]);[.E53]-[.I5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1</text:p>
          </table:table-cell>
          <table:table-cell table:style-name="ce23" table:content-validation-name="val1" office:value-type="string" calcext:value-type="string">
            <text:p>Récupérer l'image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4]&gt;0;WORKDAY([.D54];[.E54]-1); &quot;&quot;)" office:value-type="date" office:date-value="2018-09-17" calcext:value-type="date">
            <text:p>17-sept.-2018</text:p>
          </table:table-cell>
          <table:table-cell table:style-name="ce26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4]);[.F54]-[.D54]+1;&quot;&quot;)" office:value-type="float" office:value="1" calcext:value-type="float">
            <text:p>1</text:p>
          </table:table-cell>
          <table:table-cell table:style-name="ce109" table:content-validation-name="val1" table:formula="of:=IF(ISNUMBER([.E54]);ROUNDDOWN([.E54]*[.G54]);&quot;&quot;)" office:value-type="float" office:value="0" calcext:value-type="float">
            <text:p>0</text:p>
          </table:table-cell>
          <table:table-cell table:style-name="ce116" table:content-validation-name="val1" table:formula="of:=IF(ISNUMBER([.E54]);[.E54]-[.I5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2</text:p>
          </table:table-cell>
          <table:table-cell table:style-name="ce23" table:content-validation-name="val1" office:value-type="string" calcext:value-type="string">
            <text:p>Mettre en noir et blanc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5]&gt;0;WORKDAY([.D55];[.E55]-1); &quot;&quot;)" office:value-type="date" office:date-value="2018-09-17" calcext:value-type="date">
            <text:p>17-sept.-2018</text:p>
          </table:table-cell>
          <table:table-cell table:style-name="ce26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5]);[.F55]-[.D55]+1;&quot;&quot;)" office:value-type="float" office:value="1" calcext:value-type="float">
            <text:p>1</text:p>
          </table:table-cell>
          <table:table-cell table:style-name="ce109" table:content-validation-name="val1" table:formula="of:=IF(ISNUMBER([.E55]);ROUNDDOWN([.E55]*[.G55]);&quot;&quot;)" office:value-type="float" office:value="0" calcext:value-type="float">
            <text:p>0</text:p>
          </table:table-cell>
          <table:table-cell table:style-name="ce116" table:content-validation-name="val1" table:formula="of:=IF(ISNUMBER([.E55]);[.E55]-[.I55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3</text:p>
          </table:table-cell>
          <table:table-cell table:style-name="ce23" table:content-validation-name="val1" office:value-type="string" calcext:value-type="string">
            <text:p>Compresser 12x10 pixels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6]&gt;0;WORKDAY([.D56];[.E56]-1); &quot;&quot;)" office:value-type="date" office:date-value="2018-09-17" calcext:value-type="date">
            <text:p>17-sept.-2018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6]);[.F56]-[.D56]+1;&quot;&quot;)" office:value-type="float" office:value="1" calcext:value-type="float">
            <text:p>1</text:p>
          </table:table-cell>
          <table:table-cell table:style-name="ce109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16" table:content-validation-name="val1" table:formula="of:=IF(ISNUMBER([.E56]);[.E56]-[.I56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4</text:p>
          </table:table-cell>
          <table:table-cell table:style-name="ce23" table:content-validation-name="val1" office:value-type="string" calcext:value-type="string">
            <text:p>Faire moyenne de gris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7]&gt;0;WORKDAY([.D57];[.E57]-1); &quot;&quot;)" office:value-type="date" office:date-value="2018-09-17" calcext:value-type="date">
            <text:p>17-sept.-2018</text:p>
          </table:table-cell>
          <table:table-cell table:style-name="ce26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7]);[.F57]-[.D57]+1;&quot;&quot;)" office:value-type="float" office:value="1" calcext:value-type="float">
            <text:p>1</text:p>
          </table:table-cell>
          <table:table-cell table:style-name="ce109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16" table:content-validation-name="val1" table:formula="of:=IF(ISNUMBER([.E57]);[.E57]-[.I57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3</text:p>
          </table:table-cell>
          <table:table-cell table:style-name="ce169" table:content-validation-name="val1" office:value-type="string" calcext:value-type="string">
            <text:p>Communication I2C Maître vers Arduino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8]&gt;0;WORKDAY([.D58];[.E58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8]);[.F58]-[.D58]+1;&quot;&quot;)">
            <text:p/>
          </table:table-cell>
          <table:table-cell table:style-name="ce478" table:content-validation-name="val1" table:formula="of:=IF(ISNUMBER([.E58]);ROUNDDOWN([.E58]*[.G58]);&quot;&quot;)">
            <text:p/>
          </table:table-cell>
          <table:table-cell table:style-name="ce490" table:content-validation-name="val1" table:formula="of:=IF(ISNUMBER([.E58]);[.E58]-[.I58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9]&gt;0;WORKDAY([.D59];[.E59]-1); &quot;&quot;)" office:value-type="date" office:date-value="2018-09-17" calcext:value-type="date">
            <text:p>17-sept.-2018</text:p>
          </table:table-cell>
          <table:table-cell table:style-name="ce26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9]);[.F59]-[.D59]+1;&quot;&quot;)" office:value-type="float" office:value="1" calcext:value-type="float">
            <text:p>1</text:p>
          </table:table-cell>
          <table:table-cell table:style-name="ce109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16" table:content-validation-name="val1" table:formula="of:=IF(ISNUMBER([.E59]);[.E59]-[.I59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2</text:p>
          </table:table-cell>
          <table:table-cell table:style-name="ce23" table:content-validation-name="val1" office:value-type="string" calcext:value-type="string">
            <text:p>Programmer la liaison série du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0]&gt;0;WORKDAY([.D60];[.E60]-1); &quot;&quot;)" office:value-type="date" office:date-value="2018-09-17" calcext:value-type="date">
            <text:p>17-sept.-2018</text:p>
          </table:table-cell>
          <table:table-cell table:style-name="ce26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0]);[.F60]-[.D60]+1;&quot;&quot;)" office:value-type="float" office:value="1" calcext:value-type="float">
            <text:p>1</text:p>
          </table:table-cell>
          <table:table-cell table:style-name="ce109" table:content-validation-name="val1" table:formula="of:=IF(ISNUMBER([.E60]);ROUNDDOWN([.E60]*[.G60]);&quot;&quot;)" office:value-type="float" office:value="0" calcext:value-type="float">
            <text:p>0</text:p>
          </table:table-cell>
          <table:table-cell table:style-name="ce116" table:content-validation-name="val1" table:formula="of:=IF(ISNUMBER([.E60]);[.E60]-[.I60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5" calcext:value-type="float">
            <text:p>5</text:p>
          </table:table-cell>
          <table:table-cell table:style-name="ce156" table:content-validation-name="val1" office:value-type="string" calcext:value-type="string">
            <text:p>Arduino</text:p>
          </table:table-cell>
          <table:table-cell table:style-name="ce156" table:content-validation-name="val1" office:value-type="string" calcext:value-type="string">
            <text:p>FERRERE</text:p>
          </table:table-cell>
          <table:table-cell table:style-name="ce207" table:content-validation-name="val1" table:formula="of:=MIN([.D62:.D101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61];[.F61])" office:value-type="float" office:value="1" calcext:value-type="float">
            <text:p>1</text:p>
          </table:table-cell>
          <table:table-cell table:style-name="ce232" table:content-validation-name="val1" table:formula="of:=MAX([.F62:.F101])" office:value-type="date" office:date-value="2018-09-17" calcext:value-type="date">
            <text:p>17-sept.-2018</text:p>
          </table:table-cell>
          <table:table-cell table:style-name="ce475" table:content-validation-name="val1" table:formula="of:=SUMPRODUCT([.G62:.G71];[.E62:.E71])/SUM([.E62:.E71])" office:value-type="percentage" office:value="0" calcext:value-type="percentage">
            <text:p>0%</text:p>
          </table:table-cell>
          <table:table-cell table:style-name="ce470" table:content-validation-name="val1" table:formula="of:=[.F61]-[.D61]+1" office:value-type="float" office:value="1" calcext:value-type="float">
            <text:p>1</text:p>
          </table:table-cell>
          <table:table-cell table:style-name="ce482" table:content-validation-name="val1" table:formula="of:=SUM([.I62:.I101])" office:value-type="float" office:value="0" calcext:value-type="float">
            <text:p>0</text:p>
          </table:table-cell>
          <table:table-cell table:style-name="ce482" table:content-validation-name="val1" table:formula="of:=SUM([.J62:.J101])" office:value-type="float" office:value="7" calcext:value-type="float">
            <text:p>7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1</text:p>
          </table:table-cell>
          <table:table-cell table:style-name="ce169" table:content-validation-name="val1" office:value-type="string" calcext:value-type="string">
            <text:p>Communication I2C Esclave vers Raspberry Pi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2]&gt;0;WORKDAY([.D62];[.E62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2]);[.F62]-[.D62]+1;&quot;&quot;)">
            <text:p/>
          </table:table-cell>
          <table:table-cell table:style-name="ce478" table:content-validation-name="val1" table:formula="of:=IF(ISNUMBER([.E62]);ROUNDDOWN([.E62]*[.G62]);&quot;&quot;)">
            <text:p/>
          </table:table-cell>
          <table:table-cell table:style-name="ce490" table:content-validation-name="val1" table:formula="of:=IF(ISNUMBER([.E62]);[.E62]-[.I6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3]&gt;0;WORKDAY([.D63];[.E63]-1); &quot;&quot;)" office:value-type="date" office:date-value="2018-09-17" calcext:value-type="date">
            <text:p>17-sept.-2018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3]);[.F63]-[.D63]+1;&quot;&quot;)" office:value-type="float" office:value="1" calcext:value-type="float">
            <text:p>1</text:p>
          </table:table-cell>
          <table:table-cell table:style-name="ce109" table:content-validation-name="val1" table:formula="of:=IF(ISNUMBER([.E63]);ROUNDDOWN([.E63]*[.G63]);&quot;&quot;)" office:value-type="float" office:value="0" calcext:value-type="float">
            <text:p>0</text:p>
          </table:table-cell>
          <table:table-cell table:style-name="ce116" table:content-validation-name="val1" table:formula="of:=IF(ISNUMBER([.E63]);[.E63]-[.I63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2</text:p>
          </table:table-cell>
          <table:table-cell table:style-name="ce23" table:content-validation-name="val1" office:value-type="string" calcext:value-type="string">
            <text:p>Programmer la liaison série de l'Arduino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4]&gt;0;WORKDAY([.D64];[.E64]-1); &quot;&quot;)" office:value-type="date" office:date-value="2018-09-17" calcext:value-type="date">
            <text:p>17-sept.-2018</text:p>
          </table:table-cell>
          <table:table-cell table:style-name="ce27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4]);[.F64]-[.D64]+1;&quot;&quot;)" office:value-type="float" office:value="1" calcext:value-type="float">
            <text:p>1</text:p>
          </table:table-cell>
          <table:table-cell table:style-name="ce109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16" table:content-validation-name="val1" table:formula="of:=IF(ISNUMBER([.E64]);[.E64]-[.I6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2</text:p>
          </table:table-cell>
          <table:table-cell table:style-name="ce169" table:content-validation-name="val1" office:value-type="string" calcext:value-type="string">
            <text:p>Traitement des donnée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5]&gt;0;WORKDAY([.D65];[.E65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5]);[.F65]-[.D65]+1;&quot;&quot;)">
            <text:p/>
          </table:table-cell>
          <table:table-cell table:style-name="ce478" table:content-validation-name="val1" table:formula="of:=IF(ISNUMBER([.E65]);ROUNDDOWN([.E65]*[.G65]);&quot;&quot;)">
            <text:p/>
          </table:table-cell>
          <table:table-cell table:style-name="ce490" table:content-validation-name="val1" table:formula="of:=IF(ISNUMBER([.E65]);[.E65]-[.I65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1</text:p>
          </table:table-cell>
          <table:table-cell table:style-name="ce23" table:content-validation-name="val1" office:value-type="string" calcext:value-type="string">
            <text:p>Trier selon les 120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6]&gt;0;WORKDAY([.D66];[.E66]-1); &quot;&quot;)" office:value-type="date" office:date-value="2018-09-17" calcext:value-type="date">
            <text:p>17-sept.-2018</text:p>
          </table:table-cell>
          <table:table-cell table:style-name="ce27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6]);[.F66]-[.D66]+1;&quot;&quot;)" office:value-type="float" office:value="1" calcext:value-type="float">
            <text:p>1</text:p>
          </table:table-cell>
          <table:table-cell table:style-name="ce109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16" table:content-validation-name="val1" table:formula="of:=IF(ISNUMBER([.E66]);[.E66]-[.I66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2</text:p>
          </table:table-cell>
          <table:table-cell table:style-name="ce23" table:content-validation-name="val1" office:value-type="string" calcext:value-type="string">
            <text:p>Convertir niveau de gris en analogWrit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7]&gt;0;WORKDAY([.D67];[.E67]-1); &quot;&quot;)" office:value-type="date" office:date-value="2018-09-17" calcext:value-type="date">
            <text:p>17-sept.-2018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7]);[.F67]-[.D67]+1;&quot;&quot;)" office:value-type="float" office:value="1" calcext:value-type="float">
            <text:p>1</text:p>
          </table:table-cell>
          <table:table-cell table:style-name="ce109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16" table:content-validation-name="val1" table:formula="of:=IF(ISNUMBER([.E67]);[.E67]-[.I67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3</text:p>
          </table:table-cell>
          <table:table-cell table:style-name="ce23" table:content-validation-name="val1" office:value-type="string" calcext:value-type="string">
            <text:p>Convertir analogWrite en degrè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8]&gt;0;WORKDAY([.D68];[.E68]-1); &quot;&quot;)" office:value-type="date" office:date-value="2018-09-17" calcext:value-type="date">
            <text:p>17-sept.-2018</text:p>
          </table:table-cell>
          <table:table-cell table:style-name="ce27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8]);[.F68]-[.D68]+1;&quot;&quot;)" office:value-type="float" office:value="1" calcext:value-type="float">
            <text:p>1</text:p>
          </table:table-cell>
          <table:table-cell table:style-name="ce109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16" table:content-validation-name="val1" table:formula="of:=IF(ISNUMBER([.E68]);[.E68]-[.I68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3</text:p>
          </table:table-cell>
          <table:table-cell table:style-name="ce169" table:content-validation-name="val1" office:value-type="string" calcext:value-type="string">
            <text:p>Communication I2C Maître vers servo-moteur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9]&gt;0;WORKDAY([.D69];[.E69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9]);[.F69]-[.D69]+1;&quot;&quot;)">
            <text:p/>
          </table:table-cell>
          <table:table-cell table:style-name="ce478" table:content-validation-name="val1" table:formula="of:=IF(ISNUMBER([.E69]);ROUNDDOWN([.E69]*[.G69]);&quot;&quot;)">
            <text:p/>
          </table:table-cell>
          <table:table-cell table:style-name="ce490" table:content-validation-name="val1" table:formula="of:=IF(ISNUMBER([.E69]);[.E69]-[.I69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1</text:p>
          </table:table-cell>
          <table:table-cell table:style-name="ce23" table:content-validation-name="val1" office:value-type="string" calcext:value-type="string">
            <text:p>Montage circuit Arduino –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0]&gt;0;WORKDAY([.D70];[.E70]-1); &quot;&quot;)" office:value-type="date" office:date-value="2018-09-17" calcext:value-type="date">
            <text:p>17-sept.-2018</text:p>
          </table:table-cell>
          <table:table-cell table:style-name="ce27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0]);[.F70]-[.D70]+1;&quot;&quot;)" office:value-type="float" office:value="1" calcext:value-type="float">
            <text:p>1</text:p>
          </table:table-cell>
          <table:table-cell table:style-name="ce109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16" table:content-validation-name="val1" table:formula="of:=IF(ISNUMBER([.E70]);[.E70]-[.I70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2</text:p>
          </table:table-cell>
          <table:table-cell table:style-name="ce23" table:content-validation-name="val1" office:value-type="string" calcext:value-type="string">
            <text:p>Programmer la liaison séri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1]&gt;0;WORKDAY([.D71];[.E71]-1); &quot;&quot;)" office:value-type="date" office:date-value="2018-09-17" calcext:value-type="date">
            <text:p>17-sept.-2018</text:p>
          </table:table-cell>
          <table:table-cell table:style-name="ce31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1]);[.F71]-[.D71]+1;&quot;&quot;)" office:value-type="float" office:value="1" calcext:value-type="float">
            <text:p>1</text:p>
          </table:table-cell>
          <table:table-cell table:style-name="ce109" table:content-validation-name="val1" table:formula="of:=IF(ISNUMBER([.E71]);ROUNDDOWN([.E71]*[.G71]);&quot;&quot;)" office:value-type="float" office:value="0" calcext:value-type="float">
            <text:p>0</text:p>
          </table:table-cell>
          <table:table-cell table:style-name="ce116" table:content-validation-name="val1" table:formula="of:=IF(ISNUMBER([.E71]);[.E71]-[.I71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 table:number-rows-repeated="2">
          <table:table-cell table:style-name="ce158" table:content-validation-name="val1"/>
          <table:table-cell table:style-name="ce177" table:content-validation-name="val1" table:number-columns-repeated="2"/>
          <table:table-cell table:style-name="ce47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483" table:content-validation-name="val1"/>
          <table:table-cell table:style-name="ce494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2" table:content-validation-name="val1"/>
          <table:table-cell table:style-name="ce29" table:content-validation-name="val1" table:number-columns-repeated="2"/>
          <table:table-cell table:style-name="ce51" table:content-validation-name="val1"/>
          <table:table-cell table:style-name="ce65" table:content-validation-name="val1"/>
          <table:table-cell table:style-name="ce78" table:content-validation-name="val1"/>
          <table:table-cell table:style-name="ce91" table:content-validation-name="val1"/>
          <table:table-cell table:style-name="ce102" table:content-validation-name="val1"/>
          <table:table-cell table:style-name="ce110" table:content-validation-name="val1"/>
          <table:table-cell table:style-name="ce117" table:content-validation-name="val1"/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8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2" table:content-validation-name="val1"/>
          <table:table-cell table:style-name="ce66" table:content-validation-name="val1"/>
          <table:table-cell table:style-name="ce52" table:content-validation-name="val1"/>
          <table:table-cell table:style-name="ce92" table:content-validation-name="val1"/>
          <table:table-cell table:style-name="ce103" table:content-validation-name="val1" table:number-columns-repeated="2"/>
          <table:table-cell table:style-name="ce6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8" table:number-rows-repeated="2">
          <table:table-cell table:style-name="ce34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 table:style-name="ce15" table:content-validation-name="val1" table:number-columns-repeated="2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53" table:content-validation-name="val1"/>
          <table:table-cell table:style-name="ce93" table:content-validation-name="val1"/>
          <table:table-cell table:style-name="ce104" table:content-validation-name="val1" table:number-columns-repeated="2"/>
          <table:table-cell table:style-name="ce67" table:content-validation-name="val1"/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7" table:content-validation-name="val1"/>
          <table:table-cell table:style-name="ce17" table:content-validation-name="val1" office:value-type="string" calcext:value-type="string">
            <text:p>Autheur 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15" table:content-validation-name="val1" office:value-type="string" calcext:value-type="string">
            <text:p>Comment utiliser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1" table:content-validation-name="val1" office:value-type="string" calcext:value-type="string">
            <text:p>INSERER DES LIGNES :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Insérez le nombre de lignes requis: cliquez sur le numéro de ligne et faites-le glisser vers le bas.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À partir du modèle, copiez la section requise ou une seule lign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1" table:content-validation-name="val1" office:value-type="string" calcext:value-type="string">
            <text:p>DONNÉES D'ENTRÉE: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WBS: pour détailler la copie WBS et au-delà du niveau requis à partir du modèl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tâche et des noms de ressources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date de début et une durée (jours ouvrables). La date d'échéance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Ou : Entrez une date de début et une date d'échéance. La [Durée] (jours ouvrables)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 pourcentage dans la case [% Complete box]; la barre des tâches affiche une barre de progression pour indiquer le pourcentage de la tâche terminé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Jalon : si vous entrez une date de début sans date de fin, un marqueur de jalon apparaît sur le graphique à barre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3" office:value-type="string" calcext:value-type="string">
            <text:p>Dans les tâches de catégories (niveau 1), les valeurs de début, d'échéance, de durée et de pourcentage sont calculées; Cependant, ils peuvent être écrasé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1048475">
          <table:table-cell table:content-validation-name="val1" table:number-columns-repeated="1024"/>
        </table:table-row>
        <table:table-row table:style-name="ro10" table:number-rows-repeated="3">
          <table:table-cell table:content-validation-name="val1" table:number-columns-repeated="1024"/>
        </table:table-row>
        <table:table-row table:style-name="ro10">
          <table:table-cell table:content-validation-name="val1" table:number-columns-repeated="1024"/>
        </table:table-row>
        <calcext:conditional-formats>
          <calcext:conditional-format calcext:target-range-address="'Gantt Chart'.K32:'Gantt Chart'.GI74 'Gantt Chart'.K13:'Gantt Chart'.GI13 'Gantt Chart'.K15:'Gantt Chart'.GI27 'Gantt Chart'.K8:'Gantt Chart'.GI11 'Gantt Chart'.L29:'Gantt Chart'.GI3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K32:'Gantt Chart'.GI74 'Gantt Chart'.K13:'Gantt Chart'.GI13 'Gantt Chart'.K15:'Gantt Chart'.GI27 'Gantt Chart'.K11:'Gantt Chart'.GI11 'Gantt Chart'.L29:'Gantt Chart'.GI30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72:'Gantt Chart'.G74 'Gantt Chart'.F3:'Gantt Chart'.F3 'Gantt Chart'.G13:'Gantt Chart'.G13 'Gantt Chart'.G21:'Gantt Chart'.G21 'Gantt Chart'.G10:'Gantt Chart'.G11 'Gantt Chart'.G15:'Gantt Chart'.G19 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K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</calcext:conditional-format>
          <calcext:conditional-format calcext:target-range-address="'Gantt Chart'.K14:'Gantt Chart'.K14">
            <calcext:condition calcext:apply-style-name="Task_Completed" calcext:value="formula-is(AND([.$E14]&gt;0;[.K$10]&gt;=[.$D14];[.K$10]&lt;=[.$F14];WORKDAY([.$D14];[.$E14]*[.$G14])&gt;[.K$10]))" calcext:base-cell-address="'Gantt Chart'.K14"/>
            <calcext:condition calcext:apply-style-name="Task_Scheduled" calcext:value="formula-is(AND([.$E14]&gt;0;[.K$10]&gt;=[.$D14];[.K$10]&lt;=[.$F14];WORKDAY([.$D14];[.$E14]*[.$G14])&lt;=[.K$10]))" calcext:base-cell-address="'Gantt Chart'.K14"/>
            <calcext:condition calcext:apply-style-name="Milestone" calcext:value="formula-is(AND([.$D14]&gt;0;[.$F14]=&quot;&quot;;[.$D14]=[.K$10]))" calcext:base-cell-address="'Gantt Chart'.K14"/>
          </calcext:conditional-format>
          <calcext:conditional-format calcext:target-range-address="'Gantt Chart'.L14:'Gantt Chart'.L14">
            <calcext:condition calcext:apply-style-name="Today" calcext:value="formula-is([.L$10]=TODAY())" calcext:base-cell-address="'Gantt Chart'.L14"/>
            <calcext:condition calcext:apply-style-name="Weekend" calcext:value="formula-is(OR(WEEKDAY([.L$10])=1;WEEKDAY([.L$10])=7))" calcext:base-cell-address="'Gantt Chart'.L14"/>
          </calcext:conditional-format>
          <calcext:conditional-format calcext:target-range-address="'Gantt Chart'.L14:'Gantt Chart'.L14">
            <calcext:condition calcext:apply-style-name="Task_Completed" calcext:value="formula-is(AND([.$E14]&gt;0;[.L$10]&gt;=[.$D14];[.L$10]&lt;=[.$F14];WORKDAY([.$D14];[.$E14]*[.$G14])&gt;[.L$10]))" calcext:base-cell-address="'Gantt Chart'.L14"/>
            <calcext:condition calcext:apply-style-name="Task_Scheduled" calcext:value="formula-is(AND([.$E14]&gt;0;[.L$10]&gt;=[.$D14];[.L$10]&lt;=[.$F14];WORKDAY([.$D14];[.$E14]*[.$G14])&lt;=[.L$10]))" calcext:base-cell-address="'Gantt Chart'.L14"/>
            <calcext:condition calcext:apply-style-name="Milestone" calcext:value="formula-is(AND([.$D14]&gt;0;[.$F14]=&quot;&quot;;[.$D14]=[.L$10]))" calcext:base-cell-address="'Gantt Chart'.L14"/>
          </calcext:conditional-format>
          <calcext:conditional-format calcext:target-range-address="'Gantt Chart'.M14:'Gantt Chart'.M14">
            <calcext:condition calcext:apply-style-name="Today" calcext:value="formula-is([.M$10]=TODAY())" calcext:base-cell-address="'Gantt Chart'.M14"/>
            <calcext:condition calcext:apply-style-name="Weekend" calcext:value="formula-is(OR(WEEKDAY([.M$10])=1;WEEKDAY([.M$10])=7))" calcext:base-cell-address="'Gantt Chart'.M14"/>
          </calcext:conditional-format>
          <calcext:conditional-format calcext:target-range-address="'Gantt Chart'.M14:'Gantt Chart'.M14">
            <calcext:condition calcext:apply-style-name="Task_Completed" calcext:value="formula-is(AND([.$E14]&gt;0;[.M$10]&gt;=[.$D14];[.M$10]&lt;=[.$F14];WORKDAY([.$D14];[.$E14]*[.$G14])&gt;[.M$10]))" calcext:base-cell-address="'Gantt Chart'.M14"/>
            <calcext:condition calcext:apply-style-name="Task_Scheduled" calcext:value="formula-is(AND([.$E14]&gt;0;[.M$10]&gt;=[.$D14];[.M$10]&lt;=[.$F14];WORKDAY([.$D14];[.$E14]*[.$G14])&lt;=[.M$10]))" calcext:base-cell-address="'Gantt Chart'.M14"/>
            <calcext:condition calcext:apply-style-name="Milestone" calcext:value="formula-is(AND([.$D14]&gt;0;[.$F14]=&quot;&quot;;[.$D14]=[.M$10]))" calcext:base-cell-address="'Gantt Chart'.M14"/>
          </calcext:conditional-format>
          <calcext:conditional-format calcext:target-range-address="'Gantt Chart'.N14:'Gantt Chart'.N14">
            <calcext:condition calcext:apply-style-name="Today" calcext:value="formula-is([.N$10]=TODAY())" calcext:base-cell-address="'Gantt Chart'.N14"/>
            <calcext:condition calcext:apply-style-name="Weekend" calcext:value="formula-is(OR(WEEKDAY([.N$10])=1;WEEKDAY([.N$10])=7))" calcext:base-cell-address="'Gantt Chart'.N14"/>
          </calcext:conditional-format>
          <calcext:conditional-format calcext:target-range-address="'Gantt Chart'.N14:'Gantt Chart'.N14">
            <calcext:condition calcext:apply-style-name="Task_Completed" calcext:value="formula-is(AND([.$E14]&gt;0;[.N$10]&gt;=[.$D14];[.N$10]&lt;=[.$F14];WORKDAY([.$D14];[.$E14]*[.$G14])&gt;[.N$10]))" calcext:base-cell-address="'Gantt Chart'.N14"/>
            <calcext:condition calcext:apply-style-name="Task_Scheduled" calcext:value="formula-is(AND([.$E14]&gt;0;[.N$10]&gt;=[.$D14];[.N$10]&lt;=[.$F14];WORKDAY([.$D14];[.$E14]*[.$G14])&lt;=[.N$10]))" calcext:base-cell-address="'Gantt Chart'.N14"/>
            <calcext:condition calcext:apply-style-name="Milestone" calcext:value="formula-is(AND([.$D14]&gt;0;[.$F14]=&quot;&quot;;[.$D14]=[.N$10]))" calcext:base-cell-address="'Gantt Chart'.N14"/>
          </calcext:conditional-format>
          <calcext:conditional-format calcext:target-range-address="'Gantt Chart'.O14:'Gantt Chart'.O14">
            <calcext:condition calcext:apply-style-name="Today" calcext:value="formula-is([.O$10]=TODAY())" calcext:base-cell-address="'Gantt Chart'.O14"/>
            <calcext:condition calcext:apply-style-name="Weekend" calcext:value="formula-is(OR(WEEKDAY([.O$10])=1;WEEKDAY([.O$10])=7))" calcext:base-cell-address="'Gantt Chart'.O14"/>
          </calcext:conditional-format>
          <calcext:conditional-format calcext:target-range-address="'Gantt Chart'.O14:'Gantt Chart'.O14">
            <calcext:condition calcext:apply-style-name="Task_Completed" calcext:value="formula-is(AND([.$E14]&gt;0;[.O$10]&gt;=[.$D14];[.O$10]&lt;=[.$F14];WORKDAY([.$D14];[.$E14]*[.$G14])&gt;[.O$10]))" calcext:base-cell-address="'Gantt Chart'.O14"/>
            <calcext:condition calcext:apply-style-name="Task_Scheduled" calcext:value="formula-is(AND([.$E14]&gt;0;[.O$10]&gt;=[.$D14];[.O$10]&lt;=[.$F14];WORKDAY([.$D14];[.$E14]*[.$G14])&lt;=[.O$10]))" calcext:base-cell-address="'Gantt Chart'.O14"/>
            <calcext:condition calcext:apply-style-name="Milestone" calcext:value="formula-is(AND([.$D14]&gt;0;[.$F14]=&quot;&quot;;[.$D14]=[.O$10]))" calcext:base-cell-address="'Gantt Chart'.O14"/>
          </calcext:conditional-format>
          <calcext:conditional-format calcext:target-range-address="'Gantt Chart'.P14:'Gantt Chart'.P14">
            <calcext:condition calcext:apply-style-name="Today" calcext:value="formula-is([.P$10]=TODAY())" calcext:base-cell-address="'Gantt Chart'.P14"/>
            <calcext:condition calcext:apply-style-name="Weekend" calcext:value="formula-is(OR(WEEKDAY([.P$10])=1;WEEKDAY([.P$10])=7))" calcext:base-cell-address="'Gantt Chart'.P14"/>
          </calcext:conditional-format>
          <calcext:conditional-format calcext:target-range-address="'Gantt Chart'.P14:'Gantt Chart'.P14">
            <calcext:condition calcext:apply-style-name="Task_Completed" calcext:value="formula-is(AND([.$E14]&gt;0;[.P$10]&gt;=[.$D14];[.P$10]&lt;=[.$F14];WORKDAY([.$D14];[.$E14]*[.$G14])&gt;[.P$10]))" calcext:base-cell-address="'Gantt Chart'.P14"/>
            <calcext:condition calcext:apply-style-name="Task_Scheduled" calcext:value="formula-is(AND([.$E14]&gt;0;[.P$10]&gt;=[.$D14];[.P$10]&lt;=[.$F14];WORKDAY([.$D14];[.$E14]*[.$G14])&lt;=[.P$10]))" calcext:base-cell-address="'Gantt Chart'.P14"/>
            <calcext:condition calcext:apply-style-name="Milestone" calcext:value="formula-is(AND([.$D14]&gt;0;[.$F14]=&quot;&quot;;[.$D14]=[.P$10]))" calcext:base-cell-address="'Gantt Chart'.P14"/>
          </calcext:conditional-format>
          <calcext:conditional-format calcext:target-range-address="'Gantt Chart'.Q14:'Gantt Chart'.Q14">
            <calcext:condition calcext:apply-style-name="Today" calcext:value="formula-is([.Q$10]=TODAY())" calcext:base-cell-address="'Gantt Chart'.Q14"/>
            <calcext:condition calcext:apply-style-name="Weekend" calcext:value="formula-is(OR(WEEKDAY([.Q$10])=1;WEEKDAY([.Q$10])=7))" calcext:base-cell-address="'Gantt Chart'.Q14"/>
          </calcext:conditional-format>
          <calcext:conditional-format calcext:target-range-address="'Gantt Chart'.Q14:'Gantt Chart'.Q14">
            <calcext:condition calcext:apply-style-name="Task_Completed" calcext:value="formula-is(AND([.$E14]&gt;0;[.Q$10]&gt;=[.$D14];[.Q$10]&lt;=[.$F14];WORKDAY([.$D14];[.$E14]*[.$G14])&gt;[.Q$10]))" calcext:base-cell-address="'Gantt Chart'.Q14"/>
            <calcext:condition calcext:apply-style-name="Task_Scheduled" calcext:value="formula-is(AND([.$E14]&gt;0;[.Q$10]&gt;=[.$D14];[.Q$10]&lt;=[.$F14];WORKDAY([.$D14];[.$E14]*[.$G14])&lt;=[.Q$10]))" calcext:base-cell-address="'Gantt Chart'.Q14"/>
            <calcext:condition calcext:apply-style-name="Milestone" calcext:value="formula-is(AND([.$D14]&gt;0;[.$F14]=&quot;&quot;;[.$D14]=[.Q$10]))" calcext:base-cell-address="'Gantt Chart'.Q14"/>
          </calcext:conditional-format>
          <calcext:conditional-format calcext:target-range-address="'Gantt Chart'.R14:'Gantt Chart'.R14">
            <calcext:condition calcext:apply-style-name="Today" calcext:value="formula-is([.R$10]=TODAY())" calcext:base-cell-address="'Gantt Chart'.R14"/>
            <calcext:condition calcext:apply-style-name="Weekend" calcext:value="formula-is(OR(WEEKDAY([.R$10])=1;WEEKDAY([.R$10])=7))" calcext:base-cell-address="'Gantt Chart'.R14"/>
          </calcext:conditional-format>
          <calcext:conditional-format calcext:target-range-address="'Gantt Chart'.R14:'Gantt Chart'.R14">
            <calcext:condition calcext:apply-style-name="Task_Completed" calcext:value="formula-is(AND([.$E14]&gt;0;[.R$10]&gt;=[.$D14];[.R$10]&lt;=[.$F14];WORKDAY([.$D14];[.$E14]*[.$G14])&gt;[.R$10]))" calcext:base-cell-address="'Gantt Chart'.R14"/>
            <calcext:condition calcext:apply-style-name="Task_Scheduled" calcext:value="formula-is(AND([.$E14]&gt;0;[.R$10]&gt;=[.$D14];[.R$10]&lt;=[.$F14];WORKDAY([.$D14];[.$E14]*[.$G14])&lt;=[.R$10]))" calcext:base-cell-address="'Gantt Chart'.R14"/>
            <calcext:condition calcext:apply-style-name="Milestone" calcext:value="formula-is(AND([.$D14]&gt;0;[.$F14]=&quot;&quot;;[.$D14]=[.R$10]))" calcext:base-cell-address="'Gantt Chart'.R14"/>
          </calcext:conditional-format>
          <calcext:conditional-format calcext:target-range-address="'Gantt Chart'.S14:'Gantt Chart'.S14">
            <calcext:condition calcext:apply-style-name="Today" calcext:value="formula-is([.S$10]=TODAY())" calcext:base-cell-address="'Gantt Chart'.S14"/>
            <calcext:condition calcext:apply-style-name="Weekend" calcext:value="formula-is(OR(WEEKDAY([.S$10])=1;WEEKDAY([.S$10])=7))" calcext:base-cell-address="'Gantt Chart'.S14"/>
          </calcext:conditional-format>
          <calcext:conditional-format calcext:target-range-address="'Gantt Chart'.S14:'Gantt Chart'.S14">
            <calcext:condition calcext:apply-style-name="Task_Completed" calcext:value="formula-is(AND([.$E14]&gt;0;[.S$10]&gt;=[.$D14];[.S$10]&lt;=[.$F14];WORKDAY([.$D14];[.$E14]*[.$G14])&gt;[.S$10]))" calcext:base-cell-address="'Gantt Chart'.S14"/>
            <calcext:condition calcext:apply-style-name="Task_Scheduled" calcext:value="formula-is(AND([.$E14]&gt;0;[.S$10]&gt;=[.$D14];[.S$10]&lt;=[.$F14];WORKDAY([.$D14];[.$E14]*[.$G14])&lt;=[.S$10]))" calcext:base-cell-address="'Gantt Chart'.S14"/>
            <calcext:condition calcext:apply-style-name="Milestone" calcext:value="formula-is(AND([.$D14]&gt;0;[.$F14]=&quot;&quot;;[.$D14]=[.S$10]))" calcext:base-cell-address="'Gantt Chart'.S14"/>
          </calcext:conditional-format>
          <calcext:conditional-format calcext:target-range-address="'Gantt Chart'.T14:'Gantt Chart'.T14">
            <calcext:condition calcext:apply-style-name="Today" calcext:value="formula-is([.T$10]=TODAY())" calcext:base-cell-address="'Gantt Chart'.T14"/>
            <calcext:condition calcext:apply-style-name="Weekend" calcext:value="formula-is(OR(WEEKDAY([.T$10])=1;WEEKDAY([.T$10])=7))" calcext:base-cell-address="'Gantt Chart'.T14"/>
          </calcext:conditional-format>
          <calcext:conditional-format calcext:target-range-address="'Gantt Chart'.T14:'Gantt Chart'.T14">
            <calcext:condition calcext:apply-style-name="Task_Completed" calcext:value="formula-is(AND([.$E14]&gt;0;[.T$10]&gt;=[.$D14];[.T$10]&lt;=[.$F14];WORKDAY([.$D14];[.$E14]*[.$G14])&gt;[.T$10]))" calcext:base-cell-address="'Gantt Chart'.T14"/>
            <calcext:condition calcext:apply-style-name="Task_Scheduled" calcext:value="formula-is(AND([.$E14]&gt;0;[.T$10]&gt;=[.$D14];[.T$10]&lt;=[.$F14];WORKDAY([.$D14];[.$E14]*[.$G14])&lt;=[.T$10]))" calcext:base-cell-address="'Gantt Chart'.T14"/>
            <calcext:condition calcext:apply-style-name="Milestone" calcext:value="formula-is(AND([.$D14]&gt;0;[.$F14]=&quot;&quot;;[.$D14]=[.T$10]))" calcext:base-cell-address="'Gantt Chart'.T14"/>
          </calcext:conditional-format>
          <calcext:conditional-format calcext:target-range-address="'Gantt Chart'.U14:'Gantt Chart'.U14">
            <calcext:condition calcext:apply-style-name="Today" calcext:value="formula-is([.U$10]=TODAY())" calcext:base-cell-address="'Gantt Chart'.U14"/>
            <calcext:condition calcext:apply-style-name="Weekend" calcext:value="formula-is(OR(WEEKDAY([.U$10])=1;WEEKDAY([.U$10])=7))" calcext:base-cell-address="'Gantt Chart'.U14"/>
          </calcext:conditional-format>
          <calcext:conditional-format calcext:target-range-address="'Gantt Chart'.U14:'Gantt Chart'.U14">
            <calcext:condition calcext:apply-style-name="Task_Completed" calcext:value="formula-is(AND([.$E14]&gt;0;[.U$10]&gt;=[.$D14];[.U$10]&lt;=[.$F14];WORKDAY([.$D14];[.$E14]*[.$G14])&gt;[.U$10]))" calcext:base-cell-address="'Gantt Chart'.U14"/>
            <calcext:condition calcext:apply-style-name="Task_Scheduled" calcext:value="formula-is(AND([.$E14]&gt;0;[.U$10]&gt;=[.$D14];[.U$10]&lt;=[.$F14];WORKDAY([.$D14];[.$E14]*[.$G14])&lt;=[.U$10]))" calcext:base-cell-address="'Gantt Chart'.U14"/>
            <calcext:condition calcext:apply-style-name="Milestone" calcext:value="formula-is(AND([.$D14]&gt;0;[.$F14]=&quot;&quot;;[.$D14]=[.U$10]))" calcext:base-cell-address="'Gantt Chart'.U14"/>
          </calcext:conditional-format>
          <calcext:conditional-format calcext:target-range-address="'Gantt Chart'.V14:'Gantt Chart'.V14">
            <calcext:condition calcext:apply-style-name="Today" calcext:value="formula-is([.V$10]=TODAY())" calcext:base-cell-address="'Gantt Chart'.V14"/>
            <calcext:condition calcext:apply-style-name="Weekend" calcext:value="formula-is(OR(WEEKDAY([.V$10])=1;WEEKDAY([.V$10])=7))" calcext:base-cell-address="'Gantt Chart'.V14"/>
          </calcext:conditional-format>
          <calcext:conditional-format calcext:target-range-address="'Gantt Chart'.V14:'Gantt Chart'.V14">
            <calcext:condition calcext:apply-style-name="Task_Completed" calcext:value="formula-is(AND([.$E14]&gt;0;[.V$10]&gt;=[.$D14];[.V$10]&lt;=[.$F14];WORKDAY([.$D14];[.$E14]*[.$G14])&gt;[.V$10]))" calcext:base-cell-address="'Gantt Chart'.V14"/>
            <calcext:condition calcext:apply-style-name="Task_Scheduled" calcext:value="formula-is(AND([.$E14]&gt;0;[.V$10]&gt;=[.$D14];[.V$10]&lt;=[.$F14];WORKDAY([.$D14];[.$E14]*[.$G14])&lt;=[.V$10]))" calcext:base-cell-address="'Gantt Chart'.V14"/>
            <calcext:condition calcext:apply-style-name="Milestone" calcext:value="formula-is(AND([.$D14]&gt;0;[.$F14]=&quot;&quot;;[.$D14]=[.V$10]))" calcext:base-cell-address="'Gantt Chart'.V14"/>
          </calcext:conditional-format>
          <calcext:conditional-format calcext:target-range-address="'Gantt Chart'.W14:'Gantt Chart'.W14">
            <calcext:condition calcext:apply-style-name="Today" calcext:value="formula-is([.W$10]=TODAY())" calcext:base-cell-address="'Gantt Chart'.W14"/>
            <calcext:condition calcext:apply-style-name="Weekend" calcext:value="formula-is(OR(WEEKDAY([.W$10])=1;WEEKDAY([.W$10])=7))" calcext:base-cell-address="'Gantt Chart'.W14"/>
          </calcext:conditional-format>
          <calcext:conditional-format calcext:target-range-address="'Gantt Chart'.W14:'Gantt Chart'.W14">
            <calcext:condition calcext:apply-style-name="Task_Completed" calcext:value="formula-is(AND([.$E14]&gt;0;[.W$10]&gt;=[.$D14];[.W$10]&lt;=[.$F14];WORKDAY([.$D14];[.$E14]*[.$G14])&gt;[.W$10]))" calcext:base-cell-address="'Gantt Chart'.W14"/>
            <calcext:condition calcext:apply-style-name="Task_Scheduled" calcext:value="formula-is(AND([.$E14]&gt;0;[.W$10]&gt;=[.$D14];[.W$10]&lt;=[.$F14];WORKDAY([.$D14];[.$E14]*[.$G14])&lt;=[.W$10]))" calcext:base-cell-address="'Gantt Chart'.W14"/>
            <calcext:condition calcext:apply-style-name="Milestone" calcext:value="formula-is(AND([.$D14]&gt;0;[.$F14]=&quot;&quot;;[.$D14]=[.W$10]))" calcext:base-cell-address="'Gantt Chart'.W14"/>
          </calcext:conditional-format>
          <calcext:conditional-format calcext:target-range-address="'Gantt Chart'.X14:'Gantt Chart'.X14">
            <calcext:condition calcext:apply-style-name="Today" calcext:value="formula-is([.X$10]=TODAY())" calcext:base-cell-address="'Gantt Chart'.X14"/>
            <calcext:condition calcext:apply-style-name="Weekend" calcext:value="formula-is(OR(WEEKDAY([.X$10])=1;WEEKDAY([.X$10])=7))" calcext:base-cell-address="'Gantt Chart'.X14"/>
          </calcext:conditional-format>
          <calcext:conditional-format calcext:target-range-address="'Gantt Chart'.X14:'Gantt Chart'.X14">
            <calcext:condition calcext:apply-style-name="Task_Completed" calcext:value="formula-is(AND([.$E14]&gt;0;[.X$10]&gt;=[.$D14];[.X$10]&lt;=[.$F14];WORKDAY([.$D14];[.$E14]*[.$G14])&gt;[.X$10]))" calcext:base-cell-address="'Gantt Chart'.X14"/>
            <calcext:condition calcext:apply-style-name="Task_Scheduled" calcext:value="formula-is(AND([.$E14]&gt;0;[.X$10]&gt;=[.$D14];[.X$10]&lt;=[.$F14];WORKDAY([.$D14];[.$E14]*[.$G14])&lt;=[.X$10]))" calcext:base-cell-address="'Gantt Chart'.X14"/>
            <calcext:condition calcext:apply-style-name="Milestone" calcext:value="formula-is(AND([.$D14]&gt;0;[.$F14]=&quot;&quot;;[.$D14]=[.X$10]))" calcext:base-cell-address="'Gantt Chart'.X14"/>
          </calcext:conditional-format>
          <calcext:conditional-format calcext:target-range-address="'Gantt Chart'.Y14:'Gantt Chart'.Y14">
            <calcext:condition calcext:apply-style-name="Today" calcext:value="formula-is([.Y$10]=TODAY())" calcext:base-cell-address="'Gantt Chart'.Y14"/>
            <calcext:condition calcext:apply-style-name="Weekend" calcext:value="formula-is(OR(WEEKDAY([.Y$10])=1;WEEKDAY([.Y$10])=7))" calcext:base-cell-address="'Gantt Chart'.Y14"/>
          </calcext:conditional-format>
          <calcext:conditional-format calcext:target-range-address="'Gantt Chart'.Y14:'Gantt Chart'.Y14">
            <calcext:condition calcext:apply-style-name="Task_Completed" calcext:value="formula-is(AND([.$E14]&gt;0;[.Y$10]&gt;=[.$D14];[.Y$10]&lt;=[.$F14];WORKDAY([.$D14];[.$E14]*[.$G14])&gt;[.Y$10]))" calcext:base-cell-address="'Gantt Chart'.Y14"/>
            <calcext:condition calcext:apply-style-name="Task_Scheduled" calcext:value="formula-is(AND([.$E14]&gt;0;[.Y$10]&gt;=[.$D14];[.Y$10]&lt;=[.$F14];WORKDAY([.$D14];[.$E14]*[.$G14])&lt;=[.Y$10]))" calcext:base-cell-address="'Gantt Chart'.Y14"/>
            <calcext:condition calcext:apply-style-name="Milestone" calcext:value="formula-is(AND([.$D14]&gt;0;[.$F14]=&quot;&quot;;[.$D14]=[.Y$10]))" calcext:base-cell-address="'Gantt Chart'.Y14"/>
          </calcext:conditional-format>
          <calcext:conditional-format calcext:target-range-address="'Gantt Chart'.Z14:'Gantt Chart'.Z14">
            <calcext:condition calcext:apply-style-name="Today" calcext:value="formula-is([.Z$10]=TODAY())" calcext:base-cell-address="'Gantt Chart'.Z14"/>
            <calcext:condition calcext:apply-style-name="Weekend" calcext:value="formula-is(OR(WEEKDAY([.Z$10])=1;WEEKDAY([.Z$10])=7))" calcext:base-cell-address="'Gantt Chart'.Z14"/>
          </calcext:conditional-format>
          <calcext:conditional-format calcext:target-range-address="'Gantt Chart'.Z14:'Gantt Chart'.Z14">
            <calcext:condition calcext:apply-style-name="Task_Completed" calcext:value="formula-is(AND([.$E14]&gt;0;[.Z$10]&gt;=[.$D14];[.Z$10]&lt;=[.$F14];WORKDAY([.$D14];[.$E14]*[.$G14])&gt;[.Z$10]))" calcext:base-cell-address="'Gantt Chart'.Z14"/>
            <calcext:condition calcext:apply-style-name="Task_Scheduled" calcext:value="formula-is(AND([.$E14]&gt;0;[.Z$10]&gt;=[.$D14];[.Z$10]&lt;=[.$F14];WORKDAY([.$D14];[.$E14]*[.$G14])&lt;=[.Z$10]))" calcext:base-cell-address="'Gantt Chart'.Z14"/>
            <calcext:condition calcext:apply-style-name="Milestone" calcext:value="formula-is(AND([.$D14]&gt;0;[.$F14]=&quot;&quot;;[.$D14]=[.Z$10]))" calcext:base-cell-address="'Gantt Chart'.Z14"/>
          </calcext:conditional-format>
          <calcext:conditional-format calcext:target-range-address="'Gantt Chart'.AA14:'Gantt Chart'.AA14">
            <calcext:condition calcext:apply-style-name="Today" calcext:value="formula-is([.AA$10]=TODAY())" calcext:base-cell-address="'Gantt Chart'.AA14"/>
            <calcext:condition calcext:apply-style-name="Weekend" calcext:value="formula-is(OR(WEEKDAY([.AA$10])=1;WEEKDAY([.AA$10])=7))" calcext:base-cell-address="'Gantt Chart'.AA14"/>
          </calcext:conditional-format>
          <calcext:conditional-format calcext:target-range-address="'Gantt Chart'.AA14:'Gantt Chart'.AA14">
            <calcext:condition calcext:apply-style-name="Task_Completed" calcext:value="formula-is(AND([.$E14]&gt;0;[.AA$10]&gt;=[.$D14];[.AA$10]&lt;=[.$F14];WORKDAY([.$D14];[.$E14]*[.$G14])&gt;[.AA$10]))" calcext:base-cell-address="'Gantt Chart'.AA14"/>
            <calcext:condition calcext:apply-style-name="Task_Scheduled" calcext:value="formula-is(AND([.$E14]&gt;0;[.AA$10]&gt;=[.$D14];[.AA$10]&lt;=[.$F14];WORKDAY([.$D14];[.$E14]*[.$G14])&lt;=[.AA$10]))" calcext:base-cell-address="'Gantt Chart'.AA14"/>
            <calcext:condition calcext:apply-style-name="Milestone" calcext:value="formula-is(AND([.$D14]&gt;0;[.$F14]=&quot;&quot;;[.$D14]=[.AA$10]))" calcext:base-cell-address="'Gantt Chart'.AA14"/>
          </calcext:conditional-format>
          <calcext:conditional-format calcext:target-range-address="'Gantt Chart'.AB14:'Gantt Chart'.AB14">
            <calcext:condition calcext:apply-style-name="Today" calcext:value="formula-is([.AB$10]=TODAY())" calcext:base-cell-address="'Gantt Chart'.AB14"/>
            <calcext:condition calcext:apply-style-name="Weekend" calcext:value="formula-is(OR(WEEKDAY([.AB$10])=1;WEEKDAY([.AB$10])=7))" calcext:base-cell-address="'Gantt Chart'.AB14"/>
          </calcext:conditional-format>
          <calcext:conditional-format calcext:target-range-address="'Gantt Chart'.AB14:'Gantt Chart'.AB14">
            <calcext:condition calcext:apply-style-name="Task_Completed" calcext:value="formula-is(AND([.$E14]&gt;0;[.AB$10]&gt;=[.$D14];[.AB$10]&lt;=[.$F14];WORKDAY([.$D14];[.$E14]*[.$G14])&gt;[.AB$10]))" calcext:base-cell-address="'Gantt Chart'.AB14"/>
            <calcext:condition calcext:apply-style-name="Task_Scheduled" calcext:value="formula-is(AND([.$E14]&gt;0;[.AB$10]&gt;=[.$D14];[.AB$10]&lt;=[.$F14];WORKDAY([.$D14];[.$E14]*[.$G14])&lt;=[.AB$10]))" calcext:base-cell-address="'Gantt Chart'.AB14"/>
            <calcext:condition calcext:apply-style-name="Milestone" calcext:value="formula-is(AND([.$D14]&gt;0;[.$F14]=&quot;&quot;;[.$D14]=[.AB$10]))" calcext:base-cell-address="'Gantt Chart'.AB14"/>
          </calcext:conditional-format>
          <calcext:conditional-format calcext:target-range-address="'Gantt Chart'.AC14:'Gantt Chart'.AC14">
            <calcext:condition calcext:apply-style-name="Today" calcext:value="formula-is([.AC$10]=TODAY())" calcext:base-cell-address="'Gantt Chart'.AC14"/>
            <calcext:condition calcext:apply-style-name="Weekend" calcext:value="formula-is(OR(WEEKDAY([.AC$10])=1;WEEKDAY([.AC$10])=7))" calcext:base-cell-address="'Gantt Chart'.AC14"/>
          </calcext:conditional-format>
          <calcext:conditional-format calcext:target-range-address="'Gantt Chart'.AC14:'Gantt Chart'.AC14">
            <calcext:condition calcext:apply-style-name="Task_Completed" calcext:value="formula-is(AND([.$E14]&gt;0;[.AC$10]&gt;=[.$D14];[.AC$10]&lt;=[.$F14];WORKDAY([.$D14];[.$E14]*[.$G14])&gt;[.AC$10]))" calcext:base-cell-address="'Gantt Chart'.AC14"/>
            <calcext:condition calcext:apply-style-name="Task_Scheduled" calcext:value="formula-is(AND([.$E14]&gt;0;[.AC$10]&gt;=[.$D14];[.AC$10]&lt;=[.$F14];WORKDAY([.$D14];[.$E14]*[.$G14])&lt;=[.AC$10]))" calcext:base-cell-address="'Gantt Chart'.AC14"/>
            <calcext:condition calcext:apply-style-name="Milestone" calcext:value="formula-is(AND([.$D14]&gt;0;[.$F14]=&quot;&quot;;[.$D14]=[.AC$10]))" calcext:base-cell-address="'Gantt Chart'.AC14"/>
          </calcext:conditional-format>
          <calcext:conditional-format calcext:target-range-address="'Gantt Chart'.AD14:'Gantt Chart'.AD14">
            <calcext:condition calcext:apply-style-name="Today" calcext:value="formula-is([.AD$10]=TODAY())" calcext:base-cell-address="'Gantt Chart'.AD14"/>
            <calcext:condition calcext:apply-style-name="Weekend" calcext:value="formula-is(OR(WEEKDAY([.AD$10])=1;WEEKDAY([.AD$10])=7))" calcext:base-cell-address="'Gantt Chart'.AD14"/>
          </calcext:conditional-format>
          <calcext:conditional-format calcext:target-range-address="'Gantt Chart'.AD14:'Gantt Chart'.AD14">
            <calcext:condition calcext:apply-style-name="Task_Completed" calcext:value="formula-is(AND([.$E14]&gt;0;[.AD$10]&gt;=[.$D14];[.AD$10]&lt;=[.$F14];WORKDAY([.$D14];[.$E14]*[.$G14])&gt;[.AD$10]))" calcext:base-cell-address="'Gantt Chart'.AD14"/>
            <calcext:condition calcext:apply-style-name="Task_Scheduled" calcext:value="formula-is(AND([.$E14]&gt;0;[.AD$10]&gt;=[.$D14];[.AD$10]&lt;=[.$F14];WORKDAY([.$D14];[.$E14]*[.$G14])&lt;=[.AD$10]))" calcext:base-cell-address="'Gantt Chart'.AD14"/>
            <calcext:condition calcext:apply-style-name="Milestone" calcext:value="formula-is(AND([.$D14]&gt;0;[.$F14]=&quot;&quot;;[.$D14]=[.AD$10]))" calcext:base-cell-address="'Gantt Chart'.AD14"/>
          </calcext:conditional-format>
          <calcext:conditional-format calcext:target-range-address="'Gantt Chart'.AE14:'Gantt Chart'.AE14">
            <calcext:condition calcext:apply-style-name="Today" calcext:value="formula-is([.AE$10]=TODAY())" calcext:base-cell-address="'Gantt Chart'.AE14"/>
            <calcext:condition calcext:apply-style-name="Weekend" calcext:value="formula-is(OR(WEEKDAY([.AE$10])=1;WEEKDAY([.AE$10])=7))" calcext:base-cell-address="'Gantt Chart'.AE14"/>
          </calcext:conditional-format>
          <calcext:conditional-format calcext:target-range-address="'Gantt Chart'.AE14:'Gantt Chart'.AE14">
            <calcext:condition calcext:apply-style-name="Task_Completed" calcext:value="formula-is(AND([.$E14]&gt;0;[.AE$10]&gt;=[.$D14];[.AE$10]&lt;=[.$F14];WORKDAY([.$D14];[.$E14]*[.$G14])&gt;[.AE$10]))" calcext:base-cell-address="'Gantt Chart'.AE14"/>
            <calcext:condition calcext:apply-style-name="Task_Scheduled" calcext:value="formula-is(AND([.$E14]&gt;0;[.AE$10]&gt;=[.$D14];[.AE$10]&lt;=[.$F14];WORKDAY([.$D14];[.$E14]*[.$G14])&lt;=[.AE$10]))" calcext:base-cell-address="'Gantt Chart'.AE14"/>
            <calcext:condition calcext:apply-style-name="Milestone" calcext:value="formula-is(AND([.$D14]&gt;0;[.$F14]=&quot;&quot;;[.$D14]=[.AE$10]))" calcext:base-cell-address="'Gantt Chart'.AE14"/>
          </calcext:conditional-format>
          <calcext:conditional-format calcext:target-range-address="'Gantt Chart'.AF14:'Gantt Chart'.AF14">
            <calcext:condition calcext:apply-style-name="Today" calcext:value="formula-is([.AF$10]=TODAY())" calcext:base-cell-address="'Gantt Chart'.AF14"/>
            <calcext:condition calcext:apply-style-name="Weekend" calcext:value="formula-is(OR(WEEKDAY([.AF$10])=1;WEEKDAY([.AF$10])=7))" calcext:base-cell-address="'Gantt Chart'.AF14"/>
          </calcext:conditional-format>
          <calcext:conditional-format calcext:target-range-address="'Gantt Chart'.AF14:'Gantt Chart'.AF14">
            <calcext:condition calcext:apply-style-name="Task_Completed" calcext:value="formula-is(AND([.$E14]&gt;0;[.AF$10]&gt;=[.$D14];[.AF$10]&lt;=[.$F14];WORKDAY([.$D14];[.$E14]*[.$G14])&gt;[.AF$10]))" calcext:base-cell-address="'Gantt Chart'.AF14"/>
            <calcext:condition calcext:apply-style-name="Task_Scheduled" calcext:value="formula-is(AND([.$E14]&gt;0;[.AF$10]&gt;=[.$D14];[.AF$10]&lt;=[.$F14];WORKDAY([.$D14];[.$E14]*[.$G14])&lt;=[.AF$10]))" calcext:base-cell-address="'Gantt Chart'.AF14"/>
            <calcext:condition calcext:apply-style-name="Milestone" calcext:value="formula-is(AND([.$D14]&gt;0;[.$F14]=&quot;&quot;;[.$D14]=[.AF$10]))" calcext:base-cell-address="'Gantt Chart'.AF14"/>
          </calcext:conditional-format>
          <calcext:conditional-format calcext:target-range-address="'Gantt Chart'.AG14:'Gantt Chart'.AG14">
            <calcext:condition calcext:apply-style-name="Today" calcext:value="formula-is([.AG$10]=TODAY())" calcext:base-cell-address="'Gantt Chart'.AG14"/>
            <calcext:condition calcext:apply-style-name="Weekend" calcext:value="formula-is(OR(WEEKDAY([.AG$10])=1;WEEKDAY([.AG$10])=7))" calcext:base-cell-address="'Gantt Chart'.AG14"/>
          </calcext:conditional-format>
          <calcext:conditional-format calcext:target-range-address="'Gantt Chart'.AG14:'Gantt Chart'.AG14">
            <calcext:condition calcext:apply-style-name="Task_Completed" calcext:value="formula-is(AND([.$E14]&gt;0;[.AG$10]&gt;=[.$D14];[.AG$10]&lt;=[.$F14];WORKDAY([.$D14];[.$E14]*[.$G14])&gt;[.AG$10]))" calcext:base-cell-address="'Gantt Chart'.AG14"/>
            <calcext:condition calcext:apply-style-name="Task_Scheduled" calcext:value="formula-is(AND([.$E14]&gt;0;[.AG$10]&gt;=[.$D14];[.AG$10]&lt;=[.$F14];WORKDAY([.$D14];[.$E14]*[.$G14])&lt;=[.AG$10]))" calcext:base-cell-address="'Gantt Chart'.AG14"/>
            <calcext:condition calcext:apply-style-name="Milestone" calcext:value="formula-is(AND([.$D14]&gt;0;[.$F14]=&quot;&quot;;[.$D14]=[.AG$10]))" calcext:base-cell-address="'Gantt Chart'.AG14"/>
          </calcext:conditional-format>
          <calcext:conditional-format calcext:target-range-address="'Gantt Chart'.AH14:'Gantt Chart'.AH14">
            <calcext:condition calcext:apply-style-name="Today" calcext:value="formula-is([.AH$10]=TODAY())" calcext:base-cell-address="'Gantt Chart'.AH14"/>
            <calcext:condition calcext:apply-style-name="Weekend" calcext:value="formula-is(OR(WEEKDAY([.AH$10])=1;WEEKDAY([.AH$10])=7))" calcext:base-cell-address="'Gantt Chart'.AH14"/>
          </calcext:conditional-format>
          <calcext:conditional-format calcext:target-range-address="'Gantt Chart'.AH14:'Gantt Chart'.AH14">
            <calcext:condition calcext:apply-style-name="Task_Completed" calcext:value="formula-is(AND([.$E14]&gt;0;[.AH$10]&gt;=[.$D14];[.AH$10]&lt;=[.$F14];WORKDAY([.$D14];[.$E14]*[.$G14])&gt;[.AH$10]))" calcext:base-cell-address="'Gantt Chart'.AH14"/>
            <calcext:condition calcext:apply-style-name="Task_Scheduled" calcext:value="formula-is(AND([.$E14]&gt;0;[.AH$10]&gt;=[.$D14];[.AH$10]&lt;=[.$F14];WORKDAY([.$D14];[.$E14]*[.$G14])&lt;=[.AH$10]))" calcext:base-cell-address="'Gantt Chart'.AH14"/>
            <calcext:condition calcext:apply-style-name="Milestone" calcext:value="formula-is(AND([.$D14]&gt;0;[.$F14]=&quot;&quot;;[.$D14]=[.AH$10]))" calcext:base-cell-address="'Gantt Chart'.AH14"/>
          </calcext:conditional-format>
          <calcext:conditional-format calcext:target-range-address="'Gantt Chart'.AI14:'Gantt Chart'.AI14">
            <calcext:condition calcext:apply-style-name="Today" calcext:value="formula-is([.AI$10]=TODAY())" calcext:base-cell-address="'Gantt Chart'.AI14"/>
            <calcext:condition calcext:apply-style-name="Weekend" calcext:value="formula-is(OR(WEEKDAY([.AI$10])=1;WEEKDAY([.AI$10])=7))" calcext:base-cell-address="'Gantt Chart'.AI14"/>
          </calcext:conditional-format>
          <calcext:conditional-format calcext:target-range-address="'Gantt Chart'.AI14:'Gantt Chart'.AI14">
            <calcext:condition calcext:apply-style-name="Task_Completed" calcext:value="formula-is(AND([.$E14]&gt;0;[.AI$10]&gt;=[.$D14];[.AI$10]&lt;=[.$F14];WORKDAY([.$D14];[.$E14]*[.$G14])&gt;[.AI$10]))" calcext:base-cell-address="'Gantt Chart'.AI14"/>
            <calcext:condition calcext:apply-style-name="Task_Scheduled" calcext:value="formula-is(AND([.$E14]&gt;0;[.AI$10]&gt;=[.$D14];[.AI$10]&lt;=[.$F14];WORKDAY([.$D14];[.$E14]*[.$G14])&lt;=[.AI$10]))" calcext:base-cell-address="'Gantt Chart'.AI14"/>
            <calcext:condition calcext:apply-style-name="Milestone" calcext:value="formula-is(AND([.$D14]&gt;0;[.$F14]=&quot;&quot;;[.$D14]=[.AI$10]))" calcext:base-cell-address="'Gantt Chart'.AI14"/>
          </calcext:conditional-format>
          <calcext:conditional-format calcext:target-range-address="'Gantt Chart'.AJ14:'Gantt Chart'.AJ14">
            <calcext:condition calcext:apply-style-name="Today" calcext:value="formula-is([.AJ$10]=TODAY())" calcext:base-cell-address="'Gantt Chart'.AJ14"/>
            <calcext:condition calcext:apply-style-name="Weekend" calcext:value="formula-is(OR(WEEKDAY([.AJ$10])=1;WEEKDAY([.AJ$10])=7))" calcext:base-cell-address="'Gantt Chart'.AJ14"/>
          </calcext:conditional-format>
          <calcext:conditional-format calcext:target-range-address="'Gantt Chart'.AJ14:'Gantt Chart'.AJ14">
            <calcext:condition calcext:apply-style-name="Task_Completed" calcext:value="formula-is(AND([.$E14]&gt;0;[.AJ$10]&gt;=[.$D14];[.AJ$10]&lt;=[.$F14];WORKDAY([.$D14];[.$E14]*[.$G14])&gt;[.AJ$10]))" calcext:base-cell-address="'Gantt Chart'.AJ14"/>
            <calcext:condition calcext:apply-style-name="Task_Scheduled" calcext:value="formula-is(AND([.$E14]&gt;0;[.AJ$10]&gt;=[.$D14];[.AJ$10]&lt;=[.$F14];WORKDAY([.$D14];[.$E14]*[.$G14])&lt;=[.AJ$10]))" calcext:base-cell-address="'Gantt Chart'.AJ14"/>
            <calcext:condition calcext:apply-style-name="Milestone" calcext:value="formula-is(AND([.$D14]&gt;0;[.$F14]=&quot;&quot;;[.$D14]=[.AJ$10]))" calcext:base-cell-address="'Gantt Chart'.AJ14"/>
          </calcext:conditional-format>
          <calcext:conditional-format calcext:target-range-address="'Gantt Chart'.AK14:'Gantt Chart'.AK14">
            <calcext:condition calcext:apply-style-name="Today" calcext:value="formula-is([.AK$10]=TODAY())" calcext:base-cell-address="'Gantt Chart'.AK14"/>
            <calcext:condition calcext:apply-style-name="Weekend" calcext:value="formula-is(OR(WEEKDAY([.AK$10])=1;WEEKDAY([.AK$10])=7))" calcext:base-cell-address="'Gantt Chart'.AK14"/>
          </calcext:conditional-format>
          <calcext:conditional-format calcext:target-range-address="'Gantt Chart'.AK14:'Gantt Chart'.AK14">
            <calcext:condition calcext:apply-style-name="Task_Completed" calcext:value="formula-is(AND([.$E14]&gt;0;[.AK$10]&gt;=[.$D14];[.AK$10]&lt;=[.$F14];WORKDAY([.$D14];[.$E14]*[.$G14])&gt;[.AK$10]))" calcext:base-cell-address="'Gantt Chart'.AK14"/>
            <calcext:condition calcext:apply-style-name="Task_Scheduled" calcext:value="formula-is(AND([.$E14]&gt;0;[.AK$10]&gt;=[.$D14];[.AK$10]&lt;=[.$F14];WORKDAY([.$D14];[.$E14]*[.$G14])&lt;=[.AK$10]))" calcext:base-cell-address="'Gantt Chart'.AK14"/>
            <calcext:condition calcext:apply-style-name="Milestone" calcext:value="formula-is(AND([.$D14]&gt;0;[.$F14]=&quot;&quot;;[.$D14]=[.AK$10]))" calcext:base-cell-address="'Gantt Chart'.AK14"/>
          </calcext:conditional-format>
          <calcext:conditional-format calcext:target-range-address="'Gantt Chart'.AL14:'Gantt Chart'.AL14">
            <calcext:condition calcext:apply-style-name="Today" calcext:value="formula-is([.AL$10]=TODAY())" calcext:base-cell-address="'Gantt Chart'.AL14"/>
            <calcext:condition calcext:apply-style-name="Weekend" calcext:value="formula-is(OR(WEEKDAY([.AL$10])=1;WEEKDAY([.AL$10])=7))" calcext:base-cell-address="'Gantt Chart'.AL14"/>
          </calcext:conditional-format>
          <calcext:conditional-format calcext:target-range-address="'Gantt Chart'.AL14:'Gantt Chart'.AL14">
            <calcext:condition calcext:apply-style-name="Task_Completed" calcext:value="formula-is(AND([.$E14]&gt;0;[.AL$10]&gt;=[.$D14];[.AL$10]&lt;=[.$F14];WORKDAY([.$D14];[.$E14]*[.$G14])&gt;[.AL$10]))" calcext:base-cell-address="'Gantt Chart'.AL14"/>
            <calcext:condition calcext:apply-style-name="Task_Scheduled" calcext:value="formula-is(AND([.$E14]&gt;0;[.AL$10]&gt;=[.$D14];[.AL$10]&lt;=[.$F14];WORKDAY([.$D14];[.$E14]*[.$G14])&lt;=[.AL$10]))" calcext:base-cell-address="'Gantt Chart'.AL14"/>
            <calcext:condition calcext:apply-style-name="Milestone" calcext:value="formula-is(AND([.$D14]&gt;0;[.$F14]=&quot;&quot;;[.$D14]=[.AL$10]))" calcext:base-cell-address="'Gantt Chart'.AL14"/>
          </calcext:conditional-format>
          <calcext:conditional-format calcext:target-range-address="'Gantt Chart'.AM14:'Gantt Chart'.AM14">
            <calcext:condition calcext:apply-style-name="Today" calcext:value="formula-is([.AM$10]=TODAY())" calcext:base-cell-address="'Gantt Chart'.AM14"/>
            <calcext:condition calcext:apply-style-name="Weekend" calcext:value="formula-is(OR(WEEKDAY([.AM$10])=1;WEEKDAY([.AM$10])=7))" calcext:base-cell-address="'Gantt Chart'.AM14"/>
          </calcext:conditional-format>
          <calcext:conditional-format calcext:target-range-address="'Gantt Chart'.AM14:'Gantt Chart'.AM14">
            <calcext:condition calcext:apply-style-name="Task_Completed" calcext:value="formula-is(AND([.$E14]&gt;0;[.AM$10]&gt;=[.$D14];[.AM$10]&lt;=[.$F14];WORKDAY([.$D14];[.$E14]*[.$G14])&gt;[.AM$10]))" calcext:base-cell-address="'Gantt Chart'.AM14"/>
            <calcext:condition calcext:apply-style-name="Task_Scheduled" calcext:value="formula-is(AND([.$E14]&gt;0;[.AM$10]&gt;=[.$D14];[.AM$10]&lt;=[.$F14];WORKDAY([.$D14];[.$E14]*[.$G14])&lt;=[.AM$10]))" calcext:base-cell-address="'Gantt Chart'.AM14"/>
            <calcext:condition calcext:apply-style-name="Milestone" calcext:value="formula-is(AND([.$D14]&gt;0;[.$F14]=&quot;&quot;;[.$D14]=[.AM$10]))" calcext:base-cell-address="'Gantt Chart'.AM14"/>
          </calcext:conditional-format>
          <calcext:conditional-format calcext:target-range-address="'Gantt Chart'.AN14:'Gantt Chart'.AN14">
            <calcext:condition calcext:apply-style-name="Today" calcext:value="formula-is([.AN$10]=TODAY())" calcext:base-cell-address="'Gantt Chart'.AN14"/>
            <calcext:condition calcext:apply-style-name="Weekend" calcext:value="formula-is(OR(WEEKDAY([.AN$10])=1;WEEKDAY([.AN$10])=7))" calcext:base-cell-address="'Gantt Chart'.AN14"/>
          </calcext:conditional-format>
          <calcext:conditional-format calcext:target-range-address="'Gantt Chart'.AN14:'Gantt Chart'.AN14">
            <calcext:condition calcext:apply-style-name="Task_Completed" calcext:value="formula-is(AND([.$E14]&gt;0;[.AN$10]&gt;=[.$D14];[.AN$10]&lt;=[.$F14];WORKDAY([.$D14];[.$E14]*[.$G14])&gt;[.AN$10]))" calcext:base-cell-address="'Gantt Chart'.AN14"/>
            <calcext:condition calcext:apply-style-name="Task_Scheduled" calcext:value="formula-is(AND([.$E14]&gt;0;[.AN$10]&gt;=[.$D14];[.AN$10]&lt;=[.$F14];WORKDAY([.$D14];[.$E14]*[.$G14])&lt;=[.AN$10]))" calcext:base-cell-address="'Gantt Chart'.AN14"/>
            <calcext:condition calcext:apply-style-name="Milestone" calcext:value="formula-is(AND([.$D14]&gt;0;[.$F14]=&quot;&quot;;[.$D14]=[.AN$10]))" calcext:base-cell-address="'Gantt Chart'.AN14"/>
          </calcext:conditional-format>
          <calcext:conditional-format calcext:target-range-address="'Gantt Chart'.AO14:'Gantt Chart'.AO14">
            <calcext:condition calcext:apply-style-name="Today" calcext:value="formula-is([.AO$10]=TODAY())" calcext:base-cell-address="'Gantt Chart'.AO14"/>
            <calcext:condition calcext:apply-style-name="Weekend" calcext:value="formula-is(OR(WEEKDAY([.AO$10])=1;WEEKDAY([.AO$10])=7))" calcext:base-cell-address="'Gantt Chart'.AO14"/>
          </calcext:conditional-format>
          <calcext:conditional-format calcext:target-range-address="'Gantt Chart'.AO14:'Gantt Chart'.AO14">
            <calcext:condition calcext:apply-style-name="Task_Completed" calcext:value="formula-is(AND([.$E14]&gt;0;[.AO$10]&gt;=[.$D14];[.AO$10]&lt;=[.$F14];WORKDAY([.$D14];[.$E14]*[.$G14])&gt;[.AO$10]))" calcext:base-cell-address="'Gantt Chart'.AO14"/>
            <calcext:condition calcext:apply-style-name="Task_Scheduled" calcext:value="formula-is(AND([.$E14]&gt;0;[.AO$10]&gt;=[.$D14];[.AO$10]&lt;=[.$F14];WORKDAY([.$D14];[.$E14]*[.$G14])&lt;=[.AO$10]))" calcext:base-cell-address="'Gantt Chart'.AO14"/>
            <calcext:condition calcext:apply-style-name="Milestone" calcext:value="formula-is(AND([.$D14]&gt;0;[.$F14]=&quot;&quot;;[.$D14]=[.AO$10]))" calcext:base-cell-address="'Gantt Chart'.AO14"/>
          </calcext:conditional-format>
          <calcext:conditional-format calcext:target-range-address="'Gantt Chart'.AP14:'Gantt Chart'.AP14">
            <calcext:condition calcext:apply-style-name="Today" calcext:value="formula-is([.AP$10]=TODAY())" calcext:base-cell-address="'Gantt Chart'.AP14"/>
            <calcext:condition calcext:apply-style-name="Weekend" calcext:value="formula-is(OR(WEEKDAY([.AP$10])=1;WEEKDAY([.AP$10])=7))" calcext:base-cell-address="'Gantt Chart'.AP14"/>
          </calcext:conditional-format>
          <calcext:conditional-format calcext:target-range-address="'Gantt Chart'.AP14:'Gantt Chart'.AP14">
            <calcext:condition calcext:apply-style-name="Task_Completed" calcext:value="formula-is(AND([.$E14]&gt;0;[.AP$10]&gt;=[.$D14];[.AP$10]&lt;=[.$F14];WORKDAY([.$D14];[.$E14]*[.$G14])&gt;[.AP$10]))" calcext:base-cell-address="'Gantt Chart'.AP14"/>
            <calcext:condition calcext:apply-style-name="Task_Scheduled" calcext:value="formula-is(AND([.$E14]&gt;0;[.AP$10]&gt;=[.$D14];[.AP$10]&lt;=[.$F14];WORKDAY([.$D14];[.$E14]*[.$G14])&lt;=[.AP$10]))" calcext:base-cell-address="'Gantt Chart'.AP14"/>
            <calcext:condition calcext:apply-style-name="Milestone" calcext:value="formula-is(AND([.$D14]&gt;0;[.$F14]=&quot;&quot;;[.$D14]=[.AP$10]))" calcext:base-cell-address="'Gantt Chart'.AP14"/>
          </calcext:conditional-format>
          <calcext:conditional-format calcext:target-range-address="'Gantt Chart'.AQ14:'Gantt Chart'.AQ14">
            <calcext:condition calcext:apply-style-name="Today" calcext:value="formula-is([.AQ$10]=TODAY())" calcext:base-cell-address="'Gantt Chart'.AQ14"/>
            <calcext:condition calcext:apply-style-name="Weekend" calcext:value="formula-is(OR(WEEKDAY([.AQ$10])=1;WEEKDAY([.AQ$10])=7))" calcext:base-cell-address="'Gantt Chart'.AQ14"/>
          </calcext:conditional-format>
          <calcext:conditional-format calcext:target-range-address="'Gantt Chart'.AQ14:'Gantt Chart'.AQ14">
            <calcext:condition calcext:apply-style-name="Task_Completed" calcext:value="formula-is(AND([.$E14]&gt;0;[.AQ$10]&gt;=[.$D14];[.AQ$10]&lt;=[.$F14];WORKDAY([.$D14];[.$E14]*[.$G14])&gt;[.AQ$10]))" calcext:base-cell-address="'Gantt Chart'.AQ14"/>
            <calcext:condition calcext:apply-style-name="Task_Scheduled" calcext:value="formula-is(AND([.$E14]&gt;0;[.AQ$10]&gt;=[.$D14];[.AQ$10]&lt;=[.$F14];WORKDAY([.$D14];[.$E14]*[.$G14])&lt;=[.AQ$10]))" calcext:base-cell-address="'Gantt Chart'.AQ14"/>
            <calcext:condition calcext:apply-style-name="Milestone" calcext:value="formula-is(AND([.$D14]&gt;0;[.$F14]=&quot;&quot;;[.$D14]=[.AQ$10]))" calcext:base-cell-address="'Gantt Chart'.AQ14"/>
          </calcext:conditional-format>
          <calcext:conditional-format calcext:target-range-address="'Gantt Chart'.AR14:'Gantt Chart'.AR14">
            <calcext:condition calcext:apply-style-name="Today" calcext:value="formula-is([.AR$10]=TODAY())" calcext:base-cell-address="'Gantt Chart'.AR14"/>
            <calcext:condition calcext:apply-style-name="Weekend" calcext:value="formula-is(OR(WEEKDAY([.AR$10])=1;WEEKDAY([.AR$10])=7))" calcext:base-cell-address="'Gantt Chart'.AR14"/>
          </calcext:conditional-format>
          <calcext:conditional-format calcext:target-range-address="'Gantt Chart'.AR14:'Gantt Chart'.AR14">
            <calcext:condition calcext:apply-style-name="Task_Completed" calcext:value="formula-is(AND([.$E14]&gt;0;[.AR$10]&gt;=[.$D14];[.AR$10]&lt;=[.$F14];WORKDAY([.$D14];[.$E14]*[.$G14])&gt;[.AR$10]))" calcext:base-cell-address="'Gantt Chart'.AR14"/>
            <calcext:condition calcext:apply-style-name="Task_Scheduled" calcext:value="formula-is(AND([.$E14]&gt;0;[.AR$10]&gt;=[.$D14];[.AR$10]&lt;=[.$F14];WORKDAY([.$D14];[.$E14]*[.$G14])&lt;=[.AR$10]))" calcext:base-cell-address="'Gantt Chart'.AR14"/>
            <calcext:condition calcext:apply-style-name="Milestone" calcext:value="formula-is(AND([.$D14]&gt;0;[.$F14]=&quot;&quot;;[.$D14]=[.AR$10]))" calcext:base-cell-address="'Gantt Chart'.AR14"/>
          </calcext:conditional-format>
          <calcext:conditional-format calcext:target-range-address="'Gantt Chart'.AS14:'Gantt Chart'.AS14">
            <calcext:condition calcext:apply-style-name="Today" calcext:value="formula-is([.AS$10]=TODAY())" calcext:base-cell-address="'Gantt Chart'.AS14"/>
            <calcext:condition calcext:apply-style-name="Weekend" calcext:value="formula-is(OR(WEEKDAY([.AS$10])=1;WEEKDAY([.AS$10])=7))" calcext:base-cell-address="'Gantt Chart'.AS14"/>
          </calcext:conditional-format>
          <calcext:conditional-format calcext:target-range-address="'Gantt Chart'.AS14:'Gantt Chart'.AS14">
            <calcext:condition calcext:apply-style-name="Task_Completed" calcext:value="formula-is(AND([.$E14]&gt;0;[.AS$10]&gt;=[.$D14];[.AS$10]&lt;=[.$F14];WORKDAY([.$D14];[.$E14]*[.$G14])&gt;[.AS$10]))" calcext:base-cell-address="'Gantt Chart'.AS14"/>
            <calcext:condition calcext:apply-style-name="Task_Scheduled" calcext:value="formula-is(AND([.$E14]&gt;0;[.AS$10]&gt;=[.$D14];[.AS$10]&lt;=[.$F14];WORKDAY([.$D14];[.$E14]*[.$G14])&lt;=[.AS$10]))" calcext:base-cell-address="'Gantt Chart'.AS14"/>
            <calcext:condition calcext:apply-style-name="Milestone" calcext:value="formula-is(AND([.$D14]&gt;0;[.$F14]=&quot;&quot;;[.$D14]=[.AS$10]))" calcext:base-cell-address="'Gantt Chart'.AS14"/>
          </calcext:conditional-format>
          <calcext:conditional-format calcext:target-range-address="'Gantt Chart'.AT14:'Gantt Chart'.AT14">
            <calcext:condition calcext:apply-style-name="Today" calcext:value="formula-is([.AT$10]=TODAY())" calcext:base-cell-address="'Gantt Chart'.AT14"/>
            <calcext:condition calcext:apply-style-name="Weekend" calcext:value="formula-is(OR(WEEKDAY([.AT$10])=1;WEEKDAY([.AT$10])=7))" calcext:base-cell-address="'Gantt Chart'.AT14"/>
          </calcext:conditional-format>
          <calcext:conditional-format calcext:target-range-address="'Gantt Chart'.AT14:'Gantt Chart'.AT14">
            <calcext:condition calcext:apply-style-name="Task_Completed" calcext:value="formula-is(AND([.$E14]&gt;0;[.AT$10]&gt;=[.$D14];[.AT$10]&lt;=[.$F14];WORKDAY([.$D14];[.$E14]*[.$G14])&gt;[.AT$10]))" calcext:base-cell-address="'Gantt Chart'.AT14"/>
            <calcext:condition calcext:apply-style-name="Task_Scheduled" calcext:value="formula-is(AND([.$E14]&gt;0;[.AT$10]&gt;=[.$D14];[.AT$10]&lt;=[.$F14];WORKDAY([.$D14];[.$E14]*[.$G14])&lt;=[.AT$10]))" calcext:base-cell-address="'Gantt Chart'.AT14"/>
            <calcext:condition calcext:apply-style-name="Milestone" calcext:value="formula-is(AND([.$D14]&gt;0;[.$F14]=&quot;&quot;;[.$D14]=[.AT$10]))" calcext:base-cell-address="'Gantt Chart'.AT14"/>
          </calcext:conditional-format>
          <calcext:conditional-format calcext:target-range-address="'Gantt Chart'.AU14:'Gantt Chart'.AU14">
            <calcext:condition calcext:apply-style-name="Today" calcext:value="formula-is([.AU$10]=TODAY())" calcext:base-cell-address="'Gantt Chart'.AU14"/>
            <calcext:condition calcext:apply-style-name="Weekend" calcext:value="formula-is(OR(WEEKDAY([.AU$10])=1;WEEKDAY([.AU$10])=7))" calcext:base-cell-address="'Gantt Chart'.AU14"/>
          </calcext:conditional-format>
          <calcext:conditional-format calcext:target-range-address="'Gantt Chart'.AU14:'Gantt Chart'.AU14">
            <calcext:condition calcext:apply-style-name="Task_Completed" calcext:value="formula-is(AND([.$E14]&gt;0;[.AU$10]&gt;=[.$D14];[.AU$10]&lt;=[.$F14];WORKDAY([.$D14];[.$E14]*[.$G14])&gt;[.AU$10]))" calcext:base-cell-address="'Gantt Chart'.AU14"/>
            <calcext:condition calcext:apply-style-name="Task_Scheduled" calcext:value="formula-is(AND([.$E14]&gt;0;[.AU$10]&gt;=[.$D14];[.AU$10]&lt;=[.$F14];WORKDAY([.$D14];[.$E14]*[.$G14])&lt;=[.AU$10]))" calcext:base-cell-address="'Gantt Chart'.AU14"/>
            <calcext:condition calcext:apply-style-name="Milestone" calcext:value="formula-is(AND([.$D14]&gt;0;[.$F14]=&quot;&quot;;[.$D14]=[.AU$10]))" calcext:base-cell-address="'Gantt Chart'.AU14"/>
          </calcext:conditional-format>
          <calcext:conditional-format calcext:target-range-address="'Gantt Chart'.AV14:'Gantt Chart'.AV14">
            <calcext:condition calcext:apply-style-name="Today" calcext:value="formula-is([.AV$10]=TODAY())" calcext:base-cell-address="'Gantt Chart'.AV14"/>
            <calcext:condition calcext:apply-style-name="Weekend" calcext:value="formula-is(OR(WEEKDAY([.AV$10])=1;WEEKDAY([.AV$10])=7))" calcext:base-cell-address="'Gantt Chart'.AV14"/>
          </calcext:conditional-format>
          <calcext:conditional-format calcext:target-range-address="'Gantt Chart'.AV14:'Gantt Chart'.AV14">
            <calcext:condition calcext:apply-style-name="Task_Completed" calcext:value="formula-is(AND([.$E14]&gt;0;[.AV$10]&gt;=[.$D14];[.AV$10]&lt;=[.$F14];WORKDAY([.$D14];[.$E14]*[.$G14])&gt;[.AV$10]))" calcext:base-cell-address="'Gantt Chart'.AV14"/>
            <calcext:condition calcext:apply-style-name="Task_Scheduled" calcext:value="formula-is(AND([.$E14]&gt;0;[.AV$10]&gt;=[.$D14];[.AV$10]&lt;=[.$F14];WORKDAY([.$D14];[.$E14]*[.$G14])&lt;=[.AV$10]))" calcext:base-cell-address="'Gantt Chart'.AV14"/>
            <calcext:condition calcext:apply-style-name="Milestone" calcext:value="formula-is(AND([.$D14]&gt;0;[.$F14]=&quot;&quot;;[.$D14]=[.AV$10]))" calcext:base-cell-address="'Gantt Chart'.AV14"/>
          </calcext:conditional-format>
          <calcext:conditional-format calcext:target-range-address="'Gantt Chart'.AW14:'Gantt Chart'.AW14">
            <calcext:condition calcext:apply-style-name="Today" calcext:value="formula-is([.AW$10]=TODAY())" calcext:base-cell-address="'Gantt Chart'.AW14"/>
            <calcext:condition calcext:apply-style-name="Weekend" calcext:value="formula-is(OR(WEEKDAY([.AW$10])=1;WEEKDAY([.AW$10])=7))" calcext:base-cell-address="'Gantt Chart'.AW14"/>
          </calcext:conditional-format>
          <calcext:conditional-format calcext:target-range-address="'Gantt Chart'.AW14:'Gantt Chart'.AW14">
            <calcext:condition calcext:apply-style-name="Task_Completed" calcext:value="formula-is(AND([.$E14]&gt;0;[.AW$10]&gt;=[.$D14];[.AW$10]&lt;=[.$F14];WORKDAY([.$D14];[.$E14]*[.$G14])&gt;[.AW$10]))" calcext:base-cell-address="'Gantt Chart'.AW14"/>
            <calcext:condition calcext:apply-style-name="Task_Scheduled" calcext:value="formula-is(AND([.$E14]&gt;0;[.AW$10]&gt;=[.$D14];[.AW$10]&lt;=[.$F14];WORKDAY([.$D14];[.$E14]*[.$G14])&lt;=[.AW$10]))" calcext:base-cell-address="'Gantt Chart'.AW14"/>
            <calcext:condition calcext:apply-style-name="Milestone" calcext:value="formula-is(AND([.$D14]&gt;0;[.$F14]=&quot;&quot;;[.$D14]=[.AW$10]))" calcext:base-cell-address="'Gantt Chart'.AW14"/>
          </calcext:conditional-format>
          <calcext:conditional-format calcext:target-range-address="'Gantt Chart'.AX14:'Gantt Chart'.AX14">
            <calcext:condition calcext:apply-style-name="Today" calcext:value="formula-is([.AX$10]=TODAY())" calcext:base-cell-address="'Gantt Chart'.AX14"/>
            <calcext:condition calcext:apply-style-name="Weekend" calcext:value="formula-is(OR(WEEKDAY([.AX$10])=1;WEEKDAY([.AX$10])=7))" calcext:base-cell-address="'Gantt Chart'.AX14"/>
          </calcext:conditional-format>
          <calcext:conditional-format calcext:target-range-address="'Gantt Chart'.AX14:'Gantt Chart'.AX14">
            <calcext:condition calcext:apply-style-name="Task_Completed" calcext:value="formula-is(AND([.$E14]&gt;0;[.AX$10]&gt;=[.$D14];[.AX$10]&lt;=[.$F14];WORKDAY([.$D14];[.$E14]*[.$G14])&gt;[.AX$10]))" calcext:base-cell-address="'Gantt Chart'.AX14"/>
            <calcext:condition calcext:apply-style-name="Task_Scheduled" calcext:value="formula-is(AND([.$E14]&gt;0;[.AX$10]&gt;=[.$D14];[.AX$10]&lt;=[.$F14];WORKDAY([.$D14];[.$E14]*[.$G14])&lt;=[.AX$10]))" calcext:base-cell-address="'Gantt Chart'.AX14"/>
            <calcext:condition calcext:apply-style-name="Milestone" calcext:value="formula-is(AND([.$D14]&gt;0;[.$F14]=&quot;&quot;;[.$D14]=[.AX$10]))" calcext:base-cell-address="'Gantt Chart'.AX14"/>
          </calcext:conditional-format>
          <calcext:conditional-format calcext:target-range-address="'Gantt Chart'.AY14:'Gantt Chart'.AY14">
            <calcext:condition calcext:apply-style-name="Today" calcext:value="formula-is([.AY$10]=TODAY())" calcext:base-cell-address="'Gantt Chart'.AY14"/>
            <calcext:condition calcext:apply-style-name="Weekend" calcext:value="formula-is(OR(WEEKDAY([.AY$10])=1;WEEKDAY([.AY$10])=7))" calcext:base-cell-address="'Gantt Chart'.AY14"/>
          </calcext:conditional-format>
          <calcext:conditional-format calcext:target-range-address="'Gantt Chart'.AY14:'Gantt Chart'.AY14">
            <calcext:condition calcext:apply-style-name="Task_Completed" calcext:value="formula-is(AND([.$E14]&gt;0;[.AY$10]&gt;=[.$D14];[.AY$10]&lt;=[.$F14];WORKDAY([.$D14];[.$E14]*[.$G14])&gt;[.AY$10]))" calcext:base-cell-address="'Gantt Chart'.AY14"/>
            <calcext:condition calcext:apply-style-name="Task_Scheduled" calcext:value="formula-is(AND([.$E14]&gt;0;[.AY$10]&gt;=[.$D14];[.AY$10]&lt;=[.$F14];WORKDAY([.$D14];[.$E14]*[.$G14])&lt;=[.AY$10]))" calcext:base-cell-address="'Gantt Chart'.AY14"/>
            <calcext:condition calcext:apply-style-name="Milestone" calcext:value="formula-is(AND([.$D14]&gt;0;[.$F14]=&quot;&quot;;[.$D14]=[.AY$10]))" calcext:base-cell-address="'Gantt Chart'.AY14"/>
          </calcext:conditional-format>
          <calcext:conditional-format calcext:target-range-address="'Gantt Chart'.AZ14:'Gantt Chart'.AZ14">
            <calcext:condition calcext:apply-style-name="Today" calcext:value="formula-is([.AZ$10]=TODAY())" calcext:base-cell-address="'Gantt Chart'.AZ14"/>
            <calcext:condition calcext:apply-style-name="Weekend" calcext:value="formula-is(OR(WEEKDAY([.AZ$10])=1;WEEKDAY([.AZ$10])=7))" calcext:base-cell-address="'Gantt Chart'.AZ14"/>
          </calcext:conditional-format>
          <calcext:conditional-format calcext:target-range-address="'Gantt Chart'.AZ14:'Gantt Chart'.AZ14">
            <calcext:condition calcext:apply-style-name="Task_Completed" calcext:value="formula-is(AND([.$E14]&gt;0;[.AZ$10]&gt;=[.$D14];[.AZ$10]&lt;=[.$F14];WORKDAY([.$D14];[.$E14]*[.$G14])&gt;[.AZ$10]))" calcext:base-cell-address="'Gantt Chart'.AZ14"/>
            <calcext:condition calcext:apply-style-name="Task_Scheduled" calcext:value="formula-is(AND([.$E14]&gt;0;[.AZ$10]&gt;=[.$D14];[.AZ$10]&lt;=[.$F14];WORKDAY([.$D14];[.$E14]*[.$G14])&lt;=[.AZ$10]))" calcext:base-cell-address="'Gantt Chart'.AZ14"/>
            <calcext:condition calcext:apply-style-name="Milestone" calcext:value="formula-is(AND([.$D14]&gt;0;[.$F14]=&quot;&quot;;[.$D14]=[.AZ$10]))" calcext:base-cell-address="'Gantt Chart'.AZ14"/>
          </calcext:conditional-format>
          <calcext:conditional-format calcext:target-range-address="'Gantt Chart'.BA14:'Gantt Chart'.BA14">
            <calcext:condition calcext:apply-style-name="Today" calcext:value="formula-is([.BA$10]=TODAY())" calcext:base-cell-address="'Gantt Chart'.BA14"/>
            <calcext:condition calcext:apply-style-name="Weekend" calcext:value="formula-is(OR(WEEKDAY([.BA$10])=1;WEEKDAY([.BA$10])=7))" calcext:base-cell-address="'Gantt Chart'.BA14"/>
          </calcext:conditional-format>
          <calcext:conditional-format calcext:target-range-address="'Gantt Chart'.BA14:'Gantt Chart'.BA14">
            <calcext:condition calcext:apply-style-name="Task_Completed" calcext:value="formula-is(AND([.$E14]&gt;0;[.BA$10]&gt;=[.$D14];[.BA$10]&lt;=[.$F14];WORKDAY([.$D14];[.$E14]*[.$G14])&gt;[.BA$10]))" calcext:base-cell-address="'Gantt Chart'.BA14"/>
            <calcext:condition calcext:apply-style-name="Task_Scheduled" calcext:value="formula-is(AND([.$E14]&gt;0;[.BA$10]&gt;=[.$D14];[.BA$10]&lt;=[.$F14];WORKDAY([.$D14];[.$E14]*[.$G14])&lt;=[.BA$10]))" calcext:base-cell-address="'Gantt Chart'.BA14"/>
            <calcext:condition calcext:apply-style-name="Milestone" calcext:value="formula-is(AND([.$D14]&gt;0;[.$F14]=&quot;&quot;;[.$D14]=[.BA$10]))" calcext:base-cell-address="'Gantt Chart'.BA14"/>
          </calcext:conditional-format>
          <calcext:conditional-format calcext:target-range-address="'Gantt Chart'.BB14:'Gantt Chart'.BB14">
            <calcext:condition calcext:apply-style-name="Today" calcext:value="formula-is([.BB$10]=TODAY())" calcext:base-cell-address="'Gantt Chart'.BB14"/>
            <calcext:condition calcext:apply-style-name="Weekend" calcext:value="formula-is(OR(WEEKDAY([.BB$10])=1;WEEKDAY([.BB$10])=7))" calcext:base-cell-address="'Gantt Chart'.BB14"/>
          </calcext:conditional-format>
          <calcext:conditional-format calcext:target-range-address="'Gantt Chart'.BB14:'Gantt Chart'.BB14">
            <calcext:condition calcext:apply-style-name="Task_Completed" calcext:value="formula-is(AND([.$E14]&gt;0;[.BB$10]&gt;=[.$D14];[.BB$10]&lt;=[.$F14];WORKDAY([.$D14];[.$E14]*[.$G14])&gt;[.BB$10]))" calcext:base-cell-address="'Gantt Chart'.BB14"/>
            <calcext:condition calcext:apply-style-name="Task_Scheduled" calcext:value="formula-is(AND([.$E14]&gt;0;[.BB$10]&gt;=[.$D14];[.BB$10]&lt;=[.$F14];WORKDAY([.$D14];[.$E14]*[.$G14])&lt;=[.BB$10]))" calcext:base-cell-address="'Gantt Chart'.BB14"/>
            <calcext:condition calcext:apply-style-name="Milestone" calcext:value="formula-is(AND([.$D14]&gt;0;[.$F14]=&quot;&quot;;[.$D14]=[.BB$10]))" calcext:base-cell-address="'Gantt Chart'.BB14"/>
          </calcext:conditional-format>
          <calcext:conditional-format calcext:target-range-address="'Gantt Chart'.BC14:'Gantt Chart'.BC14">
            <calcext:condition calcext:apply-style-name="Today" calcext:value="formula-is([.BC$10]=TODAY())" calcext:base-cell-address="'Gantt Chart'.BC14"/>
            <calcext:condition calcext:apply-style-name="Weekend" calcext:value="formula-is(OR(WEEKDAY([.BC$10])=1;WEEKDAY([.BC$10])=7))" calcext:base-cell-address="'Gantt Chart'.BC14"/>
          </calcext:conditional-format>
          <calcext:conditional-format calcext:target-range-address="'Gantt Chart'.BC14:'Gantt Chart'.BC14">
            <calcext:condition calcext:apply-style-name="Task_Completed" calcext:value="formula-is(AND([.$E14]&gt;0;[.BC$10]&gt;=[.$D14];[.BC$10]&lt;=[.$F14];WORKDAY([.$D14];[.$E14]*[.$G14])&gt;[.BC$10]))" calcext:base-cell-address="'Gantt Chart'.BC14"/>
            <calcext:condition calcext:apply-style-name="Task_Scheduled" calcext:value="formula-is(AND([.$E14]&gt;0;[.BC$10]&gt;=[.$D14];[.BC$10]&lt;=[.$F14];WORKDAY([.$D14];[.$E14]*[.$G14])&lt;=[.BC$10]))" calcext:base-cell-address="'Gantt Chart'.BC14"/>
            <calcext:condition calcext:apply-style-name="Milestone" calcext:value="formula-is(AND([.$D14]&gt;0;[.$F14]=&quot;&quot;;[.$D14]=[.BC$10]))" calcext:base-cell-address="'Gantt Chart'.BC14"/>
          </calcext:conditional-format>
          <calcext:conditional-format calcext:target-range-address="'Gantt Chart'.BD14:'Gantt Chart'.BD14">
            <calcext:condition calcext:apply-style-name="Today" calcext:value="formula-is([.BD$10]=TODAY())" calcext:base-cell-address="'Gantt Chart'.BD14"/>
            <calcext:condition calcext:apply-style-name="Weekend" calcext:value="formula-is(OR(WEEKDAY([.BD$10])=1;WEEKDAY([.BD$10])=7))" calcext:base-cell-address="'Gantt Chart'.BD14"/>
          </calcext:conditional-format>
          <calcext:conditional-format calcext:target-range-address="'Gantt Chart'.BD14:'Gantt Chart'.BD14">
            <calcext:condition calcext:apply-style-name="Task_Completed" calcext:value="formula-is(AND([.$E14]&gt;0;[.BD$10]&gt;=[.$D14];[.BD$10]&lt;=[.$F14];WORKDAY([.$D14];[.$E14]*[.$G14])&gt;[.BD$10]))" calcext:base-cell-address="'Gantt Chart'.BD14"/>
            <calcext:condition calcext:apply-style-name="Task_Scheduled" calcext:value="formula-is(AND([.$E14]&gt;0;[.BD$10]&gt;=[.$D14];[.BD$10]&lt;=[.$F14];WORKDAY([.$D14];[.$E14]*[.$G14])&lt;=[.BD$10]))" calcext:base-cell-address="'Gantt Chart'.BD14"/>
            <calcext:condition calcext:apply-style-name="Milestone" calcext:value="formula-is(AND([.$D14]&gt;0;[.$F14]=&quot;&quot;;[.$D14]=[.BD$10]))" calcext:base-cell-address="'Gantt Chart'.BD14"/>
          </calcext:conditional-format>
          <calcext:conditional-format calcext:target-range-address="'Gantt Chart'.BE14:'Gantt Chart'.BE14">
            <calcext:condition calcext:apply-style-name="Today" calcext:value="formula-is([.BE$10]=TODAY())" calcext:base-cell-address="'Gantt Chart'.BE14"/>
            <calcext:condition calcext:apply-style-name="Weekend" calcext:value="formula-is(OR(WEEKDAY([.BE$10])=1;WEEKDAY([.BE$10])=7))" calcext:base-cell-address="'Gantt Chart'.BE14"/>
          </calcext:conditional-format>
          <calcext:conditional-format calcext:target-range-address="'Gantt Chart'.BE14:'Gantt Chart'.BE14">
            <calcext:condition calcext:apply-style-name="Task_Completed" calcext:value="formula-is(AND([.$E14]&gt;0;[.BE$10]&gt;=[.$D14];[.BE$10]&lt;=[.$F14];WORKDAY([.$D14];[.$E14]*[.$G14])&gt;[.BE$10]))" calcext:base-cell-address="'Gantt Chart'.BE14"/>
            <calcext:condition calcext:apply-style-name="Task_Scheduled" calcext:value="formula-is(AND([.$E14]&gt;0;[.BE$10]&gt;=[.$D14];[.BE$10]&lt;=[.$F14];WORKDAY([.$D14];[.$E14]*[.$G14])&lt;=[.BE$10]))" calcext:base-cell-address="'Gantt Chart'.BE14"/>
            <calcext:condition calcext:apply-style-name="Milestone" calcext:value="formula-is(AND([.$D14]&gt;0;[.$F14]=&quot;&quot;;[.$D14]=[.BE$10]))" calcext:base-cell-address="'Gantt Chart'.BE14"/>
          </calcext:conditional-format>
          <calcext:conditional-format calcext:target-range-address="'Gantt Chart'.BF14:'Gantt Chart'.BF14">
            <calcext:condition calcext:apply-style-name="Today" calcext:value="formula-is([.BF$10]=TODAY())" calcext:base-cell-address="'Gantt Chart'.BF14"/>
            <calcext:condition calcext:apply-style-name="Weekend" calcext:value="formula-is(OR(WEEKDAY([.BF$10])=1;WEEKDAY([.BF$10])=7))" calcext:base-cell-address="'Gantt Chart'.BF14"/>
          </calcext:conditional-format>
          <calcext:conditional-format calcext:target-range-address="'Gantt Chart'.BF14:'Gantt Chart'.BF14">
            <calcext:condition calcext:apply-style-name="Task_Completed" calcext:value="formula-is(AND([.$E14]&gt;0;[.BF$10]&gt;=[.$D14];[.BF$10]&lt;=[.$F14];WORKDAY([.$D14];[.$E14]*[.$G14])&gt;[.BF$10]))" calcext:base-cell-address="'Gantt Chart'.BF14"/>
            <calcext:condition calcext:apply-style-name="Task_Scheduled" calcext:value="formula-is(AND([.$E14]&gt;0;[.BF$10]&gt;=[.$D14];[.BF$10]&lt;=[.$F14];WORKDAY([.$D14];[.$E14]*[.$G14])&lt;=[.BF$10]))" calcext:base-cell-address="'Gantt Chart'.BF14"/>
            <calcext:condition calcext:apply-style-name="Milestone" calcext:value="formula-is(AND([.$D14]&gt;0;[.$F14]=&quot;&quot;;[.$D14]=[.BF$10]))" calcext:base-cell-address="'Gantt Chart'.BF14"/>
          </calcext:conditional-format>
          <calcext:conditional-format calcext:target-range-address="'Gantt Chart'.BG14:'Gantt Chart'.BG14">
            <calcext:condition calcext:apply-style-name="Today" calcext:value="formula-is([.BG$10]=TODAY())" calcext:base-cell-address="'Gantt Chart'.BG14"/>
            <calcext:condition calcext:apply-style-name="Weekend" calcext:value="formula-is(OR(WEEKDAY([.BG$10])=1;WEEKDAY([.BG$10])=7))" calcext:base-cell-address="'Gantt Chart'.BG14"/>
          </calcext:conditional-format>
          <calcext:conditional-format calcext:target-range-address="'Gantt Chart'.BG14:'Gantt Chart'.BG14">
            <calcext:condition calcext:apply-style-name="Task_Completed" calcext:value="formula-is(AND([.$E14]&gt;0;[.BG$10]&gt;=[.$D14];[.BG$10]&lt;=[.$F14];WORKDAY([.$D14];[.$E14]*[.$G14])&gt;[.BG$10]))" calcext:base-cell-address="'Gantt Chart'.BG14"/>
            <calcext:condition calcext:apply-style-name="Task_Scheduled" calcext:value="formula-is(AND([.$E14]&gt;0;[.BG$10]&gt;=[.$D14];[.BG$10]&lt;=[.$F14];WORKDAY([.$D14];[.$E14]*[.$G14])&lt;=[.BG$10]))" calcext:base-cell-address="'Gantt Chart'.BG14"/>
            <calcext:condition calcext:apply-style-name="Milestone" calcext:value="formula-is(AND([.$D14]&gt;0;[.$F14]=&quot;&quot;;[.$D14]=[.BG$10]))" calcext:base-cell-address="'Gantt Chart'.BG14"/>
          </calcext:conditional-format>
          <calcext:conditional-format calcext:target-range-address="'Gantt Chart'.BH14:'Gantt Chart'.BH14">
            <calcext:condition calcext:apply-style-name="Today" calcext:value="formula-is([.BH$10]=TODAY())" calcext:base-cell-address="'Gantt Chart'.BH14"/>
            <calcext:condition calcext:apply-style-name="Weekend" calcext:value="formula-is(OR(WEEKDAY([.BH$10])=1;WEEKDAY([.BH$10])=7))" calcext:base-cell-address="'Gantt Chart'.BH14"/>
          </calcext:conditional-format>
          <calcext:conditional-format calcext:target-range-address="'Gantt Chart'.BH14:'Gantt Chart'.BH14">
            <calcext:condition calcext:apply-style-name="Task_Completed" calcext:value="formula-is(AND([.$E14]&gt;0;[.BH$10]&gt;=[.$D14];[.BH$10]&lt;=[.$F14];WORKDAY([.$D14];[.$E14]*[.$G14])&gt;[.BH$10]))" calcext:base-cell-address="'Gantt Chart'.BH14"/>
            <calcext:condition calcext:apply-style-name="Task_Scheduled" calcext:value="formula-is(AND([.$E14]&gt;0;[.BH$10]&gt;=[.$D14];[.BH$10]&lt;=[.$F14];WORKDAY([.$D14];[.$E14]*[.$G14])&lt;=[.BH$10]))" calcext:base-cell-address="'Gantt Chart'.BH14"/>
            <calcext:condition calcext:apply-style-name="Milestone" calcext:value="formula-is(AND([.$D14]&gt;0;[.$F14]=&quot;&quot;;[.$D14]=[.BH$10]))" calcext:base-cell-address="'Gantt Chart'.BH14"/>
          </calcext:conditional-format>
          <calcext:conditional-format calcext:target-range-address="'Gantt Chart'.BI14:'Gantt Chart'.BI14">
            <calcext:condition calcext:apply-style-name="Today" calcext:value="formula-is([.BI$10]=TODAY())" calcext:base-cell-address="'Gantt Chart'.BI14"/>
            <calcext:condition calcext:apply-style-name="Weekend" calcext:value="formula-is(OR(WEEKDAY([.BI$10])=1;WEEKDAY([.BI$10])=7))" calcext:base-cell-address="'Gantt Chart'.BI14"/>
          </calcext:conditional-format>
          <calcext:conditional-format calcext:target-range-address="'Gantt Chart'.BI14:'Gantt Chart'.BI14">
            <calcext:condition calcext:apply-style-name="Task_Completed" calcext:value="formula-is(AND([.$E14]&gt;0;[.BI$10]&gt;=[.$D14];[.BI$10]&lt;=[.$F14];WORKDAY([.$D14];[.$E14]*[.$G14])&gt;[.BI$10]))" calcext:base-cell-address="'Gantt Chart'.BI14"/>
            <calcext:condition calcext:apply-style-name="Task_Scheduled" calcext:value="formula-is(AND([.$E14]&gt;0;[.BI$10]&gt;=[.$D14];[.BI$10]&lt;=[.$F14];WORKDAY([.$D14];[.$E14]*[.$G14])&lt;=[.BI$10]))" calcext:base-cell-address="'Gantt Chart'.BI14"/>
            <calcext:condition calcext:apply-style-name="Milestone" calcext:value="formula-is(AND([.$D14]&gt;0;[.$F14]=&quot;&quot;;[.$D14]=[.BI$10]))" calcext:base-cell-address="'Gantt Chart'.BI14"/>
          </calcext:conditional-format>
          <calcext:conditional-format calcext:target-range-address="'Gantt Chart'.BJ14:'Gantt Chart'.BJ14">
            <calcext:condition calcext:apply-style-name="Today" calcext:value="formula-is([.BJ$10]=TODAY())" calcext:base-cell-address="'Gantt Chart'.BJ14"/>
            <calcext:condition calcext:apply-style-name="Weekend" calcext:value="formula-is(OR(WEEKDAY([.BJ$10])=1;WEEKDAY([.BJ$10])=7))" calcext:base-cell-address="'Gantt Chart'.BJ14"/>
          </calcext:conditional-format>
          <calcext:conditional-format calcext:target-range-address="'Gantt Chart'.BJ14:'Gantt Chart'.BJ14">
            <calcext:condition calcext:apply-style-name="Task_Completed" calcext:value="formula-is(AND([.$E14]&gt;0;[.BJ$10]&gt;=[.$D14];[.BJ$10]&lt;=[.$F14];WORKDAY([.$D14];[.$E14]*[.$G14])&gt;[.BJ$10]))" calcext:base-cell-address="'Gantt Chart'.BJ14"/>
            <calcext:condition calcext:apply-style-name="Task_Scheduled" calcext:value="formula-is(AND([.$E14]&gt;0;[.BJ$10]&gt;=[.$D14];[.BJ$10]&lt;=[.$F14];WORKDAY([.$D14];[.$E14]*[.$G14])&lt;=[.BJ$10]))" calcext:base-cell-address="'Gantt Chart'.BJ14"/>
            <calcext:condition calcext:apply-style-name="Milestone" calcext:value="formula-is(AND([.$D14]&gt;0;[.$F14]=&quot;&quot;;[.$D14]=[.BJ$10]))" calcext:base-cell-address="'Gantt Chart'.BJ14"/>
          </calcext:conditional-format>
          <calcext:conditional-format calcext:target-range-address="'Gantt Chart'.BK14:'Gantt Chart'.BK14">
            <calcext:condition calcext:apply-style-name="Today" calcext:value="formula-is([.BK$10]=TODAY())" calcext:base-cell-address="'Gantt Chart'.BK14"/>
            <calcext:condition calcext:apply-style-name="Weekend" calcext:value="formula-is(OR(WEEKDAY([.BK$10])=1;WEEKDAY([.BK$10])=7))" calcext:base-cell-address="'Gantt Chart'.BK14"/>
          </calcext:conditional-format>
          <calcext:conditional-format calcext:target-range-address="'Gantt Chart'.BK14:'Gantt Chart'.BK14">
            <calcext:condition calcext:apply-style-name="Task_Completed" calcext:value="formula-is(AND([.$E14]&gt;0;[.BK$10]&gt;=[.$D14];[.BK$10]&lt;=[.$F14];WORKDAY([.$D14];[.$E14]*[.$G14])&gt;[.BK$10]))" calcext:base-cell-address="'Gantt Chart'.BK14"/>
            <calcext:condition calcext:apply-style-name="Task_Scheduled" calcext:value="formula-is(AND([.$E14]&gt;0;[.BK$10]&gt;=[.$D14];[.BK$10]&lt;=[.$F14];WORKDAY([.$D14];[.$E14]*[.$G14])&lt;=[.BK$10]))" calcext:base-cell-address="'Gantt Chart'.BK14"/>
            <calcext:condition calcext:apply-style-name="Milestone" calcext:value="formula-is(AND([.$D14]&gt;0;[.$F14]=&quot;&quot;;[.$D14]=[.BK$10]))" calcext:base-cell-address="'Gantt Chart'.BK14"/>
          </calcext:conditional-format>
          <calcext:conditional-format calcext:target-range-address="'Gantt Chart'.BL14:'Gantt Chart'.BL14">
            <calcext:condition calcext:apply-style-name="Today" calcext:value="formula-is([.BL$10]=TODAY())" calcext:base-cell-address="'Gantt Chart'.BL14"/>
            <calcext:condition calcext:apply-style-name="Weekend" calcext:value="formula-is(OR(WEEKDAY([.BL$10])=1;WEEKDAY([.BL$10])=7))" calcext:base-cell-address="'Gantt Chart'.BL14"/>
          </calcext:conditional-format>
          <calcext:conditional-format calcext:target-range-address="'Gantt Chart'.BL14:'Gantt Chart'.BL14">
            <calcext:condition calcext:apply-style-name="Task_Completed" calcext:value="formula-is(AND([.$E14]&gt;0;[.BL$10]&gt;=[.$D14];[.BL$10]&lt;=[.$F14];WORKDAY([.$D14];[.$E14]*[.$G14])&gt;[.BL$10]))" calcext:base-cell-address="'Gantt Chart'.BL14"/>
            <calcext:condition calcext:apply-style-name="Task_Scheduled" calcext:value="formula-is(AND([.$E14]&gt;0;[.BL$10]&gt;=[.$D14];[.BL$10]&lt;=[.$F14];WORKDAY([.$D14];[.$E14]*[.$G14])&lt;=[.BL$10]))" calcext:base-cell-address="'Gantt Chart'.BL14"/>
            <calcext:condition calcext:apply-style-name="Milestone" calcext:value="formula-is(AND([.$D14]&gt;0;[.$F14]=&quot;&quot;;[.$D14]=[.BL$10]))" calcext:base-cell-address="'Gantt Chart'.BL14"/>
          </calcext:conditional-format>
          <calcext:conditional-format calcext:target-range-address="'Gantt Chart'.BM14:'Gantt Chart'.BM14">
            <calcext:condition calcext:apply-style-name="Today" calcext:value="formula-is([.BM$10]=TODAY())" calcext:base-cell-address="'Gantt Chart'.BM14"/>
            <calcext:condition calcext:apply-style-name="Weekend" calcext:value="formula-is(OR(WEEKDAY([.BM$10])=1;WEEKDAY([.BM$10])=7))" calcext:base-cell-address="'Gantt Chart'.BM14"/>
          </calcext:conditional-format>
          <calcext:conditional-format calcext:target-range-address="'Gantt Chart'.BM14:'Gantt Chart'.BM14">
            <calcext:condition calcext:apply-style-name="Task_Completed" calcext:value="formula-is(AND([.$E14]&gt;0;[.BM$10]&gt;=[.$D14];[.BM$10]&lt;=[.$F14];WORKDAY([.$D14];[.$E14]*[.$G14])&gt;[.BM$10]))" calcext:base-cell-address="'Gantt Chart'.BM14"/>
            <calcext:condition calcext:apply-style-name="Task_Scheduled" calcext:value="formula-is(AND([.$E14]&gt;0;[.BM$10]&gt;=[.$D14];[.BM$10]&lt;=[.$F14];WORKDAY([.$D14];[.$E14]*[.$G14])&lt;=[.BM$10]))" calcext:base-cell-address="'Gantt Chart'.BM14"/>
            <calcext:condition calcext:apply-style-name="Milestone" calcext:value="formula-is(AND([.$D14]&gt;0;[.$F14]=&quot;&quot;;[.$D14]=[.BM$10]))" calcext:base-cell-address="'Gantt Chart'.BM14"/>
          </calcext:conditional-format>
          <calcext:conditional-format calcext:target-range-address="'Gantt Chart'.BN14:'Gantt Chart'.BN14">
            <calcext:condition calcext:apply-style-name="Today" calcext:value="formula-is([.BN$10]=TODAY())" calcext:base-cell-address="'Gantt Chart'.BN14"/>
            <calcext:condition calcext:apply-style-name="Weekend" calcext:value="formula-is(OR(WEEKDAY([.BN$10])=1;WEEKDAY([.BN$10])=7))" calcext:base-cell-address="'Gantt Chart'.BN14"/>
          </calcext:conditional-format>
          <calcext:conditional-format calcext:target-range-address="'Gantt Chart'.BN14:'Gantt Chart'.BN14">
            <calcext:condition calcext:apply-style-name="Task_Completed" calcext:value="formula-is(AND([.$E14]&gt;0;[.BN$10]&gt;=[.$D14];[.BN$10]&lt;=[.$F14];WORKDAY([.$D14];[.$E14]*[.$G14])&gt;[.BN$10]))" calcext:base-cell-address="'Gantt Chart'.BN14"/>
            <calcext:condition calcext:apply-style-name="Task_Scheduled" calcext:value="formula-is(AND([.$E14]&gt;0;[.BN$10]&gt;=[.$D14];[.BN$10]&lt;=[.$F14];WORKDAY([.$D14];[.$E14]*[.$G14])&lt;=[.BN$10]))" calcext:base-cell-address="'Gantt Chart'.BN14"/>
            <calcext:condition calcext:apply-style-name="Milestone" calcext:value="formula-is(AND([.$D14]&gt;0;[.$F14]=&quot;&quot;;[.$D14]=[.BN$10]))" calcext:base-cell-address="'Gantt Chart'.BN14"/>
          </calcext:conditional-format>
          <calcext:conditional-format calcext:target-range-address="'Gantt Chart'.BO14:'Gantt Chart'.BO14">
            <calcext:condition calcext:apply-style-name="Today" calcext:value="formula-is([.BO$10]=TODAY())" calcext:base-cell-address="'Gantt Chart'.BO14"/>
            <calcext:condition calcext:apply-style-name="Weekend" calcext:value="formula-is(OR(WEEKDAY([.BO$10])=1;WEEKDAY([.BO$10])=7))" calcext:base-cell-address="'Gantt Chart'.BO14"/>
          </calcext:conditional-format>
          <calcext:conditional-format calcext:target-range-address="'Gantt Chart'.BO14:'Gantt Chart'.BO14">
            <calcext:condition calcext:apply-style-name="Task_Completed" calcext:value="formula-is(AND([.$E14]&gt;0;[.BO$10]&gt;=[.$D14];[.BO$10]&lt;=[.$F14];WORKDAY([.$D14];[.$E14]*[.$G14])&gt;[.BO$10]))" calcext:base-cell-address="'Gantt Chart'.BO14"/>
            <calcext:condition calcext:apply-style-name="Task_Scheduled" calcext:value="formula-is(AND([.$E14]&gt;0;[.BO$10]&gt;=[.$D14];[.BO$10]&lt;=[.$F14];WORKDAY([.$D14];[.$E14]*[.$G14])&lt;=[.BO$10]))" calcext:base-cell-address="'Gantt Chart'.BO14"/>
            <calcext:condition calcext:apply-style-name="Milestone" calcext:value="formula-is(AND([.$D14]&gt;0;[.$F14]=&quot;&quot;;[.$D14]=[.BO$10]))" calcext:base-cell-address="'Gantt Chart'.BO14"/>
          </calcext:conditional-format>
          <calcext:conditional-format calcext:target-range-address="'Gantt Chart'.BP14:'Gantt Chart'.BP14">
            <calcext:condition calcext:apply-style-name="Today" calcext:value="formula-is([.BP$10]=TODAY())" calcext:base-cell-address="'Gantt Chart'.BP14"/>
            <calcext:condition calcext:apply-style-name="Weekend" calcext:value="formula-is(OR(WEEKDAY([.BP$10])=1;WEEKDAY([.BP$10])=7))" calcext:base-cell-address="'Gantt Chart'.BP14"/>
          </calcext:conditional-format>
          <calcext:conditional-format calcext:target-range-address="'Gantt Chart'.BP14:'Gantt Chart'.BP14">
            <calcext:condition calcext:apply-style-name="Task_Completed" calcext:value="formula-is(AND([.$E14]&gt;0;[.BP$10]&gt;=[.$D14];[.BP$10]&lt;=[.$F14];WORKDAY([.$D14];[.$E14]*[.$G14])&gt;[.BP$10]))" calcext:base-cell-address="'Gantt Chart'.BP14"/>
            <calcext:condition calcext:apply-style-name="Task_Scheduled" calcext:value="formula-is(AND([.$E14]&gt;0;[.BP$10]&gt;=[.$D14];[.BP$10]&lt;=[.$F14];WORKDAY([.$D14];[.$E14]*[.$G14])&lt;=[.BP$10]))" calcext:base-cell-address="'Gantt Chart'.BP14"/>
            <calcext:condition calcext:apply-style-name="Milestone" calcext:value="formula-is(AND([.$D14]&gt;0;[.$F14]=&quot;&quot;;[.$D14]=[.BP$10]))" calcext:base-cell-address="'Gantt Chart'.BP14"/>
          </calcext:conditional-format>
          <calcext:conditional-format calcext:target-range-address="'Gantt Chart'.BQ14:'Gantt Chart'.BQ14">
            <calcext:condition calcext:apply-style-name="Today" calcext:value="formula-is([.BQ$10]=TODAY())" calcext:base-cell-address="'Gantt Chart'.BQ14"/>
            <calcext:condition calcext:apply-style-name="Weekend" calcext:value="formula-is(OR(WEEKDAY([.BQ$10])=1;WEEKDAY([.BQ$10])=7))" calcext:base-cell-address="'Gantt Chart'.BQ14"/>
          </calcext:conditional-format>
          <calcext:conditional-format calcext:target-range-address="'Gantt Chart'.BQ14:'Gantt Chart'.BQ14">
            <calcext:condition calcext:apply-style-name="Task_Completed" calcext:value="formula-is(AND([.$E14]&gt;0;[.BQ$10]&gt;=[.$D14];[.BQ$10]&lt;=[.$F14];WORKDAY([.$D14];[.$E14]*[.$G14])&gt;[.BQ$10]))" calcext:base-cell-address="'Gantt Chart'.BQ14"/>
            <calcext:condition calcext:apply-style-name="Task_Scheduled" calcext:value="formula-is(AND([.$E14]&gt;0;[.BQ$10]&gt;=[.$D14];[.BQ$10]&lt;=[.$F14];WORKDAY([.$D14];[.$E14]*[.$G14])&lt;=[.BQ$10]))" calcext:base-cell-address="'Gantt Chart'.BQ14"/>
            <calcext:condition calcext:apply-style-name="Milestone" calcext:value="formula-is(AND([.$D14]&gt;0;[.$F14]=&quot;&quot;;[.$D14]=[.BQ$10]))" calcext:base-cell-address="'Gantt Chart'.BQ14"/>
          </calcext:conditional-format>
          <calcext:conditional-format calcext:target-range-address="'Gantt Chart'.BR14:'Gantt Chart'.BR14">
            <calcext:condition calcext:apply-style-name="Today" calcext:value="formula-is([.BR$10]=TODAY())" calcext:base-cell-address="'Gantt Chart'.BR14"/>
            <calcext:condition calcext:apply-style-name="Weekend" calcext:value="formula-is(OR(WEEKDAY([.BR$10])=1;WEEKDAY([.BR$10])=7))" calcext:base-cell-address="'Gantt Chart'.BR14"/>
          </calcext:conditional-format>
          <calcext:conditional-format calcext:target-range-address="'Gantt Chart'.BR14:'Gantt Chart'.BR14">
            <calcext:condition calcext:apply-style-name="Task_Completed" calcext:value="formula-is(AND([.$E14]&gt;0;[.BR$10]&gt;=[.$D14];[.BR$10]&lt;=[.$F14];WORKDAY([.$D14];[.$E14]*[.$G14])&gt;[.BR$10]))" calcext:base-cell-address="'Gantt Chart'.BR14"/>
            <calcext:condition calcext:apply-style-name="Task_Scheduled" calcext:value="formula-is(AND([.$E14]&gt;0;[.BR$10]&gt;=[.$D14];[.BR$10]&lt;=[.$F14];WORKDAY([.$D14];[.$E14]*[.$G14])&lt;=[.BR$10]))" calcext:base-cell-address="'Gantt Chart'.BR14"/>
            <calcext:condition calcext:apply-style-name="Milestone" calcext:value="formula-is(AND([.$D14]&gt;0;[.$F14]=&quot;&quot;;[.$D14]=[.BR$10]))" calcext:base-cell-address="'Gantt Chart'.BR14"/>
          </calcext:conditional-format>
          <calcext:conditional-format calcext:target-range-address="'Gantt Chart'.BS14:'Gantt Chart'.BS14">
            <calcext:condition calcext:apply-style-name="Today" calcext:value="formula-is([.BS$10]=TODAY())" calcext:base-cell-address="'Gantt Chart'.BS14"/>
            <calcext:condition calcext:apply-style-name="Weekend" calcext:value="formula-is(OR(WEEKDAY([.BS$10])=1;WEEKDAY([.BS$10])=7))" calcext:base-cell-address="'Gantt Chart'.BS14"/>
          </calcext:conditional-format>
          <calcext:conditional-format calcext:target-range-address="'Gantt Chart'.BS14:'Gantt Chart'.BS14">
            <calcext:condition calcext:apply-style-name="Task_Completed" calcext:value="formula-is(AND([.$E14]&gt;0;[.BS$10]&gt;=[.$D14];[.BS$10]&lt;=[.$F14];WORKDAY([.$D14];[.$E14]*[.$G14])&gt;[.BS$10]))" calcext:base-cell-address="'Gantt Chart'.BS14"/>
            <calcext:condition calcext:apply-style-name="Task_Scheduled" calcext:value="formula-is(AND([.$E14]&gt;0;[.BS$10]&gt;=[.$D14];[.BS$10]&lt;=[.$F14];WORKDAY([.$D14];[.$E14]*[.$G14])&lt;=[.BS$10]))" calcext:base-cell-address="'Gantt Chart'.BS14"/>
            <calcext:condition calcext:apply-style-name="Milestone" calcext:value="formula-is(AND([.$D14]&gt;0;[.$F14]=&quot;&quot;;[.$D14]=[.BS$10]))" calcext:base-cell-address="'Gantt Chart'.BS14"/>
          </calcext:conditional-format>
          <calcext:conditional-format calcext:target-range-address="'Gantt Chart'.BT14:'Gantt Chart'.BT14">
            <calcext:condition calcext:apply-style-name="Today" calcext:value="formula-is([.BT$10]=TODAY())" calcext:base-cell-address="'Gantt Chart'.BT14"/>
            <calcext:condition calcext:apply-style-name="Weekend" calcext:value="formula-is(OR(WEEKDAY([.BT$10])=1;WEEKDAY([.BT$10])=7))" calcext:base-cell-address="'Gantt Chart'.BT14"/>
          </calcext:conditional-format>
          <calcext:conditional-format calcext:target-range-address="'Gantt Chart'.BT14:'Gantt Chart'.BT14">
            <calcext:condition calcext:apply-style-name="Task_Completed" calcext:value="formula-is(AND([.$E14]&gt;0;[.BT$10]&gt;=[.$D14];[.BT$10]&lt;=[.$F14];WORKDAY([.$D14];[.$E14]*[.$G14])&gt;[.BT$10]))" calcext:base-cell-address="'Gantt Chart'.BT14"/>
            <calcext:condition calcext:apply-style-name="Task_Scheduled" calcext:value="formula-is(AND([.$E14]&gt;0;[.BT$10]&gt;=[.$D14];[.BT$10]&lt;=[.$F14];WORKDAY([.$D14];[.$E14]*[.$G14])&lt;=[.BT$10]))" calcext:base-cell-address="'Gantt Chart'.BT14"/>
            <calcext:condition calcext:apply-style-name="Milestone" calcext:value="formula-is(AND([.$D14]&gt;0;[.$F14]=&quot;&quot;;[.$D14]=[.BT$10]))" calcext:base-cell-address="'Gantt Chart'.BT14"/>
          </calcext:conditional-format>
          <calcext:conditional-format calcext:target-range-address="'Gantt Chart'.BU14:'Gantt Chart'.BU14">
            <calcext:condition calcext:apply-style-name="Today" calcext:value="formula-is([.BU$10]=TODAY())" calcext:base-cell-address="'Gantt Chart'.BU14"/>
            <calcext:condition calcext:apply-style-name="Weekend" calcext:value="formula-is(OR(WEEKDAY([.BU$10])=1;WEEKDAY([.BU$10])=7))" calcext:base-cell-address="'Gantt Chart'.BU14"/>
          </calcext:conditional-format>
          <calcext:conditional-format calcext:target-range-address="'Gantt Chart'.BU14:'Gantt Chart'.BU14">
            <calcext:condition calcext:apply-style-name="Task_Completed" calcext:value="formula-is(AND([.$E14]&gt;0;[.BU$10]&gt;=[.$D14];[.BU$10]&lt;=[.$F14];WORKDAY([.$D14];[.$E14]*[.$G14])&gt;[.BU$10]))" calcext:base-cell-address="'Gantt Chart'.BU14"/>
            <calcext:condition calcext:apply-style-name="Task_Scheduled" calcext:value="formula-is(AND([.$E14]&gt;0;[.BU$10]&gt;=[.$D14];[.BU$10]&lt;=[.$F14];WORKDAY([.$D14];[.$E14]*[.$G14])&lt;=[.BU$10]))" calcext:base-cell-address="'Gantt Chart'.BU14"/>
            <calcext:condition calcext:apply-style-name="Milestone" calcext:value="formula-is(AND([.$D14]&gt;0;[.$F14]=&quot;&quot;;[.$D14]=[.BU$10]))" calcext:base-cell-address="'Gantt Chart'.BU14"/>
          </calcext:conditional-format>
          <calcext:conditional-format calcext:target-range-address="'Gantt Chart'.BV14:'Gantt Chart'.BV14">
            <calcext:condition calcext:apply-style-name="Today" calcext:value="formula-is([.BV$10]=TODAY())" calcext:base-cell-address="'Gantt Chart'.BV14"/>
            <calcext:condition calcext:apply-style-name="Weekend" calcext:value="formula-is(OR(WEEKDAY([.BV$10])=1;WEEKDAY([.BV$10])=7))" calcext:base-cell-address="'Gantt Chart'.BV14"/>
          </calcext:conditional-format>
          <calcext:conditional-format calcext:target-range-address="'Gantt Chart'.BV14:'Gantt Chart'.BV14">
            <calcext:condition calcext:apply-style-name="Task_Completed" calcext:value="formula-is(AND([.$E14]&gt;0;[.BV$10]&gt;=[.$D14];[.BV$10]&lt;=[.$F14];WORKDAY([.$D14];[.$E14]*[.$G14])&gt;[.BV$10]))" calcext:base-cell-address="'Gantt Chart'.BV14"/>
            <calcext:condition calcext:apply-style-name="Task_Scheduled" calcext:value="formula-is(AND([.$E14]&gt;0;[.BV$10]&gt;=[.$D14];[.BV$10]&lt;=[.$F14];WORKDAY([.$D14];[.$E14]*[.$G14])&lt;=[.BV$10]))" calcext:base-cell-address="'Gantt Chart'.BV14"/>
            <calcext:condition calcext:apply-style-name="Milestone" calcext:value="formula-is(AND([.$D14]&gt;0;[.$F14]=&quot;&quot;;[.$D14]=[.BV$10]))" calcext:base-cell-address="'Gantt Chart'.BV14"/>
          </calcext:conditional-format>
          <calcext:conditional-format calcext:target-range-address="'Gantt Chart'.BW14:'Gantt Chart'.BW14">
            <calcext:condition calcext:apply-style-name="Today" calcext:value="formula-is([.BW$10]=TODAY())" calcext:base-cell-address="'Gantt Chart'.BW14"/>
            <calcext:condition calcext:apply-style-name="Weekend" calcext:value="formula-is(OR(WEEKDAY([.BW$10])=1;WEEKDAY([.BW$10])=7))" calcext:base-cell-address="'Gantt Chart'.BW14"/>
          </calcext:conditional-format>
          <calcext:conditional-format calcext:target-range-address="'Gantt Chart'.BW14:'Gantt Chart'.BW14">
            <calcext:condition calcext:apply-style-name="Task_Completed" calcext:value="formula-is(AND([.$E14]&gt;0;[.BW$10]&gt;=[.$D14];[.BW$10]&lt;=[.$F14];WORKDAY([.$D14];[.$E14]*[.$G14])&gt;[.BW$10]))" calcext:base-cell-address="'Gantt Chart'.BW14"/>
            <calcext:condition calcext:apply-style-name="Task_Scheduled" calcext:value="formula-is(AND([.$E14]&gt;0;[.BW$10]&gt;=[.$D14];[.BW$10]&lt;=[.$F14];WORKDAY([.$D14];[.$E14]*[.$G14])&lt;=[.BW$10]))" calcext:base-cell-address="'Gantt Chart'.BW14"/>
            <calcext:condition calcext:apply-style-name="Milestone" calcext:value="formula-is(AND([.$D14]&gt;0;[.$F14]=&quot;&quot;;[.$D14]=[.BW$10]))" calcext:base-cell-address="'Gantt Chart'.BW14"/>
          </calcext:conditional-format>
          <calcext:conditional-format calcext:target-range-address="'Gantt Chart'.BX14:'Gantt Chart'.BX14">
            <calcext:condition calcext:apply-style-name="Today" calcext:value="formula-is([.BX$10]=TODAY())" calcext:base-cell-address="'Gantt Chart'.BX14"/>
            <calcext:condition calcext:apply-style-name="Weekend" calcext:value="formula-is(OR(WEEKDAY([.BX$10])=1;WEEKDAY([.BX$10])=7))" calcext:base-cell-address="'Gantt Chart'.BX14"/>
          </calcext:conditional-format>
          <calcext:conditional-format calcext:target-range-address="'Gantt Chart'.BX14:'Gantt Chart'.BX14">
            <calcext:condition calcext:apply-style-name="Task_Completed" calcext:value="formula-is(AND([.$E14]&gt;0;[.BX$10]&gt;=[.$D14];[.BX$10]&lt;=[.$F14];WORKDAY([.$D14];[.$E14]*[.$G14])&gt;[.BX$10]))" calcext:base-cell-address="'Gantt Chart'.BX14"/>
            <calcext:condition calcext:apply-style-name="Task_Scheduled" calcext:value="formula-is(AND([.$E14]&gt;0;[.BX$10]&gt;=[.$D14];[.BX$10]&lt;=[.$F14];WORKDAY([.$D14];[.$E14]*[.$G14])&lt;=[.BX$10]))" calcext:base-cell-address="'Gantt Chart'.BX14"/>
            <calcext:condition calcext:apply-style-name="Milestone" calcext:value="formula-is(AND([.$D14]&gt;0;[.$F14]=&quot;&quot;;[.$D14]=[.BX$10]))" calcext:base-cell-address="'Gantt Chart'.BX14"/>
          </calcext:conditional-format>
          <calcext:conditional-format calcext:target-range-address="'Gantt Chart'.BY14:'Gantt Chart'.BY14">
            <calcext:condition calcext:apply-style-name="Today" calcext:value="formula-is([.BY$10]=TODAY())" calcext:base-cell-address="'Gantt Chart'.BY14"/>
            <calcext:condition calcext:apply-style-name="Weekend" calcext:value="formula-is(OR(WEEKDAY([.BY$10])=1;WEEKDAY([.BY$10])=7))" calcext:base-cell-address="'Gantt Chart'.BY14"/>
          </calcext:conditional-format>
          <calcext:conditional-format calcext:target-range-address="'Gantt Chart'.BY14:'Gantt Chart'.BY14">
            <calcext:condition calcext:apply-style-name="Task_Completed" calcext:value="formula-is(AND([.$E14]&gt;0;[.BY$10]&gt;=[.$D14];[.BY$10]&lt;=[.$F14];WORKDAY([.$D14];[.$E14]*[.$G14])&gt;[.BY$10]))" calcext:base-cell-address="'Gantt Chart'.BY14"/>
            <calcext:condition calcext:apply-style-name="Task_Scheduled" calcext:value="formula-is(AND([.$E14]&gt;0;[.BY$10]&gt;=[.$D14];[.BY$10]&lt;=[.$F14];WORKDAY([.$D14];[.$E14]*[.$G14])&lt;=[.BY$10]))" calcext:base-cell-address="'Gantt Chart'.BY14"/>
            <calcext:condition calcext:apply-style-name="Milestone" calcext:value="formula-is(AND([.$D14]&gt;0;[.$F14]=&quot;&quot;;[.$D14]=[.BY$10]))" calcext:base-cell-address="'Gantt Chart'.BY14"/>
          </calcext:conditional-format>
          <calcext:conditional-format calcext:target-range-address="'Gantt Chart'.BZ14:'Gantt Chart'.BZ14">
            <calcext:condition calcext:apply-style-name="Today" calcext:value="formula-is([.BZ$10]=TODAY())" calcext:base-cell-address="'Gantt Chart'.BZ14"/>
            <calcext:condition calcext:apply-style-name="Weekend" calcext:value="formula-is(OR(WEEKDAY([.BZ$10])=1;WEEKDAY([.BZ$10])=7))" calcext:base-cell-address="'Gantt Chart'.BZ14"/>
          </calcext:conditional-format>
          <calcext:conditional-format calcext:target-range-address="'Gantt Chart'.BZ14:'Gantt Chart'.BZ14">
            <calcext:condition calcext:apply-style-name="Task_Completed" calcext:value="formula-is(AND([.$E14]&gt;0;[.BZ$10]&gt;=[.$D14];[.BZ$10]&lt;=[.$F14];WORKDAY([.$D14];[.$E14]*[.$G14])&gt;[.BZ$10]))" calcext:base-cell-address="'Gantt Chart'.BZ14"/>
            <calcext:condition calcext:apply-style-name="Task_Scheduled" calcext:value="formula-is(AND([.$E14]&gt;0;[.BZ$10]&gt;=[.$D14];[.BZ$10]&lt;=[.$F14];WORKDAY([.$D14];[.$E14]*[.$G14])&lt;=[.BZ$10]))" calcext:base-cell-address="'Gantt Chart'.BZ14"/>
            <calcext:condition calcext:apply-style-name="Milestone" calcext:value="formula-is(AND([.$D14]&gt;0;[.$F14]=&quot;&quot;;[.$D14]=[.BZ$10]))" calcext:base-cell-address="'Gantt Chart'.BZ14"/>
          </calcext:conditional-format>
          <calcext:conditional-format calcext:target-range-address="'Gantt Chart'.CA14:'Gantt Chart'.CA14">
            <calcext:condition calcext:apply-style-name="Today" calcext:value="formula-is([.CA$10]=TODAY())" calcext:base-cell-address="'Gantt Chart'.CA14"/>
            <calcext:condition calcext:apply-style-name="Weekend" calcext:value="formula-is(OR(WEEKDAY([.CA$10])=1;WEEKDAY([.CA$10])=7))" calcext:base-cell-address="'Gantt Chart'.CA14"/>
          </calcext:conditional-format>
          <calcext:conditional-format calcext:target-range-address="'Gantt Chart'.CA14:'Gantt Chart'.CA14">
            <calcext:condition calcext:apply-style-name="Task_Completed" calcext:value="formula-is(AND([.$E14]&gt;0;[.CA$10]&gt;=[.$D14];[.CA$10]&lt;=[.$F14];WORKDAY([.$D14];[.$E14]*[.$G14])&gt;[.CA$10]))" calcext:base-cell-address="'Gantt Chart'.CA14"/>
            <calcext:condition calcext:apply-style-name="Task_Scheduled" calcext:value="formula-is(AND([.$E14]&gt;0;[.CA$10]&gt;=[.$D14];[.CA$10]&lt;=[.$F14];WORKDAY([.$D14];[.$E14]*[.$G14])&lt;=[.CA$10]))" calcext:base-cell-address="'Gantt Chart'.CA14"/>
            <calcext:condition calcext:apply-style-name="Milestone" calcext:value="formula-is(AND([.$D14]&gt;0;[.$F14]=&quot;&quot;;[.$D14]=[.CA$10]))" calcext:base-cell-address="'Gantt Chart'.CA14"/>
          </calcext:conditional-format>
          <calcext:conditional-format calcext:target-range-address="'Gantt Chart'.CB14:'Gantt Chart'.CB14">
            <calcext:condition calcext:apply-style-name="Today" calcext:value="formula-is([.CB$10]=TODAY())" calcext:base-cell-address="'Gantt Chart'.CB14"/>
            <calcext:condition calcext:apply-style-name="Weekend" calcext:value="formula-is(OR(WEEKDAY([.CB$10])=1;WEEKDAY([.CB$10])=7))" calcext:base-cell-address="'Gantt Chart'.CB14"/>
          </calcext:conditional-format>
          <calcext:conditional-format calcext:target-range-address="'Gantt Chart'.CB14:'Gantt Chart'.CB14">
            <calcext:condition calcext:apply-style-name="Task_Completed" calcext:value="formula-is(AND([.$E14]&gt;0;[.CB$10]&gt;=[.$D14];[.CB$10]&lt;=[.$F14];WORKDAY([.$D14];[.$E14]*[.$G14])&gt;[.CB$10]))" calcext:base-cell-address="'Gantt Chart'.CB14"/>
            <calcext:condition calcext:apply-style-name="Task_Scheduled" calcext:value="formula-is(AND([.$E14]&gt;0;[.CB$10]&gt;=[.$D14];[.CB$10]&lt;=[.$F14];WORKDAY([.$D14];[.$E14]*[.$G14])&lt;=[.CB$10]))" calcext:base-cell-address="'Gantt Chart'.CB14"/>
            <calcext:condition calcext:apply-style-name="Milestone" calcext:value="formula-is(AND([.$D14]&gt;0;[.$F14]=&quot;&quot;;[.$D14]=[.CB$10]))" calcext:base-cell-address="'Gantt Chart'.CB14"/>
          </calcext:conditional-format>
          <calcext:conditional-format calcext:target-range-address="'Gantt Chart'.CC14:'Gantt Chart'.CC14">
            <calcext:condition calcext:apply-style-name="Today" calcext:value="formula-is([.CC$10]=TODAY())" calcext:base-cell-address="'Gantt Chart'.CC14"/>
            <calcext:condition calcext:apply-style-name="Weekend" calcext:value="formula-is(OR(WEEKDAY([.CC$10])=1;WEEKDAY([.CC$10])=7))" calcext:base-cell-address="'Gantt Chart'.CC14"/>
          </calcext:conditional-format>
          <calcext:conditional-format calcext:target-range-address="'Gantt Chart'.CC14:'Gantt Chart'.CC14">
            <calcext:condition calcext:apply-style-name="Task_Completed" calcext:value="formula-is(AND([.$E14]&gt;0;[.CC$10]&gt;=[.$D14];[.CC$10]&lt;=[.$F14];WORKDAY([.$D14];[.$E14]*[.$G14])&gt;[.CC$10]))" calcext:base-cell-address="'Gantt Chart'.CC14"/>
            <calcext:condition calcext:apply-style-name="Task_Scheduled" calcext:value="formula-is(AND([.$E14]&gt;0;[.CC$10]&gt;=[.$D14];[.CC$10]&lt;=[.$F14];WORKDAY([.$D14];[.$E14]*[.$G14])&lt;=[.CC$10]))" calcext:base-cell-address="'Gantt Chart'.CC14"/>
            <calcext:condition calcext:apply-style-name="Milestone" calcext:value="formula-is(AND([.$D14]&gt;0;[.$F14]=&quot;&quot;;[.$D14]=[.CC$10]))" calcext:base-cell-address="'Gantt Chart'.CC14"/>
          </calcext:conditional-format>
          <calcext:conditional-format calcext:target-range-address="'Gantt Chart'.CD14:'Gantt Chart'.CD14">
            <calcext:condition calcext:apply-style-name="Today" calcext:value="formula-is([.CD$10]=TODAY())" calcext:base-cell-address="'Gantt Chart'.CD14"/>
            <calcext:condition calcext:apply-style-name="Weekend" calcext:value="formula-is(OR(WEEKDAY([.CD$10])=1;WEEKDAY([.CD$10])=7))" calcext:base-cell-address="'Gantt Chart'.CD14"/>
          </calcext:conditional-format>
          <calcext:conditional-format calcext:target-range-address="'Gantt Chart'.CD14:'Gantt Chart'.CD14">
            <calcext:condition calcext:apply-style-name="Task_Completed" calcext:value="formula-is(AND([.$E14]&gt;0;[.CD$10]&gt;=[.$D14];[.CD$10]&lt;=[.$F14];WORKDAY([.$D14];[.$E14]*[.$G14])&gt;[.CD$10]))" calcext:base-cell-address="'Gantt Chart'.CD14"/>
            <calcext:condition calcext:apply-style-name="Task_Scheduled" calcext:value="formula-is(AND([.$E14]&gt;0;[.CD$10]&gt;=[.$D14];[.CD$10]&lt;=[.$F14];WORKDAY([.$D14];[.$E14]*[.$G14])&lt;=[.CD$10]))" calcext:base-cell-address="'Gantt Chart'.CD14"/>
            <calcext:condition calcext:apply-style-name="Milestone" calcext:value="formula-is(AND([.$D14]&gt;0;[.$F14]=&quot;&quot;;[.$D14]=[.CD$10]))" calcext:base-cell-address="'Gantt Chart'.CD14"/>
          </calcext:conditional-format>
          <calcext:conditional-format calcext:target-range-address="'Gantt Chart'.CE14:'Gantt Chart'.CE14">
            <calcext:condition calcext:apply-style-name="Today" calcext:value="formula-is([.CE$10]=TODAY())" calcext:base-cell-address="'Gantt Chart'.CE14"/>
            <calcext:condition calcext:apply-style-name="Weekend" calcext:value="formula-is(OR(WEEKDAY([.CE$10])=1;WEEKDAY([.CE$10])=7))" calcext:base-cell-address="'Gantt Chart'.CE14"/>
          </calcext:conditional-format>
          <calcext:conditional-format calcext:target-range-address="'Gantt Chart'.CE14:'Gantt Chart'.CE14">
            <calcext:condition calcext:apply-style-name="Task_Completed" calcext:value="formula-is(AND([.$E14]&gt;0;[.CE$10]&gt;=[.$D14];[.CE$10]&lt;=[.$F14];WORKDAY([.$D14];[.$E14]*[.$G14])&gt;[.CE$10]))" calcext:base-cell-address="'Gantt Chart'.CE14"/>
            <calcext:condition calcext:apply-style-name="Task_Scheduled" calcext:value="formula-is(AND([.$E14]&gt;0;[.CE$10]&gt;=[.$D14];[.CE$10]&lt;=[.$F14];WORKDAY([.$D14];[.$E14]*[.$G14])&lt;=[.CE$10]))" calcext:base-cell-address="'Gantt Chart'.CE14"/>
            <calcext:condition calcext:apply-style-name="Milestone" calcext:value="formula-is(AND([.$D14]&gt;0;[.$F14]=&quot;&quot;;[.$D14]=[.CE$10]))" calcext:base-cell-address="'Gantt Chart'.CE14"/>
          </calcext:conditional-format>
          <calcext:conditional-format calcext:target-range-address="'Gantt Chart'.CF14:'Gantt Chart'.CF14">
            <calcext:condition calcext:apply-style-name="Today" calcext:value="formula-is([.CF$10]=TODAY())" calcext:base-cell-address="'Gantt Chart'.CF14"/>
            <calcext:condition calcext:apply-style-name="Weekend" calcext:value="formula-is(OR(WEEKDAY([.CF$10])=1;WEEKDAY([.CF$10])=7))" calcext:base-cell-address="'Gantt Chart'.CF14"/>
          </calcext:conditional-format>
          <calcext:conditional-format calcext:target-range-address="'Gantt Chart'.CF14:'Gantt Chart'.CF14">
            <calcext:condition calcext:apply-style-name="Task_Completed" calcext:value="formula-is(AND([.$E14]&gt;0;[.CF$10]&gt;=[.$D14];[.CF$10]&lt;=[.$F14];WORKDAY([.$D14];[.$E14]*[.$G14])&gt;[.CF$10]))" calcext:base-cell-address="'Gantt Chart'.CF14"/>
            <calcext:condition calcext:apply-style-name="Task_Scheduled" calcext:value="formula-is(AND([.$E14]&gt;0;[.CF$10]&gt;=[.$D14];[.CF$10]&lt;=[.$F14];WORKDAY([.$D14];[.$E14]*[.$G14])&lt;=[.CF$10]))" calcext:base-cell-address="'Gantt Chart'.CF14"/>
            <calcext:condition calcext:apply-style-name="Milestone" calcext:value="formula-is(AND([.$D14]&gt;0;[.$F14]=&quot;&quot;;[.$D14]=[.CF$10]))" calcext:base-cell-address="'Gantt Chart'.CF14"/>
          </calcext:conditional-format>
          <calcext:conditional-format calcext:target-range-address="'Gantt Chart'.CG14:'Gantt Chart'.CG14">
            <calcext:condition calcext:apply-style-name="Today" calcext:value="formula-is([.CG$10]=TODAY())" calcext:base-cell-address="'Gantt Chart'.CG14"/>
            <calcext:condition calcext:apply-style-name="Weekend" calcext:value="formula-is(OR(WEEKDAY([.CG$10])=1;WEEKDAY([.CG$10])=7))" calcext:base-cell-address="'Gantt Chart'.CG14"/>
          </calcext:conditional-format>
          <calcext:conditional-format calcext:target-range-address="'Gantt Chart'.CG14:'Gantt Chart'.CG14">
            <calcext:condition calcext:apply-style-name="Task_Completed" calcext:value="formula-is(AND([.$E14]&gt;0;[.CG$10]&gt;=[.$D14];[.CG$10]&lt;=[.$F14];WORKDAY([.$D14];[.$E14]*[.$G14])&gt;[.CG$10]))" calcext:base-cell-address="'Gantt Chart'.CG14"/>
            <calcext:condition calcext:apply-style-name="Task_Scheduled" calcext:value="formula-is(AND([.$E14]&gt;0;[.CG$10]&gt;=[.$D14];[.CG$10]&lt;=[.$F14];WORKDAY([.$D14];[.$E14]*[.$G14])&lt;=[.CG$10]))" calcext:base-cell-address="'Gantt Chart'.CG14"/>
            <calcext:condition calcext:apply-style-name="Milestone" calcext:value="formula-is(AND([.$D14]&gt;0;[.$F14]=&quot;&quot;;[.$D14]=[.CG$10]))" calcext:base-cell-address="'Gantt Chart'.CG14"/>
          </calcext:conditional-format>
          <calcext:conditional-format calcext:target-range-address="'Gantt Chart'.CH14:'Gantt Chart'.CH14">
            <calcext:condition calcext:apply-style-name="Today" calcext:value="formula-is([.CH$10]=TODAY())" calcext:base-cell-address="'Gantt Chart'.CH14"/>
            <calcext:condition calcext:apply-style-name="Weekend" calcext:value="formula-is(OR(WEEKDAY([.CH$10])=1;WEEKDAY([.CH$10])=7))" calcext:base-cell-address="'Gantt Chart'.CH14"/>
          </calcext:conditional-format>
          <calcext:conditional-format calcext:target-range-address="'Gantt Chart'.CH14:'Gantt Chart'.CH14">
            <calcext:condition calcext:apply-style-name="Task_Completed" calcext:value="formula-is(AND([.$E14]&gt;0;[.CH$10]&gt;=[.$D14];[.CH$10]&lt;=[.$F14];WORKDAY([.$D14];[.$E14]*[.$G14])&gt;[.CH$10]))" calcext:base-cell-address="'Gantt Chart'.CH14"/>
            <calcext:condition calcext:apply-style-name="Task_Scheduled" calcext:value="formula-is(AND([.$E14]&gt;0;[.CH$10]&gt;=[.$D14];[.CH$10]&lt;=[.$F14];WORKDAY([.$D14];[.$E14]*[.$G14])&lt;=[.CH$10]))" calcext:base-cell-address="'Gantt Chart'.CH14"/>
            <calcext:condition calcext:apply-style-name="Milestone" calcext:value="formula-is(AND([.$D14]&gt;0;[.$F14]=&quot;&quot;;[.$D14]=[.CH$10]))" calcext:base-cell-address="'Gantt Chart'.CH14"/>
          </calcext:conditional-format>
          <calcext:conditional-format calcext:target-range-address="'Gantt Chart'.CI14:'Gantt Chart'.CI14">
            <calcext:condition calcext:apply-style-name="Today" calcext:value="formula-is([.CI$10]=TODAY())" calcext:base-cell-address="'Gantt Chart'.CI14"/>
            <calcext:condition calcext:apply-style-name="Weekend" calcext:value="formula-is(OR(WEEKDAY([.CI$10])=1;WEEKDAY([.CI$10])=7))" calcext:base-cell-address="'Gantt Chart'.CI14"/>
          </calcext:conditional-format>
          <calcext:conditional-format calcext:target-range-address="'Gantt Chart'.CI14:'Gantt Chart'.CI14">
            <calcext:condition calcext:apply-style-name="Task_Completed" calcext:value="formula-is(AND([.$E14]&gt;0;[.CI$10]&gt;=[.$D14];[.CI$10]&lt;=[.$F14];WORKDAY([.$D14];[.$E14]*[.$G14])&gt;[.CI$10]))" calcext:base-cell-address="'Gantt Chart'.CI14"/>
            <calcext:condition calcext:apply-style-name="Task_Scheduled" calcext:value="formula-is(AND([.$E14]&gt;0;[.CI$10]&gt;=[.$D14];[.CI$10]&lt;=[.$F14];WORKDAY([.$D14];[.$E14]*[.$G14])&lt;=[.CI$10]))" calcext:base-cell-address="'Gantt Chart'.CI14"/>
            <calcext:condition calcext:apply-style-name="Milestone" calcext:value="formula-is(AND([.$D14]&gt;0;[.$F14]=&quot;&quot;;[.$D14]=[.CI$10]))" calcext:base-cell-address="'Gantt Chart'.CI14"/>
          </calcext:conditional-format>
          <calcext:conditional-format calcext:target-range-address="'Gantt Chart'.CJ14:'Gantt Chart'.CJ14">
            <calcext:condition calcext:apply-style-name="Today" calcext:value="formula-is([.CJ$10]=TODAY())" calcext:base-cell-address="'Gantt Chart'.CJ14"/>
            <calcext:condition calcext:apply-style-name="Weekend" calcext:value="formula-is(OR(WEEKDAY([.CJ$10])=1;WEEKDAY([.CJ$10])=7))" calcext:base-cell-address="'Gantt Chart'.CJ14"/>
          </calcext:conditional-format>
          <calcext:conditional-format calcext:target-range-address="'Gantt Chart'.CJ14:'Gantt Chart'.CJ14">
            <calcext:condition calcext:apply-style-name="Task_Completed" calcext:value="formula-is(AND([.$E14]&gt;0;[.CJ$10]&gt;=[.$D14];[.CJ$10]&lt;=[.$F14];WORKDAY([.$D14];[.$E14]*[.$G14])&gt;[.CJ$10]))" calcext:base-cell-address="'Gantt Chart'.CJ14"/>
            <calcext:condition calcext:apply-style-name="Task_Scheduled" calcext:value="formula-is(AND([.$E14]&gt;0;[.CJ$10]&gt;=[.$D14];[.CJ$10]&lt;=[.$F14];WORKDAY([.$D14];[.$E14]*[.$G14])&lt;=[.CJ$10]))" calcext:base-cell-address="'Gantt Chart'.CJ14"/>
            <calcext:condition calcext:apply-style-name="Milestone" calcext:value="formula-is(AND([.$D14]&gt;0;[.$F14]=&quot;&quot;;[.$D14]=[.CJ$10]))" calcext:base-cell-address="'Gantt Chart'.CJ14"/>
          </calcext:conditional-format>
          <calcext:conditional-format calcext:target-range-address="'Gantt Chart'.CK14:'Gantt Chart'.CK14">
            <calcext:condition calcext:apply-style-name="Today" calcext:value="formula-is([.CK$10]=TODAY())" calcext:base-cell-address="'Gantt Chart'.CK14"/>
            <calcext:condition calcext:apply-style-name="Weekend" calcext:value="formula-is(OR(WEEKDAY([.CK$10])=1;WEEKDAY([.CK$10])=7))" calcext:base-cell-address="'Gantt Chart'.CK14"/>
          </calcext:conditional-format>
          <calcext:conditional-format calcext:target-range-address="'Gantt Chart'.CK14:'Gantt Chart'.CK14">
            <calcext:condition calcext:apply-style-name="Task_Completed" calcext:value="formula-is(AND([.$E14]&gt;0;[.CK$10]&gt;=[.$D14];[.CK$10]&lt;=[.$F14];WORKDAY([.$D14];[.$E14]*[.$G14])&gt;[.CK$10]))" calcext:base-cell-address="'Gantt Chart'.CK14"/>
            <calcext:condition calcext:apply-style-name="Task_Scheduled" calcext:value="formula-is(AND([.$E14]&gt;0;[.CK$10]&gt;=[.$D14];[.CK$10]&lt;=[.$F14];WORKDAY([.$D14];[.$E14]*[.$G14])&lt;=[.CK$10]))" calcext:base-cell-address="'Gantt Chart'.CK14"/>
            <calcext:condition calcext:apply-style-name="Milestone" calcext:value="formula-is(AND([.$D14]&gt;0;[.$F14]=&quot;&quot;;[.$D14]=[.CK$10]))" calcext:base-cell-address="'Gantt Chart'.CK14"/>
          </calcext:conditional-format>
          <calcext:conditional-format calcext:target-range-address="'Gantt Chart'.CL14:'Gantt Chart'.CL14">
            <calcext:condition calcext:apply-style-name="Today" calcext:value="formula-is([.CL$10]=TODAY())" calcext:base-cell-address="'Gantt Chart'.CL14"/>
            <calcext:condition calcext:apply-style-name="Weekend" calcext:value="formula-is(OR(WEEKDAY([.CL$10])=1;WEEKDAY([.CL$10])=7))" calcext:base-cell-address="'Gantt Chart'.CL14"/>
          </calcext:conditional-format>
          <calcext:conditional-format calcext:target-range-address="'Gantt Chart'.CL14:'Gantt Chart'.CL14">
            <calcext:condition calcext:apply-style-name="Task_Completed" calcext:value="formula-is(AND([.$E14]&gt;0;[.CL$10]&gt;=[.$D14];[.CL$10]&lt;=[.$F14];WORKDAY([.$D14];[.$E14]*[.$G14])&gt;[.CL$10]))" calcext:base-cell-address="'Gantt Chart'.CL14"/>
            <calcext:condition calcext:apply-style-name="Task_Scheduled" calcext:value="formula-is(AND([.$E14]&gt;0;[.CL$10]&gt;=[.$D14];[.CL$10]&lt;=[.$F14];WORKDAY([.$D14];[.$E14]*[.$G14])&lt;=[.CL$10]))" calcext:base-cell-address="'Gantt Chart'.CL14"/>
            <calcext:condition calcext:apply-style-name="Milestone" calcext:value="formula-is(AND([.$D14]&gt;0;[.$F14]=&quot;&quot;;[.$D14]=[.CL$10]))" calcext:base-cell-address="'Gantt Chart'.CL14"/>
          </calcext:conditional-format>
          <calcext:conditional-format calcext:target-range-address="'Gantt Chart'.CM14:'Gantt Chart'.CM14">
            <calcext:condition calcext:apply-style-name="Today" calcext:value="formula-is([.CM$10]=TODAY())" calcext:base-cell-address="'Gantt Chart'.CM14"/>
            <calcext:condition calcext:apply-style-name="Weekend" calcext:value="formula-is(OR(WEEKDAY([.CM$10])=1;WEEKDAY([.CM$10])=7))" calcext:base-cell-address="'Gantt Chart'.CM14"/>
          </calcext:conditional-format>
          <calcext:conditional-format calcext:target-range-address="'Gantt Chart'.CM14:'Gantt Chart'.CM14">
            <calcext:condition calcext:apply-style-name="Task_Completed" calcext:value="formula-is(AND([.$E14]&gt;0;[.CM$10]&gt;=[.$D14];[.CM$10]&lt;=[.$F14];WORKDAY([.$D14];[.$E14]*[.$G14])&gt;[.CM$10]))" calcext:base-cell-address="'Gantt Chart'.CM14"/>
            <calcext:condition calcext:apply-style-name="Task_Scheduled" calcext:value="formula-is(AND([.$E14]&gt;0;[.CM$10]&gt;=[.$D14];[.CM$10]&lt;=[.$F14];WORKDAY([.$D14];[.$E14]*[.$G14])&lt;=[.CM$10]))" calcext:base-cell-address="'Gantt Chart'.CM14"/>
            <calcext:condition calcext:apply-style-name="Milestone" calcext:value="formula-is(AND([.$D14]&gt;0;[.$F14]=&quot;&quot;;[.$D14]=[.CM$10]))" calcext:base-cell-address="'Gantt Chart'.CM14"/>
          </calcext:conditional-format>
          <calcext:conditional-format calcext:target-range-address="'Gantt Chart'.CN14:'Gantt Chart'.CN14">
            <calcext:condition calcext:apply-style-name="Today" calcext:value="formula-is([.CN$10]=TODAY())" calcext:base-cell-address="'Gantt Chart'.CN14"/>
            <calcext:condition calcext:apply-style-name="Weekend" calcext:value="formula-is(OR(WEEKDAY([.CN$10])=1;WEEKDAY([.CN$10])=7))" calcext:base-cell-address="'Gantt Chart'.CN14"/>
          </calcext:conditional-format>
          <calcext:conditional-format calcext:target-range-address="'Gantt Chart'.CN14:'Gantt Chart'.CN14">
            <calcext:condition calcext:apply-style-name="Task_Completed" calcext:value="formula-is(AND([.$E14]&gt;0;[.CN$10]&gt;=[.$D14];[.CN$10]&lt;=[.$F14];WORKDAY([.$D14];[.$E14]*[.$G14])&gt;[.CN$10]))" calcext:base-cell-address="'Gantt Chart'.CN14"/>
            <calcext:condition calcext:apply-style-name="Task_Scheduled" calcext:value="formula-is(AND([.$E14]&gt;0;[.CN$10]&gt;=[.$D14];[.CN$10]&lt;=[.$F14];WORKDAY([.$D14];[.$E14]*[.$G14])&lt;=[.CN$10]))" calcext:base-cell-address="'Gantt Chart'.CN14"/>
            <calcext:condition calcext:apply-style-name="Milestone" calcext:value="formula-is(AND([.$D14]&gt;0;[.$F14]=&quot;&quot;;[.$D14]=[.CN$10]))" calcext:base-cell-address="'Gantt Chart'.CN14"/>
          </calcext:conditional-format>
          <calcext:conditional-format calcext:target-range-address="'Gantt Chart'.CO14:'Gantt Chart'.CO14">
            <calcext:condition calcext:apply-style-name="Today" calcext:value="formula-is([.CO$10]=TODAY())" calcext:base-cell-address="'Gantt Chart'.CO14"/>
            <calcext:condition calcext:apply-style-name="Weekend" calcext:value="formula-is(OR(WEEKDAY([.CO$10])=1;WEEKDAY([.CO$10])=7))" calcext:base-cell-address="'Gantt Chart'.CO14"/>
          </calcext:conditional-format>
          <calcext:conditional-format calcext:target-range-address="'Gantt Chart'.CO14:'Gantt Chart'.CO14">
            <calcext:condition calcext:apply-style-name="Task_Completed" calcext:value="formula-is(AND([.$E14]&gt;0;[.CO$10]&gt;=[.$D14];[.CO$10]&lt;=[.$F14];WORKDAY([.$D14];[.$E14]*[.$G14])&gt;[.CO$10]))" calcext:base-cell-address="'Gantt Chart'.CO14"/>
            <calcext:condition calcext:apply-style-name="Task_Scheduled" calcext:value="formula-is(AND([.$E14]&gt;0;[.CO$10]&gt;=[.$D14];[.CO$10]&lt;=[.$F14];WORKDAY([.$D14];[.$E14]*[.$G14])&lt;=[.CO$10]))" calcext:base-cell-address="'Gantt Chart'.CO14"/>
            <calcext:condition calcext:apply-style-name="Milestone" calcext:value="formula-is(AND([.$D14]&gt;0;[.$F14]=&quot;&quot;;[.$D14]=[.CO$10]))" calcext:base-cell-address="'Gantt Chart'.CO14"/>
          </calcext:conditional-format>
          <calcext:conditional-format calcext:target-range-address="'Gantt Chart'.CP14:'Gantt Chart'.CP14">
            <calcext:condition calcext:apply-style-name="Today" calcext:value="formula-is([.CP$10]=TODAY())" calcext:base-cell-address="'Gantt Chart'.CP14"/>
            <calcext:condition calcext:apply-style-name="Weekend" calcext:value="formula-is(OR(WEEKDAY([.CP$10])=1;WEEKDAY([.CP$10])=7))" calcext:base-cell-address="'Gantt Chart'.CP14"/>
          </calcext:conditional-format>
          <calcext:conditional-format calcext:target-range-address="'Gantt Chart'.CP14:'Gantt Chart'.CP14">
            <calcext:condition calcext:apply-style-name="Task_Completed" calcext:value="formula-is(AND([.$E14]&gt;0;[.CP$10]&gt;=[.$D14];[.CP$10]&lt;=[.$F14];WORKDAY([.$D14];[.$E14]*[.$G14])&gt;[.CP$10]))" calcext:base-cell-address="'Gantt Chart'.CP14"/>
            <calcext:condition calcext:apply-style-name="Task_Scheduled" calcext:value="formula-is(AND([.$E14]&gt;0;[.CP$10]&gt;=[.$D14];[.CP$10]&lt;=[.$F14];WORKDAY([.$D14];[.$E14]*[.$G14])&lt;=[.CP$10]))" calcext:base-cell-address="'Gantt Chart'.CP14"/>
            <calcext:condition calcext:apply-style-name="Milestone" calcext:value="formula-is(AND([.$D14]&gt;0;[.$F14]=&quot;&quot;;[.$D14]=[.CP$10]))" calcext:base-cell-address="'Gantt Chart'.CP14"/>
          </calcext:conditional-format>
          <calcext:conditional-format calcext:target-range-address="'Gantt Chart'.CQ14:'Gantt Chart'.CQ14">
            <calcext:condition calcext:apply-style-name="Today" calcext:value="formula-is([.CQ$10]=TODAY())" calcext:base-cell-address="'Gantt Chart'.CQ14"/>
            <calcext:condition calcext:apply-style-name="Weekend" calcext:value="formula-is(OR(WEEKDAY([.CQ$10])=1;WEEKDAY([.CQ$10])=7))" calcext:base-cell-address="'Gantt Chart'.CQ14"/>
          </calcext:conditional-format>
          <calcext:conditional-format calcext:target-range-address="'Gantt Chart'.CQ14:'Gantt Chart'.CQ14">
            <calcext:condition calcext:apply-style-name="Task_Completed" calcext:value="formula-is(AND([.$E14]&gt;0;[.CQ$10]&gt;=[.$D14];[.CQ$10]&lt;=[.$F14];WORKDAY([.$D14];[.$E14]*[.$G14])&gt;[.CQ$10]))" calcext:base-cell-address="'Gantt Chart'.CQ14"/>
            <calcext:condition calcext:apply-style-name="Task_Scheduled" calcext:value="formula-is(AND([.$E14]&gt;0;[.CQ$10]&gt;=[.$D14];[.CQ$10]&lt;=[.$F14];WORKDAY([.$D14];[.$E14]*[.$G14])&lt;=[.CQ$10]))" calcext:base-cell-address="'Gantt Chart'.CQ14"/>
            <calcext:condition calcext:apply-style-name="Milestone" calcext:value="formula-is(AND([.$D14]&gt;0;[.$F14]=&quot;&quot;;[.$D14]=[.CQ$10]))" calcext:base-cell-address="'Gantt Chart'.CQ14"/>
          </calcext:conditional-format>
          <calcext:conditional-format calcext:target-range-address="'Gantt Chart'.CR14:'Gantt Chart'.CR14">
            <calcext:condition calcext:apply-style-name="Today" calcext:value="formula-is([.CR$10]=TODAY())" calcext:base-cell-address="'Gantt Chart'.CR14"/>
            <calcext:condition calcext:apply-style-name="Weekend" calcext:value="formula-is(OR(WEEKDAY([.CR$10])=1;WEEKDAY([.CR$10])=7))" calcext:base-cell-address="'Gantt Chart'.CR14"/>
          </calcext:conditional-format>
          <calcext:conditional-format calcext:target-range-address="'Gantt Chart'.CR14:'Gantt Chart'.CR14">
            <calcext:condition calcext:apply-style-name="Task_Completed" calcext:value="formula-is(AND([.$E14]&gt;0;[.CR$10]&gt;=[.$D14];[.CR$10]&lt;=[.$F14];WORKDAY([.$D14];[.$E14]*[.$G14])&gt;[.CR$10]))" calcext:base-cell-address="'Gantt Chart'.CR14"/>
            <calcext:condition calcext:apply-style-name="Task_Scheduled" calcext:value="formula-is(AND([.$E14]&gt;0;[.CR$10]&gt;=[.$D14];[.CR$10]&lt;=[.$F14];WORKDAY([.$D14];[.$E14]*[.$G14])&lt;=[.CR$10]))" calcext:base-cell-address="'Gantt Chart'.CR14"/>
            <calcext:condition calcext:apply-style-name="Milestone" calcext:value="formula-is(AND([.$D14]&gt;0;[.$F14]=&quot;&quot;;[.$D14]=[.CR$10]))" calcext:base-cell-address="'Gantt Chart'.CR14"/>
          </calcext:conditional-format>
          <calcext:conditional-format calcext:target-range-address="'Gantt Chart'.CS14:'Gantt Chart'.CS14">
            <calcext:condition calcext:apply-style-name="Today" calcext:value="formula-is([.CS$10]=TODAY())" calcext:base-cell-address="'Gantt Chart'.CS14"/>
            <calcext:condition calcext:apply-style-name="Weekend" calcext:value="formula-is(OR(WEEKDAY([.CS$10])=1;WEEKDAY([.CS$10])=7))" calcext:base-cell-address="'Gantt Chart'.CS14"/>
          </calcext:conditional-format>
          <calcext:conditional-format calcext:target-range-address="'Gantt Chart'.CS14:'Gantt Chart'.CS14">
            <calcext:condition calcext:apply-style-name="Task_Completed" calcext:value="formula-is(AND([.$E14]&gt;0;[.CS$10]&gt;=[.$D14];[.CS$10]&lt;=[.$F14];WORKDAY([.$D14];[.$E14]*[.$G14])&gt;[.CS$10]))" calcext:base-cell-address="'Gantt Chart'.CS14"/>
            <calcext:condition calcext:apply-style-name="Task_Scheduled" calcext:value="formula-is(AND([.$E14]&gt;0;[.CS$10]&gt;=[.$D14];[.CS$10]&lt;=[.$F14];WORKDAY([.$D14];[.$E14]*[.$G14])&lt;=[.CS$10]))" calcext:base-cell-address="'Gantt Chart'.CS14"/>
            <calcext:condition calcext:apply-style-name="Milestone" calcext:value="formula-is(AND([.$D14]&gt;0;[.$F14]=&quot;&quot;;[.$D14]=[.CS$10]))" calcext:base-cell-address="'Gantt Chart'.CS14"/>
          </calcext:conditional-format>
          <calcext:conditional-format calcext:target-range-address="'Gantt Chart'.CT14:'Gantt Chart'.CT14">
            <calcext:condition calcext:apply-style-name="Today" calcext:value="formula-is([.CT$10]=TODAY())" calcext:base-cell-address="'Gantt Chart'.CT14"/>
            <calcext:condition calcext:apply-style-name="Weekend" calcext:value="formula-is(OR(WEEKDAY([.CT$10])=1;WEEKDAY([.CT$10])=7))" calcext:base-cell-address="'Gantt Chart'.CT14"/>
          </calcext:conditional-format>
          <calcext:conditional-format calcext:target-range-address="'Gantt Chart'.CT14:'Gantt Chart'.CT14">
            <calcext:condition calcext:apply-style-name="Task_Completed" calcext:value="formula-is(AND([.$E14]&gt;0;[.CT$10]&gt;=[.$D14];[.CT$10]&lt;=[.$F14];WORKDAY([.$D14];[.$E14]*[.$G14])&gt;[.CT$10]))" calcext:base-cell-address="'Gantt Chart'.CT14"/>
            <calcext:condition calcext:apply-style-name="Task_Scheduled" calcext:value="formula-is(AND([.$E14]&gt;0;[.CT$10]&gt;=[.$D14];[.CT$10]&lt;=[.$F14];WORKDAY([.$D14];[.$E14]*[.$G14])&lt;=[.CT$10]))" calcext:base-cell-address="'Gantt Chart'.CT14"/>
            <calcext:condition calcext:apply-style-name="Milestone" calcext:value="formula-is(AND([.$D14]&gt;0;[.$F14]=&quot;&quot;;[.$D14]=[.CT$10]))" calcext:base-cell-address="'Gantt Chart'.CT14"/>
          </calcext:conditional-format>
          <calcext:conditional-format calcext:target-range-address="'Gantt Chart'.CU14:'Gantt Chart'.CU14">
            <calcext:condition calcext:apply-style-name="Today" calcext:value="formula-is([.CU$10]=TODAY())" calcext:base-cell-address="'Gantt Chart'.CU14"/>
            <calcext:condition calcext:apply-style-name="Weekend" calcext:value="formula-is(OR(WEEKDAY([.CU$10])=1;WEEKDAY([.CU$10])=7))" calcext:base-cell-address="'Gantt Chart'.CU14"/>
          </calcext:conditional-format>
          <calcext:conditional-format calcext:target-range-address="'Gantt Chart'.CU14:'Gantt Chart'.CU14">
            <calcext:condition calcext:apply-style-name="Task_Completed" calcext:value="formula-is(AND([.$E14]&gt;0;[.CU$10]&gt;=[.$D14];[.CU$10]&lt;=[.$F14];WORKDAY([.$D14];[.$E14]*[.$G14])&gt;[.CU$10]))" calcext:base-cell-address="'Gantt Chart'.CU14"/>
            <calcext:condition calcext:apply-style-name="Task_Scheduled" calcext:value="formula-is(AND([.$E14]&gt;0;[.CU$10]&gt;=[.$D14];[.CU$10]&lt;=[.$F14];WORKDAY([.$D14];[.$E14]*[.$G14])&lt;=[.CU$10]))" calcext:base-cell-address="'Gantt Chart'.CU14"/>
            <calcext:condition calcext:apply-style-name="Milestone" calcext:value="formula-is(AND([.$D14]&gt;0;[.$F14]=&quot;&quot;;[.$D14]=[.CU$10]))" calcext:base-cell-address="'Gantt Chart'.CU14"/>
          </calcext:conditional-format>
          <calcext:conditional-format calcext:target-range-address="'Gantt Chart'.CV14:'Gantt Chart'.CV14">
            <calcext:condition calcext:apply-style-name="Today" calcext:value="formula-is([.CV$10]=TODAY())" calcext:base-cell-address="'Gantt Chart'.CV14"/>
            <calcext:condition calcext:apply-style-name="Weekend" calcext:value="formula-is(OR(WEEKDAY([.CV$10])=1;WEEKDAY([.CV$10])=7))" calcext:base-cell-address="'Gantt Chart'.CV14"/>
          </calcext:conditional-format>
          <calcext:conditional-format calcext:target-range-address="'Gantt Chart'.CV14:'Gantt Chart'.CV14">
            <calcext:condition calcext:apply-style-name="Task_Completed" calcext:value="formula-is(AND([.$E14]&gt;0;[.CV$10]&gt;=[.$D14];[.CV$10]&lt;=[.$F14];WORKDAY([.$D14];[.$E14]*[.$G14])&gt;[.CV$10]))" calcext:base-cell-address="'Gantt Chart'.CV14"/>
            <calcext:condition calcext:apply-style-name="Task_Scheduled" calcext:value="formula-is(AND([.$E14]&gt;0;[.CV$10]&gt;=[.$D14];[.CV$10]&lt;=[.$F14];WORKDAY([.$D14];[.$E14]*[.$G14])&lt;=[.CV$10]))" calcext:base-cell-address="'Gantt Chart'.CV14"/>
            <calcext:condition calcext:apply-style-name="Milestone" calcext:value="formula-is(AND([.$D14]&gt;0;[.$F14]=&quot;&quot;;[.$D14]=[.CV$10]))" calcext:base-cell-address="'Gantt Chart'.CV14"/>
          </calcext:conditional-format>
          <calcext:conditional-format calcext:target-range-address="'Gantt Chart'.CW14:'Gantt Chart'.CW14">
            <calcext:condition calcext:apply-style-name="Today" calcext:value="formula-is([.CW$10]=TODAY())" calcext:base-cell-address="'Gantt Chart'.CW14"/>
            <calcext:condition calcext:apply-style-name="Weekend" calcext:value="formula-is(OR(WEEKDAY([.CW$10])=1;WEEKDAY([.CW$10])=7))" calcext:base-cell-address="'Gantt Chart'.CW14"/>
          </calcext:conditional-format>
          <calcext:conditional-format calcext:target-range-address="'Gantt Chart'.CW14:'Gantt Chart'.CW14">
            <calcext:condition calcext:apply-style-name="Task_Completed" calcext:value="formula-is(AND([.$E14]&gt;0;[.CW$10]&gt;=[.$D14];[.CW$10]&lt;=[.$F14];WORKDAY([.$D14];[.$E14]*[.$G14])&gt;[.CW$10]))" calcext:base-cell-address="'Gantt Chart'.CW14"/>
            <calcext:condition calcext:apply-style-name="Task_Scheduled" calcext:value="formula-is(AND([.$E14]&gt;0;[.CW$10]&gt;=[.$D14];[.CW$10]&lt;=[.$F14];WORKDAY([.$D14];[.$E14]*[.$G14])&lt;=[.CW$10]))" calcext:base-cell-address="'Gantt Chart'.CW14"/>
            <calcext:condition calcext:apply-style-name="Milestone" calcext:value="formula-is(AND([.$D14]&gt;0;[.$F14]=&quot;&quot;;[.$D14]=[.CW$10]))" calcext:base-cell-address="'Gantt Chart'.CW14"/>
          </calcext:conditional-format>
          <calcext:conditional-format calcext:target-range-address="'Gantt Chart'.CX14:'Gantt Chart'.CX14">
            <calcext:condition calcext:apply-style-name="Today" calcext:value="formula-is([.CX$10]=TODAY())" calcext:base-cell-address="'Gantt Chart'.CX14"/>
            <calcext:condition calcext:apply-style-name="Weekend" calcext:value="formula-is(OR(WEEKDAY([.CX$10])=1;WEEKDAY([.CX$10])=7))" calcext:base-cell-address="'Gantt Chart'.CX14"/>
          </calcext:conditional-format>
          <calcext:conditional-format calcext:target-range-address="'Gantt Chart'.CX14:'Gantt Chart'.CX14">
            <calcext:condition calcext:apply-style-name="Task_Completed" calcext:value="formula-is(AND([.$E14]&gt;0;[.CX$10]&gt;=[.$D14];[.CX$10]&lt;=[.$F14];WORKDAY([.$D14];[.$E14]*[.$G14])&gt;[.CX$10]))" calcext:base-cell-address="'Gantt Chart'.CX14"/>
            <calcext:condition calcext:apply-style-name="Task_Scheduled" calcext:value="formula-is(AND([.$E14]&gt;0;[.CX$10]&gt;=[.$D14];[.CX$10]&lt;=[.$F14];WORKDAY([.$D14];[.$E14]*[.$G14])&lt;=[.CX$10]))" calcext:base-cell-address="'Gantt Chart'.CX14"/>
            <calcext:condition calcext:apply-style-name="Milestone" calcext:value="formula-is(AND([.$D14]&gt;0;[.$F14]=&quot;&quot;;[.$D14]=[.CX$10]))" calcext:base-cell-address="'Gantt Chart'.CX14"/>
          </calcext:conditional-format>
          <calcext:conditional-format calcext:target-range-address="'Gantt Chart'.CY14:'Gantt Chart'.CY14">
            <calcext:condition calcext:apply-style-name="Today" calcext:value="formula-is([.CY$10]=TODAY())" calcext:base-cell-address="'Gantt Chart'.CY14"/>
            <calcext:condition calcext:apply-style-name="Weekend" calcext:value="formula-is(OR(WEEKDAY([.CY$10])=1;WEEKDAY([.CY$10])=7))" calcext:base-cell-address="'Gantt Chart'.CY14"/>
          </calcext:conditional-format>
          <calcext:conditional-format calcext:target-range-address="'Gantt Chart'.CY14:'Gantt Chart'.CY14">
            <calcext:condition calcext:apply-style-name="Task_Completed" calcext:value="formula-is(AND([.$E14]&gt;0;[.CY$10]&gt;=[.$D14];[.CY$10]&lt;=[.$F14];WORKDAY([.$D14];[.$E14]*[.$G14])&gt;[.CY$10]))" calcext:base-cell-address="'Gantt Chart'.CY14"/>
            <calcext:condition calcext:apply-style-name="Task_Scheduled" calcext:value="formula-is(AND([.$E14]&gt;0;[.CY$10]&gt;=[.$D14];[.CY$10]&lt;=[.$F14];WORKDAY([.$D14];[.$E14]*[.$G14])&lt;=[.CY$10]))" calcext:base-cell-address="'Gantt Chart'.CY14"/>
            <calcext:condition calcext:apply-style-name="Milestone" calcext:value="formula-is(AND([.$D14]&gt;0;[.$F14]=&quot;&quot;;[.$D14]=[.CY$10]))" calcext:base-cell-address="'Gantt Chart'.CY14"/>
          </calcext:conditional-format>
          <calcext:conditional-format calcext:target-range-address="'Gantt Chart'.CZ14:'Gantt Chart'.CZ14">
            <calcext:condition calcext:apply-style-name="Today" calcext:value="formula-is([.CZ$10]=TODAY())" calcext:base-cell-address="'Gantt Chart'.CZ14"/>
            <calcext:condition calcext:apply-style-name="Weekend" calcext:value="formula-is(OR(WEEKDAY([.CZ$10])=1;WEEKDAY([.CZ$10])=7))" calcext:base-cell-address="'Gantt Chart'.CZ14"/>
          </calcext:conditional-format>
          <calcext:conditional-format calcext:target-range-address="'Gantt Chart'.CZ14:'Gantt Chart'.CZ14">
            <calcext:condition calcext:apply-style-name="Task_Completed" calcext:value="formula-is(AND([.$E14]&gt;0;[.CZ$10]&gt;=[.$D14];[.CZ$10]&lt;=[.$F14];WORKDAY([.$D14];[.$E14]*[.$G14])&gt;[.CZ$10]))" calcext:base-cell-address="'Gantt Chart'.CZ14"/>
            <calcext:condition calcext:apply-style-name="Task_Scheduled" calcext:value="formula-is(AND([.$E14]&gt;0;[.CZ$10]&gt;=[.$D14];[.CZ$10]&lt;=[.$F14];WORKDAY([.$D14];[.$E14]*[.$G14])&lt;=[.CZ$10]))" calcext:base-cell-address="'Gantt Chart'.CZ14"/>
            <calcext:condition calcext:apply-style-name="Milestone" calcext:value="formula-is(AND([.$D14]&gt;0;[.$F14]=&quot;&quot;;[.$D14]=[.CZ$10]))" calcext:base-cell-address="'Gantt Chart'.CZ14"/>
          </calcext:conditional-format>
          <calcext:conditional-format calcext:target-range-address="'Gantt Chart'.DA14:'Gantt Chart'.DA14">
            <calcext:condition calcext:apply-style-name="Today" calcext:value="formula-is([.DA$10]=TODAY())" calcext:base-cell-address="'Gantt Chart'.DA14"/>
            <calcext:condition calcext:apply-style-name="Weekend" calcext:value="formula-is(OR(WEEKDAY([.DA$10])=1;WEEKDAY([.DA$10])=7))" calcext:base-cell-address="'Gantt Chart'.DA14"/>
          </calcext:conditional-format>
          <calcext:conditional-format calcext:target-range-address="'Gantt Chart'.DA14:'Gantt Chart'.DA14">
            <calcext:condition calcext:apply-style-name="Task_Completed" calcext:value="formula-is(AND([.$E14]&gt;0;[.DA$10]&gt;=[.$D14];[.DA$10]&lt;=[.$F14];WORKDAY([.$D14];[.$E14]*[.$G14])&gt;[.DA$10]))" calcext:base-cell-address="'Gantt Chart'.DA14"/>
            <calcext:condition calcext:apply-style-name="Task_Scheduled" calcext:value="formula-is(AND([.$E14]&gt;0;[.DA$10]&gt;=[.$D14];[.DA$10]&lt;=[.$F14];WORKDAY([.$D14];[.$E14]*[.$G14])&lt;=[.DA$10]))" calcext:base-cell-address="'Gantt Chart'.DA14"/>
            <calcext:condition calcext:apply-style-name="Milestone" calcext:value="formula-is(AND([.$D14]&gt;0;[.$F14]=&quot;&quot;;[.$D14]=[.DA$10]))" calcext:base-cell-address="'Gantt Chart'.DA14"/>
          </calcext:conditional-format>
          <calcext:conditional-format calcext:target-range-address="'Gantt Chart'.DB14:'Gantt Chart'.DB14">
            <calcext:condition calcext:apply-style-name="Today" calcext:value="formula-is([.DB$10]=TODAY())" calcext:base-cell-address="'Gantt Chart'.DB14"/>
            <calcext:condition calcext:apply-style-name="Weekend" calcext:value="formula-is(OR(WEEKDAY([.DB$10])=1;WEEKDAY([.DB$10])=7))" calcext:base-cell-address="'Gantt Chart'.DB14"/>
          </calcext:conditional-format>
          <calcext:conditional-format calcext:target-range-address="'Gantt Chart'.DB14:'Gantt Chart'.DB14">
            <calcext:condition calcext:apply-style-name="Task_Completed" calcext:value="formula-is(AND([.$E14]&gt;0;[.DB$10]&gt;=[.$D14];[.DB$10]&lt;=[.$F14];WORKDAY([.$D14];[.$E14]*[.$G14])&gt;[.DB$10]))" calcext:base-cell-address="'Gantt Chart'.DB14"/>
            <calcext:condition calcext:apply-style-name="Task_Scheduled" calcext:value="formula-is(AND([.$E14]&gt;0;[.DB$10]&gt;=[.$D14];[.DB$10]&lt;=[.$F14];WORKDAY([.$D14];[.$E14]*[.$G14])&lt;=[.DB$10]))" calcext:base-cell-address="'Gantt Chart'.DB14"/>
            <calcext:condition calcext:apply-style-name="Milestone" calcext:value="formula-is(AND([.$D14]&gt;0;[.$F14]=&quot;&quot;;[.$D14]=[.DB$10]))" calcext:base-cell-address="'Gantt Chart'.DB14"/>
          </calcext:conditional-format>
          <calcext:conditional-format calcext:target-range-address="'Gantt Chart'.DC14:'Gantt Chart'.DC14">
            <calcext:condition calcext:apply-style-name="Today" calcext:value="formula-is([.DC$10]=TODAY())" calcext:base-cell-address="'Gantt Chart'.DC14"/>
            <calcext:condition calcext:apply-style-name="Weekend" calcext:value="formula-is(OR(WEEKDAY([.DC$10])=1;WEEKDAY([.DC$10])=7))" calcext:base-cell-address="'Gantt Chart'.DC14"/>
          </calcext:conditional-format>
          <calcext:conditional-format calcext:target-range-address="'Gantt Chart'.DC14:'Gantt Chart'.DC14">
            <calcext:condition calcext:apply-style-name="Task_Completed" calcext:value="formula-is(AND([.$E14]&gt;0;[.DC$10]&gt;=[.$D14];[.DC$10]&lt;=[.$F14];WORKDAY([.$D14];[.$E14]*[.$G14])&gt;[.DC$10]))" calcext:base-cell-address="'Gantt Chart'.DC14"/>
            <calcext:condition calcext:apply-style-name="Task_Scheduled" calcext:value="formula-is(AND([.$E14]&gt;0;[.DC$10]&gt;=[.$D14];[.DC$10]&lt;=[.$F14];WORKDAY([.$D14];[.$E14]*[.$G14])&lt;=[.DC$10]))" calcext:base-cell-address="'Gantt Chart'.DC14"/>
            <calcext:condition calcext:apply-style-name="Milestone" calcext:value="formula-is(AND([.$D14]&gt;0;[.$F14]=&quot;&quot;;[.$D14]=[.DC$10]))" calcext:base-cell-address="'Gantt Chart'.DC14"/>
          </calcext:conditional-format>
          <calcext:conditional-format calcext:target-range-address="'Gantt Chart'.DD14:'Gantt Chart'.DD14">
            <calcext:condition calcext:apply-style-name="Today" calcext:value="formula-is([.DD$10]=TODAY())" calcext:base-cell-address="'Gantt Chart'.DD14"/>
            <calcext:condition calcext:apply-style-name="Weekend" calcext:value="formula-is(OR(WEEKDAY([.DD$10])=1;WEEKDAY([.DD$10])=7))" calcext:base-cell-address="'Gantt Chart'.DD14"/>
          </calcext:conditional-format>
          <calcext:conditional-format calcext:target-range-address="'Gantt Chart'.DD14:'Gantt Chart'.DD14">
            <calcext:condition calcext:apply-style-name="Task_Completed" calcext:value="formula-is(AND([.$E14]&gt;0;[.DD$10]&gt;=[.$D14];[.DD$10]&lt;=[.$F14];WORKDAY([.$D14];[.$E14]*[.$G14])&gt;[.DD$10]))" calcext:base-cell-address="'Gantt Chart'.DD14"/>
            <calcext:condition calcext:apply-style-name="Task_Scheduled" calcext:value="formula-is(AND([.$E14]&gt;0;[.DD$10]&gt;=[.$D14];[.DD$10]&lt;=[.$F14];WORKDAY([.$D14];[.$E14]*[.$G14])&lt;=[.DD$10]))" calcext:base-cell-address="'Gantt Chart'.DD14"/>
            <calcext:condition calcext:apply-style-name="Milestone" calcext:value="formula-is(AND([.$D14]&gt;0;[.$F14]=&quot;&quot;;[.$D14]=[.DD$10]))" calcext:base-cell-address="'Gantt Chart'.DD14"/>
          </calcext:conditional-format>
          <calcext:conditional-format calcext:target-range-address="'Gantt Chart'.DE14:'Gantt Chart'.DE14">
            <calcext:condition calcext:apply-style-name="Today" calcext:value="formula-is([.DE$10]=TODAY())" calcext:base-cell-address="'Gantt Chart'.DE14"/>
            <calcext:condition calcext:apply-style-name="Weekend" calcext:value="formula-is(OR(WEEKDAY([.DE$10])=1;WEEKDAY([.DE$10])=7))" calcext:base-cell-address="'Gantt Chart'.DE14"/>
          </calcext:conditional-format>
          <calcext:conditional-format calcext:target-range-address="'Gantt Chart'.DE14:'Gantt Chart'.DE14">
            <calcext:condition calcext:apply-style-name="Task_Completed" calcext:value="formula-is(AND([.$E14]&gt;0;[.DE$10]&gt;=[.$D14];[.DE$10]&lt;=[.$F14];WORKDAY([.$D14];[.$E14]*[.$G14])&gt;[.DE$10]))" calcext:base-cell-address="'Gantt Chart'.DE14"/>
            <calcext:condition calcext:apply-style-name="Task_Scheduled" calcext:value="formula-is(AND([.$E14]&gt;0;[.DE$10]&gt;=[.$D14];[.DE$10]&lt;=[.$F14];WORKDAY([.$D14];[.$E14]*[.$G14])&lt;=[.DE$10]))" calcext:base-cell-address="'Gantt Chart'.DE14"/>
            <calcext:condition calcext:apply-style-name="Milestone" calcext:value="formula-is(AND([.$D14]&gt;0;[.$F14]=&quot;&quot;;[.$D14]=[.DE$10]))" calcext:base-cell-address="'Gantt Chart'.DE14"/>
          </calcext:conditional-format>
          <calcext:conditional-format calcext:target-range-address="'Gantt Chart'.DF14:'Gantt Chart'.DF14">
            <calcext:condition calcext:apply-style-name="Today" calcext:value="formula-is([.DF$10]=TODAY())" calcext:base-cell-address="'Gantt Chart'.DF14"/>
            <calcext:condition calcext:apply-style-name="Weekend" calcext:value="formula-is(OR(WEEKDAY([.DF$10])=1;WEEKDAY([.DF$10])=7))" calcext:base-cell-address="'Gantt Chart'.DF14"/>
          </calcext:conditional-format>
          <calcext:conditional-format calcext:target-range-address="'Gantt Chart'.DF14:'Gantt Chart'.DF14">
            <calcext:condition calcext:apply-style-name="Task_Completed" calcext:value="formula-is(AND([.$E14]&gt;0;[.DF$10]&gt;=[.$D14];[.DF$10]&lt;=[.$F14];WORKDAY([.$D14];[.$E14]*[.$G14])&gt;[.DF$10]))" calcext:base-cell-address="'Gantt Chart'.DF14"/>
            <calcext:condition calcext:apply-style-name="Task_Scheduled" calcext:value="formula-is(AND([.$E14]&gt;0;[.DF$10]&gt;=[.$D14];[.DF$10]&lt;=[.$F14];WORKDAY([.$D14];[.$E14]*[.$G14])&lt;=[.DF$10]))" calcext:base-cell-address="'Gantt Chart'.DF14"/>
            <calcext:condition calcext:apply-style-name="Milestone" calcext:value="formula-is(AND([.$D14]&gt;0;[.$F14]=&quot;&quot;;[.$D14]=[.DF$10]))" calcext:base-cell-address="'Gantt Chart'.DF14"/>
          </calcext:conditional-format>
          <calcext:conditional-format calcext:target-range-address="'Gantt Chart'.DG14:'Gantt Chart'.DG14">
            <calcext:condition calcext:apply-style-name="Today" calcext:value="formula-is([.DG$10]=TODAY())" calcext:base-cell-address="'Gantt Chart'.DG14"/>
            <calcext:condition calcext:apply-style-name="Weekend" calcext:value="formula-is(OR(WEEKDAY([.DG$10])=1;WEEKDAY([.DG$10])=7))" calcext:base-cell-address="'Gantt Chart'.DG14"/>
          </calcext:conditional-format>
          <calcext:conditional-format calcext:target-range-address="'Gantt Chart'.DG14:'Gantt Chart'.DG14">
            <calcext:condition calcext:apply-style-name="Task_Completed" calcext:value="formula-is(AND([.$E14]&gt;0;[.DG$10]&gt;=[.$D14];[.DG$10]&lt;=[.$F14];WORKDAY([.$D14];[.$E14]*[.$G14])&gt;[.DG$10]))" calcext:base-cell-address="'Gantt Chart'.DG14"/>
            <calcext:condition calcext:apply-style-name="Task_Scheduled" calcext:value="formula-is(AND([.$E14]&gt;0;[.DG$10]&gt;=[.$D14];[.DG$10]&lt;=[.$F14];WORKDAY([.$D14];[.$E14]*[.$G14])&lt;=[.DG$10]))" calcext:base-cell-address="'Gantt Chart'.DG14"/>
            <calcext:condition calcext:apply-style-name="Milestone" calcext:value="formula-is(AND([.$D14]&gt;0;[.$F14]=&quot;&quot;;[.$D14]=[.DG$10]))" calcext:base-cell-address="'Gantt Chart'.DG14"/>
          </calcext:conditional-format>
          <calcext:conditional-format calcext:target-range-address="'Gantt Chart'.DH14:'Gantt Chart'.DH14">
            <calcext:condition calcext:apply-style-name="Today" calcext:value="formula-is([.DH$10]=TODAY())" calcext:base-cell-address="'Gantt Chart'.DH14"/>
            <calcext:condition calcext:apply-style-name="Weekend" calcext:value="formula-is(OR(WEEKDAY([.DH$10])=1;WEEKDAY([.DH$10])=7))" calcext:base-cell-address="'Gantt Chart'.DH14"/>
          </calcext:conditional-format>
          <calcext:conditional-format calcext:target-range-address="'Gantt Chart'.DH14:'Gantt Chart'.DH14">
            <calcext:condition calcext:apply-style-name="Task_Completed" calcext:value="formula-is(AND([.$E14]&gt;0;[.DH$10]&gt;=[.$D14];[.DH$10]&lt;=[.$F14];WORKDAY([.$D14];[.$E14]*[.$G14])&gt;[.DH$10]))" calcext:base-cell-address="'Gantt Chart'.DH14"/>
            <calcext:condition calcext:apply-style-name="Task_Scheduled" calcext:value="formula-is(AND([.$E14]&gt;0;[.DH$10]&gt;=[.$D14];[.DH$10]&lt;=[.$F14];WORKDAY([.$D14];[.$E14]*[.$G14])&lt;=[.DH$10]))" calcext:base-cell-address="'Gantt Chart'.DH14"/>
            <calcext:condition calcext:apply-style-name="Milestone" calcext:value="formula-is(AND([.$D14]&gt;0;[.$F14]=&quot;&quot;;[.$D14]=[.DH$10]))" calcext:base-cell-address="'Gantt Chart'.DH14"/>
          </calcext:conditional-format>
          <calcext:conditional-format calcext:target-range-address="'Gantt Chart'.DI14:'Gantt Chart'.DI14">
            <calcext:condition calcext:apply-style-name="Today" calcext:value="formula-is([.DI$10]=TODAY())" calcext:base-cell-address="'Gantt Chart'.DI14"/>
            <calcext:condition calcext:apply-style-name="Weekend" calcext:value="formula-is(OR(WEEKDAY([.DI$10])=1;WEEKDAY([.DI$10])=7))" calcext:base-cell-address="'Gantt Chart'.DI14"/>
          </calcext:conditional-format>
          <calcext:conditional-format calcext:target-range-address="'Gantt Chart'.DI14:'Gantt Chart'.DI14">
            <calcext:condition calcext:apply-style-name="Task_Completed" calcext:value="formula-is(AND([.$E14]&gt;0;[.DI$10]&gt;=[.$D14];[.DI$10]&lt;=[.$F14];WORKDAY([.$D14];[.$E14]*[.$G14])&gt;[.DI$10]))" calcext:base-cell-address="'Gantt Chart'.DI14"/>
            <calcext:condition calcext:apply-style-name="Task_Scheduled" calcext:value="formula-is(AND([.$E14]&gt;0;[.DI$10]&gt;=[.$D14];[.DI$10]&lt;=[.$F14];WORKDAY([.$D14];[.$E14]*[.$G14])&lt;=[.DI$10]))" calcext:base-cell-address="'Gantt Chart'.DI14"/>
            <calcext:condition calcext:apply-style-name="Milestone" calcext:value="formula-is(AND([.$D14]&gt;0;[.$F14]=&quot;&quot;;[.$D14]=[.DI$10]))" calcext:base-cell-address="'Gantt Chart'.DI14"/>
          </calcext:conditional-format>
          <calcext:conditional-format calcext:target-range-address="'Gantt Chart'.DJ14:'Gantt Chart'.DJ14">
            <calcext:condition calcext:apply-style-name="Today" calcext:value="formula-is([.DJ$10]=TODAY())" calcext:base-cell-address="'Gantt Chart'.DJ14"/>
            <calcext:condition calcext:apply-style-name="Weekend" calcext:value="formula-is(OR(WEEKDAY([.DJ$10])=1;WEEKDAY([.DJ$10])=7))" calcext:base-cell-address="'Gantt Chart'.DJ14"/>
          </calcext:conditional-format>
          <calcext:conditional-format calcext:target-range-address="'Gantt Chart'.DJ14:'Gantt Chart'.DJ14">
            <calcext:condition calcext:apply-style-name="Task_Completed" calcext:value="formula-is(AND([.$E14]&gt;0;[.DJ$10]&gt;=[.$D14];[.DJ$10]&lt;=[.$F14];WORKDAY([.$D14];[.$E14]*[.$G14])&gt;[.DJ$10]))" calcext:base-cell-address="'Gantt Chart'.DJ14"/>
            <calcext:condition calcext:apply-style-name="Task_Scheduled" calcext:value="formula-is(AND([.$E14]&gt;0;[.DJ$10]&gt;=[.$D14];[.DJ$10]&lt;=[.$F14];WORKDAY([.$D14];[.$E14]*[.$G14])&lt;=[.DJ$10]))" calcext:base-cell-address="'Gantt Chart'.DJ14"/>
            <calcext:condition calcext:apply-style-name="Milestone" calcext:value="formula-is(AND([.$D14]&gt;0;[.$F14]=&quot;&quot;;[.$D14]=[.DJ$10]))" calcext:base-cell-address="'Gantt Chart'.DJ14"/>
          </calcext:conditional-format>
          <calcext:conditional-format calcext:target-range-address="'Gantt Chart'.DK14:'Gantt Chart'.DK14">
            <calcext:condition calcext:apply-style-name="Today" calcext:value="formula-is([.DK$10]=TODAY())" calcext:base-cell-address="'Gantt Chart'.DK14"/>
            <calcext:condition calcext:apply-style-name="Weekend" calcext:value="formula-is(OR(WEEKDAY([.DK$10])=1;WEEKDAY([.DK$10])=7))" calcext:base-cell-address="'Gantt Chart'.DK14"/>
          </calcext:conditional-format>
          <calcext:conditional-format calcext:target-range-address="'Gantt Chart'.DK14:'Gantt Chart'.DK14">
            <calcext:condition calcext:apply-style-name="Task_Completed" calcext:value="formula-is(AND([.$E14]&gt;0;[.DK$10]&gt;=[.$D14];[.DK$10]&lt;=[.$F14];WORKDAY([.$D14];[.$E14]*[.$G14])&gt;[.DK$10]))" calcext:base-cell-address="'Gantt Chart'.DK14"/>
            <calcext:condition calcext:apply-style-name="Task_Scheduled" calcext:value="formula-is(AND([.$E14]&gt;0;[.DK$10]&gt;=[.$D14];[.DK$10]&lt;=[.$F14];WORKDAY([.$D14];[.$E14]*[.$G14])&lt;=[.DK$10]))" calcext:base-cell-address="'Gantt Chart'.DK14"/>
            <calcext:condition calcext:apply-style-name="Milestone" calcext:value="formula-is(AND([.$D14]&gt;0;[.$F14]=&quot;&quot;;[.$D14]=[.DK$10]))" calcext:base-cell-address="'Gantt Chart'.DK14"/>
          </calcext:conditional-format>
          <calcext:conditional-format calcext:target-range-address="'Gantt Chart'.DL14:'Gantt Chart'.DL14">
            <calcext:condition calcext:apply-style-name="Today" calcext:value="formula-is([.DL$10]=TODAY())" calcext:base-cell-address="'Gantt Chart'.DL14"/>
            <calcext:condition calcext:apply-style-name="Weekend" calcext:value="formula-is(OR(WEEKDAY([.DL$10])=1;WEEKDAY([.DL$10])=7))" calcext:base-cell-address="'Gantt Chart'.DL14"/>
          </calcext:conditional-format>
          <calcext:conditional-format calcext:target-range-address="'Gantt Chart'.DL14:'Gantt Chart'.DL14">
            <calcext:condition calcext:apply-style-name="Task_Completed" calcext:value="formula-is(AND([.$E14]&gt;0;[.DL$10]&gt;=[.$D14];[.DL$10]&lt;=[.$F14];WORKDAY([.$D14];[.$E14]*[.$G14])&gt;[.DL$10]))" calcext:base-cell-address="'Gantt Chart'.DL14"/>
            <calcext:condition calcext:apply-style-name="Task_Scheduled" calcext:value="formula-is(AND([.$E14]&gt;0;[.DL$10]&gt;=[.$D14];[.DL$10]&lt;=[.$F14];WORKDAY([.$D14];[.$E14]*[.$G14])&lt;=[.DL$10]))" calcext:base-cell-address="'Gantt Chart'.DL14"/>
            <calcext:condition calcext:apply-style-name="Milestone" calcext:value="formula-is(AND([.$D14]&gt;0;[.$F14]=&quot;&quot;;[.$D14]=[.DL$10]))" calcext:base-cell-address="'Gantt Chart'.DL14"/>
          </calcext:conditional-format>
          <calcext:conditional-format calcext:target-range-address="'Gantt Chart'.DM14:'Gantt Chart'.DM14">
            <calcext:condition calcext:apply-style-name="Today" calcext:value="formula-is([.DM$10]=TODAY())" calcext:base-cell-address="'Gantt Chart'.DM14"/>
            <calcext:condition calcext:apply-style-name="Weekend" calcext:value="formula-is(OR(WEEKDAY([.DM$10])=1;WEEKDAY([.DM$10])=7))" calcext:base-cell-address="'Gantt Chart'.DM14"/>
          </calcext:conditional-format>
          <calcext:conditional-format calcext:target-range-address="'Gantt Chart'.DM14:'Gantt Chart'.DM14">
            <calcext:condition calcext:apply-style-name="Task_Completed" calcext:value="formula-is(AND([.$E14]&gt;0;[.DM$10]&gt;=[.$D14];[.DM$10]&lt;=[.$F14];WORKDAY([.$D14];[.$E14]*[.$G14])&gt;[.DM$10]))" calcext:base-cell-address="'Gantt Chart'.DM14"/>
            <calcext:condition calcext:apply-style-name="Task_Scheduled" calcext:value="formula-is(AND([.$E14]&gt;0;[.DM$10]&gt;=[.$D14];[.DM$10]&lt;=[.$F14];WORKDAY([.$D14];[.$E14]*[.$G14])&lt;=[.DM$10]))" calcext:base-cell-address="'Gantt Chart'.DM14"/>
            <calcext:condition calcext:apply-style-name="Milestone" calcext:value="formula-is(AND([.$D14]&gt;0;[.$F14]=&quot;&quot;;[.$D14]=[.DM$10]))" calcext:base-cell-address="'Gantt Chart'.DM14"/>
          </calcext:conditional-format>
          <calcext:conditional-format calcext:target-range-address="'Gantt Chart'.DN14:'Gantt Chart'.DN14">
            <calcext:condition calcext:apply-style-name="Today" calcext:value="formula-is([.DN$10]=TODAY())" calcext:base-cell-address="'Gantt Chart'.DN14"/>
            <calcext:condition calcext:apply-style-name="Weekend" calcext:value="formula-is(OR(WEEKDAY([.DN$10])=1;WEEKDAY([.DN$10])=7))" calcext:base-cell-address="'Gantt Chart'.DN14"/>
          </calcext:conditional-format>
          <calcext:conditional-format calcext:target-range-address="'Gantt Chart'.DN14:'Gantt Chart'.DN14">
            <calcext:condition calcext:apply-style-name="Task_Completed" calcext:value="formula-is(AND([.$E14]&gt;0;[.DN$10]&gt;=[.$D14];[.DN$10]&lt;=[.$F14];WORKDAY([.$D14];[.$E14]*[.$G14])&gt;[.DN$10]))" calcext:base-cell-address="'Gantt Chart'.DN14"/>
            <calcext:condition calcext:apply-style-name="Task_Scheduled" calcext:value="formula-is(AND([.$E14]&gt;0;[.DN$10]&gt;=[.$D14];[.DN$10]&lt;=[.$F14];WORKDAY([.$D14];[.$E14]*[.$G14])&lt;=[.DN$10]))" calcext:base-cell-address="'Gantt Chart'.DN14"/>
            <calcext:condition calcext:apply-style-name="Milestone" calcext:value="formula-is(AND([.$D14]&gt;0;[.$F14]=&quot;&quot;;[.$D14]=[.DN$10]))" calcext:base-cell-address="'Gantt Chart'.DN14"/>
          </calcext:conditional-format>
          <calcext:conditional-format calcext:target-range-address="'Gantt Chart'.DO14:'Gantt Chart'.DO14">
            <calcext:condition calcext:apply-style-name="Today" calcext:value="formula-is([.DO$10]=TODAY())" calcext:base-cell-address="'Gantt Chart'.DO14"/>
            <calcext:condition calcext:apply-style-name="Weekend" calcext:value="formula-is(OR(WEEKDAY([.DO$10])=1;WEEKDAY([.DO$10])=7))" calcext:base-cell-address="'Gantt Chart'.DO14"/>
          </calcext:conditional-format>
          <calcext:conditional-format calcext:target-range-address="'Gantt Chart'.DO14:'Gantt Chart'.DO14">
            <calcext:condition calcext:apply-style-name="Task_Completed" calcext:value="formula-is(AND([.$E14]&gt;0;[.DO$10]&gt;=[.$D14];[.DO$10]&lt;=[.$F14];WORKDAY([.$D14];[.$E14]*[.$G14])&gt;[.DO$10]))" calcext:base-cell-address="'Gantt Chart'.DO14"/>
            <calcext:condition calcext:apply-style-name="Task_Scheduled" calcext:value="formula-is(AND([.$E14]&gt;0;[.DO$10]&gt;=[.$D14];[.DO$10]&lt;=[.$F14];WORKDAY([.$D14];[.$E14]*[.$G14])&lt;=[.DO$10]))" calcext:base-cell-address="'Gantt Chart'.DO14"/>
            <calcext:condition calcext:apply-style-name="Milestone" calcext:value="formula-is(AND([.$D14]&gt;0;[.$F14]=&quot;&quot;;[.$D14]=[.DO$10]))" calcext:base-cell-address="'Gantt Chart'.DO14"/>
          </calcext:conditional-format>
          <calcext:conditional-format calcext:target-range-address="'Gantt Chart'.DP14:'Gantt Chart'.DP14">
            <calcext:condition calcext:apply-style-name="Today" calcext:value="formula-is([.DP$10]=TODAY())" calcext:base-cell-address="'Gantt Chart'.DP14"/>
            <calcext:condition calcext:apply-style-name="Weekend" calcext:value="formula-is(OR(WEEKDAY([.DP$10])=1;WEEKDAY([.DP$10])=7))" calcext:base-cell-address="'Gantt Chart'.DP14"/>
          </calcext:conditional-format>
          <calcext:conditional-format calcext:target-range-address="'Gantt Chart'.DP14:'Gantt Chart'.DP14">
            <calcext:condition calcext:apply-style-name="Task_Completed" calcext:value="formula-is(AND([.$E14]&gt;0;[.DP$10]&gt;=[.$D14];[.DP$10]&lt;=[.$F14];WORKDAY([.$D14];[.$E14]*[.$G14])&gt;[.DP$10]))" calcext:base-cell-address="'Gantt Chart'.DP14"/>
            <calcext:condition calcext:apply-style-name="Task_Scheduled" calcext:value="formula-is(AND([.$E14]&gt;0;[.DP$10]&gt;=[.$D14];[.DP$10]&lt;=[.$F14];WORKDAY([.$D14];[.$E14]*[.$G14])&lt;=[.DP$10]))" calcext:base-cell-address="'Gantt Chart'.DP14"/>
            <calcext:condition calcext:apply-style-name="Milestone" calcext:value="formula-is(AND([.$D14]&gt;0;[.$F14]=&quot;&quot;;[.$D14]=[.DP$10]))" calcext:base-cell-address="'Gantt Chart'.DP14"/>
          </calcext:conditional-format>
          <calcext:conditional-format calcext:target-range-address="'Gantt Chart'.DQ14:'Gantt Chart'.DQ14">
            <calcext:condition calcext:apply-style-name="Today" calcext:value="formula-is([.DQ$10]=TODAY())" calcext:base-cell-address="'Gantt Chart'.DQ14"/>
            <calcext:condition calcext:apply-style-name="Weekend" calcext:value="formula-is(OR(WEEKDAY([.DQ$10])=1;WEEKDAY([.DQ$10])=7))" calcext:base-cell-address="'Gantt Chart'.DQ14"/>
          </calcext:conditional-format>
          <calcext:conditional-format calcext:target-range-address="'Gantt Chart'.DQ14:'Gantt Chart'.DQ14">
            <calcext:condition calcext:apply-style-name="Task_Completed" calcext:value="formula-is(AND([.$E14]&gt;0;[.DQ$10]&gt;=[.$D14];[.DQ$10]&lt;=[.$F14];WORKDAY([.$D14];[.$E14]*[.$G14])&gt;[.DQ$10]))" calcext:base-cell-address="'Gantt Chart'.DQ14"/>
            <calcext:condition calcext:apply-style-name="Task_Scheduled" calcext:value="formula-is(AND([.$E14]&gt;0;[.DQ$10]&gt;=[.$D14];[.DQ$10]&lt;=[.$F14];WORKDAY([.$D14];[.$E14]*[.$G14])&lt;=[.DQ$10]))" calcext:base-cell-address="'Gantt Chart'.DQ14"/>
            <calcext:condition calcext:apply-style-name="Milestone" calcext:value="formula-is(AND([.$D14]&gt;0;[.$F14]=&quot;&quot;;[.$D14]=[.DQ$10]))" calcext:base-cell-address="'Gantt Chart'.DQ14"/>
          </calcext:conditional-format>
          <calcext:conditional-format calcext:target-range-address="'Gantt Chart'.DR14:'Gantt Chart'.DR14">
            <calcext:condition calcext:apply-style-name="Today" calcext:value="formula-is([.DR$10]=TODAY())" calcext:base-cell-address="'Gantt Chart'.DR14"/>
            <calcext:condition calcext:apply-style-name="Weekend" calcext:value="formula-is(OR(WEEKDAY([.DR$10])=1;WEEKDAY([.DR$10])=7))" calcext:base-cell-address="'Gantt Chart'.DR14"/>
          </calcext:conditional-format>
          <calcext:conditional-format calcext:target-range-address="'Gantt Chart'.DR14:'Gantt Chart'.DR14">
            <calcext:condition calcext:apply-style-name="Task_Completed" calcext:value="formula-is(AND([.$E14]&gt;0;[.DR$10]&gt;=[.$D14];[.DR$10]&lt;=[.$F14];WORKDAY([.$D14];[.$E14]*[.$G14])&gt;[.DR$10]))" calcext:base-cell-address="'Gantt Chart'.DR14"/>
            <calcext:condition calcext:apply-style-name="Task_Scheduled" calcext:value="formula-is(AND([.$E14]&gt;0;[.DR$10]&gt;=[.$D14];[.DR$10]&lt;=[.$F14];WORKDAY([.$D14];[.$E14]*[.$G14])&lt;=[.DR$10]))" calcext:base-cell-address="'Gantt Chart'.DR14"/>
            <calcext:condition calcext:apply-style-name="Milestone" calcext:value="formula-is(AND([.$D14]&gt;0;[.$F14]=&quot;&quot;;[.$D14]=[.DR$10]))" calcext:base-cell-address="'Gantt Chart'.DR14"/>
          </calcext:conditional-format>
          <calcext:conditional-format calcext:target-range-address="'Gantt Chart'.DS14:'Gantt Chart'.DS14">
            <calcext:condition calcext:apply-style-name="Today" calcext:value="formula-is([.DS$10]=TODAY())" calcext:base-cell-address="'Gantt Chart'.DS14"/>
            <calcext:condition calcext:apply-style-name="Weekend" calcext:value="formula-is(OR(WEEKDAY([.DS$10])=1;WEEKDAY([.DS$10])=7))" calcext:base-cell-address="'Gantt Chart'.DS14"/>
          </calcext:conditional-format>
          <calcext:conditional-format calcext:target-range-address="'Gantt Chart'.DS14:'Gantt Chart'.DS14">
            <calcext:condition calcext:apply-style-name="Task_Completed" calcext:value="formula-is(AND([.$E14]&gt;0;[.DS$10]&gt;=[.$D14];[.DS$10]&lt;=[.$F14];WORKDAY([.$D14];[.$E14]*[.$G14])&gt;[.DS$10]))" calcext:base-cell-address="'Gantt Chart'.DS14"/>
            <calcext:condition calcext:apply-style-name="Task_Scheduled" calcext:value="formula-is(AND([.$E14]&gt;0;[.DS$10]&gt;=[.$D14];[.DS$10]&lt;=[.$F14];WORKDAY([.$D14];[.$E14]*[.$G14])&lt;=[.DS$10]))" calcext:base-cell-address="'Gantt Chart'.DS14"/>
            <calcext:condition calcext:apply-style-name="Milestone" calcext:value="formula-is(AND([.$D14]&gt;0;[.$F14]=&quot;&quot;;[.$D14]=[.DS$10]))" calcext:base-cell-address="'Gantt Chart'.DS14"/>
          </calcext:conditional-format>
          <calcext:conditional-format calcext:target-range-address="'Gantt Chart'.DT14:'Gantt Chart'.DT14">
            <calcext:condition calcext:apply-style-name="Today" calcext:value="formula-is([.DT$10]=TODAY())" calcext:base-cell-address="'Gantt Chart'.DT14"/>
            <calcext:condition calcext:apply-style-name="Weekend" calcext:value="formula-is(OR(WEEKDAY([.DT$10])=1;WEEKDAY([.DT$10])=7))" calcext:base-cell-address="'Gantt Chart'.DT14"/>
          </calcext:conditional-format>
          <calcext:conditional-format calcext:target-range-address="'Gantt Chart'.DT14:'Gantt Chart'.DT14">
            <calcext:condition calcext:apply-style-name="Task_Completed" calcext:value="formula-is(AND([.$E14]&gt;0;[.DT$10]&gt;=[.$D14];[.DT$10]&lt;=[.$F14];WORKDAY([.$D14];[.$E14]*[.$G14])&gt;[.DT$10]))" calcext:base-cell-address="'Gantt Chart'.DT14"/>
            <calcext:condition calcext:apply-style-name="Task_Scheduled" calcext:value="formula-is(AND([.$E14]&gt;0;[.DT$10]&gt;=[.$D14];[.DT$10]&lt;=[.$F14];WORKDAY([.$D14];[.$E14]*[.$G14])&lt;=[.DT$10]))" calcext:base-cell-address="'Gantt Chart'.DT14"/>
            <calcext:condition calcext:apply-style-name="Milestone" calcext:value="formula-is(AND([.$D14]&gt;0;[.$F14]=&quot;&quot;;[.$D14]=[.DT$10]))" calcext:base-cell-address="'Gantt Chart'.DT14"/>
          </calcext:conditional-format>
          <calcext:conditional-format calcext:target-range-address="'Gantt Chart'.DU14:'Gantt Chart'.DU14">
            <calcext:condition calcext:apply-style-name="Today" calcext:value="formula-is([.DU$10]=TODAY())" calcext:base-cell-address="'Gantt Chart'.DU14"/>
            <calcext:condition calcext:apply-style-name="Weekend" calcext:value="formula-is(OR(WEEKDAY([.DU$10])=1;WEEKDAY([.DU$10])=7))" calcext:base-cell-address="'Gantt Chart'.DU14"/>
          </calcext:conditional-format>
          <calcext:conditional-format calcext:target-range-address="'Gantt Chart'.DU14:'Gantt Chart'.DU14">
            <calcext:condition calcext:apply-style-name="Task_Completed" calcext:value="formula-is(AND([.$E14]&gt;0;[.DU$10]&gt;=[.$D14];[.DU$10]&lt;=[.$F14];WORKDAY([.$D14];[.$E14]*[.$G14])&gt;[.DU$10]))" calcext:base-cell-address="'Gantt Chart'.DU14"/>
            <calcext:condition calcext:apply-style-name="Task_Scheduled" calcext:value="formula-is(AND([.$E14]&gt;0;[.DU$10]&gt;=[.$D14];[.DU$10]&lt;=[.$F14];WORKDAY([.$D14];[.$E14]*[.$G14])&lt;=[.DU$10]))" calcext:base-cell-address="'Gantt Chart'.DU14"/>
            <calcext:condition calcext:apply-style-name="Milestone" calcext:value="formula-is(AND([.$D14]&gt;0;[.$F14]=&quot;&quot;;[.$D14]=[.DU$10]))" calcext:base-cell-address="'Gantt Chart'.DU14"/>
          </calcext:conditional-format>
          <calcext:conditional-format calcext:target-range-address="'Gantt Chart'.DV14:'Gantt Chart'.DV14">
            <calcext:condition calcext:apply-style-name="Today" calcext:value="formula-is([.DV$10]=TODAY())" calcext:base-cell-address="'Gantt Chart'.DV14"/>
            <calcext:condition calcext:apply-style-name="Weekend" calcext:value="formula-is(OR(WEEKDAY([.DV$10])=1;WEEKDAY([.DV$10])=7))" calcext:base-cell-address="'Gantt Chart'.DV14"/>
          </calcext:conditional-format>
          <calcext:conditional-format calcext:target-range-address="'Gantt Chart'.DV14:'Gantt Chart'.DV14">
            <calcext:condition calcext:apply-style-name="Task_Completed" calcext:value="formula-is(AND([.$E14]&gt;0;[.DV$10]&gt;=[.$D14];[.DV$10]&lt;=[.$F14];WORKDAY([.$D14];[.$E14]*[.$G14])&gt;[.DV$10]))" calcext:base-cell-address="'Gantt Chart'.DV14"/>
            <calcext:condition calcext:apply-style-name="Task_Scheduled" calcext:value="formula-is(AND([.$E14]&gt;0;[.DV$10]&gt;=[.$D14];[.DV$10]&lt;=[.$F14];WORKDAY([.$D14];[.$E14]*[.$G14])&lt;=[.DV$10]))" calcext:base-cell-address="'Gantt Chart'.DV14"/>
            <calcext:condition calcext:apply-style-name="Milestone" calcext:value="formula-is(AND([.$D14]&gt;0;[.$F14]=&quot;&quot;;[.$D14]=[.DV$10]))" calcext:base-cell-address="'Gantt Chart'.DV14"/>
          </calcext:conditional-format>
          <calcext:conditional-format calcext:target-range-address="'Gantt Chart'.DW14:'Gantt Chart'.DW14">
            <calcext:condition calcext:apply-style-name="Today" calcext:value="formula-is([.DW$10]=TODAY())" calcext:base-cell-address="'Gantt Chart'.DW14"/>
            <calcext:condition calcext:apply-style-name="Weekend" calcext:value="formula-is(OR(WEEKDAY([.DW$10])=1;WEEKDAY([.DW$10])=7))" calcext:base-cell-address="'Gantt Chart'.DW14"/>
          </calcext:conditional-format>
          <calcext:conditional-format calcext:target-range-address="'Gantt Chart'.DW14:'Gantt Chart'.DW14">
            <calcext:condition calcext:apply-style-name="Task_Completed" calcext:value="formula-is(AND([.$E14]&gt;0;[.DW$10]&gt;=[.$D14];[.DW$10]&lt;=[.$F14];WORKDAY([.$D14];[.$E14]*[.$G14])&gt;[.DW$10]))" calcext:base-cell-address="'Gantt Chart'.DW14"/>
            <calcext:condition calcext:apply-style-name="Task_Scheduled" calcext:value="formula-is(AND([.$E14]&gt;0;[.DW$10]&gt;=[.$D14];[.DW$10]&lt;=[.$F14];WORKDAY([.$D14];[.$E14]*[.$G14])&lt;=[.DW$10]))" calcext:base-cell-address="'Gantt Chart'.DW14"/>
            <calcext:condition calcext:apply-style-name="Milestone" calcext:value="formula-is(AND([.$D14]&gt;0;[.$F14]=&quot;&quot;;[.$D14]=[.DW$10]))" calcext:base-cell-address="'Gantt Chart'.DW14"/>
          </calcext:conditional-format>
          <calcext:conditional-format calcext:target-range-address="'Gantt Chart'.DX14:'Gantt Chart'.DX14">
            <calcext:condition calcext:apply-style-name="Today" calcext:value="formula-is([.DX$10]=TODAY())" calcext:base-cell-address="'Gantt Chart'.DX14"/>
            <calcext:condition calcext:apply-style-name="Weekend" calcext:value="formula-is(OR(WEEKDAY([.DX$10])=1;WEEKDAY([.DX$10])=7))" calcext:base-cell-address="'Gantt Chart'.DX14"/>
          </calcext:conditional-format>
          <calcext:conditional-format calcext:target-range-address="'Gantt Chart'.DX14:'Gantt Chart'.DX14">
            <calcext:condition calcext:apply-style-name="Task_Completed" calcext:value="formula-is(AND([.$E14]&gt;0;[.DX$10]&gt;=[.$D14];[.DX$10]&lt;=[.$F14];WORKDAY([.$D14];[.$E14]*[.$G14])&gt;[.DX$10]))" calcext:base-cell-address="'Gantt Chart'.DX14"/>
            <calcext:condition calcext:apply-style-name="Task_Scheduled" calcext:value="formula-is(AND([.$E14]&gt;0;[.DX$10]&gt;=[.$D14];[.DX$10]&lt;=[.$F14];WORKDAY([.$D14];[.$E14]*[.$G14])&lt;=[.DX$10]))" calcext:base-cell-address="'Gantt Chart'.DX14"/>
            <calcext:condition calcext:apply-style-name="Milestone" calcext:value="formula-is(AND([.$D14]&gt;0;[.$F14]=&quot;&quot;;[.$D14]=[.DX$10]))" calcext:base-cell-address="'Gantt Chart'.DX14"/>
          </calcext:conditional-format>
          <calcext:conditional-format calcext:target-range-address="'Gantt Chart'.DY14:'Gantt Chart'.DY14">
            <calcext:condition calcext:apply-style-name="Today" calcext:value="formula-is([.DY$10]=TODAY())" calcext:base-cell-address="'Gantt Chart'.DY14"/>
            <calcext:condition calcext:apply-style-name="Weekend" calcext:value="formula-is(OR(WEEKDAY([.DY$10])=1;WEEKDAY([.DY$10])=7))" calcext:base-cell-address="'Gantt Chart'.DY14"/>
          </calcext:conditional-format>
          <calcext:conditional-format calcext:target-range-address="'Gantt Chart'.DY14:'Gantt Chart'.DY14">
            <calcext:condition calcext:apply-style-name="Task_Completed" calcext:value="formula-is(AND([.$E14]&gt;0;[.DY$10]&gt;=[.$D14];[.DY$10]&lt;=[.$F14];WORKDAY([.$D14];[.$E14]*[.$G14])&gt;[.DY$10]))" calcext:base-cell-address="'Gantt Chart'.DY14"/>
            <calcext:condition calcext:apply-style-name="Task_Scheduled" calcext:value="formula-is(AND([.$E14]&gt;0;[.DY$10]&gt;=[.$D14];[.DY$10]&lt;=[.$F14];WORKDAY([.$D14];[.$E14]*[.$G14])&lt;=[.DY$10]))" calcext:base-cell-address="'Gantt Chart'.DY14"/>
            <calcext:condition calcext:apply-style-name="Milestone" calcext:value="formula-is(AND([.$D14]&gt;0;[.$F14]=&quot;&quot;;[.$D14]=[.DY$10]))" calcext:base-cell-address="'Gantt Chart'.DY14"/>
          </calcext:conditional-format>
          <calcext:conditional-format calcext:target-range-address="'Gantt Chart'.DZ14:'Gantt Chart'.DZ14">
            <calcext:condition calcext:apply-style-name="Today" calcext:value="formula-is([.DZ$10]=TODAY())" calcext:base-cell-address="'Gantt Chart'.DZ14"/>
            <calcext:condition calcext:apply-style-name="Weekend" calcext:value="formula-is(OR(WEEKDAY([.DZ$10])=1;WEEKDAY([.DZ$10])=7))" calcext:base-cell-address="'Gantt Chart'.DZ14"/>
          </calcext:conditional-format>
          <calcext:conditional-format calcext:target-range-address="'Gantt Chart'.DZ14:'Gantt Chart'.DZ14">
            <calcext:condition calcext:apply-style-name="Task_Completed" calcext:value="formula-is(AND([.$E14]&gt;0;[.DZ$10]&gt;=[.$D14];[.DZ$10]&lt;=[.$F14];WORKDAY([.$D14];[.$E14]*[.$G14])&gt;[.DZ$10]))" calcext:base-cell-address="'Gantt Chart'.DZ14"/>
            <calcext:condition calcext:apply-style-name="Task_Scheduled" calcext:value="formula-is(AND([.$E14]&gt;0;[.DZ$10]&gt;=[.$D14];[.DZ$10]&lt;=[.$F14];WORKDAY([.$D14];[.$E14]*[.$G14])&lt;=[.DZ$10]))" calcext:base-cell-address="'Gantt Chart'.DZ14"/>
            <calcext:condition calcext:apply-style-name="Milestone" calcext:value="formula-is(AND([.$D14]&gt;0;[.$F14]=&quot;&quot;;[.$D14]=[.DZ$10]))" calcext:base-cell-address="'Gantt Chart'.DZ14"/>
          </calcext:conditional-format>
          <calcext:conditional-format calcext:target-range-address="'Gantt Chart'.EA14:'Gantt Chart'.EA14">
            <calcext:condition calcext:apply-style-name="Today" calcext:value="formula-is([.EA$10]=TODAY())" calcext:base-cell-address="'Gantt Chart'.EA14"/>
            <calcext:condition calcext:apply-style-name="Weekend" calcext:value="formula-is(OR(WEEKDAY([.EA$10])=1;WEEKDAY([.EA$10])=7))" calcext:base-cell-address="'Gantt Chart'.EA14"/>
          </calcext:conditional-format>
          <calcext:conditional-format calcext:target-range-address="'Gantt Chart'.EA14:'Gantt Chart'.EA14">
            <calcext:condition calcext:apply-style-name="Task_Completed" calcext:value="formula-is(AND([.$E14]&gt;0;[.EA$10]&gt;=[.$D14];[.EA$10]&lt;=[.$F14];WORKDAY([.$D14];[.$E14]*[.$G14])&gt;[.EA$10]))" calcext:base-cell-address="'Gantt Chart'.EA14"/>
            <calcext:condition calcext:apply-style-name="Task_Scheduled" calcext:value="formula-is(AND([.$E14]&gt;0;[.EA$10]&gt;=[.$D14];[.EA$10]&lt;=[.$F14];WORKDAY([.$D14];[.$E14]*[.$G14])&lt;=[.EA$10]))" calcext:base-cell-address="'Gantt Chart'.EA14"/>
            <calcext:condition calcext:apply-style-name="Milestone" calcext:value="formula-is(AND([.$D14]&gt;0;[.$F14]=&quot;&quot;;[.$D14]=[.EA$10]))" calcext:base-cell-address="'Gantt Chart'.EA14"/>
          </calcext:conditional-format>
          <calcext:conditional-format calcext:target-range-address="'Gantt Chart'.EB14:'Gantt Chart'.EB14">
            <calcext:condition calcext:apply-style-name="Today" calcext:value="formula-is([.EB$10]=TODAY())" calcext:base-cell-address="'Gantt Chart'.EB14"/>
            <calcext:condition calcext:apply-style-name="Weekend" calcext:value="formula-is(OR(WEEKDAY([.EB$10])=1;WEEKDAY([.EB$10])=7))" calcext:base-cell-address="'Gantt Chart'.EB14"/>
          </calcext:conditional-format>
          <calcext:conditional-format calcext:target-range-address="'Gantt Chart'.EB14:'Gantt Chart'.EB14">
            <calcext:condition calcext:apply-style-name="Task_Completed" calcext:value="formula-is(AND([.$E14]&gt;0;[.EB$10]&gt;=[.$D14];[.EB$10]&lt;=[.$F14];WORKDAY([.$D14];[.$E14]*[.$G14])&gt;[.EB$10]))" calcext:base-cell-address="'Gantt Chart'.EB14"/>
            <calcext:condition calcext:apply-style-name="Task_Scheduled" calcext:value="formula-is(AND([.$E14]&gt;0;[.EB$10]&gt;=[.$D14];[.EB$10]&lt;=[.$F14];WORKDAY([.$D14];[.$E14]*[.$G14])&lt;=[.EB$10]))" calcext:base-cell-address="'Gantt Chart'.EB14"/>
            <calcext:condition calcext:apply-style-name="Milestone" calcext:value="formula-is(AND([.$D14]&gt;0;[.$F14]=&quot;&quot;;[.$D14]=[.EB$10]))" calcext:base-cell-address="'Gantt Chart'.EB14"/>
          </calcext:conditional-format>
          <calcext:conditional-format calcext:target-range-address="'Gantt Chart'.EC14:'Gantt Chart'.EC14">
            <calcext:condition calcext:apply-style-name="Today" calcext:value="formula-is([.EC$10]=TODAY())" calcext:base-cell-address="'Gantt Chart'.EC14"/>
            <calcext:condition calcext:apply-style-name="Weekend" calcext:value="formula-is(OR(WEEKDAY([.EC$10])=1;WEEKDAY([.EC$10])=7))" calcext:base-cell-address="'Gantt Chart'.EC14"/>
          </calcext:conditional-format>
          <calcext:conditional-format calcext:target-range-address="'Gantt Chart'.EC14:'Gantt Chart'.EC14">
            <calcext:condition calcext:apply-style-name="Task_Completed" calcext:value="formula-is(AND([.$E14]&gt;0;[.EC$10]&gt;=[.$D14];[.EC$10]&lt;=[.$F14];WORKDAY([.$D14];[.$E14]*[.$G14])&gt;[.EC$10]))" calcext:base-cell-address="'Gantt Chart'.EC14"/>
            <calcext:condition calcext:apply-style-name="Task_Scheduled" calcext:value="formula-is(AND([.$E14]&gt;0;[.EC$10]&gt;=[.$D14];[.EC$10]&lt;=[.$F14];WORKDAY([.$D14];[.$E14]*[.$G14])&lt;=[.EC$10]))" calcext:base-cell-address="'Gantt Chart'.EC14"/>
            <calcext:condition calcext:apply-style-name="Milestone" calcext:value="formula-is(AND([.$D14]&gt;0;[.$F14]=&quot;&quot;;[.$D14]=[.EC$10]))" calcext:base-cell-address="'Gantt Chart'.EC14"/>
          </calcext:conditional-format>
          <calcext:conditional-format calcext:target-range-address="'Gantt Chart'.ED14:'Gantt Chart'.ED14">
            <calcext:condition calcext:apply-style-name="Today" calcext:value="formula-is([.ED$10]=TODAY())" calcext:base-cell-address="'Gantt Chart'.ED14"/>
            <calcext:condition calcext:apply-style-name="Weekend" calcext:value="formula-is(OR(WEEKDAY([.ED$10])=1;WEEKDAY([.ED$10])=7))" calcext:base-cell-address="'Gantt Chart'.ED14"/>
          </calcext:conditional-format>
          <calcext:conditional-format calcext:target-range-address="'Gantt Chart'.ED14:'Gantt Chart'.ED14">
            <calcext:condition calcext:apply-style-name="Task_Completed" calcext:value="formula-is(AND([.$E14]&gt;0;[.ED$10]&gt;=[.$D14];[.ED$10]&lt;=[.$F14];WORKDAY([.$D14];[.$E14]*[.$G14])&gt;[.ED$10]))" calcext:base-cell-address="'Gantt Chart'.ED14"/>
            <calcext:condition calcext:apply-style-name="Task_Scheduled" calcext:value="formula-is(AND([.$E14]&gt;0;[.ED$10]&gt;=[.$D14];[.ED$10]&lt;=[.$F14];WORKDAY([.$D14];[.$E14]*[.$G14])&lt;=[.ED$10]))" calcext:base-cell-address="'Gantt Chart'.ED14"/>
            <calcext:condition calcext:apply-style-name="Milestone" calcext:value="formula-is(AND([.$D14]&gt;0;[.$F14]=&quot;&quot;;[.$D14]=[.ED$10]))" calcext:base-cell-address="'Gantt Chart'.ED14"/>
          </calcext:conditional-format>
          <calcext:conditional-format calcext:target-range-address="'Gantt Chart'.EE14:'Gantt Chart'.EE14">
            <calcext:condition calcext:apply-style-name="Today" calcext:value="formula-is([.EE$10]=TODAY())" calcext:base-cell-address="'Gantt Chart'.EE14"/>
            <calcext:condition calcext:apply-style-name="Weekend" calcext:value="formula-is(OR(WEEKDAY([.EE$10])=1;WEEKDAY([.EE$10])=7))" calcext:base-cell-address="'Gantt Chart'.EE14"/>
          </calcext:conditional-format>
          <calcext:conditional-format calcext:target-range-address="'Gantt Chart'.EE14:'Gantt Chart'.EE14">
            <calcext:condition calcext:apply-style-name="Task_Completed" calcext:value="formula-is(AND([.$E14]&gt;0;[.EE$10]&gt;=[.$D14];[.EE$10]&lt;=[.$F14];WORKDAY([.$D14];[.$E14]*[.$G14])&gt;[.EE$10]))" calcext:base-cell-address="'Gantt Chart'.EE14"/>
            <calcext:condition calcext:apply-style-name="Task_Scheduled" calcext:value="formula-is(AND([.$E14]&gt;0;[.EE$10]&gt;=[.$D14];[.EE$10]&lt;=[.$F14];WORKDAY([.$D14];[.$E14]*[.$G14])&lt;=[.EE$10]))" calcext:base-cell-address="'Gantt Chart'.EE14"/>
            <calcext:condition calcext:apply-style-name="Milestone" calcext:value="formula-is(AND([.$D14]&gt;0;[.$F14]=&quot;&quot;;[.$D14]=[.EE$10]))" calcext:base-cell-address="'Gantt Chart'.EE14"/>
          </calcext:conditional-format>
          <calcext:conditional-format calcext:target-range-address="'Gantt Chart'.EF14:'Gantt Chart'.EF14">
            <calcext:condition calcext:apply-style-name="Today" calcext:value="formula-is([.EF$10]=TODAY())" calcext:base-cell-address="'Gantt Chart'.EF14"/>
            <calcext:condition calcext:apply-style-name="Weekend" calcext:value="formula-is(OR(WEEKDAY([.EF$10])=1;WEEKDAY([.EF$10])=7))" calcext:base-cell-address="'Gantt Chart'.EF14"/>
          </calcext:conditional-format>
          <calcext:conditional-format calcext:target-range-address="'Gantt Chart'.EF14:'Gantt Chart'.EF14">
            <calcext:condition calcext:apply-style-name="Task_Completed" calcext:value="formula-is(AND([.$E14]&gt;0;[.EF$10]&gt;=[.$D14];[.EF$10]&lt;=[.$F14];WORKDAY([.$D14];[.$E14]*[.$G14])&gt;[.EF$10]))" calcext:base-cell-address="'Gantt Chart'.EF14"/>
            <calcext:condition calcext:apply-style-name="Task_Scheduled" calcext:value="formula-is(AND([.$E14]&gt;0;[.EF$10]&gt;=[.$D14];[.EF$10]&lt;=[.$F14];WORKDAY([.$D14];[.$E14]*[.$G14])&lt;=[.EF$10]))" calcext:base-cell-address="'Gantt Chart'.EF14"/>
            <calcext:condition calcext:apply-style-name="Milestone" calcext:value="formula-is(AND([.$D14]&gt;0;[.$F14]=&quot;&quot;;[.$D14]=[.EF$10]))" calcext:base-cell-address="'Gantt Chart'.EF14"/>
          </calcext:conditional-format>
          <calcext:conditional-format calcext:target-range-address="'Gantt Chart'.EG14:'Gantt Chart'.EG14">
            <calcext:condition calcext:apply-style-name="Today" calcext:value="formula-is([.EG$10]=TODAY())" calcext:base-cell-address="'Gantt Chart'.EG14"/>
            <calcext:condition calcext:apply-style-name="Weekend" calcext:value="formula-is(OR(WEEKDAY([.EG$10])=1;WEEKDAY([.EG$10])=7))" calcext:base-cell-address="'Gantt Chart'.EG14"/>
          </calcext:conditional-format>
          <calcext:conditional-format calcext:target-range-address="'Gantt Chart'.EG14:'Gantt Chart'.EG14">
            <calcext:condition calcext:apply-style-name="Task_Completed" calcext:value="formula-is(AND([.$E14]&gt;0;[.EG$10]&gt;=[.$D14];[.EG$10]&lt;=[.$F14];WORKDAY([.$D14];[.$E14]*[.$G14])&gt;[.EG$10]))" calcext:base-cell-address="'Gantt Chart'.EG14"/>
            <calcext:condition calcext:apply-style-name="Task_Scheduled" calcext:value="formula-is(AND([.$E14]&gt;0;[.EG$10]&gt;=[.$D14];[.EG$10]&lt;=[.$F14];WORKDAY([.$D14];[.$E14]*[.$G14])&lt;=[.EG$10]))" calcext:base-cell-address="'Gantt Chart'.EG14"/>
            <calcext:condition calcext:apply-style-name="Milestone" calcext:value="formula-is(AND([.$D14]&gt;0;[.$F14]=&quot;&quot;;[.$D14]=[.EG$10]))" calcext:base-cell-address="'Gantt Chart'.EG14"/>
          </calcext:conditional-format>
          <calcext:conditional-format calcext:target-range-address="'Gantt Chart'.EH14:'Gantt Chart'.EH14">
            <calcext:condition calcext:apply-style-name="Today" calcext:value="formula-is([.EH$10]=TODAY())" calcext:base-cell-address="'Gantt Chart'.EH14"/>
            <calcext:condition calcext:apply-style-name="Weekend" calcext:value="formula-is(OR(WEEKDAY([.EH$10])=1;WEEKDAY([.EH$10])=7))" calcext:base-cell-address="'Gantt Chart'.EH14"/>
          </calcext:conditional-format>
          <calcext:conditional-format calcext:target-range-address="'Gantt Chart'.EH14:'Gantt Chart'.EH14">
            <calcext:condition calcext:apply-style-name="Task_Completed" calcext:value="formula-is(AND([.$E14]&gt;0;[.EH$10]&gt;=[.$D14];[.EH$10]&lt;=[.$F14];WORKDAY([.$D14];[.$E14]*[.$G14])&gt;[.EH$10]))" calcext:base-cell-address="'Gantt Chart'.EH14"/>
            <calcext:condition calcext:apply-style-name="Task_Scheduled" calcext:value="formula-is(AND([.$E14]&gt;0;[.EH$10]&gt;=[.$D14];[.EH$10]&lt;=[.$F14];WORKDAY([.$D14];[.$E14]*[.$G14])&lt;=[.EH$10]))" calcext:base-cell-address="'Gantt Chart'.EH14"/>
            <calcext:condition calcext:apply-style-name="Milestone" calcext:value="formula-is(AND([.$D14]&gt;0;[.$F14]=&quot;&quot;;[.$D14]=[.EH$10]))" calcext:base-cell-address="'Gantt Chart'.EH14"/>
          </calcext:conditional-format>
          <calcext:conditional-format calcext:target-range-address="'Gantt Chart'.EI14:'Gantt Chart'.EI14">
            <calcext:condition calcext:apply-style-name="Today" calcext:value="formula-is([.EI$10]=TODAY())" calcext:base-cell-address="'Gantt Chart'.EI14"/>
            <calcext:condition calcext:apply-style-name="Weekend" calcext:value="formula-is(OR(WEEKDAY([.EI$10])=1;WEEKDAY([.EI$10])=7))" calcext:base-cell-address="'Gantt Chart'.EI14"/>
          </calcext:conditional-format>
          <calcext:conditional-format calcext:target-range-address="'Gantt Chart'.EI14:'Gantt Chart'.EI14">
            <calcext:condition calcext:apply-style-name="Task_Completed" calcext:value="formula-is(AND([.$E14]&gt;0;[.EI$10]&gt;=[.$D14];[.EI$10]&lt;=[.$F14];WORKDAY([.$D14];[.$E14]*[.$G14])&gt;[.EI$10]))" calcext:base-cell-address="'Gantt Chart'.EI14"/>
            <calcext:condition calcext:apply-style-name="Task_Scheduled" calcext:value="formula-is(AND([.$E14]&gt;0;[.EI$10]&gt;=[.$D14];[.EI$10]&lt;=[.$F14];WORKDAY([.$D14];[.$E14]*[.$G14])&lt;=[.EI$10]))" calcext:base-cell-address="'Gantt Chart'.EI14"/>
            <calcext:condition calcext:apply-style-name="Milestone" calcext:value="formula-is(AND([.$D14]&gt;0;[.$F14]=&quot;&quot;;[.$D14]=[.EI$10]))" calcext:base-cell-address="'Gantt Chart'.EI14"/>
          </calcext:conditional-format>
          <calcext:conditional-format calcext:target-range-address="'Gantt Chart'.EJ14:'Gantt Chart'.EJ14">
            <calcext:condition calcext:apply-style-name="Today" calcext:value="formula-is([.EJ$10]=TODAY())" calcext:base-cell-address="'Gantt Chart'.EJ14"/>
            <calcext:condition calcext:apply-style-name="Weekend" calcext:value="formula-is(OR(WEEKDAY([.EJ$10])=1;WEEKDAY([.EJ$10])=7))" calcext:base-cell-address="'Gantt Chart'.EJ14"/>
          </calcext:conditional-format>
          <calcext:conditional-format calcext:target-range-address="'Gantt Chart'.EJ14:'Gantt Chart'.EJ14">
            <calcext:condition calcext:apply-style-name="Task_Completed" calcext:value="formula-is(AND([.$E14]&gt;0;[.EJ$10]&gt;=[.$D14];[.EJ$10]&lt;=[.$F14];WORKDAY([.$D14];[.$E14]*[.$G14])&gt;[.EJ$10]))" calcext:base-cell-address="'Gantt Chart'.EJ14"/>
            <calcext:condition calcext:apply-style-name="Task_Scheduled" calcext:value="formula-is(AND([.$E14]&gt;0;[.EJ$10]&gt;=[.$D14];[.EJ$10]&lt;=[.$F14];WORKDAY([.$D14];[.$E14]*[.$G14])&lt;=[.EJ$10]))" calcext:base-cell-address="'Gantt Chart'.EJ14"/>
            <calcext:condition calcext:apply-style-name="Milestone" calcext:value="formula-is(AND([.$D14]&gt;0;[.$F14]=&quot;&quot;;[.$D14]=[.EJ$10]))" calcext:base-cell-address="'Gantt Chart'.EJ14"/>
          </calcext:conditional-format>
          <calcext:conditional-format calcext:target-range-address="'Gantt Chart'.EK14:'Gantt Chart'.EK14">
            <calcext:condition calcext:apply-style-name="Today" calcext:value="formula-is([.EK$10]=TODAY())" calcext:base-cell-address="'Gantt Chart'.EK14"/>
            <calcext:condition calcext:apply-style-name="Weekend" calcext:value="formula-is(OR(WEEKDAY([.EK$10])=1;WEEKDAY([.EK$10])=7))" calcext:base-cell-address="'Gantt Chart'.EK14"/>
          </calcext:conditional-format>
          <calcext:conditional-format calcext:target-range-address="'Gantt Chart'.EK14:'Gantt Chart'.EK14">
            <calcext:condition calcext:apply-style-name="Task_Completed" calcext:value="formula-is(AND([.$E14]&gt;0;[.EK$10]&gt;=[.$D14];[.EK$10]&lt;=[.$F14];WORKDAY([.$D14];[.$E14]*[.$G14])&gt;[.EK$10]))" calcext:base-cell-address="'Gantt Chart'.EK14"/>
            <calcext:condition calcext:apply-style-name="Task_Scheduled" calcext:value="formula-is(AND([.$E14]&gt;0;[.EK$10]&gt;=[.$D14];[.EK$10]&lt;=[.$F14];WORKDAY([.$D14];[.$E14]*[.$G14])&lt;=[.EK$10]))" calcext:base-cell-address="'Gantt Chart'.EK14"/>
            <calcext:condition calcext:apply-style-name="Milestone" calcext:value="formula-is(AND([.$D14]&gt;0;[.$F14]=&quot;&quot;;[.$D14]=[.EK$10]))" calcext:base-cell-address="'Gantt Chart'.EK14"/>
          </calcext:conditional-format>
          <calcext:conditional-format calcext:target-range-address="'Gantt Chart'.EL14:'Gantt Chart'.EL14">
            <calcext:condition calcext:apply-style-name="Today" calcext:value="formula-is([.EL$10]=TODAY())" calcext:base-cell-address="'Gantt Chart'.EL14"/>
            <calcext:condition calcext:apply-style-name="Weekend" calcext:value="formula-is(OR(WEEKDAY([.EL$10])=1;WEEKDAY([.EL$10])=7))" calcext:base-cell-address="'Gantt Chart'.EL14"/>
          </calcext:conditional-format>
          <calcext:conditional-format calcext:target-range-address="'Gantt Chart'.EL14:'Gantt Chart'.EL14">
            <calcext:condition calcext:apply-style-name="Task_Completed" calcext:value="formula-is(AND([.$E14]&gt;0;[.EL$10]&gt;=[.$D14];[.EL$10]&lt;=[.$F14];WORKDAY([.$D14];[.$E14]*[.$G14])&gt;[.EL$10]))" calcext:base-cell-address="'Gantt Chart'.EL14"/>
            <calcext:condition calcext:apply-style-name="Task_Scheduled" calcext:value="formula-is(AND([.$E14]&gt;0;[.EL$10]&gt;=[.$D14];[.EL$10]&lt;=[.$F14];WORKDAY([.$D14];[.$E14]*[.$G14])&lt;=[.EL$10]))" calcext:base-cell-address="'Gantt Chart'.EL14"/>
            <calcext:condition calcext:apply-style-name="Milestone" calcext:value="formula-is(AND([.$D14]&gt;0;[.$F14]=&quot;&quot;;[.$D14]=[.EL$10]))" calcext:base-cell-address="'Gantt Chart'.EL14"/>
          </calcext:conditional-format>
          <calcext:conditional-format calcext:target-range-address="'Gantt Chart'.EM14:'Gantt Chart'.EM14">
            <calcext:condition calcext:apply-style-name="Today" calcext:value="formula-is([.EM$10]=TODAY())" calcext:base-cell-address="'Gantt Chart'.EM14"/>
            <calcext:condition calcext:apply-style-name="Weekend" calcext:value="formula-is(OR(WEEKDAY([.EM$10])=1;WEEKDAY([.EM$10])=7))" calcext:base-cell-address="'Gantt Chart'.EM14"/>
          </calcext:conditional-format>
          <calcext:conditional-format calcext:target-range-address="'Gantt Chart'.EM14:'Gantt Chart'.EM14">
            <calcext:condition calcext:apply-style-name="Task_Completed" calcext:value="formula-is(AND([.$E14]&gt;0;[.EM$10]&gt;=[.$D14];[.EM$10]&lt;=[.$F14];WORKDAY([.$D14];[.$E14]*[.$G14])&gt;[.EM$10]))" calcext:base-cell-address="'Gantt Chart'.EM14"/>
            <calcext:condition calcext:apply-style-name="Task_Scheduled" calcext:value="formula-is(AND([.$E14]&gt;0;[.EM$10]&gt;=[.$D14];[.EM$10]&lt;=[.$F14];WORKDAY([.$D14];[.$E14]*[.$G14])&lt;=[.EM$10]))" calcext:base-cell-address="'Gantt Chart'.EM14"/>
            <calcext:condition calcext:apply-style-name="Milestone" calcext:value="formula-is(AND([.$D14]&gt;0;[.$F14]=&quot;&quot;;[.$D14]=[.EM$10]))" calcext:base-cell-address="'Gantt Chart'.EM14"/>
          </calcext:conditional-format>
          <calcext:conditional-format calcext:target-range-address="'Gantt Chart'.EN14:'Gantt Chart'.EN14">
            <calcext:condition calcext:apply-style-name="Today" calcext:value="formula-is([.EN$10]=TODAY())" calcext:base-cell-address="'Gantt Chart'.EN14"/>
            <calcext:condition calcext:apply-style-name="Weekend" calcext:value="formula-is(OR(WEEKDAY([.EN$10])=1;WEEKDAY([.EN$10])=7))" calcext:base-cell-address="'Gantt Chart'.EN14"/>
          </calcext:conditional-format>
          <calcext:conditional-format calcext:target-range-address="'Gantt Chart'.EN14:'Gantt Chart'.EN14">
            <calcext:condition calcext:apply-style-name="Task_Completed" calcext:value="formula-is(AND([.$E14]&gt;0;[.EN$10]&gt;=[.$D14];[.EN$10]&lt;=[.$F14];WORKDAY([.$D14];[.$E14]*[.$G14])&gt;[.EN$10]))" calcext:base-cell-address="'Gantt Chart'.EN14"/>
            <calcext:condition calcext:apply-style-name="Task_Scheduled" calcext:value="formula-is(AND([.$E14]&gt;0;[.EN$10]&gt;=[.$D14];[.EN$10]&lt;=[.$F14];WORKDAY([.$D14];[.$E14]*[.$G14])&lt;=[.EN$10]))" calcext:base-cell-address="'Gantt Chart'.EN14"/>
            <calcext:condition calcext:apply-style-name="Milestone" calcext:value="formula-is(AND([.$D14]&gt;0;[.$F14]=&quot;&quot;;[.$D14]=[.EN$10]))" calcext:base-cell-address="'Gantt Chart'.EN14"/>
          </calcext:conditional-format>
          <calcext:conditional-format calcext:target-range-address="'Gantt Chart'.EO14:'Gantt Chart'.EO14">
            <calcext:condition calcext:apply-style-name="Today" calcext:value="formula-is([.EO$10]=TODAY())" calcext:base-cell-address="'Gantt Chart'.EO14"/>
            <calcext:condition calcext:apply-style-name="Weekend" calcext:value="formula-is(OR(WEEKDAY([.EO$10])=1;WEEKDAY([.EO$10])=7))" calcext:base-cell-address="'Gantt Chart'.EO14"/>
          </calcext:conditional-format>
          <calcext:conditional-format calcext:target-range-address="'Gantt Chart'.EO14:'Gantt Chart'.EO14">
            <calcext:condition calcext:apply-style-name="Task_Completed" calcext:value="formula-is(AND([.$E14]&gt;0;[.EO$10]&gt;=[.$D14];[.EO$10]&lt;=[.$F14];WORKDAY([.$D14];[.$E14]*[.$G14])&gt;[.EO$10]))" calcext:base-cell-address="'Gantt Chart'.EO14"/>
            <calcext:condition calcext:apply-style-name="Task_Scheduled" calcext:value="formula-is(AND([.$E14]&gt;0;[.EO$10]&gt;=[.$D14];[.EO$10]&lt;=[.$F14];WORKDAY([.$D14];[.$E14]*[.$G14])&lt;=[.EO$10]))" calcext:base-cell-address="'Gantt Chart'.EO14"/>
            <calcext:condition calcext:apply-style-name="Milestone" calcext:value="formula-is(AND([.$D14]&gt;0;[.$F14]=&quot;&quot;;[.$D14]=[.EO$10]))" calcext:base-cell-address="'Gantt Chart'.EO14"/>
          </calcext:conditional-format>
          <calcext:conditional-format calcext:target-range-address="'Gantt Chart'.EP14:'Gantt Chart'.EP14">
            <calcext:condition calcext:apply-style-name="Today" calcext:value="formula-is([.EP$10]=TODAY())" calcext:base-cell-address="'Gantt Chart'.EP14"/>
            <calcext:condition calcext:apply-style-name="Weekend" calcext:value="formula-is(OR(WEEKDAY([.EP$10])=1;WEEKDAY([.EP$10])=7))" calcext:base-cell-address="'Gantt Chart'.EP14"/>
          </calcext:conditional-format>
          <calcext:conditional-format calcext:target-range-address="'Gantt Chart'.EP14:'Gantt Chart'.EP14">
            <calcext:condition calcext:apply-style-name="Task_Completed" calcext:value="formula-is(AND([.$E14]&gt;0;[.EP$10]&gt;=[.$D14];[.EP$10]&lt;=[.$F14];WORKDAY([.$D14];[.$E14]*[.$G14])&gt;[.EP$10]))" calcext:base-cell-address="'Gantt Chart'.EP14"/>
            <calcext:condition calcext:apply-style-name="Task_Scheduled" calcext:value="formula-is(AND([.$E14]&gt;0;[.EP$10]&gt;=[.$D14];[.EP$10]&lt;=[.$F14];WORKDAY([.$D14];[.$E14]*[.$G14])&lt;=[.EP$10]))" calcext:base-cell-address="'Gantt Chart'.EP14"/>
            <calcext:condition calcext:apply-style-name="Milestone" calcext:value="formula-is(AND([.$D14]&gt;0;[.$F14]=&quot;&quot;;[.$D14]=[.EP$10]))" calcext:base-cell-address="'Gantt Chart'.EP14"/>
          </calcext:conditional-format>
          <calcext:conditional-format calcext:target-range-address="'Gantt Chart'.EQ14:'Gantt Chart'.EQ14">
            <calcext:condition calcext:apply-style-name="Today" calcext:value="formula-is([.EQ$10]=TODAY())" calcext:base-cell-address="'Gantt Chart'.EQ14"/>
            <calcext:condition calcext:apply-style-name="Weekend" calcext:value="formula-is(OR(WEEKDAY([.EQ$10])=1;WEEKDAY([.EQ$10])=7))" calcext:base-cell-address="'Gantt Chart'.EQ14"/>
          </calcext:conditional-format>
          <calcext:conditional-format calcext:target-range-address="'Gantt Chart'.EQ14:'Gantt Chart'.EQ14">
            <calcext:condition calcext:apply-style-name="Task_Completed" calcext:value="formula-is(AND([.$E14]&gt;0;[.EQ$10]&gt;=[.$D14];[.EQ$10]&lt;=[.$F14];WORKDAY([.$D14];[.$E14]*[.$G14])&gt;[.EQ$10]))" calcext:base-cell-address="'Gantt Chart'.EQ14"/>
            <calcext:condition calcext:apply-style-name="Task_Scheduled" calcext:value="formula-is(AND([.$E14]&gt;0;[.EQ$10]&gt;=[.$D14];[.EQ$10]&lt;=[.$F14];WORKDAY([.$D14];[.$E14]*[.$G14])&lt;=[.EQ$10]))" calcext:base-cell-address="'Gantt Chart'.EQ14"/>
            <calcext:condition calcext:apply-style-name="Milestone" calcext:value="formula-is(AND([.$D14]&gt;0;[.$F14]=&quot;&quot;;[.$D14]=[.EQ$10]))" calcext:base-cell-address="'Gantt Chart'.EQ14"/>
          </calcext:conditional-format>
          <calcext:conditional-format calcext:target-range-address="'Gantt Chart'.ER14:'Gantt Chart'.ER14">
            <calcext:condition calcext:apply-style-name="Today" calcext:value="formula-is([.ER$10]=TODAY())" calcext:base-cell-address="'Gantt Chart'.ER14"/>
            <calcext:condition calcext:apply-style-name="Weekend" calcext:value="formula-is(OR(WEEKDAY([.ER$10])=1;WEEKDAY([.ER$10])=7))" calcext:base-cell-address="'Gantt Chart'.ER14"/>
          </calcext:conditional-format>
          <calcext:conditional-format calcext:target-range-address="'Gantt Chart'.ER14:'Gantt Chart'.ER14">
            <calcext:condition calcext:apply-style-name="Task_Completed" calcext:value="formula-is(AND([.$E14]&gt;0;[.ER$10]&gt;=[.$D14];[.ER$10]&lt;=[.$F14];WORKDAY([.$D14];[.$E14]*[.$G14])&gt;[.ER$10]))" calcext:base-cell-address="'Gantt Chart'.ER14"/>
            <calcext:condition calcext:apply-style-name="Task_Scheduled" calcext:value="formula-is(AND([.$E14]&gt;0;[.ER$10]&gt;=[.$D14];[.ER$10]&lt;=[.$F14];WORKDAY([.$D14];[.$E14]*[.$G14])&lt;=[.ER$10]))" calcext:base-cell-address="'Gantt Chart'.ER14"/>
            <calcext:condition calcext:apply-style-name="Milestone" calcext:value="formula-is(AND([.$D14]&gt;0;[.$F14]=&quot;&quot;;[.$D14]=[.ER$10]))" calcext:base-cell-address="'Gantt Chart'.ER14"/>
          </calcext:conditional-format>
          <calcext:conditional-format calcext:target-range-address="'Gantt Chart'.ES14:'Gantt Chart'.ES14">
            <calcext:condition calcext:apply-style-name="Today" calcext:value="formula-is([.ES$10]=TODAY())" calcext:base-cell-address="'Gantt Chart'.ES14"/>
            <calcext:condition calcext:apply-style-name="Weekend" calcext:value="formula-is(OR(WEEKDAY([.ES$10])=1;WEEKDAY([.ES$10])=7))" calcext:base-cell-address="'Gantt Chart'.ES14"/>
          </calcext:conditional-format>
          <calcext:conditional-format calcext:target-range-address="'Gantt Chart'.ES14:'Gantt Chart'.ES14">
            <calcext:condition calcext:apply-style-name="Task_Completed" calcext:value="formula-is(AND([.$E14]&gt;0;[.ES$10]&gt;=[.$D14];[.ES$10]&lt;=[.$F14];WORKDAY([.$D14];[.$E14]*[.$G14])&gt;[.ES$10]))" calcext:base-cell-address="'Gantt Chart'.ES14"/>
            <calcext:condition calcext:apply-style-name="Task_Scheduled" calcext:value="formula-is(AND([.$E14]&gt;0;[.ES$10]&gt;=[.$D14];[.ES$10]&lt;=[.$F14];WORKDAY([.$D14];[.$E14]*[.$G14])&lt;=[.ES$10]))" calcext:base-cell-address="'Gantt Chart'.ES14"/>
            <calcext:condition calcext:apply-style-name="Milestone" calcext:value="formula-is(AND([.$D14]&gt;0;[.$F14]=&quot;&quot;;[.$D14]=[.ES$10]))" calcext:base-cell-address="'Gantt Chart'.ES14"/>
          </calcext:conditional-format>
          <calcext:conditional-format calcext:target-range-address="'Gantt Chart'.ET14:'Gantt Chart'.ET14">
            <calcext:condition calcext:apply-style-name="Today" calcext:value="formula-is([.ET$10]=TODAY())" calcext:base-cell-address="'Gantt Chart'.ET14"/>
            <calcext:condition calcext:apply-style-name="Weekend" calcext:value="formula-is(OR(WEEKDAY([.ET$10])=1;WEEKDAY([.ET$10])=7))" calcext:base-cell-address="'Gantt Chart'.ET14"/>
          </calcext:conditional-format>
          <calcext:conditional-format calcext:target-range-address="'Gantt Chart'.ET14:'Gantt Chart'.ET14">
            <calcext:condition calcext:apply-style-name="Task_Completed" calcext:value="formula-is(AND([.$E14]&gt;0;[.ET$10]&gt;=[.$D14];[.ET$10]&lt;=[.$F14];WORKDAY([.$D14];[.$E14]*[.$G14])&gt;[.ET$10]))" calcext:base-cell-address="'Gantt Chart'.ET14"/>
            <calcext:condition calcext:apply-style-name="Task_Scheduled" calcext:value="formula-is(AND([.$E14]&gt;0;[.ET$10]&gt;=[.$D14];[.ET$10]&lt;=[.$F14];WORKDAY([.$D14];[.$E14]*[.$G14])&lt;=[.ET$10]))" calcext:base-cell-address="'Gantt Chart'.ET14"/>
            <calcext:condition calcext:apply-style-name="Milestone" calcext:value="formula-is(AND([.$D14]&gt;0;[.$F14]=&quot;&quot;;[.$D14]=[.ET$10]))" calcext:base-cell-address="'Gantt Chart'.ET14"/>
          </calcext:conditional-format>
          <calcext:conditional-format calcext:target-range-address="'Gantt Chart'.EU14:'Gantt Chart'.EU14">
            <calcext:condition calcext:apply-style-name="Today" calcext:value="formula-is([.EU$10]=TODAY())" calcext:base-cell-address="'Gantt Chart'.EU14"/>
            <calcext:condition calcext:apply-style-name="Weekend" calcext:value="formula-is(OR(WEEKDAY([.EU$10])=1;WEEKDAY([.EU$10])=7))" calcext:base-cell-address="'Gantt Chart'.EU14"/>
          </calcext:conditional-format>
          <calcext:conditional-format calcext:target-range-address="'Gantt Chart'.EU14:'Gantt Chart'.EU14">
            <calcext:condition calcext:apply-style-name="Task_Completed" calcext:value="formula-is(AND([.$E14]&gt;0;[.EU$10]&gt;=[.$D14];[.EU$10]&lt;=[.$F14];WORKDAY([.$D14];[.$E14]*[.$G14])&gt;[.EU$10]))" calcext:base-cell-address="'Gantt Chart'.EU14"/>
            <calcext:condition calcext:apply-style-name="Task_Scheduled" calcext:value="formula-is(AND([.$E14]&gt;0;[.EU$10]&gt;=[.$D14];[.EU$10]&lt;=[.$F14];WORKDAY([.$D14];[.$E14]*[.$G14])&lt;=[.EU$10]))" calcext:base-cell-address="'Gantt Chart'.EU14"/>
            <calcext:condition calcext:apply-style-name="Milestone" calcext:value="formula-is(AND([.$D14]&gt;0;[.$F14]=&quot;&quot;;[.$D14]=[.EU$10]))" calcext:base-cell-address="'Gantt Chart'.EU14"/>
          </calcext:conditional-format>
          <calcext:conditional-format calcext:target-range-address="'Gantt Chart'.EV14:'Gantt Chart'.EV14">
            <calcext:condition calcext:apply-style-name="Today" calcext:value="formula-is([.EV$10]=TODAY())" calcext:base-cell-address="'Gantt Chart'.EV14"/>
            <calcext:condition calcext:apply-style-name="Weekend" calcext:value="formula-is(OR(WEEKDAY([.EV$10])=1;WEEKDAY([.EV$10])=7))" calcext:base-cell-address="'Gantt Chart'.EV14"/>
          </calcext:conditional-format>
          <calcext:conditional-format calcext:target-range-address="'Gantt Chart'.EV14:'Gantt Chart'.EV14">
            <calcext:condition calcext:apply-style-name="Task_Completed" calcext:value="formula-is(AND([.$E14]&gt;0;[.EV$10]&gt;=[.$D14];[.EV$10]&lt;=[.$F14];WORKDAY([.$D14];[.$E14]*[.$G14])&gt;[.EV$10]))" calcext:base-cell-address="'Gantt Chart'.EV14"/>
            <calcext:condition calcext:apply-style-name="Task_Scheduled" calcext:value="formula-is(AND([.$E14]&gt;0;[.EV$10]&gt;=[.$D14];[.EV$10]&lt;=[.$F14];WORKDAY([.$D14];[.$E14]*[.$G14])&lt;=[.EV$10]))" calcext:base-cell-address="'Gantt Chart'.EV14"/>
            <calcext:condition calcext:apply-style-name="Milestone" calcext:value="formula-is(AND([.$D14]&gt;0;[.$F14]=&quot;&quot;;[.$D14]=[.EV$10]))" calcext:base-cell-address="'Gantt Chart'.EV14"/>
          </calcext:conditional-format>
          <calcext:conditional-format calcext:target-range-address="'Gantt Chart'.EW14:'Gantt Chart'.EW14">
            <calcext:condition calcext:apply-style-name="Today" calcext:value="formula-is([.EW$10]=TODAY())" calcext:base-cell-address="'Gantt Chart'.EW14"/>
            <calcext:condition calcext:apply-style-name="Weekend" calcext:value="formula-is(OR(WEEKDAY([.EW$10])=1;WEEKDAY([.EW$10])=7))" calcext:base-cell-address="'Gantt Chart'.EW14"/>
          </calcext:conditional-format>
          <calcext:conditional-format calcext:target-range-address="'Gantt Chart'.EW14:'Gantt Chart'.EW14">
            <calcext:condition calcext:apply-style-name="Task_Completed" calcext:value="formula-is(AND([.$E14]&gt;0;[.EW$10]&gt;=[.$D14];[.EW$10]&lt;=[.$F14];WORKDAY([.$D14];[.$E14]*[.$G14])&gt;[.EW$10]))" calcext:base-cell-address="'Gantt Chart'.EW14"/>
            <calcext:condition calcext:apply-style-name="Task_Scheduled" calcext:value="formula-is(AND([.$E14]&gt;0;[.EW$10]&gt;=[.$D14];[.EW$10]&lt;=[.$F14];WORKDAY([.$D14];[.$E14]*[.$G14])&lt;=[.EW$10]))" calcext:base-cell-address="'Gantt Chart'.EW14"/>
            <calcext:condition calcext:apply-style-name="Milestone" calcext:value="formula-is(AND([.$D14]&gt;0;[.$F14]=&quot;&quot;;[.$D14]=[.EW$10]))" calcext:base-cell-address="'Gantt Chart'.EW14"/>
          </calcext:conditional-format>
          <calcext:conditional-format calcext:target-range-address="'Gantt Chart'.EX14:'Gantt Chart'.EX14">
            <calcext:condition calcext:apply-style-name="Today" calcext:value="formula-is([.EX$10]=TODAY())" calcext:base-cell-address="'Gantt Chart'.EX14"/>
            <calcext:condition calcext:apply-style-name="Weekend" calcext:value="formula-is(OR(WEEKDAY([.EX$10])=1;WEEKDAY([.EX$10])=7))" calcext:base-cell-address="'Gantt Chart'.EX14"/>
          </calcext:conditional-format>
          <calcext:conditional-format calcext:target-range-address="'Gantt Chart'.EX14:'Gantt Chart'.EX14">
            <calcext:condition calcext:apply-style-name="Task_Completed" calcext:value="formula-is(AND([.$E14]&gt;0;[.EX$10]&gt;=[.$D14];[.EX$10]&lt;=[.$F14];WORKDAY([.$D14];[.$E14]*[.$G14])&gt;[.EX$10]))" calcext:base-cell-address="'Gantt Chart'.EX14"/>
            <calcext:condition calcext:apply-style-name="Task_Scheduled" calcext:value="formula-is(AND([.$E14]&gt;0;[.EX$10]&gt;=[.$D14];[.EX$10]&lt;=[.$F14];WORKDAY([.$D14];[.$E14]*[.$G14])&lt;=[.EX$10]))" calcext:base-cell-address="'Gantt Chart'.EX14"/>
            <calcext:condition calcext:apply-style-name="Milestone" calcext:value="formula-is(AND([.$D14]&gt;0;[.$F14]=&quot;&quot;;[.$D14]=[.EX$10]))" calcext:base-cell-address="'Gantt Chart'.EX14"/>
          </calcext:conditional-format>
          <calcext:conditional-format calcext:target-range-address="'Gantt Chart'.EY14:'Gantt Chart'.EY14">
            <calcext:condition calcext:apply-style-name="Today" calcext:value="formula-is([.EY$10]=TODAY())" calcext:base-cell-address="'Gantt Chart'.EY14"/>
            <calcext:condition calcext:apply-style-name="Weekend" calcext:value="formula-is(OR(WEEKDAY([.EY$10])=1;WEEKDAY([.EY$10])=7))" calcext:base-cell-address="'Gantt Chart'.EY14"/>
          </calcext:conditional-format>
          <calcext:conditional-format calcext:target-range-address="'Gantt Chart'.EY14:'Gantt Chart'.EY14">
            <calcext:condition calcext:apply-style-name="Task_Completed" calcext:value="formula-is(AND([.$E14]&gt;0;[.EY$10]&gt;=[.$D14];[.EY$10]&lt;=[.$F14];WORKDAY([.$D14];[.$E14]*[.$G14])&gt;[.EY$10]))" calcext:base-cell-address="'Gantt Chart'.EY14"/>
            <calcext:condition calcext:apply-style-name="Task_Scheduled" calcext:value="formula-is(AND([.$E14]&gt;0;[.EY$10]&gt;=[.$D14];[.EY$10]&lt;=[.$F14];WORKDAY([.$D14];[.$E14]*[.$G14])&lt;=[.EY$10]))" calcext:base-cell-address="'Gantt Chart'.EY14"/>
            <calcext:condition calcext:apply-style-name="Milestone" calcext:value="formula-is(AND([.$D14]&gt;0;[.$F14]=&quot;&quot;;[.$D14]=[.EY$10]))" calcext:base-cell-address="'Gantt Chart'.EY14"/>
          </calcext:conditional-format>
          <calcext:conditional-format calcext:target-range-address="'Gantt Chart'.EZ14:'Gantt Chart'.EZ14">
            <calcext:condition calcext:apply-style-name="Today" calcext:value="formula-is([.EZ$10]=TODAY())" calcext:base-cell-address="'Gantt Chart'.EZ14"/>
            <calcext:condition calcext:apply-style-name="Weekend" calcext:value="formula-is(OR(WEEKDAY([.EZ$10])=1;WEEKDAY([.EZ$10])=7))" calcext:base-cell-address="'Gantt Chart'.EZ14"/>
          </calcext:conditional-format>
          <calcext:conditional-format calcext:target-range-address="'Gantt Chart'.EZ14:'Gantt Chart'.EZ14">
            <calcext:condition calcext:apply-style-name="Task_Completed" calcext:value="formula-is(AND([.$E14]&gt;0;[.EZ$10]&gt;=[.$D14];[.EZ$10]&lt;=[.$F14];WORKDAY([.$D14];[.$E14]*[.$G14])&gt;[.EZ$10]))" calcext:base-cell-address="'Gantt Chart'.EZ14"/>
            <calcext:condition calcext:apply-style-name="Task_Scheduled" calcext:value="formula-is(AND([.$E14]&gt;0;[.EZ$10]&gt;=[.$D14];[.EZ$10]&lt;=[.$F14];WORKDAY([.$D14];[.$E14]*[.$G14])&lt;=[.EZ$10]))" calcext:base-cell-address="'Gantt Chart'.EZ14"/>
            <calcext:condition calcext:apply-style-name="Milestone" calcext:value="formula-is(AND([.$D14]&gt;0;[.$F14]=&quot;&quot;;[.$D14]=[.EZ$10]))" calcext:base-cell-address="'Gantt Chart'.EZ14"/>
          </calcext:conditional-format>
          <calcext:conditional-format calcext:target-range-address="'Gantt Chart'.FA14:'Gantt Chart'.FA14">
            <calcext:condition calcext:apply-style-name="Today" calcext:value="formula-is([.FA$10]=TODAY())" calcext:base-cell-address="'Gantt Chart'.FA14"/>
            <calcext:condition calcext:apply-style-name="Weekend" calcext:value="formula-is(OR(WEEKDAY([.FA$10])=1;WEEKDAY([.FA$10])=7))" calcext:base-cell-address="'Gantt Chart'.FA14"/>
          </calcext:conditional-format>
          <calcext:conditional-format calcext:target-range-address="'Gantt Chart'.FA14:'Gantt Chart'.FA14">
            <calcext:condition calcext:apply-style-name="Task_Completed" calcext:value="formula-is(AND([.$E14]&gt;0;[.FA$10]&gt;=[.$D14];[.FA$10]&lt;=[.$F14];WORKDAY([.$D14];[.$E14]*[.$G14])&gt;[.FA$10]))" calcext:base-cell-address="'Gantt Chart'.FA14"/>
            <calcext:condition calcext:apply-style-name="Task_Scheduled" calcext:value="formula-is(AND([.$E14]&gt;0;[.FA$10]&gt;=[.$D14];[.FA$10]&lt;=[.$F14];WORKDAY([.$D14];[.$E14]*[.$G14])&lt;=[.FA$10]))" calcext:base-cell-address="'Gantt Chart'.FA14"/>
            <calcext:condition calcext:apply-style-name="Milestone" calcext:value="formula-is(AND([.$D14]&gt;0;[.$F14]=&quot;&quot;;[.$D14]=[.FA$10]))" calcext:base-cell-address="'Gantt Chart'.FA14"/>
          </calcext:conditional-format>
          <calcext:conditional-format calcext:target-range-address="'Gantt Chart'.FB14:'Gantt Chart'.FB14">
            <calcext:condition calcext:apply-style-name="Today" calcext:value="formula-is([.FB$10]=TODAY())" calcext:base-cell-address="'Gantt Chart'.FB14"/>
            <calcext:condition calcext:apply-style-name="Weekend" calcext:value="formula-is(OR(WEEKDAY([.FB$10])=1;WEEKDAY([.FB$10])=7))" calcext:base-cell-address="'Gantt Chart'.FB14"/>
          </calcext:conditional-format>
          <calcext:conditional-format calcext:target-range-address="'Gantt Chart'.FB14:'Gantt Chart'.FB14">
            <calcext:condition calcext:apply-style-name="Task_Completed" calcext:value="formula-is(AND([.$E14]&gt;0;[.FB$10]&gt;=[.$D14];[.FB$10]&lt;=[.$F14];WORKDAY([.$D14];[.$E14]*[.$G14])&gt;[.FB$10]))" calcext:base-cell-address="'Gantt Chart'.FB14"/>
            <calcext:condition calcext:apply-style-name="Task_Scheduled" calcext:value="formula-is(AND([.$E14]&gt;0;[.FB$10]&gt;=[.$D14];[.FB$10]&lt;=[.$F14];WORKDAY([.$D14];[.$E14]*[.$G14])&lt;=[.FB$10]))" calcext:base-cell-address="'Gantt Chart'.FB14"/>
            <calcext:condition calcext:apply-style-name="Milestone" calcext:value="formula-is(AND([.$D14]&gt;0;[.$F14]=&quot;&quot;;[.$D14]=[.FB$10]))" calcext:base-cell-address="'Gantt Chart'.FB14"/>
          </calcext:conditional-format>
          <calcext:conditional-format calcext:target-range-address="'Gantt Chart'.FC14:'Gantt Chart'.FC14">
            <calcext:condition calcext:apply-style-name="Today" calcext:value="formula-is([.FC$10]=TODAY())" calcext:base-cell-address="'Gantt Chart'.FC14"/>
            <calcext:condition calcext:apply-style-name="Weekend" calcext:value="formula-is(OR(WEEKDAY([.FC$10])=1;WEEKDAY([.FC$10])=7))" calcext:base-cell-address="'Gantt Chart'.FC14"/>
          </calcext:conditional-format>
          <calcext:conditional-format calcext:target-range-address="'Gantt Chart'.FC14:'Gantt Chart'.FC14">
            <calcext:condition calcext:apply-style-name="Task_Completed" calcext:value="formula-is(AND([.$E14]&gt;0;[.FC$10]&gt;=[.$D14];[.FC$10]&lt;=[.$F14];WORKDAY([.$D14];[.$E14]*[.$G14])&gt;[.FC$10]))" calcext:base-cell-address="'Gantt Chart'.FC14"/>
            <calcext:condition calcext:apply-style-name="Task_Scheduled" calcext:value="formula-is(AND([.$E14]&gt;0;[.FC$10]&gt;=[.$D14];[.FC$10]&lt;=[.$F14];WORKDAY([.$D14];[.$E14]*[.$G14])&lt;=[.FC$10]))" calcext:base-cell-address="'Gantt Chart'.FC14"/>
            <calcext:condition calcext:apply-style-name="Milestone" calcext:value="formula-is(AND([.$D14]&gt;0;[.$F14]=&quot;&quot;;[.$D14]=[.FC$10]))" calcext:base-cell-address="'Gantt Chart'.FC14"/>
          </calcext:conditional-format>
          <calcext:conditional-format calcext:target-range-address="'Gantt Chart'.FD14:'Gantt Chart'.FD14">
            <calcext:condition calcext:apply-style-name="Today" calcext:value="formula-is([.FD$10]=TODAY())" calcext:base-cell-address="'Gantt Chart'.FD14"/>
            <calcext:condition calcext:apply-style-name="Weekend" calcext:value="formula-is(OR(WEEKDAY([.FD$10])=1;WEEKDAY([.FD$10])=7))" calcext:base-cell-address="'Gantt Chart'.FD14"/>
          </calcext:conditional-format>
          <calcext:conditional-format calcext:target-range-address="'Gantt Chart'.FD14:'Gantt Chart'.FD14">
            <calcext:condition calcext:apply-style-name="Task_Completed" calcext:value="formula-is(AND([.$E14]&gt;0;[.FD$10]&gt;=[.$D14];[.FD$10]&lt;=[.$F14];WORKDAY([.$D14];[.$E14]*[.$G14])&gt;[.FD$10]))" calcext:base-cell-address="'Gantt Chart'.FD14"/>
            <calcext:condition calcext:apply-style-name="Task_Scheduled" calcext:value="formula-is(AND([.$E14]&gt;0;[.FD$10]&gt;=[.$D14];[.FD$10]&lt;=[.$F14];WORKDAY([.$D14];[.$E14]*[.$G14])&lt;=[.FD$10]))" calcext:base-cell-address="'Gantt Chart'.FD14"/>
            <calcext:condition calcext:apply-style-name="Milestone" calcext:value="formula-is(AND([.$D14]&gt;0;[.$F14]=&quot;&quot;;[.$D14]=[.FD$10]))" calcext:base-cell-address="'Gantt Chart'.FD14"/>
          </calcext:conditional-format>
          <calcext:conditional-format calcext:target-range-address="'Gantt Chart'.FE14:'Gantt Chart'.FE14">
            <calcext:condition calcext:apply-style-name="Today" calcext:value="formula-is([.FE$10]=TODAY())" calcext:base-cell-address="'Gantt Chart'.FE14"/>
            <calcext:condition calcext:apply-style-name="Weekend" calcext:value="formula-is(OR(WEEKDAY([.FE$10])=1;WEEKDAY([.FE$10])=7))" calcext:base-cell-address="'Gantt Chart'.FE14"/>
          </calcext:conditional-format>
          <calcext:conditional-format calcext:target-range-address="'Gantt Chart'.FE14:'Gantt Chart'.FE14">
            <calcext:condition calcext:apply-style-name="Task_Completed" calcext:value="formula-is(AND([.$E14]&gt;0;[.FE$10]&gt;=[.$D14];[.FE$10]&lt;=[.$F14];WORKDAY([.$D14];[.$E14]*[.$G14])&gt;[.FE$10]))" calcext:base-cell-address="'Gantt Chart'.FE14"/>
            <calcext:condition calcext:apply-style-name="Task_Scheduled" calcext:value="formula-is(AND([.$E14]&gt;0;[.FE$10]&gt;=[.$D14];[.FE$10]&lt;=[.$F14];WORKDAY([.$D14];[.$E14]*[.$G14])&lt;=[.FE$10]))" calcext:base-cell-address="'Gantt Chart'.FE14"/>
            <calcext:condition calcext:apply-style-name="Milestone" calcext:value="formula-is(AND([.$D14]&gt;0;[.$F14]=&quot;&quot;;[.$D14]=[.FE$10]))" calcext:base-cell-address="'Gantt Chart'.FE14"/>
          </calcext:conditional-format>
          <calcext:conditional-format calcext:target-range-address="'Gantt Chart'.FF14:'Gantt Chart'.FF14">
            <calcext:condition calcext:apply-style-name="Today" calcext:value="formula-is([.FF$10]=TODAY())" calcext:base-cell-address="'Gantt Chart'.FF14"/>
            <calcext:condition calcext:apply-style-name="Weekend" calcext:value="formula-is(OR(WEEKDAY([.FF$10])=1;WEEKDAY([.FF$10])=7))" calcext:base-cell-address="'Gantt Chart'.FF14"/>
          </calcext:conditional-format>
          <calcext:conditional-format calcext:target-range-address="'Gantt Chart'.FF14:'Gantt Chart'.FF14">
            <calcext:condition calcext:apply-style-name="Task_Completed" calcext:value="formula-is(AND([.$E14]&gt;0;[.FF$10]&gt;=[.$D14];[.FF$10]&lt;=[.$F14];WORKDAY([.$D14];[.$E14]*[.$G14])&gt;[.FF$10]))" calcext:base-cell-address="'Gantt Chart'.FF14"/>
            <calcext:condition calcext:apply-style-name="Task_Scheduled" calcext:value="formula-is(AND([.$E14]&gt;0;[.FF$10]&gt;=[.$D14];[.FF$10]&lt;=[.$F14];WORKDAY([.$D14];[.$E14]*[.$G14])&lt;=[.FF$10]))" calcext:base-cell-address="'Gantt Chart'.FF14"/>
            <calcext:condition calcext:apply-style-name="Milestone" calcext:value="formula-is(AND([.$D14]&gt;0;[.$F14]=&quot;&quot;;[.$D14]=[.FF$10]))" calcext:base-cell-address="'Gantt Chart'.FF14"/>
          </calcext:conditional-format>
          <calcext:conditional-format calcext:target-range-address="'Gantt Chart'.FG14:'Gantt Chart'.FG14">
            <calcext:condition calcext:apply-style-name="Today" calcext:value="formula-is([.FG$10]=TODAY())" calcext:base-cell-address="'Gantt Chart'.FG14"/>
            <calcext:condition calcext:apply-style-name="Weekend" calcext:value="formula-is(OR(WEEKDAY([.FG$10])=1;WEEKDAY([.FG$10])=7))" calcext:base-cell-address="'Gantt Chart'.FG14"/>
          </calcext:conditional-format>
          <calcext:conditional-format calcext:target-range-address="'Gantt Chart'.FG14:'Gantt Chart'.FG14">
            <calcext:condition calcext:apply-style-name="Task_Completed" calcext:value="formula-is(AND([.$E14]&gt;0;[.FG$10]&gt;=[.$D14];[.FG$10]&lt;=[.$F14];WORKDAY([.$D14];[.$E14]*[.$G14])&gt;[.FG$10]))" calcext:base-cell-address="'Gantt Chart'.FG14"/>
            <calcext:condition calcext:apply-style-name="Task_Scheduled" calcext:value="formula-is(AND([.$E14]&gt;0;[.FG$10]&gt;=[.$D14];[.FG$10]&lt;=[.$F14];WORKDAY([.$D14];[.$E14]*[.$G14])&lt;=[.FG$10]))" calcext:base-cell-address="'Gantt Chart'.FG14"/>
            <calcext:condition calcext:apply-style-name="Milestone" calcext:value="formula-is(AND([.$D14]&gt;0;[.$F14]=&quot;&quot;;[.$D14]=[.FG$10]))" calcext:base-cell-address="'Gantt Chart'.FG14"/>
          </calcext:conditional-format>
          <calcext:conditional-format calcext:target-range-address="'Gantt Chart'.FH14:'Gantt Chart'.FH14">
            <calcext:condition calcext:apply-style-name="Today" calcext:value="formula-is([.FH$10]=TODAY())" calcext:base-cell-address="'Gantt Chart'.FH14"/>
            <calcext:condition calcext:apply-style-name="Weekend" calcext:value="formula-is(OR(WEEKDAY([.FH$10])=1;WEEKDAY([.FH$10])=7))" calcext:base-cell-address="'Gantt Chart'.FH14"/>
          </calcext:conditional-format>
          <calcext:conditional-format calcext:target-range-address="'Gantt Chart'.FH14:'Gantt Chart'.FH14">
            <calcext:condition calcext:apply-style-name="Task_Completed" calcext:value="formula-is(AND([.$E14]&gt;0;[.FH$10]&gt;=[.$D14];[.FH$10]&lt;=[.$F14];WORKDAY([.$D14];[.$E14]*[.$G14])&gt;[.FH$10]))" calcext:base-cell-address="'Gantt Chart'.FH14"/>
            <calcext:condition calcext:apply-style-name="Task_Scheduled" calcext:value="formula-is(AND([.$E14]&gt;0;[.FH$10]&gt;=[.$D14];[.FH$10]&lt;=[.$F14];WORKDAY([.$D14];[.$E14]*[.$G14])&lt;=[.FH$10]))" calcext:base-cell-address="'Gantt Chart'.FH14"/>
            <calcext:condition calcext:apply-style-name="Milestone" calcext:value="formula-is(AND([.$D14]&gt;0;[.$F14]=&quot;&quot;;[.$D14]=[.FH$10]))" calcext:base-cell-address="'Gantt Chart'.FH14"/>
          </calcext:conditional-format>
          <calcext:conditional-format calcext:target-range-address="'Gantt Chart'.FI14:'Gantt Chart'.FI14">
            <calcext:condition calcext:apply-style-name="Today" calcext:value="formula-is([.FI$10]=TODAY())" calcext:base-cell-address="'Gantt Chart'.FI14"/>
            <calcext:condition calcext:apply-style-name="Weekend" calcext:value="formula-is(OR(WEEKDAY([.FI$10])=1;WEEKDAY([.FI$10])=7))" calcext:base-cell-address="'Gantt Chart'.FI14"/>
          </calcext:conditional-format>
          <calcext:conditional-format calcext:target-range-address="'Gantt Chart'.FI14:'Gantt Chart'.FI14">
            <calcext:condition calcext:apply-style-name="Task_Completed" calcext:value="formula-is(AND([.$E14]&gt;0;[.FI$10]&gt;=[.$D14];[.FI$10]&lt;=[.$F14];WORKDAY([.$D14];[.$E14]*[.$G14])&gt;[.FI$10]))" calcext:base-cell-address="'Gantt Chart'.FI14"/>
            <calcext:condition calcext:apply-style-name="Task_Scheduled" calcext:value="formula-is(AND([.$E14]&gt;0;[.FI$10]&gt;=[.$D14];[.FI$10]&lt;=[.$F14];WORKDAY([.$D14];[.$E14]*[.$G14])&lt;=[.FI$10]))" calcext:base-cell-address="'Gantt Chart'.FI14"/>
            <calcext:condition calcext:apply-style-name="Milestone" calcext:value="formula-is(AND([.$D14]&gt;0;[.$F14]=&quot;&quot;;[.$D14]=[.FI$10]))" calcext:base-cell-address="'Gantt Chart'.FI14"/>
          </calcext:conditional-format>
          <calcext:conditional-format calcext:target-range-address="'Gantt Chart'.FJ14:'Gantt Chart'.FJ14">
            <calcext:condition calcext:apply-style-name="Today" calcext:value="formula-is([.FJ$10]=TODAY())" calcext:base-cell-address="'Gantt Chart'.FJ14"/>
            <calcext:condition calcext:apply-style-name="Weekend" calcext:value="formula-is(OR(WEEKDAY([.FJ$10])=1;WEEKDAY([.FJ$10])=7))" calcext:base-cell-address="'Gantt Chart'.FJ14"/>
          </calcext:conditional-format>
          <calcext:conditional-format calcext:target-range-address="'Gantt Chart'.FJ14:'Gantt Chart'.FJ14">
            <calcext:condition calcext:apply-style-name="Task_Completed" calcext:value="formula-is(AND([.$E14]&gt;0;[.FJ$10]&gt;=[.$D14];[.FJ$10]&lt;=[.$F14];WORKDAY([.$D14];[.$E14]*[.$G14])&gt;[.FJ$10]))" calcext:base-cell-address="'Gantt Chart'.FJ14"/>
            <calcext:condition calcext:apply-style-name="Task_Scheduled" calcext:value="formula-is(AND([.$E14]&gt;0;[.FJ$10]&gt;=[.$D14];[.FJ$10]&lt;=[.$F14];WORKDAY([.$D14];[.$E14]*[.$G14])&lt;=[.FJ$10]))" calcext:base-cell-address="'Gantt Chart'.FJ14"/>
            <calcext:condition calcext:apply-style-name="Milestone" calcext:value="formula-is(AND([.$D14]&gt;0;[.$F14]=&quot;&quot;;[.$D14]=[.FJ$10]))" calcext:base-cell-address="'Gantt Chart'.FJ14"/>
          </calcext:conditional-format>
          <calcext:conditional-format calcext:target-range-address="'Gantt Chart'.FK14:'Gantt Chart'.FK14">
            <calcext:condition calcext:apply-style-name="Today" calcext:value="formula-is([.FK$10]=TODAY())" calcext:base-cell-address="'Gantt Chart'.FK14"/>
            <calcext:condition calcext:apply-style-name="Weekend" calcext:value="formula-is(OR(WEEKDAY([.FK$10])=1;WEEKDAY([.FK$10])=7))" calcext:base-cell-address="'Gantt Chart'.FK14"/>
          </calcext:conditional-format>
          <calcext:conditional-format calcext:target-range-address="'Gantt Chart'.FK14:'Gantt Chart'.FK14">
            <calcext:condition calcext:apply-style-name="Task_Completed" calcext:value="formula-is(AND([.$E14]&gt;0;[.FK$10]&gt;=[.$D14];[.FK$10]&lt;=[.$F14];WORKDAY([.$D14];[.$E14]*[.$G14])&gt;[.FK$10]))" calcext:base-cell-address="'Gantt Chart'.FK14"/>
            <calcext:condition calcext:apply-style-name="Task_Scheduled" calcext:value="formula-is(AND([.$E14]&gt;0;[.FK$10]&gt;=[.$D14];[.FK$10]&lt;=[.$F14];WORKDAY([.$D14];[.$E14]*[.$G14])&lt;=[.FK$10]))" calcext:base-cell-address="'Gantt Chart'.FK14"/>
            <calcext:condition calcext:apply-style-name="Milestone" calcext:value="formula-is(AND([.$D14]&gt;0;[.$F14]=&quot;&quot;;[.$D14]=[.FK$10]))" calcext:base-cell-address="'Gantt Chart'.FK14"/>
          </calcext:conditional-format>
          <calcext:conditional-format calcext:target-range-address="'Gantt Chart'.FL14:'Gantt Chart'.FL14">
            <calcext:condition calcext:apply-style-name="Today" calcext:value="formula-is([.FL$10]=TODAY())" calcext:base-cell-address="'Gantt Chart'.FL14"/>
            <calcext:condition calcext:apply-style-name="Weekend" calcext:value="formula-is(OR(WEEKDAY([.FL$10])=1;WEEKDAY([.FL$10])=7))" calcext:base-cell-address="'Gantt Chart'.FL14"/>
          </calcext:conditional-format>
          <calcext:conditional-format calcext:target-range-address="'Gantt Chart'.FL14:'Gantt Chart'.FL14">
            <calcext:condition calcext:apply-style-name="Task_Completed" calcext:value="formula-is(AND([.$E14]&gt;0;[.FL$10]&gt;=[.$D14];[.FL$10]&lt;=[.$F14];WORKDAY([.$D14];[.$E14]*[.$G14])&gt;[.FL$10]))" calcext:base-cell-address="'Gantt Chart'.FL14"/>
            <calcext:condition calcext:apply-style-name="Task_Scheduled" calcext:value="formula-is(AND([.$E14]&gt;0;[.FL$10]&gt;=[.$D14];[.FL$10]&lt;=[.$F14];WORKDAY([.$D14];[.$E14]*[.$G14])&lt;=[.FL$10]))" calcext:base-cell-address="'Gantt Chart'.FL14"/>
            <calcext:condition calcext:apply-style-name="Milestone" calcext:value="formula-is(AND([.$D14]&gt;0;[.$F14]=&quot;&quot;;[.$D14]=[.FL$10]))" calcext:base-cell-address="'Gantt Chart'.FL14"/>
          </calcext:conditional-format>
          <calcext:conditional-format calcext:target-range-address="'Gantt Chart'.FM14:'Gantt Chart'.FM14">
            <calcext:condition calcext:apply-style-name="Today" calcext:value="formula-is([.FM$10]=TODAY())" calcext:base-cell-address="'Gantt Chart'.FM14"/>
            <calcext:condition calcext:apply-style-name="Weekend" calcext:value="formula-is(OR(WEEKDAY([.FM$10])=1;WEEKDAY([.FM$10])=7))" calcext:base-cell-address="'Gantt Chart'.FM14"/>
          </calcext:conditional-format>
          <calcext:conditional-format calcext:target-range-address="'Gantt Chart'.FM14:'Gantt Chart'.FM14">
            <calcext:condition calcext:apply-style-name="Task_Completed" calcext:value="formula-is(AND([.$E14]&gt;0;[.FM$10]&gt;=[.$D14];[.FM$10]&lt;=[.$F14];WORKDAY([.$D14];[.$E14]*[.$G14])&gt;[.FM$10]))" calcext:base-cell-address="'Gantt Chart'.FM14"/>
            <calcext:condition calcext:apply-style-name="Task_Scheduled" calcext:value="formula-is(AND([.$E14]&gt;0;[.FM$10]&gt;=[.$D14];[.FM$10]&lt;=[.$F14];WORKDAY([.$D14];[.$E14]*[.$G14])&lt;=[.FM$10]))" calcext:base-cell-address="'Gantt Chart'.FM14"/>
            <calcext:condition calcext:apply-style-name="Milestone" calcext:value="formula-is(AND([.$D14]&gt;0;[.$F14]=&quot;&quot;;[.$D14]=[.FM$10]))" calcext:base-cell-address="'Gantt Chart'.FM14"/>
          </calcext:conditional-format>
          <calcext:conditional-format calcext:target-range-address="'Gantt Chart'.FN14:'Gantt Chart'.FN14">
            <calcext:condition calcext:apply-style-name="Today" calcext:value="formula-is([.FN$10]=TODAY())" calcext:base-cell-address="'Gantt Chart'.FN14"/>
            <calcext:condition calcext:apply-style-name="Weekend" calcext:value="formula-is(OR(WEEKDAY([.FN$10])=1;WEEKDAY([.FN$10])=7))" calcext:base-cell-address="'Gantt Chart'.FN14"/>
          </calcext:conditional-format>
          <calcext:conditional-format calcext:target-range-address="'Gantt Chart'.FN14:'Gantt Chart'.FN14">
            <calcext:condition calcext:apply-style-name="Task_Completed" calcext:value="formula-is(AND([.$E14]&gt;0;[.FN$10]&gt;=[.$D14];[.FN$10]&lt;=[.$F14];WORKDAY([.$D14];[.$E14]*[.$G14])&gt;[.FN$10]))" calcext:base-cell-address="'Gantt Chart'.FN14"/>
            <calcext:condition calcext:apply-style-name="Task_Scheduled" calcext:value="formula-is(AND([.$E14]&gt;0;[.FN$10]&gt;=[.$D14];[.FN$10]&lt;=[.$F14];WORKDAY([.$D14];[.$E14]*[.$G14])&lt;=[.FN$10]))" calcext:base-cell-address="'Gantt Chart'.FN14"/>
            <calcext:condition calcext:apply-style-name="Milestone" calcext:value="formula-is(AND([.$D14]&gt;0;[.$F14]=&quot;&quot;;[.$D14]=[.FN$10]))" calcext:base-cell-address="'Gantt Chart'.FN14"/>
          </calcext:conditional-format>
          <calcext:conditional-format calcext:target-range-address="'Gantt Chart'.FO14:'Gantt Chart'.FO14">
            <calcext:condition calcext:apply-style-name="Today" calcext:value="formula-is([.FO$10]=TODAY())" calcext:base-cell-address="'Gantt Chart'.FO14"/>
            <calcext:condition calcext:apply-style-name="Weekend" calcext:value="formula-is(OR(WEEKDAY([.FO$10])=1;WEEKDAY([.FO$10])=7))" calcext:base-cell-address="'Gantt Chart'.FO14"/>
          </calcext:conditional-format>
          <calcext:conditional-format calcext:target-range-address="'Gantt Chart'.FO14:'Gantt Chart'.FO14">
            <calcext:condition calcext:apply-style-name="Task_Completed" calcext:value="formula-is(AND([.$E14]&gt;0;[.FO$10]&gt;=[.$D14];[.FO$10]&lt;=[.$F14];WORKDAY([.$D14];[.$E14]*[.$G14])&gt;[.FO$10]))" calcext:base-cell-address="'Gantt Chart'.FO14"/>
            <calcext:condition calcext:apply-style-name="Task_Scheduled" calcext:value="formula-is(AND([.$E14]&gt;0;[.FO$10]&gt;=[.$D14];[.FO$10]&lt;=[.$F14];WORKDAY([.$D14];[.$E14]*[.$G14])&lt;=[.FO$10]))" calcext:base-cell-address="'Gantt Chart'.FO14"/>
            <calcext:condition calcext:apply-style-name="Milestone" calcext:value="formula-is(AND([.$D14]&gt;0;[.$F14]=&quot;&quot;;[.$D14]=[.FO$10]))" calcext:base-cell-address="'Gantt Chart'.FO14"/>
          </calcext:conditional-format>
          <calcext:conditional-format calcext:target-range-address="'Gantt Chart'.FP14:'Gantt Chart'.FP14">
            <calcext:condition calcext:apply-style-name="Today" calcext:value="formula-is([.FP$10]=TODAY())" calcext:base-cell-address="'Gantt Chart'.FP14"/>
            <calcext:condition calcext:apply-style-name="Weekend" calcext:value="formula-is(OR(WEEKDAY([.FP$10])=1;WEEKDAY([.FP$10])=7))" calcext:base-cell-address="'Gantt Chart'.FP14"/>
          </calcext:conditional-format>
          <calcext:conditional-format calcext:target-range-address="'Gantt Chart'.FP14:'Gantt Chart'.FP14">
            <calcext:condition calcext:apply-style-name="Task_Completed" calcext:value="formula-is(AND([.$E14]&gt;0;[.FP$10]&gt;=[.$D14];[.FP$10]&lt;=[.$F14];WORKDAY([.$D14];[.$E14]*[.$G14])&gt;[.FP$10]))" calcext:base-cell-address="'Gantt Chart'.FP14"/>
            <calcext:condition calcext:apply-style-name="Task_Scheduled" calcext:value="formula-is(AND([.$E14]&gt;0;[.FP$10]&gt;=[.$D14];[.FP$10]&lt;=[.$F14];WORKDAY([.$D14];[.$E14]*[.$G14])&lt;=[.FP$10]))" calcext:base-cell-address="'Gantt Chart'.FP14"/>
            <calcext:condition calcext:apply-style-name="Milestone" calcext:value="formula-is(AND([.$D14]&gt;0;[.$F14]=&quot;&quot;;[.$D14]=[.FP$10]))" calcext:base-cell-address="'Gantt Chart'.FP14"/>
          </calcext:conditional-format>
          <calcext:conditional-format calcext:target-range-address="'Gantt Chart'.FQ14:'Gantt Chart'.FQ14">
            <calcext:condition calcext:apply-style-name="Today" calcext:value="formula-is([.FQ$10]=TODAY())" calcext:base-cell-address="'Gantt Chart'.FQ14"/>
            <calcext:condition calcext:apply-style-name="Weekend" calcext:value="formula-is(OR(WEEKDAY([.FQ$10])=1;WEEKDAY([.FQ$10])=7))" calcext:base-cell-address="'Gantt Chart'.FQ14"/>
          </calcext:conditional-format>
          <calcext:conditional-format calcext:target-range-address="'Gantt Chart'.FQ14:'Gantt Chart'.FQ14">
            <calcext:condition calcext:apply-style-name="Task_Completed" calcext:value="formula-is(AND([.$E14]&gt;0;[.FQ$10]&gt;=[.$D14];[.FQ$10]&lt;=[.$F14];WORKDAY([.$D14];[.$E14]*[.$G14])&gt;[.FQ$10]))" calcext:base-cell-address="'Gantt Chart'.FQ14"/>
            <calcext:condition calcext:apply-style-name="Task_Scheduled" calcext:value="formula-is(AND([.$E14]&gt;0;[.FQ$10]&gt;=[.$D14];[.FQ$10]&lt;=[.$F14];WORKDAY([.$D14];[.$E14]*[.$G14])&lt;=[.FQ$10]))" calcext:base-cell-address="'Gantt Chart'.FQ14"/>
            <calcext:condition calcext:apply-style-name="Milestone" calcext:value="formula-is(AND([.$D14]&gt;0;[.$F14]=&quot;&quot;;[.$D14]=[.FQ$10]))" calcext:base-cell-address="'Gantt Chart'.FQ14"/>
          </calcext:conditional-format>
          <calcext:conditional-format calcext:target-range-address="'Gantt Chart'.FR14:'Gantt Chart'.FR14">
            <calcext:condition calcext:apply-style-name="Today" calcext:value="formula-is([.FR$10]=TODAY())" calcext:base-cell-address="'Gantt Chart'.FR14"/>
            <calcext:condition calcext:apply-style-name="Weekend" calcext:value="formula-is(OR(WEEKDAY([.FR$10])=1;WEEKDAY([.FR$10])=7))" calcext:base-cell-address="'Gantt Chart'.FR14"/>
          </calcext:conditional-format>
          <calcext:conditional-format calcext:target-range-address="'Gantt Chart'.FR14:'Gantt Chart'.FR14">
            <calcext:condition calcext:apply-style-name="Task_Completed" calcext:value="formula-is(AND([.$E14]&gt;0;[.FR$10]&gt;=[.$D14];[.FR$10]&lt;=[.$F14];WORKDAY([.$D14];[.$E14]*[.$G14])&gt;[.FR$10]))" calcext:base-cell-address="'Gantt Chart'.FR14"/>
            <calcext:condition calcext:apply-style-name="Task_Scheduled" calcext:value="formula-is(AND([.$E14]&gt;0;[.FR$10]&gt;=[.$D14];[.FR$10]&lt;=[.$F14];WORKDAY([.$D14];[.$E14]*[.$G14])&lt;=[.FR$10]))" calcext:base-cell-address="'Gantt Chart'.FR14"/>
            <calcext:condition calcext:apply-style-name="Milestone" calcext:value="formula-is(AND([.$D14]&gt;0;[.$F14]=&quot;&quot;;[.$D14]=[.FR$10]))" calcext:base-cell-address="'Gantt Chart'.FR14"/>
          </calcext:conditional-format>
          <calcext:conditional-format calcext:target-range-address="'Gantt Chart'.FS14:'Gantt Chart'.FS14">
            <calcext:condition calcext:apply-style-name="Today" calcext:value="formula-is([.FS$10]=TODAY())" calcext:base-cell-address="'Gantt Chart'.FS14"/>
            <calcext:condition calcext:apply-style-name="Weekend" calcext:value="formula-is(OR(WEEKDAY([.FS$10])=1;WEEKDAY([.FS$10])=7))" calcext:base-cell-address="'Gantt Chart'.FS14"/>
          </calcext:conditional-format>
          <calcext:conditional-format calcext:target-range-address="'Gantt Chart'.FS14:'Gantt Chart'.FS14">
            <calcext:condition calcext:apply-style-name="Task_Completed" calcext:value="formula-is(AND([.$E14]&gt;0;[.FS$10]&gt;=[.$D14];[.FS$10]&lt;=[.$F14];WORKDAY([.$D14];[.$E14]*[.$G14])&gt;[.FS$10]))" calcext:base-cell-address="'Gantt Chart'.FS14"/>
            <calcext:condition calcext:apply-style-name="Task_Scheduled" calcext:value="formula-is(AND([.$E14]&gt;0;[.FS$10]&gt;=[.$D14];[.FS$10]&lt;=[.$F14];WORKDAY([.$D14];[.$E14]*[.$G14])&lt;=[.FS$10]))" calcext:base-cell-address="'Gantt Chart'.FS14"/>
            <calcext:condition calcext:apply-style-name="Milestone" calcext:value="formula-is(AND([.$D14]&gt;0;[.$F14]=&quot;&quot;;[.$D14]=[.FS$10]))" calcext:base-cell-address="'Gantt Chart'.FS14"/>
          </calcext:conditional-format>
          <calcext:conditional-format calcext:target-range-address="'Gantt Chart'.FT14:'Gantt Chart'.FT14">
            <calcext:condition calcext:apply-style-name="Today" calcext:value="formula-is([.FT$10]=TODAY())" calcext:base-cell-address="'Gantt Chart'.FT14"/>
            <calcext:condition calcext:apply-style-name="Weekend" calcext:value="formula-is(OR(WEEKDAY([.FT$10])=1;WEEKDAY([.FT$10])=7))" calcext:base-cell-address="'Gantt Chart'.FT14"/>
          </calcext:conditional-format>
          <calcext:conditional-format calcext:target-range-address="'Gantt Chart'.FT14:'Gantt Chart'.FT14">
            <calcext:condition calcext:apply-style-name="Task_Completed" calcext:value="formula-is(AND([.$E14]&gt;0;[.FT$10]&gt;=[.$D14];[.FT$10]&lt;=[.$F14];WORKDAY([.$D14];[.$E14]*[.$G14])&gt;[.FT$10]))" calcext:base-cell-address="'Gantt Chart'.FT14"/>
            <calcext:condition calcext:apply-style-name="Task_Scheduled" calcext:value="formula-is(AND([.$E14]&gt;0;[.FT$10]&gt;=[.$D14];[.FT$10]&lt;=[.$F14];WORKDAY([.$D14];[.$E14]*[.$G14])&lt;=[.FT$10]))" calcext:base-cell-address="'Gantt Chart'.FT14"/>
            <calcext:condition calcext:apply-style-name="Milestone" calcext:value="formula-is(AND([.$D14]&gt;0;[.$F14]=&quot;&quot;;[.$D14]=[.FT$10]))" calcext:base-cell-address="'Gantt Chart'.FT14"/>
          </calcext:conditional-format>
          <calcext:conditional-format calcext:target-range-address="'Gantt Chart'.FU14:'Gantt Chart'.FU14">
            <calcext:condition calcext:apply-style-name="Today" calcext:value="formula-is([.FU$10]=TODAY())" calcext:base-cell-address="'Gantt Chart'.FU14"/>
            <calcext:condition calcext:apply-style-name="Weekend" calcext:value="formula-is(OR(WEEKDAY([.FU$10])=1;WEEKDAY([.FU$10])=7))" calcext:base-cell-address="'Gantt Chart'.FU14"/>
          </calcext:conditional-format>
          <calcext:conditional-format calcext:target-range-address="'Gantt Chart'.FU14:'Gantt Chart'.FU14">
            <calcext:condition calcext:apply-style-name="Task_Completed" calcext:value="formula-is(AND([.$E14]&gt;0;[.FU$10]&gt;=[.$D14];[.FU$10]&lt;=[.$F14];WORKDAY([.$D14];[.$E14]*[.$G14])&gt;[.FU$10]))" calcext:base-cell-address="'Gantt Chart'.FU14"/>
            <calcext:condition calcext:apply-style-name="Task_Scheduled" calcext:value="formula-is(AND([.$E14]&gt;0;[.FU$10]&gt;=[.$D14];[.FU$10]&lt;=[.$F14];WORKDAY([.$D14];[.$E14]*[.$G14])&lt;=[.FU$10]))" calcext:base-cell-address="'Gantt Chart'.FU14"/>
            <calcext:condition calcext:apply-style-name="Milestone" calcext:value="formula-is(AND([.$D14]&gt;0;[.$F14]=&quot;&quot;;[.$D14]=[.FU$10]))" calcext:base-cell-address="'Gantt Chart'.FU14"/>
          </calcext:conditional-format>
          <calcext:conditional-format calcext:target-range-address="'Gantt Chart'.FV14:'Gantt Chart'.FV14">
            <calcext:condition calcext:apply-style-name="Today" calcext:value="formula-is([.FV$10]=TODAY())" calcext:base-cell-address="'Gantt Chart'.FV14"/>
            <calcext:condition calcext:apply-style-name="Weekend" calcext:value="formula-is(OR(WEEKDAY([.FV$10])=1;WEEKDAY([.FV$10])=7))" calcext:base-cell-address="'Gantt Chart'.FV14"/>
          </calcext:conditional-format>
          <calcext:conditional-format calcext:target-range-address="'Gantt Chart'.FV14:'Gantt Chart'.FV14">
            <calcext:condition calcext:apply-style-name="Task_Completed" calcext:value="formula-is(AND([.$E14]&gt;0;[.FV$10]&gt;=[.$D14];[.FV$10]&lt;=[.$F14];WORKDAY([.$D14];[.$E14]*[.$G14])&gt;[.FV$10]))" calcext:base-cell-address="'Gantt Chart'.FV14"/>
            <calcext:condition calcext:apply-style-name="Task_Scheduled" calcext:value="formula-is(AND([.$E14]&gt;0;[.FV$10]&gt;=[.$D14];[.FV$10]&lt;=[.$F14];WORKDAY([.$D14];[.$E14]*[.$G14])&lt;=[.FV$10]))" calcext:base-cell-address="'Gantt Chart'.FV14"/>
            <calcext:condition calcext:apply-style-name="Milestone" calcext:value="formula-is(AND([.$D14]&gt;0;[.$F14]=&quot;&quot;;[.$D14]=[.FV$10]))" calcext:base-cell-address="'Gantt Chart'.FV14"/>
          </calcext:conditional-format>
          <calcext:conditional-format calcext:target-range-address="'Gantt Chart'.FW14:'Gantt Chart'.FW14">
            <calcext:condition calcext:apply-style-name="Today" calcext:value="formula-is([.FW$10]=TODAY())" calcext:base-cell-address="'Gantt Chart'.FW14"/>
            <calcext:condition calcext:apply-style-name="Weekend" calcext:value="formula-is(OR(WEEKDAY([.FW$10])=1;WEEKDAY([.FW$10])=7))" calcext:base-cell-address="'Gantt Chart'.FW14"/>
          </calcext:conditional-format>
          <calcext:conditional-format calcext:target-range-address="'Gantt Chart'.FW14:'Gantt Chart'.FW14">
            <calcext:condition calcext:apply-style-name="Task_Completed" calcext:value="formula-is(AND([.$E14]&gt;0;[.FW$10]&gt;=[.$D14];[.FW$10]&lt;=[.$F14];WORKDAY([.$D14];[.$E14]*[.$G14])&gt;[.FW$10]))" calcext:base-cell-address="'Gantt Chart'.FW14"/>
            <calcext:condition calcext:apply-style-name="Task_Scheduled" calcext:value="formula-is(AND([.$E14]&gt;0;[.FW$10]&gt;=[.$D14];[.FW$10]&lt;=[.$F14];WORKDAY([.$D14];[.$E14]*[.$G14])&lt;=[.FW$10]))" calcext:base-cell-address="'Gantt Chart'.FW14"/>
            <calcext:condition calcext:apply-style-name="Milestone" calcext:value="formula-is(AND([.$D14]&gt;0;[.$F14]=&quot;&quot;;[.$D14]=[.FW$10]))" calcext:base-cell-address="'Gantt Chart'.FW14"/>
          </calcext:conditional-format>
          <calcext:conditional-format calcext:target-range-address="'Gantt Chart'.FX14:'Gantt Chart'.FX14">
            <calcext:condition calcext:apply-style-name="Today" calcext:value="formula-is([.FX$10]=TODAY())" calcext:base-cell-address="'Gantt Chart'.FX14"/>
            <calcext:condition calcext:apply-style-name="Weekend" calcext:value="formula-is(OR(WEEKDAY([.FX$10])=1;WEEKDAY([.FX$10])=7))" calcext:base-cell-address="'Gantt Chart'.FX14"/>
          </calcext:conditional-format>
          <calcext:conditional-format calcext:target-range-address="'Gantt Chart'.FX14:'Gantt Chart'.FX14">
            <calcext:condition calcext:apply-style-name="Task_Completed" calcext:value="formula-is(AND([.$E14]&gt;0;[.FX$10]&gt;=[.$D14];[.FX$10]&lt;=[.$F14];WORKDAY([.$D14];[.$E14]*[.$G14])&gt;[.FX$10]))" calcext:base-cell-address="'Gantt Chart'.FX14"/>
            <calcext:condition calcext:apply-style-name="Task_Scheduled" calcext:value="formula-is(AND([.$E14]&gt;0;[.FX$10]&gt;=[.$D14];[.FX$10]&lt;=[.$F14];WORKDAY([.$D14];[.$E14]*[.$G14])&lt;=[.FX$10]))" calcext:base-cell-address="'Gantt Chart'.FX14"/>
            <calcext:condition calcext:apply-style-name="Milestone" calcext:value="formula-is(AND([.$D14]&gt;0;[.$F14]=&quot;&quot;;[.$D14]=[.FX$10]))" calcext:base-cell-address="'Gantt Chart'.FX14"/>
          </calcext:conditional-format>
          <calcext:conditional-format calcext:target-range-address="'Gantt Chart'.FY14:'Gantt Chart'.FY14">
            <calcext:condition calcext:apply-style-name="Today" calcext:value="formula-is([.FY$10]=TODAY())" calcext:base-cell-address="'Gantt Chart'.FY14"/>
            <calcext:condition calcext:apply-style-name="Weekend" calcext:value="formula-is(OR(WEEKDAY([.FY$10])=1;WEEKDAY([.FY$10])=7))" calcext:base-cell-address="'Gantt Chart'.FY14"/>
          </calcext:conditional-format>
          <calcext:conditional-format calcext:target-range-address="'Gantt Chart'.FY14:'Gantt Chart'.FY14">
            <calcext:condition calcext:apply-style-name="Task_Completed" calcext:value="formula-is(AND([.$E14]&gt;0;[.FY$10]&gt;=[.$D14];[.FY$10]&lt;=[.$F14];WORKDAY([.$D14];[.$E14]*[.$G14])&gt;[.FY$10]))" calcext:base-cell-address="'Gantt Chart'.FY14"/>
            <calcext:condition calcext:apply-style-name="Task_Scheduled" calcext:value="formula-is(AND([.$E14]&gt;0;[.FY$10]&gt;=[.$D14];[.FY$10]&lt;=[.$F14];WORKDAY([.$D14];[.$E14]*[.$G14])&lt;=[.FY$10]))" calcext:base-cell-address="'Gantt Chart'.FY14"/>
            <calcext:condition calcext:apply-style-name="Milestone" calcext:value="formula-is(AND([.$D14]&gt;0;[.$F14]=&quot;&quot;;[.$D14]=[.FY$10]))" calcext:base-cell-address="'Gantt Chart'.FY14"/>
          </calcext:conditional-format>
          <calcext:conditional-format calcext:target-range-address="'Gantt Chart'.FZ14:'Gantt Chart'.FZ14">
            <calcext:condition calcext:apply-style-name="Today" calcext:value="formula-is([.FZ$10]=TODAY())" calcext:base-cell-address="'Gantt Chart'.FZ14"/>
            <calcext:condition calcext:apply-style-name="Weekend" calcext:value="formula-is(OR(WEEKDAY([.FZ$10])=1;WEEKDAY([.FZ$10])=7))" calcext:base-cell-address="'Gantt Chart'.FZ14"/>
          </calcext:conditional-format>
          <calcext:conditional-format calcext:target-range-address="'Gantt Chart'.FZ14:'Gantt Chart'.FZ14">
            <calcext:condition calcext:apply-style-name="Task_Completed" calcext:value="formula-is(AND([.$E14]&gt;0;[.FZ$10]&gt;=[.$D14];[.FZ$10]&lt;=[.$F14];WORKDAY([.$D14];[.$E14]*[.$G14])&gt;[.FZ$10]))" calcext:base-cell-address="'Gantt Chart'.FZ14"/>
            <calcext:condition calcext:apply-style-name="Task_Scheduled" calcext:value="formula-is(AND([.$E14]&gt;0;[.FZ$10]&gt;=[.$D14];[.FZ$10]&lt;=[.$F14];WORKDAY([.$D14];[.$E14]*[.$G14])&lt;=[.FZ$10]))" calcext:base-cell-address="'Gantt Chart'.FZ14"/>
            <calcext:condition calcext:apply-style-name="Milestone" calcext:value="formula-is(AND([.$D14]&gt;0;[.$F14]=&quot;&quot;;[.$D14]=[.FZ$10]))" calcext:base-cell-address="'Gantt Chart'.FZ14"/>
          </calcext:conditional-format>
          <calcext:conditional-format calcext:target-range-address="'Gantt Chart'.GA14:'Gantt Chart'.GA14">
            <calcext:condition calcext:apply-style-name="Today" calcext:value="formula-is([.GA$10]=TODAY())" calcext:base-cell-address="'Gantt Chart'.GA14"/>
            <calcext:condition calcext:apply-style-name="Weekend" calcext:value="formula-is(OR(WEEKDAY([.GA$10])=1;WEEKDAY([.GA$10])=7))" calcext:base-cell-address="'Gantt Chart'.GA14"/>
          </calcext:conditional-format>
          <calcext:conditional-format calcext:target-range-address="'Gantt Chart'.GA14:'Gantt Chart'.GA14">
            <calcext:condition calcext:apply-style-name="Task_Completed" calcext:value="formula-is(AND([.$E14]&gt;0;[.GA$10]&gt;=[.$D14];[.GA$10]&lt;=[.$F14];WORKDAY([.$D14];[.$E14]*[.$G14])&gt;[.GA$10]))" calcext:base-cell-address="'Gantt Chart'.GA14"/>
            <calcext:condition calcext:apply-style-name="Task_Scheduled" calcext:value="formula-is(AND([.$E14]&gt;0;[.GA$10]&gt;=[.$D14];[.GA$10]&lt;=[.$F14];WORKDAY([.$D14];[.$E14]*[.$G14])&lt;=[.GA$10]))" calcext:base-cell-address="'Gantt Chart'.GA14"/>
            <calcext:condition calcext:apply-style-name="Milestone" calcext:value="formula-is(AND([.$D14]&gt;0;[.$F14]=&quot;&quot;;[.$D14]=[.GA$10]))" calcext:base-cell-address="'Gantt Chart'.GA14"/>
          </calcext:conditional-format>
          <calcext:conditional-format calcext:target-range-address="'Gantt Chart'.GB14:'Gantt Chart'.GB14">
            <calcext:condition calcext:apply-style-name="Today" calcext:value="formula-is([.GB$10]=TODAY())" calcext:base-cell-address="'Gantt Chart'.GB14"/>
            <calcext:condition calcext:apply-style-name="Weekend" calcext:value="formula-is(OR(WEEKDAY([.GB$10])=1;WEEKDAY([.GB$10])=7))" calcext:base-cell-address="'Gantt Chart'.GB14"/>
          </calcext:conditional-format>
          <calcext:conditional-format calcext:target-range-address="'Gantt Chart'.GB14:'Gantt Chart'.GB14">
            <calcext:condition calcext:apply-style-name="Task_Completed" calcext:value="formula-is(AND([.$E14]&gt;0;[.GB$10]&gt;=[.$D14];[.GB$10]&lt;=[.$F14];WORKDAY([.$D14];[.$E14]*[.$G14])&gt;[.GB$10]))" calcext:base-cell-address="'Gantt Chart'.GB14"/>
            <calcext:condition calcext:apply-style-name="Task_Scheduled" calcext:value="formula-is(AND([.$E14]&gt;0;[.GB$10]&gt;=[.$D14];[.GB$10]&lt;=[.$F14];WORKDAY([.$D14];[.$E14]*[.$G14])&lt;=[.GB$10]))" calcext:base-cell-address="'Gantt Chart'.GB14"/>
            <calcext:condition calcext:apply-style-name="Milestone" calcext:value="formula-is(AND([.$D14]&gt;0;[.$F14]=&quot;&quot;;[.$D14]=[.GB$10]))" calcext:base-cell-address="'Gantt Chart'.GB14"/>
          </calcext:conditional-format>
          <calcext:conditional-format calcext:target-range-address="'Gantt Chart'.GC14:'Gantt Chart'.GC14">
            <calcext:condition calcext:apply-style-name="Today" calcext:value="formula-is([.GC$10]=TODAY())" calcext:base-cell-address="'Gantt Chart'.GC14"/>
            <calcext:condition calcext:apply-style-name="Weekend" calcext:value="formula-is(OR(WEEKDAY([.GC$10])=1;WEEKDAY([.GC$10])=7))" calcext:base-cell-address="'Gantt Chart'.GC14"/>
          </calcext:conditional-format>
          <calcext:conditional-format calcext:target-range-address="'Gantt Chart'.GC14:'Gantt Chart'.GC14">
            <calcext:condition calcext:apply-style-name="Task_Completed" calcext:value="formula-is(AND([.$E14]&gt;0;[.GC$10]&gt;=[.$D14];[.GC$10]&lt;=[.$F14];WORKDAY([.$D14];[.$E14]*[.$G14])&gt;[.GC$10]))" calcext:base-cell-address="'Gantt Chart'.GC14"/>
            <calcext:condition calcext:apply-style-name="Task_Scheduled" calcext:value="formula-is(AND([.$E14]&gt;0;[.GC$10]&gt;=[.$D14];[.GC$10]&lt;=[.$F14];WORKDAY([.$D14];[.$E14]*[.$G14])&lt;=[.GC$10]))" calcext:base-cell-address="'Gantt Chart'.GC14"/>
            <calcext:condition calcext:apply-style-name="Milestone" calcext:value="formula-is(AND([.$D14]&gt;0;[.$F14]=&quot;&quot;;[.$D14]=[.GC$10]))" calcext:base-cell-address="'Gantt Chart'.GC14"/>
          </calcext:conditional-format>
          <calcext:conditional-format calcext:target-range-address="'Gantt Chart'.GD14:'Gantt Chart'.GD14">
            <calcext:condition calcext:apply-style-name="Today" calcext:value="formula-is([.GD$10]=TODAY())" calcext:base-cell-address="'Gantt Chart'.GD14"/>
            <calcext:condition calcext:apply-style-name="Weekend" calcext:value="formula-is(OR(WEEKDAY([.GD$10])=1;WEEKDAY([.GD$10])=7))" calcext:base-cell-address="'Gantt Chart'.GD14"/>
          </calcext:conditional-format>
          <calcext:conditional-format calcext:target-range-address="'Gantt Chart'.GD14:'Gantt Chart'.GD14">
            <calcext:condition calcext:apply-style-name="Task_Completed" calcext:value="formula-is(AND([.$E14]&gt;0;[.GD$10]&gt;=[.$D14];[.GD$10]&lt;=[.$F14];WORKDAY([.$D14];[.$E14]*[.$G14])&gt;[.GD$10]))" calcext:base-cell-address="'Gantt Chart'.GD14"/>
            <calcext:condition calcext:apply-style-name="Task_Scheduled" calcext:value="formula-is(AND([.$E14]&gt;0;[.GD$10]&gt;=[.$D14];[.GD$10]&lt;=[.$F14];WORKDAY([.$D14];[.$E14]*[.$G14])&lt;=[.GD$10]))" calcext:base-cell-address="'Gantt Chart'.GD14"/>
            <calcext:condition calcext:apply-style-name="Milestone" calcext:value="formula-is(AND([.$D14]&gt;0;[.$F14]=&quot;&quot;;[.$D14]=[.GD$10]))" calcext:base-cell-address="'Gantt Chart'.GD14"/>
          </calcext:conditional-format>
          <calcext:conditional-format calcext:target-range-address="'Gantt Chart'.GE14:'Gantt Chart'.GE14">
            <calcext:condition calcext:apply-style-name="Today" calcext:value="formula-is([.GE$10]=TODAY())" calcext:base-cell-address="'Gantt Chart'.GE14"/>
            <calcext:condition calcext:apply-style-name="Weekend" calcext:value="formula-is(OR(WEEKDAY([.GE$10])=1;WEEKDAY([.GE$10])=7))" calcext:base-cell-address="'Gantt Chart'.GE14"/>
          </calcext:conditional-format>
          <calcext:conditional-format calcext:target-range-address="'Gantt Chart'.GE14:'Gantt Chart'.GE14">
            <calcext:condition calcext:apply-style-name="Task_Completed" calcext:value="formula-is(AND([.$E14]&gt;0;[.GE$10]&gt;=[.$D14];[.GE$10]&lt;=[.$F14];WORKDAY([.$D14];[.$E14]*[.$G14])&gt;[.GE$10]))" calcext:base-cell-address="'Gantt Chart'.GE14"/>
            <calcext:condition calcext:apply-style-name="Task_Scheduled" calcext:value="formula-is(AND([.$E14]&gt;0;[.GE$10]&gt;=[.$D14];[.GE$10]&lt;=[.$F14];WORKDAY([.$D14];[.$E14]*[.$G14])&lt;=[.GE$10]))" calcext:base-cell-address="'Gantt Chart'.GE14"/>
            <calcext:condition calcext:apply-style-name="Milestone" calcext:value="formula-is(AND([.$D14]&gt;0;[.$F14]=&quot;&quot;;[.$D14]=[.GE$10]))" calcext:base-cell-address="'Gantt Chart'.GE14"/>
          </calcext:conditional-format>
          <calcext:conditional-format calcext:target-range-address="'Gantt Chart'.GF14:'Gantt Chart'.GF14">
            <calcext:condition calcext:apply-style-name="Today" calcext:value="formula-is([.GF$10]=TODAY())" calcext:base-cell-address="'Gantt Chart'.GF14"/>
            <calcext:condition calcext:apply-style-name="Weekend" calcext:value="formula-is(OR(WEEKDAY([.GF$10])=1;WEEKDAY([.GF$10])=7))" calcext:base-cell-address="'Gantt Chart'.GF14"/>
          </calcext:conditional-format>
          <calcext:conditional-format calcext:target-range-address="'Gantt Chart'.GF14:'Gantt Chart'.GF14">
            <calcext:condition calcext:apply-style-name="Task_Completed" calcext:value="formula-is(AND([.$E14]&gt;0;[.GF$10]&gt;=[.$D14];[.GF$10]&lt;=[.$F14];WORKDAY([.$D14];[.$E14]*[.$G14])&gt;[.GF$10]))" calcext:base-cell-address="'Gantt Chart'.GF14"/>
            <calcext:condition calcext:apply-style-name="Task_Scheduled" calcext:value="formula-is(AND([.$E14]&gt;0;[.GF$10]&gt;=[.$D14];[.GF$10]&lt;=[.$F14];WORKDAY([.$D14];[.$E14]*[.$G14])&lt;=[.GF$10]))" calcext:base-cell-address="'Gantt Chart'.GF14"/>
            <calcext:condition calcext:apply-style-name="Milestone" calcext:value="formula-is(AND([.$D14]&gt;0;[.$F14]=&quot;&quot;;[.$D14]=[.GF$10]))" calcext:base-cell-address="'Gantt Chart'.GF14"/>
          </calcext:conditional-format>
          <calcext:conditional-format calcext:target-range-address="'Gantt Chart'.GG14:'Gantt Chart'.GG14">
            <calcext:condition calcext:apply-style-name="Today" calcext:value="formula-is([.GG$10]=TODAY())" calcext:base-cell-address="'Gantt Chart'.GG14"/>
            <calcext:condition calcext:apply-style-name="Weekend" calcext:value="formula-is(OR(WEEKDAY([.GG$10])=1;WEEKDAY([.GG$10])=7))" calcext:base-cell-address="'Gantt Chart'.GG14"/>
          </calcext:conditional-format>
          <calcext:conditional-format calcext:target-range-address="'Gantt Chart'.GG14:'Gantt Chart'.GG14">
            <calcext:condition calcext:apply-style-name="Task_Completed" calcext:value="formula-is(AND([.$E14]&gt;0;[.GG$10]&gt;=[.$D14];[.GG$10]&lt;=[.$F14];WORKDAY([.$D14];[.$E14]*[.$G14])&gt;[.GG$10]))" calcext:base-cell-address="'Gantt Chart'.GG14"/>
            <calcext:condition calcext:apply-style-name="Task_Scheduled" calcext:value="formula-is(AND([.$E14]&gt;0;[.GG$10]&gt;=[.$D14];[.GG$10]&lt;=[.$F14];WORKDAY([.$D14];[.$E14]*[.$G14])&lt;=[.GG$10]))" calcext:base-cell-address="'Gantt Chart'.GG14"/>
            <calcext:condition calcext:apply-style-name="Milestone" calcext:value="formula-is(AND([.$D14]&gt;0;[.$F14]=&quot;&quot;;[.$D14]=[.GG$10]))" calcext:base-cell-address="'Gantt Chart'.GG14"/>
          </calcext:conditional-format>
          <calcext:conditional-format calcext:target-range-address="'Gantt Chart'.GH14:'Gantt Chart'.GH14">
            <calcext:condition calcext:apply-style-name="Today" calcext:value="formula-is([.GH$10]=TODAY())" calcext:base-cell-address="'Gantt Chart'.GH14"/>
            <calcext:condition calcext:apply-style-name="Weekend" calcext:value="formula-is(OR(WEEKDAY([.GH$10])=1;WEEKDAY([.GH$10])=7))" calcext:base-cell-address="'Gantt Chart'.GH14"/>
          </calcext:conditional-format>
          <calcext:conditional-format calcext:target-range-address="'Gantt Chart'.GH14:'Gantt Chart'.GH14">
            <calcext:condition calcext:apply-style-name="Task_Completed" calcext:value="formula-is(AND([.$E14]&gt;0;[.GH$10]&gt;=[.$D14];[.GH$10]&lt;=[.$F14];WORKDAY([.$D14];[.$E14]*[.$G14])&gt;[.GH$10]))" calcext:base-cell-address="'Gantt Chart'.GH14"/>
            <calcext:condition calcext:apply-style-name="Task_Scheduled" calcext:value="formula-is(AND([.$E14]&gt;0;[.GH$10]&gt;=[.$D14];[.GH$10]&lt;=[.$F14];WORKDAY([.$D14];[.$E14]*[.$G14])&lt;=[.GH$10]))" calcext:base-cell-address="'Gantt Chart'.GH14"/>
            <calcext:condition calcext:apply-style-name="Milestone" calcext:value="formula-is(AND([.$D14]&gt;0;[.$F14]=&quot;&quot;;[.$D14]=[.GH$10]))" calcext:base-cell-address="'Gantt Chart'.GH14"/>
          </calcext:conditional-format>
          <calcext:conditional-format calcext:target-range-address="'Gantt Chart'.GI14:'Gantt Chart'.GI14">
            <calcext:condition calcext:apply-style-name="Today" calcext:value="formula-is([.GI$10]=TODAY())" calcext:base-cell-address="'Gantt Chart'.GI14"/>
            <calcext:condition calcext:apply-style-name="Weekend" calcext:value="formula-is(OR(WEEKDAY([.GI$10])=1;WEEKDAY([.GI$10])=7))" calcext:base-cell-address="'Gantt Chart'.GI14"/>
          </calcext:conditional-format>
          <calcext:conditional-format calcext:target-range-address="'Gantt Chart'.GI14:'Gantt Chart'.GI14">
            <calcext:condition calcext:apply-style-name="Task_Completed" calcext:value="formula-is(AND([.$E14]&gt;0;[.GI$10]&gt;=[.$D14];[.GI$10]&lt;=[.$F14];WORKDAY([.$D14];[.$E14]*[.$G14])&gt;[.GI$10]))" calcext:base-cell-address="'Gantt Chart'.GI14"/>
            <calcext:condition calcext:apply-style-name="Task_Scheduled" calcext:value="formula-is(AND([.$E14]&gt;0;[.GI$10]&gt;=[.$D14];[.GI$10]&lt;=[.$F14];WORKDAY([.$D14];[.$E14]*[.$G14])&lt;=[.GI$10]))" calcext:base-cell-address="'Gantt Chart'.GI14"/>
            <calcext:condition calcext:apply-style-name="Milestone" calcext:value="formula-is(AND([.$D14]&gt;0;[.$F14]=&quot;&quot;;[.$D14]=[.GI$10]))" calcext:base-cell-address="'Gantt Chart'.GI14"/>
          </calcext:conditional-format>
          <calcext:conditional-format calcext:target-range-address="'Gantt Chart'.G14:'Gantt Chart'.G14 'Gantt Chart'.G16:'Gantt Chart'.G16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28:'Gantt Chart'.GI28">
            <calcext:condition calcext:apply-style-name="Today" calcext:value="formula-is([.L$10]=TODAY())" calcext:base-cell-address="'Gantt Chart'.L28"/>
            <calcext:condition calcext:apply-style-name="Weekend" calcext:value="formula-is(OR(WEEKDAY([.L$10])=1;WEEKDAY([.L$10])=7))" calcext:base-cell-address="'Gantt Chart'.L28"/>
          </calcext:conditional-format>
          <calcext:conditional-format calcext:target-range-address="'Gantt Chart'.L28:'Gantt Chart'.GI28">
            <calcext:condition calcext:apply-style-name="Task_Completed" calcext:value="formula-is(AND([.$E28]&gt;0;[.L$10]&gt;=[.$D28];[.L$10]&lt;=[.$F28];WORKDAY([.$D28];[.$E28]*[.$G28])&gt;[.L$10]))" calcext:base-cell-address="'Gantt Chart'.L28"/>
            <calcext:condition calcext:apply-style-name="Task_Scheduled" calcext:value="formula-is(AND([.$E28]&gt;0;[.L$10]&gt;=[.$D28];[.L$10]&lt;=[.$F28];WORKDAY([.$D28];[.$E28]*[.$G28])&lt;=[.L$10]))" calcext:base-cell-address="'Gantt Chart'.L28"/>
            <calcext:condition calcext:apply-style-name="Milestone" calcext:value="formula-is(AND([.$D28]&gt;0;[.$F28]=&quot;&quot;;[.$D28]=[.L$10]))" calcext:base-cell-address="'Gantt Chart'.L28"/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2:'Gantt Chart'.GI12">
            <calcext:condition calcext:apply-style-name="Today" calcext:value="formula-is([.K$10]=TODAY())" calcext:base-cell-address="'Gantt Chart'.K12"/>
            <calcext:condition calcext:apply-style-name="Weekend" calcext:value="formula-is(OR(WEEKDAY([.K$10])=1;WEEKDAY([.K$10])=7))" calcext:base-cell-address="'Gantt Chart'.K12"/>
          </calcext:conditional-format>
          <calcext:conditional-format calcext:target-range-address="'Gantt Chart'.K12:'Gantt Chart'.GI12">
            <calcext:condition calcext:apply-style-name="Task_Completed" calcext:value="formula-is(AND([.$E12]&gt;0;[.K$10]&gt;=[.$D12];[.K$10]&lt;=[.$F12];WORKDAY([.$D12];[.$E12]*[.$G12])&gt;[.K$10]))" calcext:base-cell-address="'Gantt Chart'.K12"/>
            <calcext:condition calcext:apply-style-name="Task_Scheduled" calcext:value="formula-is(AND([.$E12]&gt;0;[.K$10]&gt;=[.$D12];[.K$10]&lt;=[.$F12];WORKDAY([.$D12];[.$E12]*[.$G12])&lt;=[.K$10]))" calcext:base-cell-address="'Gantt Chart'.K12"/>
            <calcext:condition calcext:apply-style-name="Milestone" calcext:value="formula-is(AND([.$D12]&gt;0;[.$F12]=&quot;&quot;;[.$D12]=[.K$10]))" calcext:base-cell-address="'Gantt Chart'.K12"/>
          </calcext:conditional-format>
          <calcext:conditional-format calcext:target-range-address="'Gantt Chart'.G12:'Gantt Chart'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31:'Gantt Chart'.GI31">
            <calcext:condition calcext:apply-style-name="Today" calcext:value="formula-is([.L$10]=TODAY())" calcext:base-cell-address="'Gantt Chart'.L31"/>
            <calcext:condition calcext:apply-style-name="Weekend" calcext:value="formula-is(OR(WEEKDAY([.L$10])=1;WEEKDAY([.L$10])=7))" calcext:base-cell-address="'Gantt Chart'.L31"/>
          </calcext:conditional-format>
          <calcext:conditional-format calcext:target-range-address="'Gantt Chart'.L31:'Gantt Chart'.GI31">
            <calcext:condition calcext:apply-style-name="Task_Completed" calcext:value="formula-is(AND([.$E31]&gt;0;[.L$10]&gt;=[.$D31];[.L$10]&lt;=[.$F31];WORKDAY([.$D31];[.$E31]*[.$G31])&gt;[.L$10]))" calcext:base-cell-address="'Gantt Chart'.L31"/>
            <calcext:condition calcext:apply-style-name="Task_Scheduled" calcext:value="formula-is(AND([.$E31]&gt;0;[.L$10]&gt;=[.$D31];[.L$10]&lt;=[.$F31];WORKDAY([.$D31];[.$E31]*[.$G31])&lt;=[.L$10]))" calcext:base-cell-address="'Gantt Chart'.L31"/>
            <calcext:condition calcext:apply-style-name="Milestone" calcext:value="formula-is(AND([.$D31]&gt;0;[.$F31]=&quot;&quot;;[.$D31]=[.L$10]))" calcext:base-cell-address="'Gantt Chart'.L31"/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9:'Gantt Chart'.K30">
            <calcext:condition calcext:apply-style-name="Today" calcext:value="formula-is([.K$10]=TODAY())" calcext:base-cell-address="'Gantt Chart'.K29"/>
            <calcext:condition calcext:apply-style-name="Weekend" calcext:value="formula-is(OR(WEEKDAY([.K$10])=1;WEEKDAY([.K$10])=7))" calcext:base-cell-address="'Gantt Chart'.K29"/>
          </calcext:conditional-format>
          <calcext:conditional-format calcext:target-range-address="'Gantt Chart'.K29:'Gantt Chart'.K30">
            <calcext:condition calcext:apply-style-name="Task_Completed" calcext:value="formula-is(AND([.$E29]&gt;0;[.K$10]&gt;=[.$D29];[.K$10]&lt;=[.$F29];WORKDAY([.$D29];[.$E29]*[.$G29])&gt;[.K$10]))" calcext:base-cell-address="'Gantt Chart'.K29"/>
            <calcext:condition calcext:apply-style-name="Task_Scheduled" calcext:value="formula-is(AND([.$E29]&gt;0;[.K$10]&gt;=[.$D29];[.K$10]&lt;=[.$F29];WORKDAY([.$D29];[.$E29]*[.$G29])&lt;=[.K$10]))" calcext:base-cell-address="'Gantt Chart'.K29"/>
            <calcext:condition calcext:apply-style-name="Milestone" calcext:value="formula-is(AND([.$D29]&gt;0;[.$F29]=&quot;&quot;;[.$D29]=[.K$10]))" calcext:base-cell-address="'Gantt Chart'.K29"/>
          </calcext:conditional-format>
          <calcext:conditional-format calcext:target-range-address="'Gantt Chart'.K28:'Gantt Chart'.K28">
            <calcext:condition calcext:apply-style-name="Today" calcext:value="formula-is([.K$10]=TODAY())" calcext:base-cell-address="'Gantt Chart'.K28"/>
            <calcext:condition calcext:apply-style-name="Weekend" calcext:value="formula-is(OR(WEEKDAY([.K$10])=1;WEEKDAY([.K$10])=7))" calcext:base-cell-address="'Gantt Chart'.K28"/>
          </calcext:conditional-format>
          <calcext:conditional-format calcext:target-range-address="'Gantt Chart'.K28:'Gantt Chart'.K28">
            <calcext:condition calcext:apply-style-name="Task_Completed" calcext:value="formula-is(AND([.$E28]&gt;0;[.K$10]&gt;=[.$D28];[.K$10]&lt;=[.$F28];WORKDAY([.$D28];[.$E28]*[.$G28])&gt;[.K$10]))" calcext:base-cell-address="'Gantt Chart'.K28"/>
            <calcext:condition calcext:apply-style-name="Task_Scheduled" calcext:value="formula-is(AND([.$E28]&gt;0;[.K$10]&gt;=[.$D28];[.K$10]&lt;=[.$F28];WORKDAY([.$D28];[.$E28]*[.$G28])&lt;=[.K$10]))" calcext:base-cell-address="'Gantt Chart'.K28"/>
            <calcext:condition calcext:apply-style-name="Milestone" calcext:value="formula-is(AND([.$D28]&gt;0;[.$F28]=&quot;&quot;;[.$D28]=[.K$10]))" calcext:base-cell-address="'Gantt Chart'.K28"/>
          </calcext:conditional-format>
          <calcext:conditional-format calcext:target-range-address="'Gantt Chart'.K31:'Gantt Chart'.K31">
            <calcext:condition calcext:apply-style-name="Today" calcext:value="formula-is([.K$10]=TODAY())" calcext:base-cell-address="'Gantt Chart'.K31"/>
            <calcext:condition calcext:apply-style-name="Weekend" calcext:value="formula-is(OR(WEEKDAY([.K$10])=1;WEEKDAY([.K$10])=7))" calcext:base-cell-address="'Gantt Chart'.K31"/>
          </calcext:conditional-format>
          <calcext:conditional-format calcext:target-range-address="'Gantt Chart'.K31:'Gantt Chart'.K31">
            <calcext:condition calcext:apply-style-name="Task_Completed" calcext:value="formula-is(AND([.$E31]&gt;0;[.K$10]&gt;=[.$D31];[.K$10]&lt;=[.$F31];WORKDAY([.$D31];[.$E31]*[.$G31])&gt;[.K$10]))" calcext:base-cell-address="'Gantt Chart'.K31"/>
            <calcext:condition calcext:apply-style-name="Task_Scheduled" calcext:value="formula-is(AND([.$E31]&gt;0;[.K$10]&gt;=[.$D31];[.K$10]&lt;=[.$F31];WORKDAY([.$D31];[.$E31]*[.$G31])&lt;=[.K$10]))" calcext:base-cell-address="'Gantt Chart'.K31"/>
            <calcext:condition calcext:apply-style-name="Milestone" calcext:value="formula-is(AND([.$D31]&gt;0;[.$F31]=&quot;&quot;;[.$D31]=[.K$10]))" calcext:base-cell-address="'Gantt Chart'.K31"/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2:'Gantt Chart'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5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8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8"/>
        <table:named-range table:name="Print_Area" table:base-cell-address="$'Gantt Chart'.$A$1" table:cell-range-address="$'Gantt Chart'.$A$1:.$GI$38"/>
        <table:named-range table:name="Tasks_Due_Dates" table:base-cell-address="$'Gantt Chart'.$F$30" table:cell-range-address="$'Gantt Chart'.$F$11:.$F$38"/>
        <table:named-range table:name="Tasks_Duration" table:base-cell-address="$'Gantt Chart'.$E$30" table:cell-range-address="$'Gantt Chart'.$E$11:.$E$38"/>
        <table:named-range table:name="Tasks_Percent_Complete" table:base-cell-address="$'Gantt Chart'.$D$11" table:cell-range-address="$'Gantt Chart'.$G$11:.$G$38"/>
        <table:named-range table:name="Tasks_Start_Dates" table:base-cell-address="$'Gantt Chart'.$D$11" table:cell-range-address="$'Gantt Chart'.$D$11:.$D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67">
      <number:day number:style="long"/>
      <number:text>-</number:text>
      <number:month number:textual="true"/>
      <number:text>-</number:text>
      <number:year number:style="long"/>
    </number:date-style>
    <number:percentage-style style:name="N168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5:51:32.0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7:02:47.428000000</meta:creation-date>
    <meta:editing-duration>PT5M12S</meta:editing-duration>
    <meta:editing-cycles>4</meta:editing-cycles>
    <meta:generator>LibreOffice/5.3.6.1$Windows_X86_64 LibreOffice_project/686f202eff87ef707079aeb7f485847613344eb7</meta:generator>
    <dc:date>2018-09-24T16:03:08.911000000</dc:date>
    <meta:document-statistic meta:table-count="1" meta:cell-count="1113" meta:object-count="0"/>
    <meta:user-defined meta:name="Info 1"/>
    <meta:user-defined meta:name="Info 2"/>
    <meta:user-defined meta:name="Info 3"/>
    <meta:user-defined meta:name="Info 4"/>
  </office:meta>
</office:document-meta>
</file>